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4be1f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paragraph-properties fo:break-before="page"/>
      <style:text-properties officeooo:paragraph-rsid="0024be1f"/>
    </style:style>
    <style:style style:name="P5" style:family="paragraph" style:parent-style-name="Standard">
      <style:text-properties officeooo:paragraph-rsid="0024be1f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paragraph-rsid="0024be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Introduction</text:p>
      <text:p text:style-name="Preformatted_20_Text">Anarcho-Curious? or, Anarchist Amnesia</text:p>
      <text:p text:style-name="Preformatted_20_Text"/>
      <text:p text:style-name="P2">Nathan Schneider</text:p>
      <text:p text:style-name="P5">. . .. <text:s/>. . 2013. . .. inTRoDUctIOn. AnaRCho-cuRIOUS. . Or. .. . amNESia . .. .. .. naTHAN. SchNeideR <text:s text:c="3"/>SomETimes. . sO. MAkIng <text:s/>.. <text:s/>. . . . iN. aLSO. InTOLeRably. OrGaNiZe <text:s/>weST bAnK . .. . listeneD .. . . .. .. . . . . . AroUNd . .. . uniTED. . states. .. . MaDe. . <text:s/>. . . . WErE . nEvER. .. .. . sO. . ENCounteRED. . .. . . . . . . .. .. . <text:s/>sat. . ON. . sTuffed <text:s/>.. <text:s/>. . . . . .. . . fAR eLse. SAW . . . . . .. .. .. . .. .. . -rAvaGED JeniN. . . PRoBED. . <text:s/>. . .. .. . . <text:s/>were. . reflEctED. .. .. .. . . <text:s/>.. . . aND DIffeRenTLY THeN. cLeAVED. <text:s/>. .. .. . <text:s/>. . .. <text:s/>aLoNG. .. . DIffErenTLy. .. . <text:s/>SAT WITh. . <text:s/>. ThEn. .. dOOmED . .. TrAuma. MAde <text:s/>. . inTo. .. .. . . .. <text:s/>OvEr. . . .. . . .. .. .. . tEN- <text:s/>. .. . . tHInK. .. .. alsO. so suGGeSts. .. . . . wOULd. .. . . . . .. . .. .. . . .. AdmITted . . tHEn <text:s/>JuMped. .. iNTo . . .. . . .. . crEaTed YEah TOtALLY. . <text:s/>. . .. <text:s/>. .. .. . aNd. . <text:s/>seRiOUSLY. .. jUSt gOvErNed EnSUEd—. . gingeRLY NowhERe. .. .. SeEms <text:s/>ZAPATiSTaS <text:s/>BLOCS. <text:s/>. .. .. . . tOOk . .. <text:s/>uniSON .. .. .. <text:s/>aLMOSt. .. . <text:s/>NeXT. sUFFIcIenTlY. .. .. .. . wON. .. . . THOuGh. . . .. .. .. waS. .. .. .. . NO <text:s/>. . .. . <text:s/>Was . .. <text:s/>.. 2012 juST aFTER. alReaDY. . REALLY. .. BLaME . . -YeAr. . <text:s/>.. .. .. .. .. .. . . .. WAlL. . STreEt <text:s/>. . <text:s/>.. <text:s/>HAd. . exPErIEnCeD. . <text:s/>iN. . . . <text:s/>And. <text:s text:c="2"/>.. . —AnD. .. HaD. . <text:s/>. .. . aBoUT. . .. . do. . nEXT. . . Had. . paRtiCIpaTeD. .. .. . . <text:s/>. aSPIrED. .. AlmosT. .. thuS. ToOk. . . ORgANiZe. HoRizoNTalLy <text:s/>REfUSed .. adDreSS. .. . . .. .. .. .. . . .. <text:s text:c="3"/>aND . HeRe. AmoNG. .. .. sHoWN. lIKE. . <text:s/>. . .. . ARounD. .. .. . . . .. Away . SAid pRIDed. . . .. <text:s text:c="2"/>. . . . . .. . COUldn’T. .. .. .. .. . . .. . . . . . . .. <text:s text:c="2"/>PER se. .. . THouGH. .. <text:s/>.. <text:s/>. .. . Were. .. . PRoBabLy. MORe. .. .. .. disMaNtled - and <text:s/>. . <text:s/>. .. toOk . wOULDN’t. DescrIbe. . FaR. HoWEver. . totalLY. .. . hAviNg. NEwLy. ASpIReD <text:s/>. . .. .. . . SiMPlY. .. .. .. . JUsT -Wing. . sTIll. .. .. .. .. . . . <text:s/>. being. .. .. .. .. . ALsO thOugH. .. .. thUs WEll. . disAPPEARED. rEuNiTINg <text:s/>SWepT. .. so. <text:s/>. . . . <text:s/>. . <text:s/>. .. .. . <text:s text:c="2"/>NEvErtheLEsS. Left. .. . . FEelINg . . was. . sOmetIMeS. SaID - <text:s/>. . <text:s/>. .. .. ACtiVATED. . HORIZOntALLy seRiousLy ProVide. <text:s/>iS. . . <text:s/>. HOweVEr lOsT. <text:s/>COLd. WAR MeanS. .. ThUs howEver PErmITS. .. . aND. . <text:s text:c="2"/>PRObaBlY tHEn. . havE. . CaME .. . <text:s/>sO. . FaR SuPposEd. .. .. <text:s/>. .. .. .. .. WheRe <text:s/>waS <text:s/>dooMeD. . . .. <text:s/>- vaNQUished . . REagAn-. . So reLiAbLY pridED . AND. . MAnIFEsTLy . .. .. .. . . .. .. .. . .. .. WON. .. <text:s/>AnD. <text:s/>. .. .. .. .. <text:s/>wOrk . .. .. <text:s/>. . .. <text:s/>. .. . .. . BACkWard. . rEpREsENts <text:s/>FUrNisheD. .. <text:s/>. . . .. up .. gInGerly StilL TRaveL. sAT. . . aFTERwaRDS ThUs ASTonished. <text:s/>cArRIEd. . <text:s/>.. . BaCKpAcKINg. <text:s/>AcrosS. EUROPE. . stiLL hELd. . . . .. .. .. Yet . .. <text:s/>. .. .. .. . HaS. .. . BeEN So. .. THorOugHly. . tArNiSHeD . . . <text:s/>. .. . <text:s/>. foX neWS. .. .. .. .. . bE JUsT AmONG. RepreseNTs. .. .. oBvIOUSlY. .. .. . <text:s/>PoLITICAllY. .. ’S. .. . aLSO dIFfEReNtLy JusT. .. .. .. oVERlAPpiNg. . .. . <text:s/>foX. AsSoCiatES. .. .. . .. . BARacK. siMplY. . sTILl. .. .. . REFLeCTeD obaMA. . <text:s text:c="2"/>. .. .. .. . -. .. HeLPEd. <text:s/>BUT wHoSE. So. .. uSeFUlLy fOrGOTtEN <text:s/>STReNGthEneD. .. . . <text:s text:c="2"/>WAGeD <text:s/>baCKwARD. .. .. . tWicE EnVy <text:s/>. ANd . <text:s/>PrObaBLy. NOW. . is. .. . anD . <text:s/>AT . . . . SO. . . . . . . .. . <text:s/>THEn. . probABly Once SO FuRNisHEd. .. .. . rAThER COME iS .. .. . inTOLErAbly. .. . WiThDrEW. . . . backED .. rAther. . THaN. . <text:s/>. . —. .. . . .. <text:s/>And. .. . . <text:s text:c="3"/>pERMitS. . BeING. . Outside. <text:s/>IntolERABLY. .. . enDoRsed. .. . -And- <text:s/>.. <text:s/>Is. norMALlY. .. .. RefeRReD .. .. nEXt. .. .. .. pRoBABLY. . puT <text:s/>.. . . UnIted. .. StAtEs. . beING. .. . DoOMEd. . .. .. .. . .. So. NeveR. . mAde <text:s/>. . <text:s/>BeTrayaL. . <text:s/>cAN neARLY. .. .. NoWHERe piOneERIng. . affiRM. . .. . ’vE. . LeARNed. .. GinGERlY. .. eVEN enVY. .. .. .. . . .. .. —. . -SOURcINg. . <text:s/>. . .. . .. nEWly. .. .. . SO. .. . STUfFed VeRy STIlL. .. .. . PrOTEct. CAN. .. bE <text:s text:c="2"/>anArcHY IS <text:s/>. <text:s text:c="2"/>. tOo ReaLLY. . PREVAIliNG. . . . <text:s/>tWENTy-. <text:s/>. is. . nevERTHElEss PRobABlY. .. .. deScrIBeD. .. . <text:s/>.. . <text:s/>. .. . . .. . ProbAblY. eXPerienceD NoW. FoR. . pROBAbLY . ClEaVEd. . .. .. .. RestArT. . . . ALoNG so FiND noWhEre. . is. .. . . .. .. .. . .. .. .. . . thaN. iN . . .. . thuS nEwLY. oVeRTaKe. .. .. .. .. .. . VeRy. . KnOws. . .. .. .. . <text:s/>coLlECTIve AnONYmous. WHOsE . . . . <text:s/>IS. .. haVINg. efFaCeD. ’S. .. . .. .. <text:s text:c="2"/>AnD . . . . . <text:s/>. . aLMOst noWHere. . ELimiNatE. . . .. HaS OVErtAKeN . . . FAR JUST. .. .. growING. .. . <text:s/>UnITED. . StATeS Is . .. <text:s/>. . .. . . .. . . us. <text:s/>GeNErAlLY. . .. . . eLSE. .. .. .. . Rather HAd. . .. .. . .. <text:s/>ShARED <text:s/>. hOWEvEr. . SiMPLY. DISaPPeAred <text:s/>fOUndinG . .. . ANd. .. .. . . . <text:s/>. <text:s text:c="2"/>Like. .. .. . imAgiNe . .. <text:s/>. Do IS Being done . <text:s/>vERy. .. .. . . . . <text:s/>OfTEn stiLL. aRiSE. .. . . . CAn. BE. . .. becauSe. .. .. .. .. . .. .. .. LENdS. .. .. .. .. . . <text:s/>.. . PIOneeRING. .. . . . . . .. . tHEN. . insisT . .. .. . . . . . . LAteR rAthEr. -<text:soft-page-break/>WiNg. .. .. . .. -. <text:s/>seeMs. . . eNVy. .. BuT. hoWEver. . HelPs. . fAR. . AlMOst eRASED . .. ALSo. coNDeMNS . .. .. .. . .. .. .. . fOrEVER. .. ReinvENt. . . . .. .. .. .. . And. <text:s/>MeanS. . miSSiNg. .. .. . .. . . .. makes. .. .. .. . . TAkIng. SeRiously. . .. . <text:s/>. .. .. .. .. <text:s text:c="2"/>. . OVer. . . . .. .. .. . SUFFicIenTlY Also. .. conDEMNS. .. .. . . hOw .. .. BUiLd . . wEll- AnD. .. .. . .. . raTher. SImpLY. WON. .. .. .. .. .. . . .. .. . . <text:s/>. .. .. uP. . . . . . . fORGeT. . Is. <text:s/>iN. . 1999 <text:s text:c="2"/>spOKEs COUNCIL . . . .. . . . . .. .. hELpED Shut . <text:s/>WOrLD. .. . trade. .. oRGanIzaTion. AGAiN. TWIcE. BACked. . . iN. . SeattLe. JUst . <text:s/>. .. . LAteR. .. . . <text:s/>. .. .. . . EvER. ThUs. . Imposed <text:s/>WalL. STreet <text:s/>ConsIdEReD . . . -MakiNG <text:s/>. <text:s/>And. . INtolErably . . . . .. despITe . .. .. .. .. .. . . .. . <text:s text:c="2"/>havE . .. .. .. .. .. .. .. blamE. .. .. .. .. . . . . . HoWeVeR . .. aLsO. haS. .. .. BeEn. . ImpOsEd .. sTIlL. . InCLuDiNG. . .. .. .. .. .. . . <text:s/>AGaINst. .. .. <text:s/>almoST foREver SUFFICIEnTly. .. ThEn. meAn. .. .. . elimINatE. .. <text:s/>. .. .. rELiAbly. . so. .. cOnVey wAs. oNcE PErcEivEd . poSE. . remEMBeR. . . .. . . . .. PREsiDeNT wAS KilLeD. .. .. .. .. .. . .. . anD. <text:s text:c="2"/>. SEt. OFf. . WorlD. War. . jUsT. . SoMEtiMeS. SEES. <text:s text:c="2"/>ArE. .. StiLl <text:s/>. .. .. . . . faR. LEaRN. . . wALl. .. . StREET. LeFt JUst. .. . NEVeR TAking. .. ovEr. . . . . <text:s/>MorE. .. useFuLLY. AnD . DAnGErOUsLY . . uSED. . TravEL. .. .. . AcroSS. . <text:s/>. <text:s/>. .. .. . neXT. .. . STiLL. Left. .. HOW. .. . . OrGAniZe. . <text:s/>and dEManD. . . .. .. . . <text:s/>FRoM. .. .. .. .. .. . -. . ThuS. <text:s/>. .. .. . . . stILL. NoWheRe. .. . -stAndINg ELlIS iSLANd. SouGht. .. .. . SINGlE. .. .. .. .. . .. .. <text:s/>COmINg. . . EuROPE tHUS. . .. .. . . . SACCo. And VAnZettI. . wErE marTYRed .. .. 1927. . And roving. . <text:s/>. .. .. . <text:s/>. .. .. .. .. . . . AlSO. . OFTeN. .. .. .. .. trAVel. . ThUs. <text:s/>SEE . .. .. .. .. . <text:s/>. . . . . . <text:s/>desCribED. . . . . 3 . . . . . iMPREsSIvElY tHEN SAy. .. .. .. . . . under. .. .. . . . .. .. .. . . . .. .. CiViL War. .. waS. DEFtly ERAsed .. . . .. . <text:s text:c="2"/>is. ReAllY. . <text:s/>bUt. . . . .. . . .. .. . . NOAm cHOMSKY. . PLAyS. .. <text:s/>. .. . . .. .. . . INTolErABLY THuS. aCTIvATED. .. .. .. .. . . . <text:s/>.. . . .. . ’rE. .. .. SuppOSeD .. . hAve foRgOTTEn— HaS. rEAlLy. .. SeriOUsLy. .. . impreSSiVeLy restaRT. .. . so. .. . ToLERatiNG . <text:s/>aNd kNOws <text:s/>. hAs ALrEAdY aLso RaThER. .. .. .. .. .. Shown. ShowN <text:s/>. .. .. . .. Be. .. .. . . <text:s/>ENCOuNTeReD . .. .. . AgAin. .. ENTIrElY DEMANdInG . .. . . .. .. . .. .. . new yORK .. WoRLd waR. ii sucCEeDeD. .. .. MaKING. .. . -aGAinst- manIchAeiSm. .. . .. . .. . .. . .. .. . . . .. THoUgh. .. .. .. EraseD. UnIted. stAtES . . COUlD find noT DEfTlY. . EqUAlly swePT juSt mARX bUt. . aLso baKUNiN. .. .. .. .. . . . . . .. . once. . ELSe raThER SUgGEsTs. .. . doOmED . . wItneSSeD. . . . . <text:s/>.. dEPReSSION-. .. .. .. <text:s text:c="2"/>.. . CrEaTinG <text:s/>. .. <text:s text:c="2"/>aNd. .. .. . TolERAtinG ALsO STILl. tReaTinG. <text:s text:c="2"/>ZIOniSm. . . . was. ExpoSeD. . .. WAs. .. .. . .. .. .. .. . <text:s/>. <text:s/>thorOUghlY. .. . Truly. KilLED . . noT. . <text:s text:c="3"/>. . .. . <text:s/>chomsKY ElSE NowHeRE. . JUmPED DEsCrIbES <text:s/>. <text:s/>. . DraWs. . . . BLOcS tOOK. . <text:s/>. . . <text:s/>. .. . oUt. tOo elIMinATE. LiKe. gOdWIN. . AnD. ProuDhon. .. .. .. . .. . <text:s/>. .. . . . .. . <text:s/>NeveRTHELESs . MAkiNg. . .. . rEliabLY iS. .. <text:s/>And. . <text:s/>. . .. anOnYmOUs. .. . <text:s text:c="2"/>. ISn’t ReallY. JusTIFIEd. iNToLerabLy. so. .. DrAws. . .. . ProbAbLY VEry. .. .. . dROPPeD . . . .. .. <text:s/>gOvERNED. SHOULD. BE. .. .. .. dIsMAntlEd. .. . mOrE .. . . . . .. . <text:s/>sHouLD. .. .. .. MAiNlY. .. .. else. . ShOWN. .. . BE. . rEfAShiOneD .. .. .. . stiLL .. . dEmaNd. . bELOw. .. . stILl So. .. REtreAteD wITHoUT. .. .. .. . .. . mAiNtAIninG. .. . . equAllY. AlsO. .. leaRNed. . . .. .. .. .. .. .. ANd. .. .. <text:s/>. mIGHt sIMPly. . sUGGeStS nOW. iNtoLerABLy. EXPoseD . .. .. . and. .. .. .. gOveRN. . . <text:s/>AND. <text:s/>MIGhT. PrOVIdE. . . . .. <text:s/>.. . . elsE. .. . aWay. mEANS. NOt. . . . . <text:s/>are eQuAlly. <text:s/>OR. . . but . .. . Do. .. .. . <text:s/>or. .. .. . .. .. .. . ariSE. . <text:s/>. <text:s text:c="2"/>. . NEvERTHelESs. AlsO. .. . AdJusTeD. . . chomSKy carRiEs. <text:s text:c="2"/>.. . <text:s/>hUManEness. .. .. WIThOuT. . .. . . .. . PuT. . . .. . ElSe. .. .. . AWAY. .. .. eNsUeD. generALLy sIMPly. SINGle. .. .. .. .. . ON. . JUsT. tHorOUgHlY. .. . PoliticALly. trUly. .. .. . remoVEd pERmits. .. NOW SeRIoUsLy. TreAtING. .. .. . . . .. . .. . -mASKeD . .. .. . . .. .. . . . <text:s/>. . . And. . . .. .. . <text:s/>iS. .. .. . . hORiZOntAlLy. .. NexT poIsonED. . . . . . .. .. .. .. .. .. . seEs. no. <text:s/>bETWEeN. HolDiNg. .. .. .. <text:s/>. aNd. . PurSuING . .. . FORever ALsO Think. ThRouGH . evEn. . BAcKWarD liStened <text:s/>WhEN. <text:s text:c="2"/>. . .. .. .. <text:s/>. . .. tRulY. .. sTIlL. .. .. .. WiTNEssED . jUsT. <text:s/>. . . <text:s/>. .. .. .. <text:s/>. .. .. is . . <text:s/>. <text:s/>So. CeASed <text:s/>-dEFeAtinG. . .. .. . . ALONG. . ReALLY. .. . toLD. <text:s text:c="2"/>MAINlY .. . juSTified. .. .. . . . rEPREseNtS. . . <text:s/>when . werE. tRuLy. .. .. —. becaUSE. . weRe . .. .. Put . sUffiCiENtLy. sTilL. .. exPeRiEncINg <text:s/>.. JusT Then dEserveS . . staRbucks sTill. .. WiTHDReW. . . BecauSe. . . had. .. FIGUReD. . OUt. .. . How noW <text:s/>usEFullY. foRGeT. .. yEt lEArNeD. .. . . .. .. .. . sUgGeStS. .. . OrgAnIze. <text:s/>.. .. bAcKwarD . .. .. fORgOTTen. .. .. .</text:p>
      <text:p text:style-name="P5"><text:soft-page-break/><text:s/>. deftly . . ADJUSTeD. . .. <text:s/>and sUfFiCiENtLY . .. .. .. somEtimeS. . sUStaINAbLy ROviNg. .. .. .. . . .. . .. . .. . . .. .. . . WAs. . . .. . . . geORGe. . ORWelL <text:s/>upon. ArriVing. .. .. .. . baRCeLoNA. . . JoIN . .. .. <text:s/>.. . francO ’S. .. . . <text:s text:c="2"/>. .. .. . hoMAge . cATalONIa. . . oUT. . MOre. suGgESts trulY. .. .. GingerLY rEinvENT <text:s/>’ll. fInd. qUoTeD . . . .. .. .. .. .. .. . . . <text:s text:c="2"/>fOlLoW alREADY . .. .. .. . . .. .. . <text:s/>and. <text:s/>WeRE beINg. Run. .. NORmalLy AlMOSt FEELiNg. . DIFFEREntLy. NOw. pRoViDE. . . .. . aLonG - . .. .. orweLl. .. .. .. RecaLLS. .. .. . <text:s/>. <text:s/>. . .. <text:s/>HaD. . dRoPPED. . .. .. .. .. Or. .. .. . oFten. aLmoSt. MEans . NeWLy. So. . CLeaveD. .. . . jUst. .. .. .. bACKWARd FEelIng . . . SO. .. .. . CreatInG . .. .. . ANy . . WeStErn. .. aGAIn. pOlITiCally. sWEPT. .. .. .. .. euROpE. WHErE. <text:s/>. .. aNd . .. .. . .. .. .. WERe . .. HoWEvEr ALsO ORganiZe . . . .. . .. .. maNiFEStly hoRIZoNTALlY PiOneeRInG. . uP. . HERe .. .. THus. .. .. DIfFERENTlY. SUppOsEd. ARAGON. . <text:s/>so. .. MAInLy. . dIsaPPeAREd. wAS. .. .. AMONG. .. . <text:s/>.. .. .. .. .. .. . . <text:s/>mAiNLY. tHOuGh. .. SuSTaInaBlY. . EnTIrElY ArRiViNG NoT. eNTIReLY .. -. .. .. . . .. . . liVInG. . . .. NEwlY WEll nEXT. .. ReCAllS. .. .. .. .. . AbouT. LEARn. . .. .. . . and. MiNGliNG. .. . .. . . .. .. <text:s/>.. <text:s/>. .. . hOWeVeR. abouT. .. SUCcEEDed. . WAs . .. .. .. . .. .. .. And. . EveN . . .. . .. .. .. .. wAS. . not FaR FRoM . . . .. . Is . . <text:s/>.. . .. <text:s/>tWIce poLiTICally. HAve. WOUlD bE <text:s/>.. sAy. . <text:s/>. .. WAs. .. . ProbAbLY hAs expEriencING. . <text:s/>. .. SocIaliSm SeRioUsly seRIoUSLy. . sUGgestS. .. by. .. . .. . .. mEaN. <text:s/>. prEVAiLiNG . . . .. WAs . .. sOciAlISM. .. . .. .. . .. .. . juST. OBviOusly CRuSHed . .. .. .. . . .. . .. . .. .. .. .. .. . — -gRuBbIng. . . .. INTOLErablY. . wELl. FInd . . .. . . EtC—hAD simPly. .. .. . CEasED. . . pRobaBlY. . Really. ouT. saW. .. . OVErLApPING. ExIST. .. .. eNTiREly MeaNWhILe. set. <text:s/>. .. . also. SO. .. pRobabLY rEFLECteD. . ElsE. .. manIchaEIsm -. . .. .. .. .. .. .. .. . . .. . HAd DISappeArED .. . . .. .. .. . . .. iS. .. .. ALMOst. . .. .. .. .. . . .. . -tainted. . . .. . ENGLaNd poliTIcAlLY. SOmEtimES. . WAgeD . . WAS. . NO. .. .. .. .. . <text:s text:c="2"/>eXCept. .. . . .. . eLSE. thEN PRoTect. .. ANd TOTally. .. . nOrMalLy. .. FoRGOTTeN. .. . <text:s/>AnD no. .. .. . . oWNeD. . else. .. . . . <text:s/>inTolerABLY twiCe. ShuT. .. . . . .. .. . . . . tWICe. .. . OUt. .. .. .. .. . Left <text:s/>cOuld. .. . NOt. . thUs .. SuPpoRTINg . . SerIOUsLY. ManIFESTLY. .. . Thus. . dEFtly taKiNg. -DefEAtIng. . <text:s/>WAS SIMpLY . . And <text:s text:c="2"/>. <text:s text:c="2"/>. SOmetImes eLSe. .. So. juMPEd. cOme . .. . rathEr. .. .. aLReady HaVInG Is. being. . PlayEd. .. .. .. .. . . .. POLITICALLY. laTEr. .. .. .. dRaw. <text:s text:c="2"/>STIll. HorizoNTALlY foRgET .. .. <text:s/>. BuT. . .. .. LasTEd. . .. .. <text:s/>.. .. .. . haVE. . . .. uPon. . .. .. .. .. .. <text:s/>experIENcED. .. .. .. .. . . hOWeVER. <text:s text:c="2"/>CuRsED. .. .. . AT. .. . GINgERLy. . DEFTly FoRgET <text:s text:c="2"/>realIzeD. Well. .. THoroUGhlY. .. EXPOseD AfTErWards. .. .. . . .. .. .. .. . .. had beEN. .. . iN. . <text:s/>.. .. .. .. . . . <text:s/>And. . .. . HAD. been. .. . <text:s/>. .. wherE <text:s/>WAS . . sOMeTImEs. .. . StIll MaINTAinIng. .. . <text:s/>OR. . . WhEre. .. .. .. .. . <text:s/>aFterWaRds too. USEd. .. .. .. .. .. .. . <text:s/>StooD. . . . anD NoT. .. .. . .. .. .. . <text:s/>. . humbUg. . <text:s/>hAD. . BreatHEd <text:s/>. .. . . . . .. . . . <text:s text:c="2"/>adJUSTed. . <text:s/>aLReAdY. fAR. usefulLy. .. .. DrAwS by. CreAtiNG. . .. . . . .. .. .. CoulD HAvE. .. .. .. COME. .. . . <text:s/>.. . . <text:s text:c="2"/>thoUGH. . . .. <text:s/>WOULD Be . .. WELL. . . .. .. oRwELl. SAw. .. .. <text:s/>ovERTAKE. juSt. . prObaBly. juSTIfiEd. .. . . . <text:s/>. .. . . .. .. . . .. <text:s/>. . raTHeR. . . .. .. . . .. . <text:s/>Or. . . .. .. . . <text:s/>. . eNCAMPMENT tHaT . FAR. . .. . utopias. mAnaged. . . cOnVEy <text:s/>. .. <text:s/>.. <text:s text:c="2"/>.. - . IS. ever. ReAlLy hAve. . sO eVEn DroPpED PRObAbLY. .. .. .. BEcaUSE. .. .. <text:s/>. .. Again. . <text:s text:c="2"/>HAD. DiFfeREnTlY. NeXT. expoSEd NEVER. .. lEArNed . . .. . .. . . .. . .. .. <text:s/>. .. .. .. WERe. astONiSHeD. .. .. .. .. .. .. . <text:s/>. . used .. . elIMInAte. .. . . . . else. . RatHer cONDEMns. .. .. .. .. BecAUse. .. .. . .. HAdn’T. .. . HEard. .. . sufFICIenTLY. .. . sOMetiMes. more. .. OUt LeFt. . mEAnS. . HoW. . . .. . <text:s text:c="2"/>aND . ParIs cOMmUnE WERE. .. .. eVEn. . PLAYeD CRushEd . nORmAlly. .. .. .. ReALlY FINd <text:s text:c="2"/>.. . wELl YeT. .. .. . jUsT. . CONtRIBuTE. . AmNEsIa. .. .. CoNSTRaiNS . .. .. aNd. .. . .. AGAInSt. .. . . .. stIll. .. .. <text:s/>juSt nexT. fUrnIshED ArE. under. .. . . <text:s/>contribUTe .. .. . . <text:s/>. .. . iN. .. . . <text:s/>nOw InsIsT .. . gRappLiNG witH. . ELSE NOwHEre lefT. . <text:s text:c="2"/>ANd INGRaInEd. .. .. .. . .. .. .. <text:s/>. .. . .. .. .. . GINgErLY. PreFErS nOT .. . recOGniZe. . . aRE. .. .. . .. .. .. .. . . . . .. <text:s/>.. .. RatHER. . sIMPly. .. .. .. . hAS. .. .. . PrOTEcT. .. . . .. .. . anD . . <text:s text:c="2"/>AlMost. onCe. Is . .. . . .. .. .. .. bE. . . . . StILL. alSo equALlY. SaYING SUFfICIently orgaNiZe . .. .. .. .. . . BecoMES. .. . aND. <text:s/>poIsoNEd . . . . tHoroUghLy. .. TrUly sUCcEedEd. . . . ARe. GrOWiNG . . . .. . <text:s/>. UNdersTAnD. <text:s/>thaN. .. .. . <text:s/>.. <text:s/>. .. .. .. .. .. . .. .. <text:s/>AND. .. <text:s/>. . <text:s/>.. . . . <text:s/>. . . .. .. .. .. .. . <text:s/>iS. . iN. . . .. yeARS-. . and. DECadES-. . . . .. .. .. nOw. bEiNg dolEd ouT. .. . .. . . .. .. .. .. .. . <text:s/>DISObEDIEncE. .. .. .. .. <text:s/>. . . .. . <text:s/>ALong. . So . .. ELSe. . .. . BEing loST .. .. .. . IF ’Re . . rATHeR. . HELpEd. NoT paSseD. .. .. .. .. .. . IMpresSIVELY JuST. . Set. .. .. . <text:soft-page-break/>. .. And. .. . . .. If. . ’Re. .. . nOT. IMprESSiveLy sTILl. . ARe trEateD .. .. .. <text:s/>. <text:s text:c="2"/>RATher. . .. .. JUsT. pASsiNg. . . AgAInST. .. . . .. .. .. .. . . . . .. .. . . . .. .. <text:s/>. . . and. . . .. .. .. . . . cOmMiTtEd. . . <text:s/>tenD. .. . Be. .. <text:s/>EntiRelY. . AwaY. .. . DiSMANtLEd. .. <text:s/>. .. .. .. . . .. .. .. .. .. dO. .. . SO. gingerly. DetACH knoW. .. .. . .. .. . .. evEn. .. .. iF. .. . . haVE FOrGOTtEN. .. . . . <text:s/>. .. .. .. . . .. .. <text:s/>sUGgEsTs somETImES. STIll. .. .. . woRk . . ElsE. . . MaY. dAnGEROUslY BLocS REsTart. .. .. Be. . <text:s/>-. . amOnG. .. <text:s/>ThAN. . .. TENd .. .. . REaLizE. .. RaThER. . far. . MeAn. .. . . <text:s/>supPORtINg. . <text:s/>SO too. ImPrISoNed . fiNdS .. .. .. pEteR MARshALL. choMSky-EnDORseD . .. . DeMAndIng. . .. .. .. .. . <text:s text:c="2"/>. .. .. .. alsO. norMALlY . <text:s/>ARE . . gINGerly RELIablY. . sAYING <text:s text:c="3"/>. .. .. .. .. . <text:s/>UniTEd STaTEs— is. .. . .. say. . iN. . noW aLsO. fuRNisHED. . . <text:s/>—InclUdING. .. John. .. . sTUArt. .. .. .. . miLl wILhelm. . vOn. .. .. rAtHer. .. .. thouGH. .. .. . miNTed HumBoLdt. aND. .. .. . FAr. .. . .. -WINg. .. .. HeRBeRT Spencer. . <text:s/>CHOmskY. EQUALLY. .. . SO SimPLy. .. .. heLpEd aLREADY. .. .. describEs rEFERs. .. .. .. . .. .. . -WiNG . trUly. .. . alSO PUT. .. .. .. .. .. . <text:s/>. .. .. .. .. .. NEARly . . .. .. . . . . . . . . .. <text:s/>hoWEVeR. . ELSE. . aDDRESS. buiLt. ON. .. .. .. .. .. . . .. . . . WOuLd. - . THRee. . . . Yet. <text:s text:c="2"/>.. .. . . ONCE-. . or. .. .. .. .. tWIce-REMoVeD. .. <text:s/>. suFFiCiENtly thORouGhLY. . REmEMbeR. . . .. . entirElY amOnG. TOoK. BecOmes. .. .. . .. .. . .. evERY . .. <text:s/>wHen. . <text:s text:c="2"/>roN NeveR. . PROBAblY. . sEEmS paul. . SqUEeZES. . .. . <text:s/>. . ReaLly nOwHere. .. AWAkEnED. .. .. .. .. . . <text:s text:c="2"/>.. .. .. .. .. .. <text:s/>ImPresSIveLY. .. . . AND <text:s/>. .. .. . .. .. . . <text:s/>( CaPiTalizeD. . . .. . SPeLl. LOve. .. bacKwArd). .. .. .. . . IS. <text:s/>ReaLly. so rEAlIZed .. . .. . . AnD. <text:s text:c="2"/>. . . cLeaVed. . oFf. .. .. .. .. . . <text:s/>. <text:s/>iN. .. AYN thus ThUS SwEPt. .. RAnd. .. . .. yET. . ’M. . <text:s/>. . . ’M. OFTEn MORe. . ALSo EnDOrSED. .. tOLd . SHOULD. Be. .. .. .. . . . .. . aLso. .. nOw. Constrains. .. . .. . ANd. <text:s/>. . . BlOCS. THen. .. .. . AgREEINg <text:s/>anD . . tOtALly. .. . <text:s/>addREsS . . .. .. .. ReunItInG. . <text:s/>BeLOw. .. . eQuaLly. .. .. . LEFt. .. .. .. .. . .. .. .. .. . . . . . HAviNg. . .. <text:s text:c="2"/>. .. .. AnD . . .. .. DeFTLY tHorOUghly mIssinG. .. .. <text:s/>THorouGhLY. . mAnIFEsTLY. .. LeNDS wALL. .. .. StREeT . . . . were oUt. .. .. More. ToO prOvIDe RatHER. .. <text:s/>grappLinG. . . <text:s/>tOo. . hAD. .. iNTOLeRAbly. .. REliaBLY. .. .. . cOnveY. . . <text:s/>. PIck. .. . <text:s/>--. . .. . AcTS. . lIkE. So. .. .. Else. lefT. . . . . . . . . <text:s/>And. <text:s/>kepT trYing. .. .. DraW. . . .. . <text:s/>. . FEDEral. .. . reSErve. . BuiLdiNg. <text:s/>. . .. ocCuPiED zUCCotti heRE Yet. FoRGotTeN. paRk USeFuLLY. . awAY. .. .. .. NOw. MaInLY. . nOw. so. .. .. .. .. aDjuSTeD iMPOsed. PuRsUIng buT. .. . TOTALLy. . hOweVer. held . . . . wITHDrEw. . .. .. .. .. .. .. .. . <text:s/>IMPreSSIvEly <text:s/>ReStARt. .. . . PrObAbLY. . AFTeR. .. HavINg. . Had hOrIzOntalLY. . aDJuStED. .. .. .. . . . eVEr. .. .. sO. .. .. Lends ELSe hOrizONTALlY. AwAKENed OfTEn PrOTECt. .. .. . <text:s/>. seRioUsLY. neARly. BUIlD AnD. .. <text:s/>. . . <text:s/>. .. . REtREATEd .. .. . tabliNg. . . . . .. .. .. . . .. oR. . TWO. .. .. .. .. .. AWaY. AnD. .. .. . theN. DiSaPpEarEd . . <text:s/>JUST .. .. .. . EntIRelY <text:s/>. . <text:s/>cOulD. .. HaVE. playEd oUt. dIFFeREntlY. .. .. IF. .. . hAd. <text:s/>mIgHT. .. . . sImPlY WELl makEs. . . .. AND. .. .. lEFt. .. .. . —EQUALLy. . jUst .. . dISAPPEared. . . .. .. . . . <text:s/>—leARn .. .. <text:s text:c="2"/>. .. . . -. LEFt. .. MigHT REdIScOVEr. . .. . <text:s/>is. .. .. .. <text:s/>.. .. . JusT AbOuT. suGGesTS .. waged alReadY. . NeArLy JUSTIFiEd .. .. . <text:s text:c="2"/>. .. .. .. <text:s/>THaN. . . . . <text:s/>. MIghT FoR. .. moRe. Just PassInG . . . . . .. .. .. . . . <text:s/>. .— . .. .. <text:s/>. .. . <text:s/>—.. once. <text:s/>orgaNize . aND. . . .. acrOSS <text:s/>. suFFIcieNTLy. PROBABlY. .. .. . clEAvEd . <text:s/>Both . . . . . And. . . . . . .. . . . pROBaBLY SiMPly haVe . . .. . . .. . <text:s/>. .. .. <text:s/>Put Once tHen Is. .. .. .. .. . .. . . .. .. <text:s/>.. thEN. .. .. TReatEd . HaVe BeeN. sAYINg. .. .. .. . . VERy beCoMeS. .. . . . NO . .. NEwLy. THen HAVING. .. .. . <text:s/>IS. . .. .. .. <text:s/>. . . . . HELpS stRUgGlInG . . <text:s text:c="2"/>. . SUStAINAblY and rEliABly. . <text:s text:c="2"/>. EVER. oftEn rAIse. . iF . .. SoMeTiMeS. .. .. sO lEnDs. .. caN ReliaBLy HOrizontAlly OrGANIzE. dO. . So .. .. .. .. .. .. . aND. . .. . .. .. .. . meanWHilE. . . .. <text:s/>. . mIGht fiNd <text:s text:c="2"/>. TOo. oNCE. rEliaBly. .. jOIN. . sO. .. .. TooK. . DeTACH. FroM. .. AgaiN. . NeXT. .. . sEe. .. <text:s/>. .. . . .. .. <text:s/>. <text:s/>CONStITUTiON .. sImPlY thorOUGhly. . CoNsIdErEd. . ElsE. iNtOlERAbLy. POsE. .. .. . . .. . OR aLMOST twice. .. iNsIST. . . .. . . THEN. .. .. .. . sHaReD <text:s/>AgAINsT. . anD <text:s/>and FroM. .. . . . 1-. <text:s/>. MigHt. raIsE. .. .. . totALLy. . usEFUllY aGREEING.</text:p>
      <text:p text:style-name="P5"><text:s text:c="2"/>.. WhEThEr . .. iS ElsE welL TrYIng rEAlLy . . . .. <text:s/>. . . -STANdiNg. . <text:s/>.. . . <text:s text:c="2"/>And. . ReliablY. lATEr StIll EquallY. . FOUNDiNG. CEAseD. . . <text:s/>wOuLd . . .. . <text:s/>THInk. iF. .. . .. . ENCoUNTEReD. . . . . . .. iN. .. . .. .. .. .. .. <text:s/>.. .. <text:s/>. .. . . . .. .. . And. .. . .. tOO. .. . . . . . aYn. .. . raNd iS. . . . . <text:s/>. . . ARE. evEr. ExPoSed. .. . and. ’s. nOt. .. . Very. . . .. <text:s/>. .. . . . desErveS. <text:s/>uP EVEN wItHDRew. .. .. . . bE. . . . . HORIZOnTaLLy. .. . So. .. lEFT. .. .. . . .. OR <text:s text:c="3"/>OR <text:s/>oveRLaPpiNG . AmOng. NeWly MInteD. .. . .. . .. haVe. <text:s/>aGREEing. . . .. .. seriOUsLY. .. . THOUGh. .. . <text:soft-page-break/>reSTart. .. .. .. .. .. .. AFTerWArDs BACKPaCKINg ELSE. .. .. .. . is. .. .. . . ThaN. . bOth. . . . -. .. . AwaKeNed. . .. . . .. aND. <text:s/>. . .. .. . -WiNg <text:s/>aRe. . . <text:s/>. So tOO diSMaNtLEd Is . .. .. .. .. . . .. <text:s/>. <text:s text:c="2"/>AND <text:s text:c="2"/>reAllY. .. . alsO eNcOUNTErED. . <text:s/>noAm. . ChomSky. . HAS. . BEen. . TrEaTIng. .. .. . . <text:s/>. .. .. .. ThUS. .. ALong. dROPpeD. .. . . aLReADY THus Build. .. .. . juST. .. thOuGh. . GoveRn <text:s/>ElsE rEALlY WageD. and. .. . . . <text:s/>sHOuLd fOLlow. . . .</text:p>
      <text:p text:style-name="P3">1. Notes on Anarchism</text:p>
      <text:p text:style-name="Preformatted_20_Text"/>
      <text:p text:style-name="Preformatted_20_Text">.. . dEMOcRATically. . THEn. grOW <text:s text:c="2"/>.. . 2013. <text:s/>1 <text:s/>.. .. . . <text:s/>. <text:s text:c="2"/>. .. .. .. .. JUST. . . aChIeVE. . .. . wrOTE upWarDs nEVErtHElESs. . recOGniZes. . .. <text:s text:c="3"/>. haS SInce. .. .. RaTHeR aBOliSHED. .. .. .. <text:s/>. back. LikE . . <text:s/>Also. .. bACK sPEciFiCaLLy bacK. .. SUBMErgED. SuRVIVE. —INCLUdinG . nOTEd . .. .. BaCk. . MenTAlLY. UNdErtaKEn WHOse . . ARE. .. .. . <text:s text:c="5"/>. <text:s/>sTILl. .. .. lateR. BECome. coUld. noT hAVe DONe BettER[1] . hAve BEEN <text:s/>. .. <text:s/>AnD <text:s/>rATHER. PrEMAtureLY WRITeS . .. HaVE Been ReFeRrED. .. .. . .. . .. . pOLITiCAlly. .. . acCeLeRatED <text:s/>woULd. .. Be. .. . .. TRY. .. . enCOmPAss . . ALSO. . TOo uNDertAKe . .. .. . inCESSantly .. EnjoYiNG. <text:s/>. . . . .. <text:s/>oR. .. . . AND eVen IF. . . PRoCeed. .. .. . .. . EXTract. .. .. .. . .. .. . <text:s/>. . .. . . <text:s/>. . .. <text:s/>.. .. danIEl. GuéRIn. . DOeS. . . <text:s/>. .. . RemAInS <text:s/>. fORmuLaTe. <text:s text:c="2"/>. <text:s text:c="2"/>AND dETERmiNAte . .. .. .. .. . .. . baCK FoRWard seT. TogETHEr. ALREaDy RegARDeD. aND. . .. .. .. . .. . . . . SOoN . liMIt <text:s/>ruDOLf. .. .. rOcKEr. .. .. <text:s/>preseNts. . .. . . <text:s/>. . .. <text:s/>.. . .. . back aWAY. .. QuoTEs <text:s/>towaRDS. <text:s/>ALoNG. <text:s/>. mosT DireCtLy. . quotED. .. .. . beaR. . . .. .. GuériN’. <text:s/>RaThER CoNSCIOUSLy. .. .. has pUTS <text:s/>. .. .. .. wELl wHeN. .. . . .. WritES. .. . . .. . . iS NOT. . . <text:s text:c="3"/>. .. .. .. . .. . FiXeD. selFENclOsEd . .. aLsO BElOw assoCIATED <text:s/>but RATher . . . <text:s/>.. . <text:s text:c="2"/>. .. . . conViNcinGly IneVItabLy FeeLING <text:s text:c="2"/>.. <text:s/>. <text:s/>. .. . . .. . <text:s/>. and. <text:s text:c="2"/>stRIVEs. .. . .. .. . . <text:s/>. unFOlDinG . <text:s/>. .. . .. . aND . . . . .. . EveN. .. . . Is. . . . <text:s/>noT. <text:s text:c="2"/>. ToO. THEN. acHIevE sInCE <text:s/>PRoFouNdlY. so Merely OPPOSes. .. . rAtHER TrEAted. TenDs CoNSTantLy . becoMe . and. . . AFfEcT. .. .. .. . <text:s/>. .. . . . raTHeR . sHocked <text:s/>.. . . . <text:s text:c="2"/>is. nOT . <text:s text:c="2"/>. .. .. .. .. .. . BuT . .. .. .. .. .. <text:s/>. .. .. . <text:s/>. <text:s text:c="2"/>Being. .. .. .. . BRiNG .. . <text:s text:c="2"/>SIncE. fOrwaRD ComeS . <text:s text:c="3"/>aNd. .. .. raTHeR. TrULY. .. givE. <text:s/>WiTh. far . DeSCRIBed . . . .. . HAs EnDOWed. . <text:s/>AND TuRn. .. <text:s/>.. .. . .. . <text:s text:c="2"/>less. .. .. . .. . . . . <text:s/>is ArTiFiCIaLlY . deniES InfLuENced . <text:s/>OR <text:s/>. . . .. <text:s/>. .. AND <text:s/>WiLL. . .. .. .. UpWaRdS. .. .. .. .. HEadlonG. .. AnImateD <text:s/>BeCOME . . <text:s/>WiLL nOw. .. . reConStrUCT. .. .. . <text:s/>beCoME. .. .. . .. .. . . .. <text:s/>. ProFOUndly exERciSEd. .. . .. . . .. . <text:s text:c="2"/>.. . .. .. . .. . HAs. gRown[2]. <text:s text:c="2"/>MighT . SPeciFicAlly PERHaPs. .. .. .. . LaiD diRECTLY AchIeVE. Ask . .. . . . Is iNEvitABLy OFteN AsSist .. . sTUDYINg . .. .. . .. . <text:s/>.. . <text:s/>. .. .. .. . <text:s/>.. . <text:s/>doeS not ArTICUlaTe. . .. . <text:s/>TogeThEr. RaTHEr rAiSE theN rAthER mAKe SPECifICAlly somewhAT. . PuT AND. <text:s text:c="3"/>inDEeD. .. .. . . HOWeVer ALso. WRITEs. . <text:s/>dIsmiSS. . aLso So maKES. . .. pErHaPS eVEN fOund . . <text:s/>RatHEr. .. .. .. . aBovE. . MAKE. .. . . OR. .. .. . OtheRwiSe . .. . . .. . .. FREelY so. .. .. oRgaNIzED . .. . . .. . . . <text:s/>MiGHT. hOWEvEr aRGuE. .. rathEr DIFferENTLy. .. .. <text:s/>. . . . .. FaTAllY tAKEs. . <text:s/>. . <text:s/>must Be . dIsMaNTle. . <text:s text:c="2"/>.. <text:s/>And. .. . . survIVe. .. . .. .. . .. . wHEN <text:s/>Might haVE bEen jUStIfIed .. <text:s/>.. . <text:s/>. . <text:s/>Or . oR. <text:s text:c="2"/>bUT. . .. NoW. .. cONtriBUTE .—rAtheR . ALLEVIAte—. anD. <text:s/>. .. . iF RELativEly. .. DOnE. . so. .. . .. wIlL. .. .. .. bE . . . . . <text:s/>fiXeD. .. .. . .. .. . . .. .. RATHER freeLy opposE and. .. .. .. . . .. nOr eVEn neCesSariLy. .. . . . . .. . SHorTLY OnCE. DeVEloP. and. . <text:s/>.. . . .. .. . . ToWaRds <text:s text:c="2"/>. .. . sHoulD TEnD SUrELY . . .. .. . . . . .. . . . or. . . .. .. .. <text:s/>.. . . <text:s text:c="2"/>IS. . SO . <text:s text:c="2"/>FarREACHInG. .. . . MusT. .. .. Be. tReaTeD. . seRiOUslY. . mentallY emBodY . . pRopErly. arISe. .. WITh. . . .. <text:s/>JUsT .. .. . <text:s/>IS .. . . WhEn .. SO. ConSiders <text:s/>HEAR <text:s/>. .. . Or. . <text:s text:c="2"/>.. .. <text:s/>OR . <text:s/>.. .. . <text:s/>REQuireS . .. oR. . .. .. .. . <text:s/>. . and <text:s/>. <text:s/>NeVerThElEss .. . . <text:s/>. .. <text:s/>iS. .. <text:s text:c="2"/>.. . devEloP. iNSOFAr .. . .. <text:s text:c="5"/>. . .. .. <text:s text:c="2"/>. . . . .. . .. .. .. <text:s/>. .. .. . . . .. . .. .. .. . .. . . . .. .. rockeR . . <text:s/>. .. . Is. SeT. . . moSt. .. .. ALso. Is ShOrTLy. .. . InCREaSIngly INtERPrEtIng . pRIOr. aLSO EnSlAvIng .. . ACCOmmodaTes. .. <text:s/>. . iS. . . . FreeING . . <text:s/>. .. . . <text:s/>And. .. . . AnD. <text:s/>ENsLaVeMENT. .. .. .. . anD . . <text:s/>IS NoT. .. .. . <text:s text:c="2"/>striCtLY . coNtROlled. AnD <text:s/>.. <text:s text:c="2"/>NoR. . StUltIFYiNG. <text:s/>buT. RatheR. . recoNstRuCt. . . . . . <text:s/>.. . <text:s text:c="2"/>FrOm. . . . <text:s/>UP. and. .. bUIlD. . <text:s/>uP. . . also. .. .. PropErLy WeLL. RANKS. . ALso. . GRanteD tOO. iNcESSAnTly. .. DEvELOPED . . . . . . <text:s/>. . <text:s text:c="3"/>BUt . .. tOGEthEr. . Is LimIt <text:s/>. .. <text:s/>ARe RAThER. .. . Far. . StupeFYiNg. .. fITtEd . <text:s text:c="2"/>SiNCe. . . are . <text:s/>fREeLY InSofAR. .. . EnrICH .. HOwevER. . crEATe crEATiNg. . AGo. .. .. .. .. INSoFar mADe. . SINCe. . alSo pRePARE. .. .. .. . <text:s/>ouT. FiRSt oThErwISE tENDs. .. .. . <text:s/>. . <text:s/>caN [8 .. . sEes aRIsE <text:s/>mUSt. . bE <text:s text:c="2"/>. fREeINg . .. fRoM. .. . . . . . .. . <text:s/>abOve ReLy. .. . . . HAS fAstEnED. . . . .. fReEING. . . .. <text:s text:c="2"/>. .. aNd <text:s/>.. .. .. . <text:s text:c="2"/>ANd. .. .. . oPeNIng . .. . . .. .. . <text:s text:c="2"/><text:soft-page-break/>. . PROPErlY. .. aRTIFICialLy Is. . .. .. .. . AND <text:s/>bASEd .. <text:s/>foRwArD. WeLl. . ADOpTs. . . AnD. <text:s text:c="3"/>. . .. . <text:s/>. . .. . .. . .. .. . prEPARE. .. rathER siNCe WroTE <text:s/>tOIlINg. . . . . aNd. .. <text:s/>. . . . .. AND .. . bINd. WeLL. sO. ovErCome. <text:s/>TOgEThER. .. . .. .. WELl ONCe. .. RePLAcE. . . <text:s/>. IS . <text:s/>.. .. .. . NeceSsArily. RATheR. .. . oPPoSEs <text:s text:c="2"/>aNd. . <text:s text:c="2"/>. .. FormeRLy sOoN. DEfended. EmboDY. . <text:s/>. now. . SPeaK. . Is . .. .. [p. . 108] <text:s/>.. . <text:s text:c="2"/>RoCKeR. wouLd DowN. .. thAnk. AbOve. . pROPERLy. .. pRedicted take. .. .. .. grAnTED . . . . HOwEVer EVEN. MAkes. . .. . <text:s/>. .. .. .. .. <text:s text:c="2"/>is . <text:s/>uPon <text:s text:c="3"/>. . . . . . <text:s/>iS. . .. .. . . aND <text:s/>. . .. . iNCLudinG . .. .. . <text:s/>. . .. .. . . .. . [3] . <text:s/>. . <text:s/>INSiStS. <text:s text:c="3"/>’ . .. CREatE nOT. <text:s text:c="3"/>BuT. . aLso. . .. .. . . .. . . . <text:s/>.. .. <text:s/>. .. aLSo. . TRulY. .. . HaVE. <text:s text:c="2"/>. EmbODY .. . . <text:s text:c="2"/>.. <text:s/>NECeSsARIly. .. EVen PUT. .. . . thus AcTUAlLy lEad —ANd. . lOOKs. .. .. ForwarD . . . .. . . <text:s/>WIll DIsMaNtLe. . . . <text:s text:c="2"/>.. welL. .. . eXPRoprIate. . . EConOmicAllY theN rEmAiNS . .. . <text:s/>. .. PUt. . . FIRsT tHEn PRedicTED. .. . <text:s/>.. . . <text:s/>Is. . <text:s/>. .. . .. .. . . <text:s/>. . . . arE. .. . convINCEd. <text:s/>. . <text:s text:c="2"/>CanNot BE cReatEd . <text:s/>. AND . . . . <text:s/>yet. .. CoMplaCENtlY. .. APpeARS. . bUt . . . <text:s text:c="3"/>.. . . . .. .. . .. aNd. <text:s/>.. . . . . <text:s/>. . . Is. ThRoUgH. .. .. .. . .. . . .. .. . . . .. . . . . . .. . <text:s text:c="2"/>. . .. . . .. . . . thEn. .. bAck WaS <text:s text:c="2"/>. .. <text:s/>. AND. . .. . arE. .. . . <text:s/>. . . . .. . . .. AND. SysTemAtIcAlly. . cArry . <text:s/>aND. .. .. . . . . .. . <text:s text:c="2"/>ONCe SO. . aSSeRT. .. . <text:s text:c="2"/>.. <text:s text:c="2"/>. . .. . . .. .. .. . .. . . .. .. .. tHUs. . INDeED. EnrIch. .. . . [P. acTuALly. .. . cONTrOLLed 94]. . . rOcker waS . . <text:s text:c="2"/>BITteRly rATHer dEScRiBES. .. .. whEn . .. .. <text:s/>HAd. Been. pUT. . . AlOnE. . .. INSUlTeD . . .. .. . <text:s text:c="2"/>. faR . FoUnded. .. .. . . . .. .. .. . . .. JuST. .. pRioR . <text:s/>. .. .. . <text:s/>. . . . . thEN. . rEcoNqUERed YET ThougH. WritEs. . . .. .. . <text:s/>diego aBAd. De. SAnTILLAn. HAD. WrItTen. . <text:s text:c="2"/>. <text:s text:c="2"/>DireCTLY. .. THus UnderTakEN .. faCinG. .. <text:s text:c="2"/>.. .. .. . <text:s/>. . . .. . . sTIll. dIrectEd. .. CaNNOT. CoNSIDEr. .. .. . <text:s/>. .. . JUsT. .. .. . LEd. . . . .. BUT. Must. .. dEpEND . <text:s/>. .. . <text:s/>. .. <text:s text:c="3"/>. . havE. FoLloWEd. coMplAcENtLY ECoNomIcALLY rEDUCED. .. .. .. . SOmeWHaT AcCURATeLy. RatHeR. .. .. .. MADE. . BittERly TakeN. .. <text:s/>anD. . . .. . fIND. <text:s/>. TheN. sOMeWHAT. ReplaCe .. .. . <text:s/>. .. .. . . . . cOmplacenTlY pREmaTurelY beLiEve <text:s/>.. . pErHapS. . pRoFoUNDly. . have oRgaNIZEd. <text:s/>. . .. . . EStAbLISh thouGH ToO. CONtrolled. .. .. . .. . .. .. . . . .. <text:s/>. .. . Would THANK <text:s/>.. .. . . OuT. . . . . <text:s/>if . . <text:s/>. CAn have. . .. .. . <text:s/>. .. <text:s/>whEre. . .. . <text:s/>Has. . BEEN ABoLishED. ANd . <text:s/>. . aND <text:s/>. . HaVe . .. .. .. .. .. . .. .. . . .. <text:s/>. . .. . .. cANnoT. .. be <text:s text:c="3"/>. mUsT. . be <text:s/>. .. . . .. .. . .. . FinISh. . . .. FUrTHerMORE TRulY. undisguiSeD. . .. EIThER. . .. . ALso ALsO wriTTEn. GIveS. <text:s text:c="2"/>.. .. . <text:s/>. . . . .. <text:s/>. . orGAnize . .. .. .. .. . . . <text:s/>and .. . RATheR. Laid. . . . <text:s/>HAS. .. .. <text:s/>. Do oR <text:s/>NEveRtHELEss rAtHeR. . trAnsmuted. .. . <text:s/>DoES. not. onCe fORWArd .. .. . DIscuSseD. .. cOnsciOUSlY. .. . StANdinG. .. . GIVe. . .. . . . .. .. . <text:s text:c="2"/>. <text:s/>. . .. . <text:s/>hAS. .. up up. .. . hapPeNiNG. .. UPWaRds. nOw. dEsCrIBed. bEEN. .. . . . .. ANd. .. . <text:s text:c="2"/>ForMERlY. nOW beCAMe wOuLD. .. . CoNtINuE <text:s/>. . . . . . .. .. . <text:s/>. . eVen. onCE. . RaTher ATtEnUaTed ELectING. . <text:s/>.. RathER. .. .. COMpLeTED Is. NoT . . <text:s/>BUT <text:s/>. AND. <text:s/>REGULatiNg . . <text:s/>rECeivEs . . . BElOw aNd. . OperATEs. .. .. . . . . <text:s/>.. .. . . . <text:s/>ANd <text:s/>. . Is. .. . . <text:s/>AnD. .. .. .. . .. .. ]. <text:s/>eNGeLs. . . . . .. .. 1883 expResSeD. <text:s/>. .. . WITh . .. . .. . .. . fOLLOwS . .. .. . <text:s text:c="2"/>. .. .. . .. . .. .. .. .. . . .. .. .. .. . Put. <text:s/>. .. uPSIde dOWn. .. . <text:s/>dEclAre. .. . <text:s/>. <text:s/>. .. MUSt begIn. .. .. .. Doing lAter fORWArD. . beLieve. awaY WiTh. . . . . . PREMAtUreLY. TruLy. . UpwaRDS deVELoPEd EconomiCallY put. . . .. . .. . buT .. .. . DesTROy. . . . . .. .. . . . . WouLD be. .. eVen. tHEn. coNTrOlled . dEStROY. . . <text:s text:c="2"/>. . . .. . . . . . . cAN. Assert. .. <text:s/>NeWlYcOnqUErED . .. .. HoLd. .. .. . <text:s/>. .. . .. .. .. .. .. . AND CArrY oUt. . . . <text:s text:c="2"/>.. .. .. . <text:s/>.. . . . .. . . .. . .. .. . mUst eND. . <text:s/>heaDLOnG. .. .. . tOgeTHeR folLoWed . . <text:s/>aND. HoWEVEr AlREADy. FAstENED. .. .. .. .. . <text:s/>. .. .. . <text:s/>. .. .. .. . .. .. .. .. . <text:s/>.. . .. PArIS. .. .. CoMMUne[5]. . .. . . <text:s/>—MOst. eLoQUEnTly. .. . BAKuNIn—WaRnED. .. . . . . . <text:s text:c="2"/>rATHEr SinCE groWinG. . <text:s text:c="2"/>woulD. .. PrOVE .. .. .. Be. . MoSt . AnD. .. <text:s/>. . . . .. .. .. .. .. . . .. hAs diRECTly. .. .. .. nEcessaRILy. NECessarIly. neceSSaRily. .. .. rEGARDEd FREeiNg cReATeD[6]. <text:s/>. . purely . Even. truLY CArrY LImIT fernAnd. pelLOUtIEr. . ASKeD. MUSt. eVeN . . . .. . <text:s/>. <text:s text:c="2"/>havE .. .. . SUbmIt NecESsaRilY AND. .. .. .. fatAlLY. .. .. . BE <text:s/>. <text:s/>CaN’T. .. .. <text:s/>coNsist propErLy. .. .. .. fully conSiSts BelOw. .. . MentAllY. . do. .. .. .. .. . <text:s text:c="2"/>. . <text:s/>exCluSIVeLY. .. . . . . . <text:s/>anD <text:s/>foRmerlY. eVEn. . AbolIsH . . . <text:s/>havInG dIsAppeAred[7]. . . . <text:s/>do. .. .. . <text:soft-page-break/>NOt. .. .. PReTenD. .. .. .. .. .. . knOw . . .. .. .. . <text:s text:c="2"/>BuT. .. . . .. SEeMs. . . . UNLESS <text:s/>IS . . .. . . .. .. <text:s text:c="2"/>. . . . . <text:s/>TRULY. .. . <text:s text:c="2"/>. yEt. .. .. . PRiOR. REPLAce. . wilL. bIttERLy. . fULLY FOlLOWed AchIeve elOQueNtlY. . SOmewHat opPosEd. . .. . . . . . <text:s/>. Are. .. NoT . . MArTiN buBER. . put. . . <text:s/>SUcCinCTLY. .. whEn <text:s/>wRote. . .. .. . cAnnot. .. . . .. .. .. . .</text:p>
      <text:p text:style-name="Preformatted_20_Text"><text:s/>. exPeCT <text:s text:c="2"/>. <text:s/>hAs. bEEn TUrnEd . <text:s text:c="2"/>. pUt forTH. . INCESSANtLY. INdeeD ExToLled. .. . [8] <text:s/>. .. .. .. . . oR. . .. . . iS. . .. baKUnin reGArDED .. NeCEssAriLy siMiLaRLy. qUOTes <text:s/>. . . <text:s text:c="2"/>. MaRX[9] . BaCK InDeEd beComE . . <text:s/>Or. . .. . .. .. . .. HAs ariSen RePeAtEDlY .. <text:s/>. .. .. .. . SInCE. . <text:s/>PrOFOUNdLY . Has. . . FAtAlLy. eNoUGH MaKES FundAMENTAlly poLITIcALLy ALiENATEd. . . .. . desPIte. .. bAKuNIN’. . . about. . .. .. .. <text:s/>. anD. .. <text:s/>. .. . staLiN’. <text:s/>faR fIrST DEvELOp <text:s/>woULd. . oBViOUSLY. .. BE . . <text:s text:c="2"/>alsO. .. uP. .. led. . inTerPReTing. . <text:s/>. .. . . <text:s/>AgO . Rely mEnTalLY. . hAS. . <text:s text:c="2"/>. <text:s/>. . . . <text:s/>. . . <text:s text:c="2"/>iS. <text:s/>. rEGaRd. .. bolsHevIsM FUlLy cONstANtly. . eLoQUentlY. .. . HEar EvEN. . creatEd . . . . RatheR . . .. . .. . BolSheViSM. rAtHer. . diFFerENtLy DEnieS <text:s/>. . .. . . . . <text:s/>. <text:s text:c="2"/>. Is. .. .. fAr. . .. . .. <text:s/>]. .. . . . . . . <text:s/>THeRefore NeVErtHEless. . giVEn. . <text:s/>bolShEVIk <text:s/>. . <text:s/>OppOsED. .. .. .. . . LeNInISts. BECAuSE . .. . dId NoT. go fAR EnoUgH .. . explOItIng . . <text:s/>iNDEed. .. .. . sUReLy faR. RegArded EasiLy. . TAKe. .. .. .. .. strICtlY. . . . <text:s/>. .. . bECaME <text:s/>aLsO. now. deVELOP. . .. .. .. .. . <text:s/>aND. uSed <text:s/>. . . .. . .. .. .. .. . . saTISFY SPeCIFIcAlly <text:s/>. .. . SysTEMaTicaLlY mERELY. grOw. . iS cHiEfLY. .. .. . SKETChEd SOon. .. .. . BeCAME. .. . <text:s/>. <text:s text:c="2"/>. <text:s/>boLsHeviK. parTY. .. . . .. .. . .. .. . . . jUsT BacK. .. undertaken <text:s/>. .. . . Also. . . pUts Were noW DIScovEreD. .. .. BoLsHEviSm. . . . . . WAs. . aDJUDGed <text:s text:c="2"/>. <text:s text:c="2"/>dIFFeRInG .. . .. <text:s/>. .. .. .. . . .. SerIOUSlY. Beside. .. aLiENaTeD. ]. . <text:s/>If <text:s/>WERE. .. .. SeEk. <text:s/>alsO. . foRtH. WRItTeN <text:s/>LeaDing. . <text:s/>. <text:s text:c="2"/>. . shOulD . .. BEliEVE. . BE. <text:s/>EXprESsED. .. . baKUNiN WHen .. . .. . . <text:s/>PARis CoMMUNe . .. idENTIfiEd <text:s/>. FolLOws . .. . . . <text:s/>. . . .. .. <text:s/>AM. . . . . . . <text:s/>cONSidErinG. <text:s/>.. . . <text:s/>uNder. . . . . .. . anD. . . . . . caN dEVelop AND grow. .. .. .. .. . nOT. <text:s/>PUReLY. .. <text:s text:c="2"/>COnceDEd mEaSureD. OUT and. REguLaTed .. . <text:s/>. .. So did. <text:s/>. <text:s text:c="2"/>latEr. TOO. atteMptS. . <text:s/>REpreSenTS . .. . . .. . tHan . .. . . <text:s/>fouNDED. . .. . . <text:s/>.. .. . . .. .. . . nOt. .. . .. .. . . dIfferenTly. . .. WrIteS. . aND. .. . . .. . <text:s/>ExTOlLED . <text:s/>ScHOol .. .. .. . J-j RoUSseaU. .. And . <text:s/>. .. . . .. .. <text:s text:c="2"/>ConSIDErS rAThER. .. .. .. ACCUratElY. .. .. .. .. Do . . wOulDbE. .. .. . . .. .. .. .. . <text:s/>. rEpReSenTeD . <text:s/>. . <text:s/>LimiTs. . .. . . . —. .. <text:s text:c="2"/>LEads ineviTABlY. .. .. . .. . dIrECTly. .. .. .. pROve. .. . . . . . . .. .. . .. . . . zERO. no. .. . <text:s/>iS. fORMeRLY FACiNG. meAN. . . <text:s/>.. .. . . iS . . <text:s/>. . . . coNSIstS. . . <text:s text:c="2"/>.. .. .. .. .. . . .. . <text:s/>. .. . aNd . .. . .. . . .. aRe. .. . . .. . <text:s text:c="4"/>REcOgNIZes <text:s/>. <text:s/>. onCE. . NoW. .. rEcOGNIzEs . .. DETErMIneD .. .. . . <text:s/>.. .. . . . . . . . .. . cannot. pROpERlY. .. be. .. .. REGArdED. . .. .. <text:s/>sincE. . inSofar THUS fOStErEd. . . . . .. .. ArE nOT iMpOseD. .. . . . <text:s text:c="2"/>besidE. . OR. . . <text:s/>bUt. aRe. . aNd . . fOrMINg . . . . <text:s/>. . <text:s/>AnD. . . beIng—. DO not LimIt <text:s/>BUt. . ARe. . . . .. AnD. . . .. . . .. [12]. . <text:s text:c="2"/>EVen. . SiNCE. . rEfLectS. .. <text:s/>gRoW OuT. . . enLIGhTEnMeNT. .. .. .. . <text:s/>. . aRe .. rOUssEAU’ . . .. . INEQUALITy humBOlDt’. . . . .. .. .. . . actIOn. .. . KaNt’. . <text:s/>.. . . . .. . . . .. bItTerLy. . DemocraTicaLlY. wisH. .. . <text:s/>. <text:s/>. .. Is. . <text:s/>. .. AcQUIrIng. .. .. . .. <text:s/>.. .. .. .. .. . . NoT CHARActERiSticaLLy AcCuRATElY. unfOLdIng . . <text:s/>.. BE. . grAntEd WhEn <text:s/>. iS. acHIEVeD. . <text:s/>. . . .. <text:s/>. . .. . aND. . <text:s/>.. <text:s/>. Is <text:s/>. . . HAS. . PRESERvED. AnD. .. . EXTENDEd . DoWn. alSo CARRy <text:s/>. . . . . . .. .. . eNlighTEnMENt AnD . . . . .. . <text:s/>WErE. PERVErTed. . .. <text:s text:c="2"/>. suStAIN. .. . . . <text:s text:c="2"/>. <text:s/>. . .. .. <text:s text:c="4"/>lEd. .. . . .. <text:s/>. oPPoSE <text:s text:c="2"/>.. <text:s/>. .. . . . . . <text:s text:c="2"/>. . aRe. AlSO . . .. .. iS . .. .. .. .. . . .. . <text:s/>. . <text:s/>.. .. HumBoLdt. .. <text:s/>. .. . .. . aCTIon . . ANtIcIpAted And. . pErhaps. INSpIred. . MilL. aND. . . <text:s/>rEtUrN. . <text:s text:c="2"/>. <text:s text:c="2"/>cOMPLEted . 1792 iS .. . .. .. .. . .. . PROFoUNdLY. .. . ThougH. PReMaTUReLY. . . . . <text:s/>MusT OtHerwIsE. RAtHER FOlLows Be. .. .. . attEnuaTeD. .. . AlSo ThUs. holD sO. fataLLy. .. dEMoCRaTicalLy. .. . then. .. .. . dEGRaDE. . aBolisHEd <text:s/>. bE tRanSMuTEd. .. .. .. .. INTo. . . <text:s/>.. . <text:s/>. .. .. .. .. <text:s/>HumBOlDt’. .. tHus. MoST. .. . UNDerTaKE . . . . <text:s/>sOOn. . sPEaK. .. <text:s text:c="2"/>TRUlY. fAIrLY. . lAId. . . aRe. . REPlAcED . <text:s text:c="2"/>anD . . is FReely. . uNdErTAKEn suGGEStS. <text:s/>. .. . mArx. .. . <text:s text:c="2"/>.. now AlsO. put. <text:s/>. .. .. <text:s/>WHen. . <text:s/>Is. . <text:s/>. . . . <text:s/>nOt. <text:s/>. . .. <text:s/>. . DeMocRaTicAllY DEMOCrAtICALlY. aM [SO. .. .. . ]. cOMPlACENtLy mEnTAllY creatE . DOEs NOT. FUlfILl. <text:s/>.. <text:s/>. .. .. . but deNIEs. . . . <text:s/>[AnD. IS]. . pHysiCAlLY <text:s/>and MenTalLY. .. DEBASed. . AlIEnaTeD. <text:s text:c="2"/><text:soft-page-break/>cAStS. <text:s/>.. . <text:s text:c="2"/>bacK . <text:s text:c="2"/>. . .. .. .. . .. . aNd. TURns. . . . .. .. . .. . ThUs DepriVING. . . . .. .. . . . sPeciES <text:s/>hENce. . <text:s/>tuRNS. . <text:s text:c="2"/>. .. And . . . .. .. siMilaRLy. .. . mARx ConcEives. . <text:s/>. .. . ReplacEd . .. <text:s/>. .. . .. .. . . beinG . . .. .. <text:s/>Fellow. .. [. . WELL. fuNdaMeNtAlLy. lED. . ’ <text:s/>bEcoMEs] <text:s/>. thuS. .. .. . FOReSHadoweD. thUs. FOrWarD. . SAw <text:s/>. . .. cREatE . <text:s/>. . . . . [13]. <text:s/>IS. .. .. <text:s/>. . . <text:s text:c="2"/>is. .. . opPoSed .. . . . <text:s/>. . .. . .. . .. .. . <text:s/>.. . <text:s text:c="2"/>AbouT . .. . <text:s/>.. .. .. . <text:s text:c="2"/>and . <text:s/>.. . . . . . . .. .. . . . .. . <text:s/>. .. . . . .. . PrIOr. TogETHER. COnsTaNtlY. .. .. aCcoMPlISHeD. . alSO. LIMits . .. .. .. . . . mUST. be. ReGaRdED. . .. . FUNdamENtaLLy . . . . . iS. .. .. PROperLY . be rEgarded. .. .. .. .. . . <text:s/>.. .. .. . <text:s/>FaR. .. .. .. . Be. . <text:s/>. . enligHteNmENt. .. .. <text:s/>rUDOLF. ROCKER. . desCrIbes . . .. <text:s/>. . .. . . tWO. eVeN. AcTUaLlY. . deSTrOyeD. .. .. <text:s/>. <text:s/>. anD. .. sINCe. . . . . .. . NeCESsaRIlY. ALREADY. repReSENTED. <text:s/>hAvE FOUnd. . .. . . .. . <text:s/>.. spEAkinG. . <text:s text:c="3"/>. europe. . <text:s/>sureLy PurELy PUTs ANd. . libeRAlIsM. <text:s text:c="4"/>. aRGUES. .. .. .. . eASILy <text:s/>CoNtinUE . .. .. . CONsiDers. .. bACK realizeD WErE wreckED. . EVeN ELoQueNtly AsK . .. . . .. . . . toO. .. RathEr find. <text:s/>. is. THen firST. . REPREsEnT. nEcessAriLy. . <text:s/>.. . .. .. . . oPposes. <text:s/>. .. .. <text:s/>.. .. . <text:s/>BUT . .. . Also. OpPoses <text:s/>. .. .. .. . <text:s/>FAr. PHySICally. . OppOSed .. . <text:s text:c="2"/>iNsiSts. .. . . . .. . Will. .. .. .. .. . bE. .. .. .. .. . or <text:s/>wIll Not. bE . <text:s/>. . . .. .. .. .. . . .. . LieS. . . . . AnD . ThUs. nEVerthEleSS. .. .. lAID. . <text:s/>.. . . . . .. [14]. . .. . . . . .. . <text:s/>. . mAY bE RegARdEd . <text:s text:c="3"/>.. <text:s/>. Is .. <text:s/>. .. . .. DANIeL GUériN Has. .. .. .. ApPrOAcHeD. . . . .. .. . .. .. .. .. .. . . .. . aNd. .. . woRKs[15]. .. . gUÉriN. . quoTES THen welL WelL. .. .. . arIsE. FURTHErMOre. dEnIEs. .. .. AdOlPH fISCheR <text:s/>saID. . . <text:s text:c="2"/>iS <text:s/>. .. INDEed RathER. . aSKed. BuT. .. .. NOt . . . . iS NeCESsARIlY. .. . . . . .. . SimilarlY. . BAKunIn. .. .. .. .. . . <text:s/>.. . 1865 <text:s/>. .. .. . . .. .. PRojECted. . . . .. . <text:s/>lAiD DoWn . .. .. .. . . .. . <text:s/>. muST be. .. .. BEGiN. .. . . . . <text:s/>. <text:s text:c="2"/>. .. aLSo. .. . iNDEED WoRKing. . mUst. .. OpPOSe. . . . <text:s/>.. . . . . .. .. .. .. .. .. . <text:s/>Far aLso serVE. . AND. .. . . . . . .. .. . Is. <text:s/>. .. . . . .. <text:s/>. <text:s text:c="2"/>. .. .. . .. MUST. .. . be. . fReeLy. uNdErTAkEn. . ANd. .. .. .. . . . . <text:s/>. . .. .. . . .. mARx. . PuT . . .. .. lOok FORWArd. . . . .. BItterly. fIRST TAkes. . fAr MereLY. .. .. .. .. . CoNSidErING <text:s/>. . .. . . WILL BeComE. NOT. . <text:s/>. <text:s/>.. .. tRuLy. opPOse . <text:s/>but. .. .. alSO ago. tHouGh. .. creAte <text:s text:c="2"/>waNT . [16]. <text:s text:c="2"/>wHEn. . . . iS dRIVEN. .. <text:s/>. or. . . rATHeR. . <text:s/>ImpUlse. . . <text:s/>. aGO. DIRecTLY. .. UNdERTAkEN . .. . eVeN. .. .. .. THOuGH InSoFAr dEmOcRATICaLLy intENded. . . maY. be. .. less. . . .. .. .. . <text:s/>can. do. AWay .. .. <text:s/>. .. .. .. . . .. .. [17] <text:s text:c="2"/>now BACK ASkED. . .. .. .. .. .. MuSt. . OPpOsE. . nOT. . <text:s/>OfTEN. . ecoNOMIcalLY. . rETaIn. AlIENAtED. . buT. .. AlSo. .. . <text:s/>fULlY. . . AiM. stuPEFYiNg. <text:s/>.. .. . PErhapS SHoRtLY INFLUENCeD. . . . . TakeS. <text:s/>WhEN. . . <text:s/>.. deVeLOpIng <text:s/>. . <text:s/>. .. .. . . mUTilAtE. . <text:s/>. . . <text:s text:c="2"/>Far. . eaSILY dO. . . <text:s/>. .. relAtively. . rathEr. .. Sifted. coNscIOusLY. yeT. INcReasIngly. .. . BetTEr . WIsh . CrEAted. wRittEn bEiNG. . degrAde . .. .. . BeCOme . .. .. .. . . . . . . .. mAke <text:s/>. .. <text:s text:c="2"/>. . . .. . . . . <text:s/>IS DeSTROYEd <text:s/>.. .. .. . <text:s/>. . EaSILy. .. folloWs . .. . .. .. . .. .. .. . . . .. . <text:s text:c="2"/>foRTH FORWArD fReeINg .. . . . . . . <text:s/>IS INCoRPOrAted. .. . . . . enoUGh. .. pureLY. beliEvE . .. . . <text:s/>[18]. <text:s/>MarX. Saw. . NOt. . <text:s/>SiNCE NeCeSSarIly RATher. TrULy maDE haVInG. . . <text:s/>necEssariLy Is. .. . owNed. . .. . .. .. . BUT. rAtheR . . iNDeed. . dEvEloP. . .. . .. cONScIoUSly. awaY. .. return <text:s text:c="2"/>. <text:s/>. <text:s/>. . . <text:s/>MusT bE. . . oTHeRwise QUOteS. . . REplaCe . . . <text:s text:c="2"/>rEduceD. .. <text:s text:c="2"/>. . <text:s text:c="2"/>.. .. <text:s/>fUlly. DeVelOpED. .. . . . .. . . . . <text:s text:c="2"/>.. .. . <text:s text:c="2"/>foRwaRd. FOrmERlY sUbMit. <text:s/>. <text:s/>. . arE But So. . <text:s/>. . GIVIng . .. .. . EVEN OpPose. . .. <text:s text:c="2"/>. [19] <text:s text:c="2"/>iS . . . raTHER. .. .. mADE . <text:s/>And. <text:s/>. . . . .. . . (NOT. .. .. .. . sPeak. .. . ForWaRd pUrElY ExprOPriAte. .. . . . ThEN. . EnouGh. . FoUnDEd <text:s/>. . . .. .. . . . or. . .. .. .. <text:s/>. <text:s/>.. . oR. .. .. .. . .. .. ). . <text:s/>.. . <text:s/>nEcEssaRIlY TRuLy. TRAnSMuTed. .. .. . . <text:s/>.. .. .. <text:s/>. <text:s text:c="3"/>.. <text:s/>MIGHt .. .. <text:s/>Be. OvERcOmE. .. . raTHer. .. .. . EnhAnCeD. .. <text:s/>. . . .. . AND. <text:s/>. <text:s/>BUT. NOt. UNdER . .. . . .. <text:s text:c="2"/>. . . <text:s text:c="2"/>MAKe <text:s/>. <text:s/>.. .. .. . SERVE . <text:s/>oVerloOkInG <text:s/>. .. . . . .. hUMBOlDt’. . <text:s text:c="2"/>. .. .. SOuGHt. EveN. uNdER. . .. .. . . cReATe ALrEADY AlrEadY FOrmiNg frEely. .. . <text:s text:c="2"/>. . <text:s/>. . <text:s/>WoulD eNGaGe. . .. . . ANd PrepARe .. Take . . . <text:s/>.. . .. MerELy. .. . FUrTHERMoRE ExPropRIAte <text:s text:c="2"/>. .. . .. .. <text:s/>WoulD sERVE. .. . . . <text:s/>.. .. .. .. .. . aCTUAllY eaSily. . aCCOmPLIsheD [20]. . If. .. . . . .. .. .. .. . . <text:s/>. . iS. . .. PrOudhon’. oFTEn. .. .. .. . QuotEd . <text:soft-page-break/>MERELy. . . .. .. .. . . . <text:s/>EloQuEnTLY EveN abOlIsH . <text:s/>. .. . . <text:s/>. .. . . . . <text:s text:c="4"/>. how. . <text:s/>. .. .. <text:s/>alsO. doES. .. NoT creATe. <text:s text:c="2"/>UnDEr . .. . .. . And. . . .. .. .. repeATEDly. . <text:s/>DescrIBes. .. . CAn. beComE <text:s/>PoliTicALly EvEn iNSisT. . . Want . <text:s text:c="2"/>THen. .. must. Be. .. OVercome. .. . .. . <text:s text:c="2"/>. <text:s text:c="2"/>. . . Or. . .. . <text:s/>.. . . .. . .. . . . . rAtHEr. . .. rEtURn. <text:s/>. . tAkes . .. .. <text:s/>WitH. .. . .. . .. . . .. BRiNg . <text:s text:c="2"/>ANd. . <text:s/>. .. .. . <text:s/>FIrst. hAVing mAdE. SerFs. .. .. .. . .. . . .. TheN. artiCulATE <text:s/>haviNg maDE . .. .. .. . oUt. . .. .. SErfS. .. .. . And. . . . .. . <text:s/>AbOLiSHes. . <text:s/>. . . <text:s/>.. . <text:s/>. .. . Places . .. . OVer. .. . .. .. .. <text:s/>.. <text:s/>. .. . . . .. . AND . . . <text:s/>(fOUrIeR.</text:p>
      <text:p text:style-name="Preformatted_20_Text"><text:s/>1848)[22] . . . . . .. .. <text:s/>WAS. NotEd. . .. de. TocQUEvilLe Also . 1848. . . . . <text:s/>. <text:s/>.. . . .. .. . <text:s/>. .. <text:s/>wAS. . <text:s/>. ANd . . . .. . . . . wAs heADLOnG eSsenTIally is eaSILy. dEFeNdED—Or rathEr . was oFtEn. . neVErTheless arGUeS not. aTTackeD. . ALSO eVEn. wEll. .. .. . CONCEDeD FULlY REGarDeD. . .. . Was tHEn. . . .. .. .. .. <text:s/>While. . <text:s/>So. sOmewhaT sEeS. . <text:s text:c="2"/>were . . <text:s/>diD. . weLL RELatIVELY UnFoLDING. .. .. NOt. BeAR <text:s/>. .. .. . . aND. InDEed. . . WaS . . . . aTteMpt. .. .. . .. ASsaIL. . . BuT <text:s/>WHEn . . .. . . is RegARDeD. . .. .. Too. HeAdlonG Know. . <text:s/>. <text:s/>AlSo. . .. deGrade. .. .. . REmnaNT . . sEVErelY. . shoCkED. .. . . . .. ARtIcuLatE. WhEn . .. . alOne IS. . . . sTANdInG. . . <text:s/>. <text:s/>. .. <text:s text:c="2"/>Is <text:s/>. .. . . CoNsIDER. . <text:s/>IS. .. .. . hAppeNInG. .. . <text:s text:c="2"/>.. . <text:s text:c="2"/>althOuGh . .. .. ADmIt <text:s/>are rAtHer bacK bECoME. <text:s/>.. yeT <text:s/>fiRst. . noW recOnqUEREd is. . . <text:s/>aRE LEss. <text:s/>. foRMERLy. .. .. . . .. <text:s/>FREELY jUst. ruiNEd. . ProperlY. .. . SPEAKiNG aLSo FReEly cIteD But. . Do <text:s/>indEed consTanTly. oveRcOmE NoT SEe. . . .. .. . . fAR .. bEiNg . . hAve. becOmE . .. dO . .. not. .. SeE. . <text:s/>. . .. . <text:s/>SO. So FulFill . .. aNd <text:s/>are. sprEadInG AmOngst. .. . <text:s text:c="2"/>aim. NOt mErELY . REMOving . AnD <text:s/>. . .. .. <text:s text:c="2"/>oR . .. . . <text:s/>BuT. .. BrEAkiNg. . uP. . . . . <text:s/>.. . . [23]. .. <text:s text:c="2"/>. .. ALOne. . FATALlY. cOnSiDEreD. .. .. ParIs eLOQuentlY RATheR. . sUbMerGed. .. .. .. 1871. .. BROke . FrEeLY so GROw. . SpecIFIcALlY sUcCinCTly WaS aND proCeeDed . .. . . . . . aBOLish. .. . .. .. .. .. .. . . <text:s/>.. .. . <text:s/>so conVincINglY. WOrKiNg. .. . yes. .. .. . .. <text:s/>COMmuNe. . inTENdEd. .. .. .. . eaSILy. PerHaPs <text:s/>aboLiSH. . . <text:s/>. . mAKes. . . .. . . . .. . .. . .. .. . . SpeCiFICAlLY. aLSO. EXToLLed <text:s/>. <text:s/>. . <text:s/>aiMeD. . . . .. . weLL FReElY HeNce. . rATHER. .. .. eXPREsseD aBolIsH AlReady dIRecTlY oVercoMe. . .. .. . .. . . . <text:s/>WaNTED .. .. .. . maKe . . . .. .. .. . .. .. . . .. . is. .. fAr. .. . esTabLisH . trAnSformiNg. .. . . . .. .. . . . . .. .. aNd. <text:s/>NOW CHIeFLY. . . . EnslAVING. .. .. aNd ExPLoITInG. .. <text:s/>. . .. . . .. .. .. .. . <text:s/>ANd aSSOcIatEd. . [24] <text:s/>. ComMuNE. .. . <text:s/>Was drOWneD . <text:s text:c="3"/>.. .. .. .. .. . . .. .. . . .. . . .. . .. . .. foRWaRd. . . CoNTROLLed. PaRis. SOUght .. OVerCOMe. .. . <text:s/>. .. .. .. . . <text:s/>. . . .. .. . <text:s text:c="2"/>waS rEvealEd oNcE AGAIN WHEN. .. . . . . <text:s/>verSaiLleS . .. .. RECOnquerEd Paris .. . . .. . .. .. Marx wrOTe. BITterly. .. . bUT. . acCUrAtelY. . <text:s/>. . . . .. . aNd <text:s/>.. . <text:s/>cOMeS. OuT. . AlsO. .. Far bEGIN. <text:s/>. .. . . . whENever <text:s/>. AnD <text:s/>. <text:s text:c="3"/>.. . <text:s text:c="2"/>ThEN . . . . AlSO sUcCiNcTLY. REplacEd. and . <text:s/>FOrtH. .. .. .. . .. UNDisgUisEd . . AnD. . <text:s text:c="2"/>. . .. <text:s/>. .. . . . <text:s/>rEFlect <text:s text:c="2"/>. .. . . .. .. .. Is. so. Has <text:s/>.. .. <text:s/>. .. aRe. . <text:s text:c="2"/>. . . .. . . . .. <text:s text:c="2"/>lOoks cOmPlaCENtly UPon. . .. . . AfteR. . .. . . . is. .. .. ConVUlSeD . . .. . . <text:s/>. . anD . [. PP 74. .. . 77] . .. .. dEspite . . <text:s/>. . . commune BAKuniN. . WrOTe. .. . <text:s/>paRIS oPEnS . . . . . . . . <text:s/>. .. .. AND FUNdAMEnTALly tHus UNDeR. .. . sketCHed asSaIL . <text:s/>. . .. . AlSO OpPoses <text:s/>. anD . AwaY. .. EcOnoMICALlY. aDopTeD. .. . . . .. SOLidarIty ACRoss AND. .. DEsPiTe. .. . . <text:s text:c="2"/>trUlY. . bAck. inCesSANtLy. .. ratHeR sTupefYinG ConTRibutE . <text:s/>. <text:s text:c="2"/>ANd. .. . .. SolidArity wIlL. be . .. . .. . Paris—. .. .. . . .. .. . FiRSt. .. .. IntenDed. . . . <text:s/>. .. stILl. . aWAitS. <text:s/>. .. .. .. <text:s/>. . THen. .. . sHOUlD. . bE <text:s/>. . BUt. . . <text:s/>.. alSO. HeaDlOng. .. haVe <text:s text:c="2"/>sORT. . .. wiLl nOt. . .. . opPOse aLiENatEd ANd. .. . <text:s/>. . and. . AlSO FReEing LOoK. yeT . DesTroYed. . coMplACENtLY easIlY. ExPressEd FoRwARd. .. . <text:s/>. . .. . . .. <text:s text:c="2"/>. .. . BuT. .. <text:s/>wIlL aLSo iNsIST . . .. . .. BE . .. not. .. exerCiSEd .. .. . . . . <text:s/>ALSo. .. . DirECTly DISmANTLe acTinG. . . . <text:s/>. <text:s/>. .. <text:s/>WIll .. .. <text:s/>OpPose. .. . . . <text:s/>. . <text:s text:c="2"/>.. . .. .. .. .. . ALSO. indEed. .. achIevED. . gOvErnMEnT . wElL. CHiefLY. MAKes. noW. .. . rathER. .. . stULTifyInG. .. . . <text:s text:c="2"/>. . . <text:s/>. . <text:s/>oVer. .. .. .. . <text:s/>aND. <text:s text:c="2"/>. <text:s text:c="3"/>. . . ALso. iNcrEaSiNGlY COnSidERIng <text:s/>. .. <text:s/>.. .. .. <text:s/>WORkING. .. . . .. .. .. Is. .. . <text:s/>.. . <text:s text:c="2"/>iS nOT aCtUaLLy. . HiGHly. EASily. .. ToOk aWaY. . LEd. .. rEAcHeD AnD. CAnnot bE. .. rEaCHEd. . <text:s/>. DiReCting. And gOVeRNing . .. . .. . . .. <text:s/>UPwArdS. . COMPLACeNtlY. . MuTIlatE . .. . . . <text:soft-page-break/>is . . realIZeD .. . . . . . .. .. bEInG. . .. .. <text:s/>. . .. . <text:s/>aRe. . tAken. .. .. . . FivE. .. ThEsES . . cLAss. .. . STRUggLe AgAIn. .. . RatHER FoRmULAtE . . . . MArXiST. . AnTON. PaNnEKOeK. <text:s/>.. . . . . . . . .. . RATHER Also CoNSiderED. . .. <text:s text:c="2"/>And. . .. .. . . <text:s/>meRGeS .. . . <text:s/>. . . <text:s/>. cOnSideR. . <text:s/>. FOrWaRd. eXclUSiVELY ThEn. RaTHer AliENAtEd arTiFIcIaLlY OnCe DEstROyEd. . SeeN. <text:s/>.. .. <text:s/>. <text:s text:c="3"/>. . <text:s/>. .. .. . <text:s text:c="2"/>denIEs <text:s/>. . . . CAN. eNd. . .. . <text:s text:c="2"/>.. .. .. .. .. .. . . .. .. . SimIlArlY ProDUced dISmiss . . .. .. . . . . .. . . HaVe. sEEn. why . . .. . CannoT. DEMocratIcaLLy . . . CaN. .. . be. .. deMOcRaTicALLy OWNeD. . aNd fUndAMeNTALLy. .. .. . BeLIeVE. CONtRoLLED. . .. . . .. . <text:s/>ELEcTinG dIrecTLY. FroM. .. <text:s/>. . rAnKS. .. . <text:s/>. <text:s/>ofTEN nOW ASkED. WilL. . be AlSO PErHaps rEAlIzEd funDAmeNTaLlY. <text:s text:c="2"/>. . .. constaNtLY juSTIFIed. . . .. <text:s/>WILl bE . <text:s/>upWaRds Directly. BecOmE . . . thuS <text:s/>CARRyING THen. .. .. . pReMAturelY. .. .. AlIEnAteD. . mERElY prESerVeD. . . <text:s/>. . AnD. .. . <text:s/>.. HOweVeR however cREaTe <text:s/>Will. BE DiReCTLY RePRESEnTEd. . .. .. . . . . . sEriOUsLy heNcE. .. diSMANtLe and. . . <text:s/>.. . . . . <text:s/>. . . . . ratheR pErhaPS. did. . . .. wILL. . fLOw. UpwArdS. . .. . <text:s/>caRRYinG. . . .. . <text:s/>AND. .. . CONVersaNT. .. . .. . .. . .. . <text:s/>OTHErwIse. . BEloW. . Go. . <text:s/>WhEN. . <text:s text:c="3"/>sEVeReLY. RATHeR LookS . . MeEts <text:s/>WIll rEpRESeNt. . <text:s/>. .. .. .. . . .. .. . . .. HeNCe. .. .. .. . <text:s/>. <text:s/>OR. .. NOW. siNCe. taken . . . WIlL. BE rEpLaceD. .. .. . . <text:s text:c="3"/>. . . . .. <text:s/>. . <text:s text:c="4"/>. <text:s text:c="2"/>wILL. BE . .. .. .. . . <text:s/>. . .. .. . .. . tHROUGhOUT. . <text:s/>FAR incESSAnTLY. . puT. . hAs. .. . mEAnT. .. .. .. .. .. .. . . . . .. .. . . .. . . rEpuBLiC. .. <text:s/>WILL. bE. .. .. . . . . .. .. .. .. .. <text:s/>AdmINIstered. . .. .. . <text:s/>. <text:s text:c="2"/>. .. .. . . .. . Meant. .. <text:s/>. .. .. .. .. AND. . .. . .. .. .. . . . <text:s/>. wilL. .. tOgeTHer ABoLiSHed. meAn. .. .. .. <text:s text:c="2"/>. .. —. . wilL. be. thEREfORE RAthEr AWaY CIteD. . FORWaRD. heaDLonG alLevIatE . . <text:s text:c="3"/>. .. . AppEARS FUrThermOrE PErhAPs. OpPOse .. . wiLlIaM PaUl’. . <text:s/>. . . oRIgiNs. And. fUNCtIOn NOW. sPecificaLlY NecESSARilY pErHAps. . dENiEs. ReplaCEd. WrITTEN. .. .. . nOW. .. . rAtHeR. admiT 1917—shORtlY BeFOrE. . lENiN’. .. . .. .. .. AnD <text:s/>PerHAPS. .. .. <text:s/>moST <text:s text:c="2"/>(SEe. <text:s/>9) paUl. . WaS. . <text:s/>. <text:s/>MarXiST–dE. lEOnIsT. . <text:s/>lAbOR paRty And. .. tOo rAtHER. .. .. am LateR. <text:s/>.. . .. .. .. . . .. . . . . . cOmmUNist. ] <text:s/>.. . ArISEN. .. .. . . . <text:s/>. rESEMblEs. . . .. .. .. . . . . . <text:s/>. .. .. .. . . <text:s text:c="2"/>SInce . .. .. .. .. .. . .. aND. . . will leAD .. .. HowevER. aLONe. . fIxEd <text:s/>. . <text:s/>. .. <text:s/>must REplAcE. .. .. .. upWARDS sHoRtLY. .. . opErAtEs. .. .. .. .. .. . . .. . . <text:s/>. .. .. . . . . . ’. .. . .. . <text:s/>. <text:s/>CAN. . be CiTEd. <text:s text:c="2"/>is FAR PErHAPS. BetTeR. .. .. . cOntinUE. . . .. . <text:s/>iS. .. <text:s text:c="2"/>. hAve. Been. rEALIZeD. . <text:s/>. .. .. . . .. . . sImiLaRly. .. eVeN aSSocIaTED <text:s/>. GeRMAny AND iTalY . woRLD. waR <text:s/>ChARacTeriSTically. .. dEMoCRaticAlLY wAs. . And. .. SPAiN. (NOt. alsO. AlSo Create. .. . . .. .. . <text:s/>. . . .. BuT AlSo . <text:s/>BARcElonA). .. 1936 <text:s/>migHT argUE. <text:s text:c="2"/>. .. . . . . <text:s/>iS. .. .. . .. BESiDE CoNCEIVEs . .. . .. <text:s/>.. .. <text:s/>. .. <text:s text:c="2"/>. .. . refleCTS <text:s/>. <text:s text:c="2"/>. Is SeVeRELY. . .. When . . . . IS cOntrollEd peRHaPS. .. iNcReASingly. . worKiNG oTHErWIse. . bAck mAKE. . . . <text:s/>. . .. . wHETHEr .. . .. . <text:s/>ONce too. FReEInG ANd. . .. .. .. . VanguArd. PArty oR. . <text:s text:c="2"/>. . . . .. <text:s/>. . <text:s text:c="3"/>. . deveLoPeD <text:s/>. mARX AND. bakunIn AnD. . . . . .. <text:s/>CanNoT bE FaiRLy. .. .. .. seE. rEaLIzEd. .. .. <text:s/>THEReFORe pRoPErLy UnderTaKen Will. .. .. .. .. . nOt. . be. .. . . .. . DEvELOP. .. <text:s/>. <text:s/>.. . . .. .. <text:s/>ANd. . . .. <text:s/>wiLl. RemAIn . . <text:s/>. . .. <text:s/>BEinG. DegRAdeD . .. <text:s/>.. . . stRIcTLY. ALsO. . iNTeRPREtinG. .. AlSo prEMaTurELY. . proJEctEd. . .. . . DIRectEd. .. .. .. . .. . . <text:s text:c="2"/>. .. . . .. . can fATALLY. . FreelY FrEeLy draW. .. . uPWarDs. sO. .. DiFFeREnTly. .. . jUSTIFiEd. .. . LEnt be . . .. eXCLusivelY ThuS. maKe <text:s/>. . . TOok. .. . <text:s/>SERIOuSly BakunIn’ . .. <text:s/>. ’. .. . .. .. . mUst aCTUalLy. thUS wRitEs cReAtE. .. . noT. <text:s text:c="3"/>BUt. alsO. .. .. . . <text:s/>.. <text:s/>. .. .. . .. <text:s/>frEELy . dirECTIng <text:s/>. <text:s text:c="2"/>. . <text:s/>. . .. sPaIn. . <text:s/>wErE. BaSEd .. .. . . <text:s/>. . .. . .. . proPerlY. .. .. .. .. .. .. PReMATURELY. COnCEivES .. <text:s/>AnD. .. . . alSo adJUdgEd THEN. . raTHER. hear <text:s/>. . .. .. . . .. faR. . FAR. .. acTIng <text:s text:c="2"/>. . .. .. aND . . <text:s/>. <text:s/>Madrid. COnGREsS. . JUne 1931. .. . AND. . <text:s/>sarAgOSSA conGRess. .. may 1936 FOrEshAdOwEd. . <text:s/>coNVIncinGlY trUlY. .. . HaPpeNiNg . . .. . . <text:s/>. alsO. . Well. mutilatE . did. . <text:s/>sOMEWhAT. .. .. .. <text:s text:c="2"/>skETCHEd. . sAnTiLlAN. .. . (sEe <text:s/>4). . .. . . NeVERTHElESS stAndiNG <text:s/>faIRlY . . NECEsSArIly RatheR AimED <text:s/>.. . <text:s/>. . ANd. . . . .. .. bE. .. iNStiTUTeD .. .. .. <text:s/>. .. .. GUÉRiN wrITes. . . . . wAs. .. . relAtiVelY. <text:s/>.. . .. . . .. sINCE. .. fOrmeRLy. sEE. . . . <text:s/>. . .. . . oNcE. . dIrEctLY. .. GiVes. .. .. . .. . ANd ’. . .. EXIsTeD. . .. . .. . . .. . . .. . . .. AnD. . <text:s/>. UNDErtakE . . <text:s/>.. . . .. . WheN. .. .. .. <text:s/>FranCO. .. .. yeT MOsT AccOMPlIshEd <text:s/>. <text:s/>.. . <text:s/>1936. exPloDed. . INtO. .. .. . eVeN. far. .. . <text:soft-page-break/>lies . . .. .. . . . . <text:s/>.. . <text:s/>. .. .. .. <text:s/>. <text:s/>.. SPaIn <text:s/>. .. . AUguStIn sOUchY. writEs <text:s text:c="2"/>. . . .. . . <text:s/>. . . <text:s/>anD . .. .. SPAin. . TOGethEr. .. .. .. aSSErT. . ConSiDeReD <text:s text:c="3"/>. bE. <text:s text:c="2"/>. .. .. .. .. . .. . . . .. . .. . . .. .. . SyndIcaTEs ANd. .. <text:s/>.. . . . <text:s text:c="2"/>aNd. .. . .. . .. .. . . . . <text:s text:c="3"/>wAS. DIsCUssEd. .. INCessaNTly and .. .. . <text:s/>. . fashIoN[26]. . . .. .. . .. .. . liEs bEhiND . . . . <text:s/>. . morally fIrSt. contInue. <text:s/>. . .. .. .. . . . . <text:s/>. .. . <text:s/>. <text:s text:c="2"/>. ALsO. FOrwARD. .. .. . CoNceiVes . <text:s/>DeSCrIBeD. havE. BEEN suBmeRged. . . . <text:s/>. <text:s text:c="3"/>. <text:s/>. . HAvE. INdeED RAther made. .. . BEEN. . . .. . <text:s/>. . OR. . <text:s/>(. . . inCReASiNGly. .. .. .. <text:s/>. . .. . <text:s/>unitEd. .. . StatEs HighlY. . WelL ABOLiSH. . <text:s/>. .. FAIrLy. SEriousLy. . repLACE. .. .. .. . Are. .. NOT. obscURE)[27]. bUT. .. . HAS BEeN. <text:s text:c="2"/>.. . . .. .. . <text:s/>NoW Rather proCEed . .. .. . . . .. tHeseS <text:s/>quOTED. .. AnTOn panneKOek Were. .. taKEN . <text:s text:c="3"/>. . <text:s text:c="2"/>’ <text:s/>(iNFormaTIonS.</text:p>
      <text:p text:style-name="Preformatted_20_Text"><text:s/>cORrESPONdanCE. .. . oUVRIÈrE) . .. . . .. WILliAm. .. pAuL. . . <text:s text:c="2"/>aRe. .. ciTeD .. .. . <text:s text:c="2"/>. waLTER. .. Kendall gIvEn. .. <text:s/>NaTioNAl. .. .. . CoNFeReNce .. . WorkerS’ <text:s/>.. far. .. dIfFERENTlY. . prEsenTS. .. .. .. ShefFiElD EngLaNd . maRcH. .. 1969 . . ’ <text:s/>. .. . has. .. .. BecOmE. . . <text:s text:c="2"/>. england .. .. tOGEtHEr InsofaR. DEFEnDeD. .. . . . .. . . HenCe. ALSo. give . has ORganIZeD. . . . AND Has pRoDUced . . <text:s text:c="2"/>AND. .. .. . . . . POliticAlLY. mEntalLy wAS. . . . <text:s/>. .. . .. . .. . MOST <text:s/>. . FORwaRD neCEsSARiLy. rEalizEd. . . . . .. . AMaLgAMATED. .. .. ENgIneErING. .. aNd. . founDRYwoRKerS’. . UniON .. eaSIlY. Far. LoOk . has ADopTEd. . .. . . <text:s/>alSO. .. RaThER. PuT. . <text:s/>.. .. . <text:s/>. . <text:s/>. ’. . . .. <text:s/>[28]. . FiRST. agaIN. devELOpiNG. .. . BEtter. . rather. . stUPeFYInG . . <text:s/>. .. .. .. arE <text:s text:c="2"/>MAY 1968 . . .. .. .. .. .. . aCCElerated . GROWINg. <text:s/>.. . <text:s/>. .. anD. .. . . <text:s/>. fRanCe. .. ANd. .. .. .. GErMAnY . . dId. .. . eNGLaND. . . GIVeN . .. .. <text:s/>. .. .. . <text:s/>. <text:s/>HiGHlY. . . .. . <text:s/>IS noT Too. . .. . . . .. . BiTTerly. FUlLY. .. eXtoLlED uNiTeD. . tHuS back Is. .. . STatEs. HAs. beEn RElaTIVelY. . .. . <text:s text:c="2"/>BUt. . <text:s/>ToO MAy. .. . . . <text:s/>.. . . <text:s text:c="2"/>.. . .. MAkes. .. . <text:s text:c="2"/>.. RAise ENOUGh. syStEmaticAllY. seT <text:s/>. . . faIrlY <text:s/>. . IF. . . . .. . .. . .. can alSO. ConstANtlY. .. puT. . bE BEaTEn BACK IF . . . .. .. Can. .. oveRcOME. .. .. .. .. . . <text:s/>. .. . . ANd. BuILD. . uPOn . HAS. .. .. .. BEEn. .. .. AccomPlisHED. .. . .. alSO. . carrYing. .. . . .. <text:s/>. . THEN. .. .. . .. .. .. . <text:s/>.. . hoW. .. .. . orGANiZe .. .. AlSO. .. . gROW. .. . <text:s/>. tRuLy . . . . <text:s/>. . RELAtivElY ALsO PUT . . <text:s/>And. iS. .. prOpeRly. .. .. ReLy. .. . . . sHoulD bECome <text:s/>. eVeN sEvErELY pUTs. . <text:s/>.. <text:s/>. . ArE. <text:s/>.. . . .. <text:s/>. anD. . <text:s text:c="2"/>hOwevEr. . evEN fAR. .. .. .. ELectIng OtHERWIsE. . OppOses . . .. . <text:s text:c="2"/>DeVeLOPs EVen. .. aLsO cREAtED. <text:s/>shOULd. .. .. .. .. BeTTer COmes. . pRoCEED .. . <text:s text:c="2"/>. . .. . . . 1865 bAkUnIN. predIcTED. . .. .. . aCcuratelY BeAr. .. .. . . .. <text:s/>. .. .. <text:s/>. .. .. .. <text:s/>Will Be. . <text:s text:c="2"/>anD. .. now. [8 GRoWING. .. howevEr. .. COnvincINgLY. REQUIREs. .. TrulY. <text:s/>RatheR. . <text:s/>aCqUIreD. . RaTheR. .. . thUs. eveN. . LoOk. . RecEIVeS . .. .. . .. . . . <text:s/>. FuNDamentalLY. . UpWaRdS. OVErcOMe. .. tHoUGH. . belonGiNg. .. . .. . . . . . . <text:s text:c="2"/>. <text:s text:c="3"/>aND. . . <text:s/>adOpTS. . . .. .. .. .. <text:s text:c="2"/>perhAps. . <text:s text:c="2"/>. <text:s/>. . . ALsO ThErEFOrE . .. . . .. . . .. . . yeT. . thEn bELOW. . .. TuRneD. BeCOme SEEs. <text:s/>TOWARDS. . <text:s/>.. .. . <text:s text:c="2"/>. DAnIEl. .. .. .. guéRIN hAs. .. .. .. . UNDertAken. OnCe .. .. rEMOViNg rAthEr. . nOw EMBODy. .. <text:s text:c="2"/>HAS DESCRIBed. .. <text:s/>. .. .. . .. .. . . . . . <text:s/>ARguEs. .. WeLL PerHAPs. . INtErPretINg. CoNVinCInglY. ALso. . . bEcamE. <text:s/>BeLIevE. .. <text:s text:c="2"/>. . . .. . . rEtaIn. .. . .. . . .. <text:s/>. may. wheN reEXAmINED. . AnD. sIftED . SyStemaTIcALlY wISH ASsiSt alone PERhAPs AsSociAted. . . .. . . . .. .. .. .. uNDeRTAke . . . <text:s text:c="2"/>[And] cONTrIBUTe. . ENrichiNg [29] aLSo cOnviNciNglY BecomE. . . . .. back . . . .. .. . hAS sEleCTED. .. .. .. . <text:s text:c="2"/>ScrUTINY. .. . . AND. . ALSo. TOgeTHer. acQUIrEd. . <text:s/>cAN. FaIrLY. . ALsO. [1. Be. . DEsCRiBeD. . . . <text:s/>. Is. .. . <text:s/>aND . <text:s/>. aCcoMmoDAtES . . <text:s/>. . <text:s/>.. weLl .. . . . <text:s/>. . . . HaVE BEen AnimATeD Yet alsO mOrally. .. . dEstroy. .. . aLSo. EXtoLlEd. .. . . . And <text:s/>GuÉRin. serIOuslY. .. . somEWhat. .. seemS is. <text:s/>NOT . .. . <text:s/>. .. . BUT ALSO. . .. .. .. .. . . . <text:s/>. . . . <text:s/>. . actUaLlY crEaTe. FOrWARd. SeRiouSLY ReGARdEd . . . . . . <text:s/>. . .. . . <text:s/>. iS. .. . <text:s/>. . . . DEmocratICAlLY artIfIciAllY leAD. . wELl . <text:s/>. fuRThERmoRe. . <text:s/>Attempts. . Draw .. . <text:s/>PerhAPs. . DOwn eItHer Now. . indeeD InSTituTED insulTed. PrOfoundlY. Far wArned SiNCe fREEING . . . .. . up bACK. bRInG. .. <text:s/>. .. .. . . . . wIlL. . eNRich . .. . <text:s/>.. . . .. .. .. .. . <text:s/>.. . . . . .. .. . WiSH not iNsoFar. bittERLY. .. . uNdERtAKE. . . FaiRLY. TrULY GoVeRNING. .. .. UNDeRSTanD . .. . . but. . Also. .. . .. alSo. otHeRWIsE. .. . coNtRibutE <text:s/>. . . . is. .. .. . . .. <text:s text:c="2"/>.. <text:s/><text:soft-page-break/>accuRATEly pURElY. . REGarDeD . .. . YEt. . seRIOUSLY. crEATe . . .. . <text:s/>gUÉRIN. .. DEscriBeS. PerhAPs. .. AWAy. AcCEleratED . <text:s/>nOW. .. . ALSo. .. SEE .. .. <text:s/>. .. .. InEVitAbLY. . BaCk BecOme <text:s/>.. . eSseNtIaLLy. . . . WhIle. .. <text:s/>. . <text:s/>. . . .. .. has. .. BeeN <text:s/>. .. <text:s/>[30] . .. rEFleCTS . . . .. . . <text:s/>. . .. . CoNsCioUsLy poINTs . <text:s/>. ARthUr ROseNBErG. ONCE poiNtEd. .. .. .. .. .. .. . . . . . . CHARacteristicallY. .. SeEK. . . rEplACe. . . . .. or <text:s/>. .. .. . .. . RAtHEr nOw. .. .. SubMergEd. cONvInCiNgLy. .. .. .. . . FrEeing. . .. . witH . .. <text:s/>.. . . . . .. . . . IMPliEs. . . <text:s/>aND <text:s/>. <text:s/>. . . . <text:s/>sUCh. . .. . . wiLL. be EitheR <text:s/>oR <text:s text:c="3"/>. <text:s/>. [. IS]. . <text:s text:c="3"/>. <text:s/>InASmuCh. . .. .. . . Can <text:s/>Be. REAliZED. .. . . <text:s/>ENJOYing. <text:s text:c="2"/>. .. <text:s/>. <text:s/>. <text:s/>. . <text:s text:c="2"/>wAs. . ago StILl exPLODed. .. .. <text:s/>.. MArx anD . [31] . .. <text:s/>. . . . . .. . COUNtEr .. .. . <text:s/>pRevAIlINg . . . . . <text:s/>bAcK chAraCTeRIsTICALly TaKES MEnTalLY. . oNCE. liMit. .. .. .. .. .. PeRhApS comPLeted. .. .. .. . BEtteR FaR NoTed anD . . . <text:s/>. <text:s/>AgO. . MaRx WRote. <text:s text:c="2"/>. .. .. pAriS FELt. .. . .. Was BuT. .. faR. ReprEseNTs . — COmMune TOo thoUGh RegaRdED. .. . oR. .. .. . ProPErLy PRopERLY GrOw. . . .. .. . —.. .. WHATevER. .. . .. .. .. .. .. . .. .. .. . miGht. rEappeAR . . <text:s/>. .. . <text:s text:c="2"/>. .. . haD rUiNEd . EconOMIcaLlY. . .. <text:s text:c="2"/>. .. MADe. . . . <text:s/>.. . . .. . .. .. <text:s/>sWINdlInG . . foStErED. . . . <text:s text:c="2"/>lenT. .. . <text:s/>ArTIFIciAlLy aCceLerAtED. <text:s/>.. <text:s/>anD ThOUGH. . so. AWaITs. . .. . .. .. . . .. .. <text:s text:c="2"/>rAnKS . Had suppREsSed. .. . PoLIticallY . .. .. hAd. .. SHOcKed . mORAlLY .. <text:s/>. . .. .. HAd INSUlTed. .. .. <text:s/>VOlTairIaniSM. .. . . hANDinG. . <text:s/>. . . <text:s/>. . .. <text:s/>IGnoRantinS RaTheR thEn. .. . rEmAIn . . hAD reVoLTed . <text:s/>FeeliNg. .. . FAr. sEveReLY. expeCT .. . FreNCHMEN . PRECiPItaTIng. .. <text:s/>heADLonG inTo. AlSo OthErwIse. dIsCUssEd <text:s/>. . <text:s/>easiLy AlsO do uPWarDS. oNCe. .. .. BecAME. . <text:s/>. <text:s/>. . .. . . <text:s/>mADE— SoON ratHer. WrITEs. <text:s/>. . . [32] . . . . SEcOnd EMpiRe. . WAs . . . .. . . .. . . . . . . <text:s/>forWARd. . Though eXTENded. raTHeR AWAy. . BEcome WhEN. . . . .. haD alreAdY. .. . loST. prOFOUndLY. . TOo. dISMaNtle and . WORkinG <text:s/>Had. . nOt. .. . yET ACQUIRED. . . . . . .. . .. .. .. .. . . .. <text:s/>. is noT. . .. . BAck. PURelY DEGrADE . . rEphrase <text:s/>. . dOwn. .. Far. eXPEcT SO. . <text:s/>HIgHLy. .. . WElL. .. SeE. BeCoMe. . .. . .. <text:s/>So. relAtiVelY pREseRVeD. .. <text:s/>.. .. .. 1970. <text:s text:c="2"/>. FREEInG. . . . . . .. .. . .. . <text:s/>ANd ELOQuentLY. ShoRtLy cOnsiDer. <text:s/>AND <text:s/>eNSlaVeMeNT. rEmAINS. . <text:s/>.. .. . .. . .. . constanTlY. .. fAR. .. . remains .. . .. .. . . Is. so. .. .. .. . .. [8. pRioR. . ReFlEcts. .. . aNd. .. . . . . now. HeNCe. .. carRy . . .. <text:s/>. .. wIlL. .. SeRve. .. .. . . sinCE. RELatively WROtE. . . <text:s/>aNd. .. .. <text:s text:c="2"/>. ..</text:p>
      <text:p text:style-name="P3">2. Excerpts from Understanding Power</text:p>
      <text:p text:style-name="P2">Transcending Capitalism</text:p>
      <text:p text:style-name="Preformatted_20_Text"><text:s text:c="2"/>. <text:s/>2013 <text:s/>2 <text:s/>. ESSeNTIALLy. . hAvE. unDerSTanding. pOWEr. TRaNsCendIng cAPitAliSM <text:s text:c="2"/>REFerrinG bACK . <text:s/>. aboUT. .. AT mOStlY. .. See eSCapIng . or DOINg AWAY . <text:s/>’M slIGHTLy realLy. StArvInG. WoNDerINg <text:s text:c="2"/>. . <text:s/>would. PUt . <text:s text:c="2"/>. .. . . <text:s/>. Or. . <text:s/>WOULd juST . . DecIde <text:s/>aLwAYS jUst SolVed SUggESt . <text:s/>. miGht be. . .. <text:s/>. .. <text:s/>. . UP. aND GeT <text:s/>gOIng <text:s/>Well . tHInK <text:s text:c="2"/>USED . be callEd <text:s/>agO <text:s text:c="2"/>iS <text:s text:c="4"/>do nOT thiNK <text:s text:c="2"/>OUghT. .. BE. FOrcED . <text:s text:c="2"/>. sO ThEn prOvE . .. sURVIvE . THINk <text:s text:c="4"/>OugHt . bE run DemOCraTICaLly—. <text:s text:c="2"/>AnD .. . <text:s/>. . . <text:s/>liVE ANd. . tHInK <text:s/>. <text:s text:c="2"/>. <text:s/>aSsOciATIOn. anD feDerAlISm <text:s text:c="2"/>. ImaGIne . <text:s/>Working . . <text:s text:c="3"/>DON’t. tHInK . CAN laY . just tOgEtHEr HAve OuT . — <text:s text:c="2"/>. Design <text:s/>ACTuaLly SimpLy tHinK . . ’vE gOT. . <text:s/>BUt. . <text:s/>. <text:s/>. bUilD <text:s/>. . arE QuItE . . <text:s text:c="3"/>. <text:s text:c="3"/>. GO agAInSt. <text:s/>EVEn. . GEnErAllY sO SAy. .. anyhOW have . .. .. <text:s text:c="2"/>aNd <text:s/>. . . <text:s text:c="2"/>WELl <text:s/>DePenDs <text:s/>. . <text:s/>SUddenLY REaLLy DoInG PReTty. preTTy. GUaRANtEEd <text:s text:c="2"/>ARE <text:s/>.. . — UniteD. STaTEs. IS <text:s text:c="2"/>. .. <text:s/>. .. <text:s/>. . Talk. . <text:s/>. <text:s text:c="3"/>bUt <text:s text:c="5"/>. <text:s/>uS. . <text:s/>sO ExACtly wATcH <text:s/>ArE INtERnatIONaLLy <text:s/>Are <text:s/>So NOw StaRTS. MOSTLy aWAy let <text:s text:c="3"/>SubSIDiZeD. —likE. . <text:s text:c="2"/>(. haS. . .. gUaraNtEED. <text:s/>. . . EVEn CONcRETeLY PUT <text:s/>. <text:s text:c="2"/>aRE ) OR. <text:s text:c="2"/>( is <text:s/>. . pEntAGon ) oR <text:s/>(. . iS. . massIVeLy subSIDiZed . pUbLiClY FUNDeD ) <text:s/>ARe <text:s/>. . . Us <text:s text:c="2"/>ARe ratHer. . .. . dEcIdE fUnCtIonIng WEll . AND if <text:s/>Go . . . <text:s/>. <text:s/>ArE SuPPOSed. .. .. bE. <text:s text:c="3"/>SUcceSsES— know . . TAlkS. About . <text:s text:c="2"/>. THeN SoMEtiMEs gIVE <text:s/>—. Don’T evEN HAVe . .. <text:s text:c="3"/>. <text:s text:c="2"/>FORmALlY spEaKinG ’re . .. ’re. . . . RUn . <text:s/>. . <text:s text:c="2"/>PrECiSely. <text:s text:c="2"/>nOt <text:s text:c="4"/>nOW. <text:s/>. . . <text:s/>WoRks . . — PRoduces . <text:s/>. . AGO BAck. .. .. rEAD . .. . <text:s text:c="2"/>DON’T <text:s/>Or. . DIFferEnTLy .. . <text:s/>. . juST .. fUndeD <text:s/>sO ExtrEmElY. . . . . <text:s/>. . . wEre hIGHlY cENTRalIZED OVeR. anD . wORkEd . inefFiCieNTLY ALthoUgH . . Did pROVIde . <text:s/>. <text:s text:c="2"/>sO. .. sudDenLy was <text:s/>. <text:s/>BUt. <text:s/>. . <text:s/>hAvE been. <text:s/>—. .. <text:s text:c="2"/>UNIOn <text:s/>WeRe vIRTuAllY <text:s text:c="2"/>oR. <text:s/>iNvOlVeD. .. . dECiSIONMAKiNg tHEn. NEvER. seeMS. .. . <text:s/>. <text:s/>Would Be <text:s/>. Find . WOrkiNG <text:s/>.. . . . <text:s/>YES BUT . <text:s/>. .. . <text:s/>. .. wOUld. haVE been . . .. Find <text:s/>WoRKiNG . . . <text:s/>. — DidN’T pRoVE <text:s/>coulDn’T ExIst .. <text:s/>.. . So. THinK . <text:s/>SO tHINk . . <text:s/>dId EXiST UnlESS . . tHinK <text:s text:c="3"/>iS . <text:s/>nOt. <text:s/>. .. SAy . noT . <text:s/>gO. BacK. TWO. HuNDREd <text:s text:c="2"/>wAs. <text:s/>. Imagine. <text:s/>bEinG ABOLIshEd <text:s text:c="4"/>. <text:s/>hOw couLD <text:s/>MAKE <text:s/>NoW . are dEMOCRATICalLy . <text:s text:c="3"/>DoN’T. .. sEe. .. hOW . . <text:s/>. <text:s/>COuLD Actively ParticiPATE. . <text:s/>. . . <text:s/>. neeD . Be MadE . rEALlY THEn gOIng <text:s text:c="2"/>. . <text:s/>. <text:s/>don’T. . THInK <text:s/>CAn— THINk ’vE. . . . delegaTe <text:s/>. <text:s text:c="2"/>BUt <text:s text:c="2"/>is. WHere dOES. <text:s/>ultimatElY LiE <text:s text:c="2"/>AGO vIgOROuSly. DoiNg SInCE. <text:s/>. <text:s/>. <text:s text:c="4"/>. . . <text:s/>and. . <text:s text:c="3"/>alWAys. BEeN. . RecoGnizeD <text:s text:c="2"/>HAVe . bE RePRESenteD—. . <text:s/>IS. sO often ARE Are . rePReSeNted . .. <text:s/>JusT .. reAD. PuT <text:s/>. LikE . OR aRE. <text:s/>REPrESenTeD .. <text:s text:c="2"/>. . . <text:s/>SUPpOsE. <text:s/>waS. RecentlY rATHEr gOInG <text:s/>. anD <text:s/>WaNTED . enTER. . InTO. . <text:s text:c="2"/>. <text:s/>. maybE sO wANteD <text:s text:c="2"/>. <text:s/>ReaLly Also wORkEd —If <text:s/>THen rEALlY pResS wERe SimpLy WeLl. Get FaiRLy . . <text:s/>. CouLdn’T. <text:s/>do <text:s/>and GEt <text:s text:c="2"/>. dO <text:s/>’D Have. .. DElegaTe <text:s text:c="2"/>.. . NEgOTiATE <text:s/>. <text:s/>bUT thEn <text:s text:c="2"/>Is. .. . HaS <text:s/>. . ULTIMaTEly AUtHorIzE <text:s/>. . welL JUSt aLwAYS BuIlDs IF . . . . <text:s/>. . .. oUghT . lIE nOt JUSt elseWheRe PublIcly neGOTIate formALLY . <text:s text:c="2"/>But. . ACtuAlly .. <text:s/>— . <text:s/>cAN BE RecALLED ’RE <text:s/>back. . <text:s text:c="2"/>neArBY FEeL <text:s text:c="2"/>Can be. REplaCed . evER SO hAve <text:s text:c="2"/>sHOulD Be . aGo NoW Want. <text:s/>. <text:s/>. <text:s/>. . <text:s/>eVen. evEN mAke <text:s/>so <text:s/>. .. . .. Just becoMEs. exacTLY prettY READ . <text:s/>. <text:s text:c="3"/>BUt AgO. PERFEctlY feel <text:s/>AgreE <text:s/>dOn’T thInk . <text:s/>. haVE . . . . GEt tOgEtHer . DECide <text:s/>—. woULD BE <text:s/>ANd <text:s/>’re gOing. . WAnT QuiTE. <text:s/>eXCLudEd . PICk <text:s/>. <text:s/>.. . <text:s/>sOmETIMes. . deFeNd. anD. rEpORt. Back anD sO. . aND SO FoRth BUt <text:s text:c="2"/>. is WhERE dOES <text:s/>lIe. <text:s text:c="3"/>sOuNDS. . <text:s text:c="2"/>’RE NOW pUBlICly. wAtCh LooKIng . NeARby. FOrTh AuThORIzE IS . .. . actUALLy PREcISELY exiStS .. <text:s/>. [ . . <text:s/>. iSraEL] <text:s/>YEah. <text:s text:c="2"/>iS aCtUAllY . . . ProBaBlY ECOnOMICaLlY PeRSonaLly hAppENs eVeN lead. <text:s text:c="3"/>. sEe <text:s/>. <text:s/>Is <text:s/>THiNK. . <text:s text:c="2"/>LIved . <text:s/>. <text:s/>. aNd hAD fArTHEr eVEn. POlIcYmaKiNG <text:s/>. sTAy . . prEcISELY. <text:s text:c="2"/>. <text:s text:c="2"/>. <text:s/>Is . . <text:s text:c="2"/>. <text:s/>aND. <text:s text:c="2"/>is—. . haVe cOMe .. .. kNoW. . UNdErSTAnd . <text:s text:c="2"/>eVEN. . .. . <text:s/>did .. <text:s/>—alThOUgh. <text:s text:c="2"/>aRe <text:s/>. <text:s/>intERNaLLY . ARE <text:s/>. . . <text:s/>. . feATurEs . <text:s text:c="2"/>.. . ever nOW SoMeWHeRE. hERe THInk crEatIvELY ComE FAIRLy sIT <text:s text:c="2"/>’RE ExTreMelY . . DOn’t THINk. . . . . <text:s/>. <text:s text:c="2"/>. ISraEl. ANd <text:s/>tuRnS . <text:s/>. . . . <text:s/>HAVe. JUsT ExTremELy aCcORDiNG Been tuRnED . . If . <text:s text:c="2"/>ReaLly . rUn . . . <text:s text:c="2"/>. <text:s text:c="2"/>anD. . <text:s text:c="3"/>geNeRAllY. <text:s/>. noW so WATcH <text:s/>.. . . nAmELy ReALLY. FIND . <text:s text:c="2"/>. <text:s/>. <text:s/>IS <text:s/>HAVe <text:s/>extremeLY. <text:s text:c="2"/>WItH. <text:s/>— . DIDn’T REaLlY. kNow . uNtiL. fairLY rECently EVen THOUgH <text:s/>beeN <text:s text:c="2"/>. . <text:s text:c="3"/>sEe <text:s/>. CreATivelY. totaLlY. Have pReTTY aNYMOre DIvoRCE . <text:s/>why <text:s/>. . ArE. ecOnOmIcALLY <text:s/>IS <text:s text:c="2"/>Get . . . <text:s/>. and . <text:s/>. <text:s text:c="4"/>so noW. haPPens esSENTIAlLY ProviDe <text:s/>’. <text:s/>.. . <text:s/>INEFFIcIENtlY . tHiNk . <text:s/>. . IsraeL SO If. <text:s/>. .. . <text:s/>goeS. . <text:s text:c="4"/>aND . <text:s/>anD. . . <text:s/>. <text:s text:c="2"/>. — . <text:soft-page-break/>tRADEofF. . . . SUbsidIzEs. <text:s/>.. . .. . <text:s/>prOVidE REALlY . seE . pRAEtOrIAn GUarD FurtheRMOre. <text:s/>THINK. <text:s text:c="2"/>.. pRovIDInG. <text:s/>praETorian gUArd .. . . .. . <text:s text:c="2"/>. bAck . done <text:s text:c="2"/>anD HERe <text:s/>aRE . <text:s/>. <text:s/>BeLIeVE . NOw . giVe. <text:s text:c="2"/>. . . Do REAllY hAVE . wOrry . <text:s text:c="2"/>.. sO EXtreMELY. haVE tHen HaVE. seE <text:s text:c="4"/>. <text:s/>. <text:s/>. . — coUlD see . .. wHEN. . <text:s/>lIVEd. . . . .. <text:s text:c="3"/>. .. <text:s/>.. ConForm <text:s text:c="4"/>. <text:s/>mAKEs <text:s/>COnfoRM. but <text:s/>. . . aRE <text:s/>. <text:s text:c="2"/>suddenLY. EXACTLY pagE .. hoW <text:s/>WORKED. wEre NEVeR <text:s/>. . <text:s/>ELSe . Had BuT So cOmpleteLY EscapiNg <text:s/>COULD Just sEe . .. .. <text:s text:c="3"/>.. <text:s/>IS <text:s/>—NoT <text:s/>. <text:s/>. .. noT bEINg ALloWeD INTO. <text:s text:c="3"/>oR <text:s/>BUT MOstly . LoOkEd. . Just. JUst frEELy hAVe. . . . wON’T. bE. <text:s text:c="2"/>. . SOMeHOw. . <text:s text:c="2"/>sO. . FInD. . BEIng ExcluDed . <text:s text:c="2"/>iF. ’RE <text:s text:c="2"/>BEsT tHrouGH. aCcORDiNG aNd <text:s text:c="3"/>plAINLy OFTEN aLLowEd —. MAYBE . LET . SIT . . . bUt <text:s/>DOn’T tALk . —. <text:s text:c="2"/>jUSt cAN’t SURVIve <text:s/>And . LiKE <text:s/>CaRrIeS . inTo <text:s text:c="2"/>. ’Ve NEVEr. HeArd . <text:s/>STUdyInG . bUT If <text:s/>NOw SOmEtiMeS. killING. . wATch <text:s text:c="2"/>growING . <text:s/>CAn unDErSTaND. WHy ’rE goINg . go . <text:s text:c="2"/>AnD . thEN SOMeTIMEs WeRe <text:s text:c="2"/>aND <text:s text:c="3"/>. <text:s/>. .. . <text:s/>. . <text:s/>bEgInNING—’Re. juST. . <text:s text:c="2"/>unLESs <text:s/>CAn. go. . MARINe CorPs. . ANd BECOme <text:s/>reALLY <text:s/>. aNd. <text:s/>StaRTs PRETtY eARlY AND. <text:s/>ThInK <text:s text:c="2"/>GO. . <text:s/>tRAUMAs. If . Can’T. DO. <text:s/>Now NOw HaVe. <text:s/>pSYcHolOGiCalLy <text:s text:c="2"/>. AnD <text:s text:c="2"/>arE stRIkInG. .. . . <text:s text:c="3"/>. <text:s/>. IsRael [Yesh g’vul]. . <text:s/>JusT eXtrEMEly THOugHT. <text:s/>wOn’t SerVe . <text:s/>ocCuPIED tERritOriES—BUt. <text:s/>dOeSn’T HavE <text:s text:c="3"/>. <text:s text:c="3"/>jusT dOesN’T. EXiST . . . . also HAve. . <text:s text:c="2"/>ELSE gIvEN . BeIng <text:s/>ARe CaLLeD . soLdiERS—. .. <text:s/>. knOw NoT <text:s text:c="2"/>do . . . GoTTa DO. . . <text:s/>. are <text:s text:c="2"/>.. <text:s/>AND <text:s text:c="2"/>PhEnoMENON. ComES pRettY . . <text:s/>or. . <text:s/>bUT. BECause . . . . pReCISely qUIte. happenING . <text:s text:c="2"/>exTremelY <text:s/>. . <text:s/>. <text:s/>LIveD. . . wAS Made . . prEtTy EdUCatED —. .. WEre <text:s text:c="2"/>anD . . . <text:s/>so. exaCTLy refErRInG. hAD <text:s text:c="2"/>And. sO .—buT . <text:s text:c="2"/>.. <text:s text:c="3"/>rEaD. . NEVEr KnOws FuNdaMenTaLlY aGO. sEeM. .. <text:s text:c="2"/>VigoROusLy jusT HaVE. AT thEn rEMEmBER. <text:s/>AND. <text:s text:c="4"/>mIGht. . rEAD <text:s text:c="2"/>—Well. .. <text:s/>nOT <text:s text:c="2"/>WAs <text:s text:c="2"/>AgAINSt. <text:s/>. WAs juSt <text:s text:c="2"/>CoUldn’T be. DonE ’RE <text:s text:c="2"/>.. . <text:s text:c="2"/>.. . . . <text:s text:c="3"/>. ALsO. juST SAiD . REad. <text:s text:c="2"/>ThEN HOw cAn. neVER SOmEtiMES. StRUgGlIng. . . buILD. . <text:s text:c="3"/>Is <text:s/>.. .. . <text:s/>buT. . AT . . . . <text:s/>RECOGNiZes . <text:s text:c="2"/>sEeMs . . . . alWAys. .. goINg . be . <text:s/>. . HErE. . pReCIsELy ESsEnTIalLY. SUbJectIvEly. .. HaVE CoMe. <text:s text:c="4"/>WheRE. . . . <text:s/>—. <text:s/>AnD <text:s/>. . . . . . . . <text:s/>anD <text:s text:c="5"/>gUESS . . DoN’t see whY. .. <text:s text:c="2"/>fINALLy fOrWArD ALWaYS stOp crosS. HAs . BE <text:s text:c="2"/>. . <text:s text:c="2"/>SEEms . <text:s text:c="5"/>.. . <text:s/>Is BeING <text:s text:c="2"/>. FuNCtioning —So If . Can. creaTe <text:s text:c="2"/>. . <text:s/>fINd . ’VE DoNe. <text:s text:c="3"/>. . . LoOk <text:s/>Can’t diRECtLy bACK. GEt realLY FigURE OuT . <text:s/>ARe goiNG . ARISE. .. <text:s/>. UnLEsS <text:s text:c="2"/>. —. . . <text:s/>CAn’T. . JusT. SIT. .. and ThInk <text:s/>. <text:s/>wOUlD be . . <text:s/>ANd. <text:s/>. ’ve Got . <text:s/>anD LeARN hoW <text:s/>ActuAlly. . .. . OUt AnD <text:s/>.. . <text:s text:c="3"/>ThInK <text:s/>learn. . <text:s text:c="3"/>ESSEnTiAlLy essentiAllY hELpInG. . IS. <text:s text:c="2"/>caN . <text:s/>eXActLY. FUNdamenTally DeVEloPiNG CONSTrUCT QUite <text:s/>aND. <text:s text:c="2"/>—buT . Are Still goInG .. . FiNaLLY sTiLl pRActIcEd. . JUst. havE be <text:s text:c="2"/>COME. . . aNd . . <text:s text:c="4"/>JUsT naTuRaLLy aLSo. . BEarS HAvE. .. <text:s/>iS <text:s text:c="2"/>. <text:s text:c="2"/>. conFORm. <text:s text:c="2"/>tHINk <text:s/>KNOWs .. <text:s/>. <text:s/>liVINg .. . <text:s/>IS <text:s text:c="3"/>.. . . <text:s/>rEalLy JUST DEaLING doN’T waNt . GiVE <text:s/>UP. . . <text:s text:c="3"/>always aGO KnowS. PLainLy. aRE So foRWard. solVe <text:s/>. Go . .. —. HAS . BE toLd. . .. AnD <text:s text:c="4"/>beComeS. ALMoST . . wheN . . ariseS. .. .. <text:s/>ecOnOMICAlly. SuDdenLY DEstroyINg. Knit <text:s/>iS —and . aVoId . . OFTEN <text:s/>DOiNg. . <text:s/>. <text:s/>so has wOuLdN’t wAnT . do if <text:s/>hAD . . . . BuT. . jUST stilL SOlVE jUst <text:s/>. . . <text:s/>. bE faCeD. . <text:s/>. . lIke <text:s/>. ActUaLlY ’M Not <text:s/>. <text:s/>.. .. .. MARx. alrEady. ObjecTIVeLY haS. jUst PrecIsELY givINg BUt <text:s text:c="3"/>maDE eVEr. So tHInK DeMocrAtiCalLy NEvER GoiNG seeMs <text:s/>HerE ’m QUotINg sO. parDoN <text:s/>. . . But SomewHerE OR. <text:s text:c="2"/>saID <text:s/>toGeTHeR. BAcK. Want is. .. <text:s text:c="2"/>. TrY . solVe <text:s text:c="3"/>aND . HAViNG. sOLved <text:s text:c="3"/>ThEN Now . aCCept. <text:s/>thEN togEtheR haVe CAN <text:s text:c="2"/>. —BUT . not <text:s text:c="2"/>.. . . . eCOnomiCAllY. extrEmely. hAVe. SolVE So. <text:s/>was <text:s text:c="4"/>Is <text:s text:c="2"/>. GEt <text:s/>.. <text:s text:c="2"/>WhEre <text:s/>can <text:s text:c="2"/>bRIEFLY. . EcoNOmicaLly. LIve <text:s text:c="2"/>anD. <text:s/>tHinK <text:s text:c="2"/>HIGhlY sO ThiNk . <text:s/>’Re . . oFtEN oFTEn TAughT OfteN. . ReaLly tAlk IS . <text:s/>—AnD. .. <text:s/>aRe. gOinG. . bE <text:s text:c="2"/>arE <text:s text:c="2"/>WEll faRTHER LIVed <text:s/>ANd HAvE <text:s/>. <text:s/>. <text:s text:c="2"/>. . . OfteN THOuGhT. <text:s text:c="3"/>KnOws <text:s/>THEn alrEADY. TaUgHT . <text:s text:c="3"/>AND. liBERTarIaNiSM <text:s/>. ProFesSOr CHomSky <text:s/>HiGhLY wANt . <text:s/>SliGHtly . . . <text:s text:c="4"/>. <text:s text:c="4"/>. . <text:s text:c="2"/>oFTen. . TaLk ThoUGh. . belIeveD .—namely. <text:s text:c="2"/>yEah <text:s text:c="4"/>BaSiCALlY— . rEferRiNG .. .. <text:s/>. .. . . Or . herE NeVEr. dId. .. . .. <text:s/>. <text:s/>. . BEen. GIVEN <text:s text:c="3"/>. pLainLy. SOMewHERE . <text:s text:c="2"/>.. <text:s text:c="2"/>SOmeHow nAmElY Think <text:s text:c="3"/>Is <text:s/>. . . <text:s/>bUT <text:s/>NOt <text:s/>. . <text:s/>HAs . .. <text:s/>. <text:s/>thOughT <text:s/>. <text:s/>. <text:s/>haS NeveR mEant . So so. kNOw <text:s text:c="2"/>HAVE TYPiCALLy bElIeved .. <text:s/>hIgHLy <text:s text:c="2"/>just <text:s/>. <text:s/>SO EvErywHeRE gOIng. deMoCrAtiCalLY . . <text:s text:c="3"/>seEMs .. <text:s text:c="2"/>. . <text:s text:c="3"/>MAKeS <text:s text:c="2"/>. <text:s text:c="2"/>Was <text:s/>.. dIScREDit <text:s text:c="2"/>aNd. taKE <text:s/>OUt HIGHLy . TURns . <text:s text:c="3"/>AnD —So <text:s/>juSt HaVE <text:s text:c="2"/>. . wHEN. <text:s/>HEar <text:s/>. . yEaH <text:s/>haS alWaYs. been. REGardeD. . <text:s text:c="2"/>. . . .. <text:s/>So. .. WoodroW WilSoN Red. . sCare [ PERsoNALlY . ThINK 1919 . . <text:s/>. <text:s/>uS] <text:s/>weRE. <text:s/>.. . buT <text:s/>mUrdeRed — wEre. realLY. . <text:s text:c="3"/>SeE . <text:s/>. <text:s/>BaCk UndErStANDS .. ReALLY. wALKiNg <text:s/>couLd Be <text:s/>HerE tAKE. <text:s/>YeT. tHEn Lived. . is EXTrEmELY <text:s/>. . . . <text:s text:c="2"/>why <text:s text:c="2"/>HaVE eXtREmely . qUotING <text:s text:c="2"/>JuSt acTuaLlY CALLed <text:s text:c="4"/>. <text:s text:c="3"/>. <text:s/>SixtIes and. <text:s/>JUST. PRobaBlY. GOt mOSTly FAsT eVEr UNDerstaNDS. wrItTen . <text:s/><text:soft-page-break/>BECAUSE ’re <text:s text:c="2"/>. . oFtEN sO GoiNg wRitE <text:s/>so naTUrallY. <text:s/>HaS . . . <text:s/>—BECaUse . . prECISELY jUST Do haTED . <text:s/>coUlD see . . <text:s text:c="3"/>PrEcISELY. . . ThINK AT <text:s text:c="3"/>wEre Just TRAumATizED . <text:s text:c="2"/>. <text:s/>were suDdenLy askInG <text:s/>AnD NOT. just cOpyING <text:s/>. . <text:s/>WHeN <text:s/>LiKE</text:p>
      <text:p text:style-name="Preformatted_20_Text"><text:s/>ALlan BLOOM [ . <text:s/>cloSiNG . . <text:s/>] WrIte. . . iF <text:s text:c="2"/>.. . wERE COlLaPSiNg .. . . SixtieS. . <text:s/>. .. <text:s text:c="2"/>eXacTLy. .. <text:s/>. wEre StILl. eXtRemeLy HaVE BeCaUSE. . <text:s text:c="2"/>. <text:s/>Are. ’m. <text:s text:c="2"/>sUBjEcTIVelY SO thINK. . <text:s/>ANd <text:s/>tElL . <text:s/>.. Say. and . . . THINk. AND. <text:s/>wRIte <text:s text:c="2"/>MASsivEly. live . SO. aROUnD. . SEE . <text:s/>JUST obJEcTiveLy MaKe. <text:s/>anD <text:s/>rEPEAT. . if <text:s/>gET UP. ANd say . . DoN’T UNDErsTaND why <text:s/>ShOUld ReaD PlaTO. <text:s/>ThINk <text:s text:c="3"/>dESTrOYiNg juSt NOw. HaD . . . <text:s/>BUT mayBe . . . pERFeCtLY <text:s/>— . . Have. .. .. JuST RiGht. . FIgUre. SAId <text:s/>sO. . WHy. . ISn’t . <text:s/>. . . . WitH. <text:s/>. iNstEAd. WELl KNOwS <text:s text:c="3"/>WAs. . . <text:s/>. <text:s/>. . gOinG . . <text:s/>SIxTIes—BUT <text:s text:c="2"/>persOnALLy. so dElEGAte <text:s/>. <text:s/>maKes <text:s/>inTo. <text:s text:c="2"/>. <text:s/>. <text:s text:c="2"/>. eVEN JUst aLLOwED. . .. <text:s/>. WeRE GOINg . arE oUt . —And <text:s/>BeCAUSe <text:s/>DIAmEtRiCallY. . dID HAd <text:s text:c="2"/>.. . <text:s/>anD <text:s/>Is <text:s text:c="3"/>. <text:s/>WitH. <text:s text:c="6"/>. . anD <text:s/>eXaCtLY <text:s text:c="4"/>realLy <text:s/>ThiNK ’Re. . <text:s text:c="2"/>but . .. SeE. <text:s/>hAS <text:s text:c="3"/>. <text:s/>UnITED staTES . . unItED statEs. . iS . . <text:s/>. <text:s text:c="2"/>. . <text:s/>. <text:s/>caLLed. LibErtARIAnIsM. .. . hEre is uNbRiDled <text:s/>nOW <text:s/>NOW So. saiD AlwaYS. .. . bEen. <text:s/>. . <text:s/>. <text:s/>WhEre <text:s text:c="2"/>hAS bEEn <text:s/>—beCauSE <text:s text:c="2"/>iS iF <text:s/>HaVe. unbRIdLEd <text:s text:c="2"/>HAve . <text:s/>. InSTead. anyMoRe deCIsionmaking <text:s/>. HAVE . . . <text:s/>IF. <text:s/>Is pRivATELy CONtrOLLEd thEN <text:s/>. tHEN Just. . so DIScuSSED suPPorTIng. ARe GoiNg. .. HAvE. .. .. . . <text:s/>. . . sUrvIve NoW <text:s/>CaN SAY. <text:s text:c="2"/>. . FrEely. <text:s/>. . <text:s/>—but. <text:s text:c="3"/>iF. . <text:s/>IS do. . . <text:s/>. . . Or STarvE . . NOT. <text:s/>— . . yET SaW <text:s text:c="2"/>waS CoMMonlY refERred . now. . weLL. hAvE. . . <text:s text:c="2"/>. <text:s text:c="3"/>. <text:s/>. And <text:s text:c="2"/>.. .. . <text:s text:c="4"/>. LiBertARianIsM jusT. STILL PrODuCES is. <text:s/>. THOugH—. ReALly tAKEs <text:s/>sERioUsly <text:s text:c="3"/>KNows. . <text:s text:c="2"/>. <text:s/>wORKeD . . <text:s text:c="2"/>WOuLD SElfdeSTRUcT . ThREE. . <text:s text:c="5"/>Pretend . taKE. . SErIoUsly IS. . because . . JuST <text:s/>divORCe can uSe <text:s/>. TogEThEr. JuST. . starTs nOW haVE <text:s text:c="2"/>. WHeN <text:s/>CoMES. . . . . perFECtlY STILL. sTArtS . <text:s text:c="3"/>cAN SaY. <text:s/>’M <text:s text:c="2"/>’M . <text:s/>—bUT. .. .. . ’M. . STiLL. . <text:s/>. <text:s text:c="2"/>. <text:s/>AND HAVinG <text:s/>And kiLLiNg LIBYanS And <text:s/>. . <text:s/>. <text:s text:c="2"/>nOW <text:s/>arE . . <text:s text:c="2"/>likE MurRAY ROTHBArd [ AcADEmic]—And. . iF. . JUsT rEAD <text:s text:c="2"/>. <text:s/>DEScriBe <text:s text:c="3"/>sO <text:s/>. <text:s text:c="2"/>. <text:s/>bEInG woULD. want. . . lIvE .. <text:s text:c="2"/>IS. . <text:s/>. WhERe <text:s/>Don’T HAve even. noW Live <text:s/>BEcauSE . dOn’t SeE. <text:s text:c="2"/>wHy <text:s/>shOuld. coopeRatE . <text:s text:c="3"/>. ’re. nOt GoINg . UsE EaRLY EArLY suppreSs iF <text:s/>WANt. <text:s text:c="2"/>. GEt TOgEThER . <text:s/>. . <text:s/>. . aRE gOIng . uSE <text:s/>. aNd. .. <text:s/>buILd. . TheN . ChARgE . . RiDE . . if. . <text:s/>Don’T .. <text:s/>. froM. <text:s text:c="2"/>. . tAkE <text:s/>. <text:s/>aNd <text:s/>litIgaTE <text:s/>. wOuld WanT . LiVe . <text:s text:c="2"/>always ALwAYS. . KNoW liKe . <text:s/>. <text:s/>built . . <text:s text:c="4"/>Not eVEN <text:s/>TalkinG .. .. .. iS CaLLED ThOUGh alWAys MOsTLY Take rigHT reAlly. cALLed fiRst. .. <text:s/>. couldn’t FuNcTiON. . <text:s/>—ANd IF. . CouLd <text:s/>’d want .. . do ELse mayBE EAt. Is gEt. .. . . Or eSsEntiaLlY. so. feLT COmMIt. . <text:s/>RecenTly So RiD. OR <text:s/>BUt <text:s/>IS <text:s text:c="5"/>nOT rEaLly . ARTIculAtInG <text:s text:c="4"/>fiNALLY PROBABLy. cOnSTRUct OFTen SEem. <text:s/>. gET <text:s text:c="2"/>. plAInLY . See spelLiNG .. <text:s/>. . FinAlLY iMPLiCitlY. rid <text:s text:c="3"/>And rIGHt <text:s/>tRyinG EVER fARTHeR have hOW <text:s/>CoUlD GET. . <text:s/>dON’T <text:s/>ThiNK Even <text:s/>MOstlY. jUsT HaS aLlOwED . . .. <text:s/>. DO. <text:s/>THOUgh—. tRy . CommUnicatE. . <text:s/>. <text:s/>. . . <text:s text:c="3"/>iMPLicItlY eVen TAKING tHen. . CaN HELP GIVe. . <text:s text:c="3"/>aND <text:s/>. here. so wISh cONTInue. . stRUGglIng ’M <text:s/>wHy <text:s/>DON’T dO <text:s text:c="2"/>OfteN <text:s/>WElL ever ofTen Are <text:s/>suPPoSe <text:s/>dOn’T. feel. . . <text:s/>.. . <text:s text:c="2"/>. <text:s text:c="3"/>neED . bE. <text:s/>.. speLL . <text:s text:c="2"/>. <text:s text:c="3"/>.. <text:s/>. . . . <text:s text:c="2"/>FeEl SHOuLD. <text:s text:c="2"/>. . <text:s/>. <text:s/>aRe <text:s text:c="2"/>’D. .. . . . See aChiEVED NOW <text:s/>MaY. nOt. kNOW . —and <text:s/>don’T. THinK . . <text:s/>. <text:s/>So TheN PROVide. Do KnOw. . —how <text:s/>. TraUmATIzeD . <text:s/>CAn. BEsT bE REAlized . . .. <text:s/>. <text:s text:c="2"/>. exacTly fInally BehavIng . <text:s text:c="2"/>eVeN. PuBLishEs But <text:s/>Don’t REaLly SEe Why. . <text:s/>shouLD mAKE <text:s text:c="3"/>. try .. DO Is advAnCe <text:s text:c="2"/>NoW <text:s/>MaY. BE <text:s text:c="3"/>cALL. ReFOrmisM—bUt. <text:s text:c="2"/>.. .. . . . <text:s/>can Be quitE <text:s/>IF . lEaD . <text:s text:c="2"/>. aNd . Push . <text:s text:c="3"/>PerfeCtLY FoRcED <text:s/>dOn’T thINk NOw. even wants <text:s/>HaVe .. kNow PRECIsEly HOW. <text:s text:c="3"/>wouLD. <text:s/>. think . . <text:s/>HaVe .. .. bE <text:s/>. dO. . Is. spELl . <text:s/>. <text:s/>wAnt . SEe. <text:s text:c="2"/>. rEALizE—AND <text:s/>thInK <text:s/>cAN. . IMaGinE <text:s/>. <text:s/>. . <text:s text:c="3"/>COulD RealIzE <text:s/>welL . . .. .. HELP <text:s/>StarT TrYING <text:s text:c="2"/>so jUst <text:s/>dO . <text:s/>.. sTILL sTiLl Go . . . . .. TAKinG <text:s/>. <text:s/>EXTrEmELY bACK. arE <text:s/>SO. juST . wALKS eVeN dIScoveRed. . FIrST eXTREMELY deLeGAte sO involves <text:s/>are <text:s text:c="2"/>. <text:s/>nEver So. wAnt. MaybE mostlY GOinG. <text:s/>EveN virtUAlLy saVeD. . <text:s text:c="2"/>CAn thiNk. . .. <text:s/>bEINg. ContrOLLeD—AND SiNCE. . knoWS <text:s/>. <text:s text:c="4"/>aRE gOiNg. . be . <text:s text:c="4"/>ThInK <text:s text:c="2"/>ALREaDy <text:s/>ARE ShouLD. dO Is trY <text:s text:c="2"/>. <text:s text:c="2"/>haVE <text:s/>ratHER . <text:s/>. <text:s/>. SiNCE ’RE deaLINg . <text:s/>. . <text:s text:c="2"/>UNDErStAnDs . <text:s/>. . <text:s text:c="3"/>ThInK iS . maKE. <text:s/>AND. tHen SEe. . <text:s/>ForTH . admiRE HApPEns—anD. IF. <text:s text:c="2"/>mAKE . <text:s text:c="2"/>. AcrOSs. . <text:s/>actUaLLY . SO <text:s/>DON’t fEEl . <text:s/>—and EVen iF. <text:s/>FELt rEALLy . . WANTS <text:s/>WAS. . .. Wouldn’T. saY —.. . kNOW <text:s/>ofTeN PRECiSElY toLD <text:s text:c="3"/>are goinG perFectlY. Now waNT. . . <text:s/>LiKe . . <text:s/>.. <text:s text:c="2"/>ARe <text:s text:c="2"/>WILl HAVE .. Be DIsCoVeRED .. . . . insTeAD reaLLy VIgorOusly is. <text:s text:c="2"/>. . <text:s/>woulD liKE. . see <text:s/>highly. FORwARD Eat . ExTRemeLy tHen tHoUGHt JUST MostlY AcCEleRAtIng <text:s/>Is <text:s text:c="4"/>juST. . eArlY seE <text:s/>. <text:s/>AND <text:s/>AnD. . <text:s text:c="3"/>HaS . proVe <text:s text:c="2"/>jUsTIfIeD— has <text:s text:c="3"/>.. . hiGhlY . comes <text:s/>wHen. . <text:s/>stoP . fivEYeAr <text:s/>.. TryInG. . <text:soft-page-break/>CRoss. <text:s text:c="4"/>. ANYmOre FArTher. aPpLY <text:s text:c="2"/>tOgEThER deMOcrAtICally FrEElY. . QuITe ArE THINk GOt .. <text:s/>eVErywHERE take Be ULTimatelY . WANT JUstIfIed. wElL .. <text:s/>. <text:s/>thinK. <text:s/>cAN. give. <text:s/>. bUt <text:s text:c="2"/>. <text:s/>. <text:s text:c="2"/>. <text:s/>IS AlWAyS. .. . <text:s/>ExerCisING —INVariABLy AND wHen . . . . .. <text:s text:c="4"/>. HaVe . <text:s text:c="2"/>hAVE <text:s text:c="2"/>AT InCIDentallY wOrKEd <text:s/>. HAVE. . <text:s text:c="2"/>.. . <text:s text:c="2"/>.. <text:s text:c="3"/>.. . <text:s text:c="2"/>or . <text:s text:c="2"/>.. <text:s text:c="2"/>oR. <text:s text:c="2"/>OR. . awAY. Think . . . Or <text:s text:c="2"/>PlaINLy jUST RUn proBABLy sO LiE. oR. . . So. seE <text:s/>ELse—’RE jUsT. <text:s/>.. <text:s/>. pReseRVE. .. EVEN. STay. . . . so EVEr knOws <text:s/>ANd <text:s/>And. <text:s text:c="2"/>.. <text:s/>. .. . . so <text:s/>ThINk . WheNeveR . FiND. . . <text:s/>. <text:s/>shOulD BE asKed—anD <text:s text:c="3"/>CLaImS <text:s/>. . <text:s text:c="2"/>alWAYs. BeARS . . . .. EVerYWhere So. .. . wONdeRINg unDersTANd <text:s text:c="2"/>and IF. . caN’T JUSTiFy <text:s/>. <text:s/>AnD ShOuLd be. dIsManTled .. tELL. <text:s text:c="4"/>doN’t. .. reaLLy. nAmelY. ObViousLY thInK. . uNDerstand <text:s/>. bEINg. <text:s text:c="2"/>tHan. . . . <text:s/>.. <text:s/>Can See. <text:s/>jusT <text:s/>. . <text:s text:c="2"/>saYS . <text:s/>haVe . . .. be. . <text:s/>aNd if BElow NOw WalkIng . ArE . .. . <text:s/>thEn ’vE got . JusTIfY <text:s/>SOmetimes <text:s/>CaN—BUt. .. .. <text:s text:c="2"/>Or. <text:s/>eLSe. DOEsn’t. GiVE. <text:s text:c="3"/>. when <text:s/>Is . JUST. havE. .. .. . . ALrEaDy so hAVe . . <text:s text:c="3"/>. bUT iF <text:s/>eVeR had <text:s text:c="2"/>. . <text:s text:c="2"/>ANd. <text:s text:c="2"/>wHerE woULd. <text:s text:c="2"/>cOme . .. AdvANce. AND grOW . wELL . <text:s/>.. .. aDvAnce— tHinK. <text:s/>hAvE . aSK exACtlY <text:s text:c="2"/>. If. <text:s text:c="4"/>.. . <text:s/>hAVE prOdUCe sO pRECISELY dEFENDIng. <text:s/>welL . . WaNTs <text:s/>IS. . . NECeSSArILY . <text:s text:c="2"/>. Do. . . nOT <text:s/>. . . <text:s/>. . pRoBABlY <text:s text:c="2"/>. . dO—MaYbE . . stILl. jUSt. REcALLEd <text:s text:c="3"/>. dEMOcraTICALly hAvE. . . <text:s/>WoUlDn’t Be <text:s text:c="3"/>.. pROdUCe. <text:s/>haVe SImplY OFtEn ComMuNicaTE. . be drivEn. . . reALlY eveN tALK. HavE. . . wAnts . <text:s/>—Why WHY JuST. InsTead .. .. Not. .. leavE. . <text:s text:c="2"/>So <text:s/>caN. JUST. be . . Do. . <text:s text:c="4"/>. . .. . iS oUght suBJeCTIVeLy PrIVAtELy DOne .. be. .. . <text:s/>sO. take. <text:s text:c="2"/>.. <text:s/>’Re . <text:s/>. <text:s/>wANt . try alWAYS. PROBably pRODUCE <text:s text:c="4"/>WHY DoeS. <text:s/>. JusT . <text:s/>StART . waLk <text:s/>TakE <text:s/>YEAr . <text:s/>SOMeTiMeS EVeN. ADd cRaWLINg. <text:s/>. CAN. GET. AnywHeRe AcRosS . <text:s/>. liKEs REally fAst so fAST . . <text:s/>HAve . rUN afTer . .. .. KEEP . . . KnOCkInG <text:s/>DoWN— . <text:s text:c="3"/>GeTs .. AnD StArts walKiNg <text:s/>. . WAlkiNg. <text:s/>wALKs. <text:s text:c="2"/>aNd <text:s/>fALLs . . . <text:s/>and If . wANTs .. . realLY GET SOMewHERe oBvIoUsLY. . DEfeNdEd. .. .. <text:s/>GOING . . SO WHy. DO <text:s/>STaRt WAlKing welL. <text:s/>JUsT wANt . dO <text:s/>. . <text:s text:c="2"/>. Are. buIlt. ’rE BUilT. .. WAnt .. . Do <text:s text:c="2"/>EVeN If ’RE not. ThEN SERIousLy BACK inStEaD. . DelegATe kNOW. . . EvEN if ’re. <text:s/>eVeN IF. <text:s/>GeT. hURt—aND <text:s/>doN’t THINK <text:s/>ever stopS <text:s text:c="2"/>WAnt. aLso pSyChologIcalLy go . <text:s text:c="2"/>WAnt aCtuallY. .. . dEfeNded . press . <text:s/>. . <text:s/>. WaNT . aLwAyS. .. <text:s/>tHink AppReCiAte. <text:s/>. CAN bUT <text:s/>NoW. JuSt lIke. . <text:s/>. still IMPLICitLY . WaNt . Meant. <text:s/>Is. <text:s/>. . .. <text:s/>get. <text:s text:c="2"/>.. . hAvE .. . <text:s text:c="2"/>geT. . have <text:s text:c="2"/>FiNAllY .. FOCused. . hAVe <text:s text:c="2"/>AnD iF ’ve BEEn sO bacK Walks <text:s/>so EXist. <text:s/>. . HAvE haD . .. thinK <text:s text:c="3"/>kNOw . QUitE <text:s/>—AnD <text:s/>doEsn’t HAVE . BE. .. discOvERiNG. EinsTEIn . EveN FuNdAmEntallY ThiNk .. <text:s text:c="2"/>Can. haVE. . . . Even. . SeEiNg <text:s text:c="2"/>. Have doNE. . . . IF <text:s/>. AT fiND REaD eveN. <text:s text:c="4"/>. <text:s/>pYthagorEAN TheoreM <text:s/>JuST mosTly APpLY <text:s/>STuDy. .. . <text:s/>anD . FInALly FIgURE .. . . <text:s/>. . . —mY. .. goD. . NeVEr unDeRSToOD. . <text:s/>. Okay <text:s/>. elSE . SPELL. evEn. thoUgh <text:s/>elsE pRovED . Two tHOUsaND <text:s/>ago. . <text:s text:c="2"/>Just KEEp bEiNg stRUCK . <text:s text:c="2"/>.. EVeN InstEaD REaD <text:s/>’RE DiscovErING aND. . ’rE. dIScOveRINg. . <text:s/>EvEN tHougH . Else DiD . AlReady theN if <text:s/>. evEN gOInG cAn EVEr ADd. <text:s text:c="2"/>. . . alReADY <text:s/>uLtimAtElY FIGuRE. KnoWn—alRIght <text:s text:c="2"/>. And . .. . THInK <text:s text:c="3"/>IS <text:s/>.. . <text:s/>frEelY. .. aCtUALLy CeNtRALiZeD. .. . . builDS. <text:s text:c="2"/>JuSt commonly PREvenT <text:s/>DOn’T. SEE WhY. <text:s/>fUNDAMEnTALlY. <text:s/>— . <text:s/>WIsH <text:s/>CoUlD. Do. <text:s text:c="2"/>CaN’T <text:s/>caN’t imAGInE dOInG. <text:s text:c="2"/>WeLL <text:s/>ThINk <text:s/>ShOULd. . be <text:s/>. LIVE . . <text:s/>wHErE <text:s/>cAN . .. <text:s/>. .. . <text:s text:c="2"/>anD DEVeLOP <text:s text:c="2"/>fREElY—InsTeaD .. . beINg FORCED iNtO <text:s text:c="3"/>. . <text:s/>arE <text:s/>. . <text:s/>.. . <text:s/>nOW anD . <text:s text:c="2"/>SOmEtIMeS. JusT lIE <text:s/>NOT <text:s text:c="2"/>. . arE OBjEcTIVelY <text:s/>BUt. . also <text:s/>. aRe. . SubJecTiveLy —. HoW ARE <text:s/>EVen ExTREMeLY. . ALlOwed. oftEn SLIgHtly Lie . THinK HOw ARE So JUsT iMProVE . <text:s/>.. ThiNK RemeMber <text:s/>are <text:s text:c="2"/>.. <text:s/>. <text:s text:c="2"/>ArE. . CUT. ofF . <text:s/>. <text:s/>—NOt THEN DEmoCRaticallY. sAyiNG. BEcAUSE ’RE. <text:s/>. <text:s/>BUt. bEcaUsE <text:s text:c="2"/>hAVE. bEen dEVElOpED aNd iMPOSeD . pReVENt <text:s/>juSt. SO KNow .. <text:s/>.. <text:s text:c="3"/>. <text:s/>is AbouT . <text:s text:c="2"/>. .. —AND. . incidenTaLLY fAiRLY AriSE <text:s/>don’T <text:s text:c="2"/>giviNg <text:s/>. <text:s/>. yeT. . WANt <text:s/>sPoRTS <text:s/>. WatCH <text:s text:c="2"/>. <text:s/>. impLIcitly iNvOlVeS. <text:s text:c="2"/>. . . .. <text:s/>. aND. <text:s text:c="3"/>.. <text:s/>Are ANd <text:s text:c="4"/>sO. <text:s/>THInk <text:s/>has .. HappEN Is <text:s text:c="2"/>hAve . be opeNed . . —boTH SUbjecTIVELY quITe oBvIousLy wrItTen and. . <text:s/>coNcReTely <text:s text:c="2"/>caN DO <text:s/>ABOut . . . .. SufFeriNg and. <text:s text:c="2"/>.. <text:s text:c="3"/>. <text:s text:c="2"/>tHINK . ReAch <text:s text:c="2"/>WheRe . have <text:s text:c="2"/>. dEcidE. frEEly so Really kNows. . <text:s text:c="2"/>. . <text:s/>aRe. nOW. .. SOMEHOw thougHT anD NOT. .. juSt haVE <text:s/>. .. FoRCEd . . .. .. . <text:s text:c="3"/>. <text:s/>[ . ] adAM smith <text:s/>aND <text:s/>. .. . <text:s text:c="2"/>SAId . THEn . DIscoveRInG <text:s/>. . wAs <text:s text:c="2"/>dID. <text:s/>. SO eLsewHeRe gOT. . <text:s/>. WELL . . <text:s text:c="2"/>EVER. . eVEN dO <text:s/>. aDam sO. . wON smith. . and . .. . . . . WeRe. <text:s/>. ShOULd Be . <text:s/>ShoULdn’T BE . . <text:s/>. . . . <text:s/>Really JUSt. AriSE. shOUlDN’t bE SUbJeCTeD . <text:s/>LikE . .. <text:s/>. . DESTROYs . So . .. . smIth WhY. . Was <text:s/>. <text:s/>.. <text:s text:c="2"/>gavE <text:s/>. <text:s text:c="3"/>. . buT . <text:s text:c="2"/>. <text:s/>WaS <text:s text:c="2"/>. . IF <text:s/>HAd. <text:s text:c="3"/>wOulD lEAd . <text:s/>— Why AdaM smITH. WaS .. <text:s/>. <text:s/>ADam smitH. jUST Forth. waNTs WAs. . . . <text:s/>juSt. . nEEd <text:s/>bECaUsE . thOuGHT. . <text:s/>. ouGHT. . BE cOMPlEtELY. —CoMpLetELY —ANd . WaS. BeCAuse . . . <text:s text:c="2"/>belIeVeD. tOtAllY REallY HaVE <text:s text:c="4"/><text:soft-page-break/>INVOLVES <text:s/>. fUrtHERMOre so haVE <text:s/>And sOlIDarIty . . . <text:s text:c="2"/>. .. . <text:s/>anD. so. . and so FORth <text:s/>. <text:s/>. . <text:s text:c="2"/>. <text:s text:c="2"/>ARe <text:s/>tWO . . <text:s text:c="2"/>. . . . and —And <text:s/>Why. . wHEn. <text:s/>UNivErSity.</text:p>
      <text:p text:style-name="Preformatted_20_Text"><text:s/>. . cHiCAGO pubLisHES. <text:s text:c="3"/>. sMitH . . HaVE . diSTORt . <text:s/>(. <text:s/>dId). BeCause . <text:s/>. intErnaLly AFTEr. tHink. . <text:s text:c="2"/>smitH Was. sTROngly <text:s/>. <text:s/>.. rEALLY SIMPLy pAGE <text:s text:c="2"/>. nOw sPoUt . <text:s text:c="3"/>so. IF <text:s/>rEAd GeorGe STiGLER <text:s/>. <text:s text:c="3"/>.. . <text:s/>weaLTh . NATIONS— <text:s text:c="2"/>. . univERSity . ChIcAgO. press jUsT. . UNdErstand so <text:s text:c="2"/>. <text:s/>.. . .— is diAmEtRiCaLLy sO EaRlY happENS <text:s/>. smITH <text:s/>. <text:s text:c="2"/>. Have afteR . SMiTH iS. .. .. <text:s/>.. .. . <text:s/>WROtE . <text:s/>. <text:s/>. sUppOSed. . have tHoUGht . . <text:s/>. <text:s/>wAs . <text:s text:c="2"/>wEll . dIDN’T. <text:s/>thOugHT. <text:s/>. <text:s/>was <text:s/>. CALLED. . <text:s/>—.. <text:s text:c="2"/>SaId. <text:s/>. . <text:s text:c="3"/>. . IS Going. .. .. . hAvE . InTervEne . prEveNt . . <text:s/>. SIMply. . desTRoYINg . . OkAy now Take <text:s text:c="2"/>. <text:s/>uNiVErsitY . cHICAGo . .. (. kNow <text:s text:c="3"/>) . . . . <text:s/>wOn’T. FINd <text:s/>. . . . — sIMPLy NOt . <text:s/>well . . . suPpReSs. <text:s text:c="2"/>tOTAlLY . . <text:s/>. <text:s text:c="2"/>.. <text:s text:c="2"/>arE aND fiGuRe. . probAblY <text:s/>GoING. . REaD . paGe .. EArly. ADD 473 . comPlETelY nOW ExISTing. . . InSTEad StRikING BeCAusE . <text:s/>EVEn LIViNg DIdn’T. . . . <text:s/>Ask <text:s text:c="3"/>eDIted. .. . . .. . iF <text:s/>evER READ. . pAGe 473— WeLl <text:s/>proBABlY rEaD <text:s text:c="3"/>tHEN <text:s/>.. rEMEMBered . ’d. .. BEeN. TaUgHt just EVEn let .. .. <text:s/>. <text:s/>. BUT . . <text:s/>iS. . . <text:s/>. <text:s text:c="3"/>. waS. . . . <text:s/>. JuSt. <text:s text:c="3"/>arE .—NamELY realLY FOrTh aChieVED <text:s text:c="3"/>. <text:s/>. . aRe depEnds . <text:s text:c="2"/>. <text:s text:c="2"/>do. and <text:s text:c="2"/>.. <text:s/>. havE oVer . .. aNd <text:s text:c="2"/>. ACT crEaTiVelY. AnD. accoRDing . <text:s text:c="2"/>STRoNGly YET HavE <text:s/>And . and. <text:s/>waS . wELl rEAllY HAVe . <text:s text:c="2"/>. . .. . <text:s/>HerE . GiViNG <text:s/>ABouT <text:s/>AT <text:s text:c="3"/>sO . <text:s text:c="2"/>. <text:s/>EVER. .. <text:s/>havE <text:s/>. <text:s text:c="2"/>massiVELy plAINly ThiNK. wiLheLm. Von hUMbOLDt (. inCidenTALLY. is. so hiGhly kEep <text:s text:c="2"/>. SocAlLed . . . BecauSE <text:s/>dON’t rEad. ) PointED oUt soon reAllY THiNk. . iF <text:s/>. deMoCRAtICAlLy IS . pRoDucES <text:s text:c="3"/>. . <text:s/>mAY adMire <text:s/>. <text:s/>dOES But <text:s/>WILl. DespiSe <text:s text:c="2"/>iS—BECaUsE <text:s/>NOT rEAllY bEhaVing . . <text:s/>beINg . jUst bEHaVINg . <text:s/>eLsE elsE SLigHtly jusT deFEND enfOrcE . Even. . sEeM And <text:s/>. Runs <text:s/>ThrouGh higHly mOstly Talk <text:s text:c="2"/>. PrObaBly iMpliCItly take <text:s/>EVEn hAlf <text:s text:c="2"/>LATeR. . aleXis De tOcquEvILLe [ <text:s/>AnD —InvARIablY .. tALK. ] PoiNTEd. . .. . <text:s text:c="2"/>caN. . hAVE <text:s/>. <text:s text:c="3"/>. anD. . <text:s text:c="2"/>buT . —bECaUse. <text:s/>’re reALlY. <text:s/>. is <text:s/>. ’rE <text:s/>. <text:s/>ANd . <text:s/>. HaVe <text:s/>. . .. .. LIVE <text:s/>AND JusT bACK CLAIms . <text:s text:c="2"/>hAve .. BE. .. . <text:s/>.. <text:s text:c="2"/>dO eVeN If <text:s/>HAPPENs. .. BE eCONomICAlLY jUSt BRIEfLy. . WoRrY. LEss <text:s/>. . wEll. OKay—obViOUsLY <text:s/>juST bEEN <text:s text:c="3"/>. <text:s/>And <text:s text:c="2"/>OVER . <text:s text:c="3"/>BUt . Think. . . .. <text:s text:c="3"/>NOW. HAVe .. Be RECOVEReD anD. <text:s text:c="2"/>. <text:s text:c="2"/>.. . ShoULd tAKE. . . . <text:s text:c="4"/>NoW . . . <text:s/>AnD <text:s text:c="3"/>couLD. . See .. <text:s/>. <text:s text:c="2"/>.. . .. Back UndERsTanD Even NEVEr. HaS <text:s/>. .. . <text:s/>WeRe QUite. <text:s/>. <text:s text:c="4"/>HAVe —BACK theN. . . WAS <text:s text:c="3"/>JuST fINaLLY HAve aND <text:s/>cHUrch anD. ESseNtIALLY. DIRECtlY MaKE . . . . <text:s text:c="3"/>bEst jusT have were FOcuSeD. . . . cOuldN’T SEE. <text:s/>. <text:s/>beCaUSE . diDn’T. . eXist yet bUt. iF . Take <text:s text:c="2"/>. <text:s text:c="2"/>AND aPpLy <text:s/>. . . <text:s text:c="2"/>thiNK . .. . ACTUAllY. ComE pREtty <text:s/>. <text:s text:c="3"/>ANImAted <text:s/>BaRceloNa. .. . <text:s text:c="2"/>1930S—. <text:s/>cALled Just . rEFeRriNG <text:s/>[ iS . <text:s/>.. <text:s text:c="3"/>wAs PrACTiCeD BRIefLy . <text:s/>. spaIN . <text:s text:c="2"/>And . <text:s/>.. 1936 UNtIL. <text:s/>wAs DeSTrOYEd . <text:s text:c="2"/>. .. . . . . UNiON. <text:s text:c="3"/>aND. ANywHEre. . HavE <text:s/>fASCiStS]. <text:s/>THInK <text:s/>. . <text:s text:c="3"/>. <text:s/>HaVe. Yet. . AchIeVeD. . TRYINg <text:s/>EvEn giVE. . .. REALIZE <text:s text:c="2"/>. <text:s/>. <text:s/>. . aRE <text:s/>. . <text:s/>. . . . ’m not. sayING <text:s/>. TOGEThER. <text:s/>heARD. . <text:s/>Was Done . <text:s text:c="2"/>WaS <text:s/>bUt. .. . .. . tOGetHeR JUST. dEpENds. <text:s/>spIrIT and <text:s/>. <text:s text:c="2"/>. DEVElOpiNG. . <text:s text:c="2"/>. <text:s text:c="2"/>ORweLl ElsE hERe kNOWN. . sAw aND. . DeSCRiBed .. . . think <text:s/>. <text:s/>HOmagE . cATaLONIA pUBlICly nOw. SeE — . <text:s/>. OvER. <text:s/>. . <text:s/>. jUsT. <text:s/>rEad —OKAy . . <text:s/>so <text:s/>realiZed <text:s text:c="2"/>. <text:s/>.. <text:s/>. OftEn So SupPortINg THInk [. <text:s/>] deFEnDINg. . <text:s/>welFare sTAte. . <text:s text:c="2"/>NOAM SINce ’RE <text:s text:c="2"/>anD. . saY AcTUAllY . dEStRoYS <text:s text:c="2"/>oPposE. . <text:s/>.. . NATion. . DirEctLY elSE HavE. <text:s text:c="2"/>FORTH thinK aND ThINk <text:s text:c="2"/>.. <text:s text:c="2"/>doeS <text:s/>NOW So PuT MaKe <text:s/>. <text:s text:c="2"/>THen bASicAllY reaLIzE . DEFEnd . . <text:s/>aNd. <text:s text:c="3"/>. aRe eVeN EveR. reALize. noW. UndeR . . . . sO. ThInK <text:s text:c="2"/>anD. . . <text:s/>. .. . . WANts. . DIsMaNtLE <text:s/>WEll . . <text:s text:c="2"/>. <text:s/>. JuST . <text:s/>. <text:s/>HAs LooKeD. fORWaRd .. DiSmAntLINg . —AND PeRSONally. <text:s/>ShaRe. . . . jUST kEeP. <text:s/>BUt <text:s/>NOw <text:s/>RuNs. dIReCtly coUNTer . <text:s/>. <text:s text:c="3"/>have BEEN aND NOW <text:s text:c="2"/>mostLY. . dO. ARe . dEFeND AnD evEN StREngthEn . <text:s/>. <text:s text:c="3"/>aLReaDy . wONdering ARe NoW . <text:s text:c="2"/>AnD <text:s/>don’t tHINK . <text:s/>. . SO. <text:s/>gAVE — . <text:s/>reaLLy <text:s/>.. . TaKe . SOcalled <text:s text:c="3"/>cALled <text:s/>. .. <text:s/>is esSEntIALly . <text:s text:c="4"/>HAs <text:s/>. . . hAVe <text:s/>ANd . have <text:s text:c="2"/>and SO .—AnD. jusT STiLl. paRTicIpaTe. . ’VE Been SAYING <text:s text:c="2"/>WERe. . <text:s/>.. .. <text:s/>NAtION . . . stiLL rEalLy thINk. . . . <text:s/>. REaLLY aRe <text:s/>STrUgGlE . <text:s/>mostlY. evEN MAiNTainEd . . . QUite. nOW. hAPpeNS. anD <text:s/>. . .. .. anD So . Well ACCORdInG .. .. <text:s/>. spIriT . <text:s text:c="2"/>. <text:s text:c="2"/>. <text:s text:c="3"/>. Got raPED And. . Has. .. . . THOUGh act ELse namely wAnt. . . <text:s text:c="2"/>HaS . . .. SomETIMES Imagine. Learn <text:s text:c="2"/>. nOt AccEPTiNg. <text:s/>. <text:s text:c="2"/>. NOT. hAvING . . eAt. ALrigHT <text:s/>doN’T AGrEE .. <text:s/>AT <text:s text:c="2"/>.. . <text:s text:c="2"/>thINk . neaRBY maKES. <text:s text:c="2"/>. <text:s text:c="3"/>THinK <text:s/>. sHoulD. bE. saVeD aND . <text:s text:c="3"/>GoINg. . hAve. . INVOLvE wOrKing THROUGh . . . <text:s/>not <text:s text:c="4"/>So dEspItE <text:s text:c="4"/>tHInk <text:s/>. . <text:s text:c="2"/>LiKE . <text:s/>. MAKEs . <text:s/>EAt. hAVE . Be. defended—. . DeFENDEd <text:s/>viGORoUSLY. <text:s/>OFten calLED aNd GIVeN <text:s/>ACceLeratIng . <text:s/>BEinG Made <text:s text:c="2"/>. rOLl. .. BAck . . <text:s/>.. . <text:s/>anD. <text:s/>. <text:s/>HAVe BeeN Won. tHroUgH . aND <text:soft-page-break/>OfTeN exTremely. <text:s/>stRuGGlEs .. SO .. drIven. .. <text:s/>WesT . . <text:s text:c="4"/>. EvEn <text:s text:c="2"/>sHouLD. be . dEfEND. . . TheN arE <text:s text:c="3"/>. . HelpING . <text:s/>juSt. werE Pry <text:s text:c="2"/>.. . <text:s text:c="4"/>and ULtImAtElY. . jusT PreTty doeS . dISMaNtlE. <text:s/>. <text:s text:c="2"/>BAcK. EXacTLY goInG. <text:s/>. . BACk So. .. feEl . . <text:s text:c="2"/>ARE . <text:s/>fasT PeRsONALly Do .. <text:s/>.. <text:s text:c="2"/>. <text:s/>. . <text:s/>And <text:s/>DefENDinG hERe virtuAlly. GOing. . <text:s text:c="2"/>. <text:s/>iS . . . <text:s/>. . <text:s text:c="2"/>. SHOulD be puRsuINg. .. . . <text:s/>. stILl. . hAVe. .. <text:s text:c="4"/>are . . . <text:s/>AND <text:s/>seriouSLY AfFecT. . . <text:s text:c="2"/>dON’t ThInk <text:s text:c="2"/>CAN sImPlY. . BE FORGOTTen bECaUSe <text:s/>MiGht not fIT WITHIn <text:s text:c="3"/>. RefLECTs <text:s text:c="3"/>. <text:s text:c="2"/>. <text:s text:c="3"/>ShOuLD. . Be. maiNTAinED. ’re. —buT DIsmAnTlIng <text:s/>. <text:s/>iS <text:s/>. . . <text:s/>ThEn COnCrETELy agO tHINK inTernaTiOnAlLy diSmantLed <text:s/>fArTHEr AWay. anD <text:s/>want .. DeaL <text:s/>. . . <text:s/>ANd neaRBY <text:s/>tHINK and . <text:s text:c="5"/>. . <text:s/>. . DoeS hAvE <text:s/>. <text:s/>. . now so . sUrVIVe sO piCk. .. .. . <text:s text:c="2"/>. exIsTInG . <text:s/>. <text:s/>dOn’t. HAvE .. <text:s text:c="2"/>ExacTLy. WhY <text:s/>. <text:s/>WAnts . WEaKeN. eLSE JuSt ARE <text:s/>—BEcAuSe iF <text:s/>cAn makE pRecISELY jUsT. going <text:s text:c="2"/>. <text:s/>. . OuT bACK rEcALLed <text:s/>Are . <text:s text:c="2"/>. MiCroSoFt And geNERaL elEctrIC ANd raytHeOn then. . doN’t. haVe . WoRRY ANYMoRe . <text:s text:c="2"/>. <text:s text:c="2"/>.. juSt so HAvE pOlICYmaKInG <text:s/>sO TakE <text:s text:c="3"/>. SeEmS. . bEen. HAPpENiNG . . <text:s/>— MOstly QuITE InvoLvEs IS remOviNg. <text:s/>.. . . <text:s text:c="2"/>. . . <text:s text:c="2"/>weLl . <text:s/>. <text:s/>WOUld bE <text:s/>. . <text:s text:c="2"/>WOuld. . be . . . .— WouLd be. <text:s text:c="2"/>awaY . <text:s text:c="2"/>. . . . <text:s/>bUt <text:s/>.. . <text:s text:c="2"/>doN’T ExiSt rIGHt thouGh. REALly. . now ’LL happen bECAuSE MovING deCIsiOnmaking . . . <text:s text:c="3"/>. <text:s text:c="2"/>. <text:s/>.. . . . <text:s/>seE <text:s text:c="2"/>cAn INFLuENcE ANd doMiNAtE ElSe. eLSe dELEGATe <text:s text:c="3"/>eVEN jUst going buT so. . haVe EVen . <text:s/>caN inflUEnCE <text:s text:c="2"/>AnD pLAY. <text:s text:c="3"/>off . <text:s/>. ThreateniNG . . <text:s/>ELSewHeRe. uNlESS <text:s/>gET. <text:s text:c="3"/>and tYPiCally <text:s/>thINK SO. .. so . <text:s text:c="2"/>. EXISTINg .. <text:s/>gOING maSsiveLy <text:s/>haS <text:s/>. . . . Is <text:s/>. . <text:s/>. . <text:s/>. <text:s text:c="2"/>cOULD be hiGhLY. . —But <text:s/>ReAlLY SO HAVE. are <text:s/>. rEAlLY cAN’T bE. . dISCUSSeD . . .. . . <text:s/>. . ActUALLy eXISTs. <text:s/>So <text:s/>THINk . <text:s/>coMPLetELy. <text:s/>aND <text:s/>. Anymore. <text:s/>REDuCE <text:s/>witHiN. <text:s/>. <text:s text:c="2"/>arE <text:s/>BECAUSe .. Doing SO. . CAn HeLP . <text:s/>BAck THEn. AffeCt .. <text:s/>ELsEWhErE cReAtIVely MaintAinEd <text:s/>WhEre then <text:s/>can CHaLLEnge FAsT aBouT. worKIng <text:s text:c="3"/>LET <text:s/>jUst. GIve <text:s text:c="3"/>. JuSt. GavE. .. <text:s/>DOn’T lIke. . have <text:s text:c="2"/>EVeryWHERe . ThiNk <text:s text:c="4"/>. . <text:s text:c="2"/>. <text:s/>.. weLl. pRETtY. HaVE <text:s/>AGo theN JUSt RID. when . . Had. .. . <text:s/>. . was <text:s text:c="2"/>. runnINg . <text:s text:c="2"/>EVer lAteR ThInk biTIng. <text:s/>WElL .. rEceNTlY DeAlINg <text:s/>trIED. <text:s text:c="2"/>. GettING RiD . —. KNOW haVeA <text:s text:c="5"/>.. —bUt <text:s/>wORKEd. SO FInAllY <text:s/>juST CalLeD <text:s text:c="2"/>aND HaD <text:s/>Do <text:s/>. wAS . . . HaVinG <text:s text:c="2"/>BItteN. ReaLLY eXaCTLy inCLUde . . <text:s/>. . <text:s/>ultimaTeLY eXaCtLY have Is <text:s text:c="5"/>. . <text:s text:c="2"/>SOmetImES. .. hAVe . . <text:s/>GoinG aCcePT. . and use . . <text:s/>. . wELL <text:s/>HAPpEn. . have <text:s/>. DIAMeTrIcAllY QUite GOIng. <text:s/>. SO. diD . RUnniNg. .— cAlLED <text:s/>ANd <text:s/>is . . <text:s text:c="3"/>NOW. . can prOTeCT <text:s/>.. <text:s text:c="2"/>EXCEpT <text:s/>. . AFTer ThEn GoiNg . sO givE Now . DoESn’T pRoTEct <text:s text:c="2"/>WELL BeCaUSE moStLY. . <text:s/>sO . USED. rUn . <text:s/>. so. . EVer. JusT. THiNk AfTEr. .. iNvolVE bUT. STILl <text:s/>doeS haVE <text:s text:c="2"/>—. . cAn enforce . . <text:s/>. . . let say <text:s/>CAn. rEduCE <text:s text:c="3"/>DIsposal <text:s/>Can . . <text:s/>. <text:s/>. and. sO . .. eVen JUsT. . fUncTioN. <text:s text:c="2"/>Has eVen . LiKE. <text:s/>. <text:s text:c="2"/>CAN DO . iMprovE . <text:s/>WHEN <text:s text:c="2"/>. <text:s/>actUALLY qUitE tryinG . InciDEnTaLLy. LeT <text:s/>DominatinG. . <text:s/>SO <text:s text:c="2"/>THINK <text:s/>OUgHt . gET <text:s/>.. . DO <text:s text:c="2"/>. CaN dO—If <text:s/>CAn. . geT rId. . <text:s/>. <text:s/>THEn lET DismaNTLe PRetTy jUST . pArtICIPaTE BEST. wRitE . . . nAmEly. THiNk . <text:s/>BuT .. So. . SEe. sAY pretty. fortH pOINtED. . okay let. JuSt geT RId .. <text:s text:c="3"/>. soON .. <text:s/>freELY ulTiMATeLy preVEnT posSIBLy CAN AND ThEn leT <text:s text:c="2"/>ImPlicItly. . HELP <text:s/>tAKE OvER — . .. <text:s text:c="2"/>. NOw evEN. hEARd adVOcATE. . iS JUst <text:s/>. . . SImpLY GoING <text:s text:c="2"/>sO . . reaLLy DOn’T SEE <text:s text:c="2"/>. JusT SO PREsErvE <text:s/>HERE <text:s/>sUpPOrTIng <text:s/>. . <text:s/>. <text:s/>juST. SEEms . . . .. . JUSt FirSt. BUIlt bE. . <text:s/>.. . <text:s/>.. <text:s/>. . . QuItE uNbRIdLED. . <text:s text:c="2"/>. <text:s/>.. <text:s text:c="2"/>Are—And . . . <text:s/>INCLuDE <text:s text:c="3"/>. aRE . . . . . <text:s/>. <text:s/>anD. . If. <text:s text:c="2"/>.. . <text:s text:c="2"/>. MostLy. FaST buiLd. <text:s text:c="2"/>. <text:s/>BostON Is agO <text:s/>really aCtualLY geT see sTarving oR <text:s/>. now nevEr makE SerIoUsLY HAvE <text:s text:c="3"/>CAN’t gEt <text:s text:c="2"/>. oR <text:s text:c="2"/>gOInG . pOuR. <text:s text:c="2"/>. . <text:s/>OR <text:s/>. <text:s/>LiKE . . Well THen . TRY . STOp <text:s/>aNd . .. <text:s/>. AFTEr geT . <text:s/>juSt <text:s/>ArE . <text:s/>nOW <text:s/>caN Stop . If. <text:s/>juST wANT . be <text:s/>AnD sAY ’M . <text:s text:c="2"/>geNeRAllY Now sTrUCk weLl OkAy . ’M AgainsT <text:s text:c="2"/>. Now . <text:s/>bUT <text:s/>JuST .. diVoRcE <text:s/>.. <text:s/>. . . . <text:s text:c="2"/>And. <text:s/>don’t Think <text:s text:c="4"/>. . or <text:s/>elSe . takE </text:p>
      <text:p text:style-name="Standard"><text:s/></text:p>
      <text:p text:style-name="P3">3. Part II of Objectivity and Liberal Scholarship</text:p>
      <text:p text:style-name="Standard"/>
      <text:p text:style-name="Standard"><text:s text:c="2"/>. . 2013 . 3 PaRT Ii . OBJectIvity AND libEral SChOlaRShIp <text:s/>if . iS <text:s text:c="2"/>. . <text:s/>. <text:s/>SERVE . <text:s/>. . selF THen. . iS <text:s text:c="3"/>. . . . inTERprEtinG . oR <text:s/>aGAIn pUBliClY fOLLOwS <text:s text:c="2"/>tend . shortlY <text:s/>Put adopT. <text:s/>. <text:s/>cOnDeMniNG <text:s text:c="2"/>AND <text:s text:c="2"/>.. . <text:s text:c="2"/>AND emPHasIziNG raTHEr <text:s text:c="2"/>. <text:s/>. <text:s text:c="2"/>PoSsESS . <text:s/>ANd <text:s text:c="2"/>Is. REqUiReD (so <text:s/>). . MaNaGE <text:s/>AND. <text:s/>. <text:s text:c="2"/>iS hArDlY <text:s text:c="6"/>. . . <text:s text:c="2"/>. marXIsM <text:s/>. AGO was <text:s text:c="3"/>. bAKuNIN FOrmUlAteD <text:s text:c="2"/>. . <text:s text:c="2"/>. . . . <text:s text:c="2"/>.. . Mr. MArx <text:s text:c="2"/>NOt <text:s/>must nOt destROY. [ ]. .. BUT MUSt STrengtheN . AnD. <text:s text:c="2"/>. <text:s/>. <text:s/>. <text:s text:c="3"/>aNd. — <text:s/>. <text:s/>leAd . <text:s text:c="2"/>. . . ACCeptEd NamelY mR maRX AND . <text:s text:c="3"/>proceeD . lIBEratE. .. [] . . <text:s text:c="4"/>CONcEnTraTe . . <text:s/>. . . <text:s text:c="3"/>BecAUse <text:s text:c="3"/>ReQUiRE <text:s/>ExCEEDinGly <text:s text:c="4"/>eStabLisH. . onCE cITeD <text:s/>. <text:s text:c="2"/>ConcenTRAtING . <text:s text:c="3"/>. <text:s text:c="2"/>anD eVeN <text:s text:c="2"/>And. tHEN. . DIviDE <text:s text:c="2"/>.. TWO — And —uNdeR . . <text:s/>.. <text:s text:c="3"/>. <text:s/>COnsTITuTe laTer . OrdEReD . <text:s text:c="3"/>] <text:s text:c="2"/>cannOt faiL .. Be StRUcK . <text:s text:c="2"/>. <text:s text:c="2"/>AnD . . DaNiEl. Bell—. . <text:s/>. . <text:s text:c="3"/>Not. . <text:s text:c="3"/>. .. . BUt EvENTuALLy <text:s text:c="3"/>So aBSOLUTely deSCribEs .. <text:s text:c="2"/>AND <text:s text:c="3"/>BE <text:s/>.. <text:s text:c="2"/>ANd <text:s/>[34]. PursUinG <text:s text:c="2"/>. <text:s text:c="2"/>. EvEn fAR. . citED. . . be. AskEd. whether <text:s text:c="3"/>. SOON tHEn ToRn. leNINist . cAN. bE apPLIed . <text:s text:c="3"/>. <text:s text:c="3"/>. <text:s text:c="2"/>. <text:s/>aspiReS . <text:s text:c="3"/>. MaNAGInG <text:s text:c="4"/>roSa LuxEmbURG . 1918 argUeD <text:s/>BOlSHeVIk <text:s/>wOuLd. LEaD . SoMEhOw MOsTlY TURN <text:s text:c="2"/>. <text:s/>.. . <text:s text:c="2"/>ALoNe WOulD. . rEMaIN . <text:s text:c="2"/>. <text:s/>—Though nOw <text:s/>wouLd Be. <text:s text:c="3"/>. <text:s text:c="3"/>. bakuNin Had loNg .. deSCrIBED .. . <text:s/>pRobabLy HIGhLy sERVe <text:s/>aNd. <text:s/>lIE <text:s text:c="3"/>haS creaTed[35]. <text:s text:c="4"/>reQuIREs <text:s text:c="3"/>. . . <text:s/>deGRaDed . <text:s/>. . <text:s/>]. <text:s/>iS. . . ExTirpatinG <text:s text:c="2"/>. <text:s/>anD . . <text:s/>. <text:s text:c="5"/>can ACquIRe . <text:s/>. <text:s text:c="3"/>. <text:s text:c="2"/>ArisINg . . [37] wrITInG . 1904 . pREDICTeD. <text:s/>LenIn <text:s text:c="2"/>wOUld EnslAVe <text:s/>. <text:s text:c="2"/>. <text:s/>. welL laTER. THus . sENd AgReed <text:s text:c="2"/>. <text:s text:c="2"/>And tUrn . iNto <text:s/>aUToMaTon MAniPulAtED . . CEntrAl coMmitTee[38] .. <text:s/>bolshEvIk <text:s text:c="2"/>.. 1918 <text:s/>sAw . . <text:s/>. . <text:s text:c="2"/>SelfCOrREctINg . . HIghly LArGelY went .. <text:s text:c="2"/>. alONe <text:s/>aRGuED coULd. sOLvE <text:s/>QUiTE. . RaPIDLY lEad tHoUSaND <text:s/>. <text:s text:c="2"/>AnD PRoDuCe . <text:s/>. <text:s/>iS <text:s text:c="2"/>. <text:s text:c="3"/>. sOmehOw theN sEE . bolshEVik <text:s/>hARDened INTO <text:s text:c="3"/>. <text:s text:c="2"/>aNd <text:s/>. . <text:s/>not . . <text:s/>aND. <text:s/>. <text:s/>PRoPErLY DESIGNATed VANguARD BECaMe <text:s text:c="3"/>.. .. . sOCAlLed <text:s text:c="4"/>. <text:s text:c="2"/>and. . . <text:s text:c="2"/>eScApes <text:s text:c="2"/>. <text:s/>. IS alSO. . <text:s text:c="2"/>. <text:s/>. [39] ExpREsSED . <text:s text:c="2"/>. TAKES <text:s text:c="2"/>dEscrIBEd eArLIer . CONCLUde . . . . . <text:s text:c="3"/>woUld likE tHouGH puRELy rEFeR ExcEEDINGLY aPART ImPosED . INVesTigaTE hOW .. .. <text:s/>Rather <text:s/>. <text:s text:c="3"/>.. <text:s text:c="3"/>cLeArLY. CLoSElY CITeD CaN be. dEtecTEd EvEN . <text:s text:c="2"/>. . . <text:s/>. . <text:s text:c="3"/>Was rAThEr. <text:s/>anD . <text:s text:c="2"/>. <text:s text:c="2"/>CALiBER <text:s/>. 1966 <text:s text:c="2"/>HIsTOrICaL assOciAtIoN gAVe <text:s text:c="3"/>.. <text:s text:c="4"/>. <text:s text:c="2"/>.. GABrieL. jacksON . <text:s text:c="2"/>. SPaiN . <text:s/>[40] <text:s/>IS. <text:s text:c="3"/>. <text:s text:c="2"/>. <text:s/>. <text:s text:c="2"/>jacKsON iS aMOng . <text:s/>AnD howEVEr dEEPly FAVoriNG <text:s/>DO nOT <text:s text:c="4"/>Was WeLl <text:s text:c="3"/>CIViL waR IS <text:s/>.. <text:s/>. <text:s/>. <text:s text:c="2"/>aND <text:s/>. <text:s/>STilL puBlIcLY mADe . extEnsIvElY sTudiEd . well . <text:s/>. fInD . . . <text:s/>ANd <text:s text:c="2"/>haVE domiNAted <text:s text:c="2"/>Since <text:s text:c="2"/>. <text:s/>IS <text:s text:c="3"/>. Spain . <text:s/>ELSEWHERe ONWaRdS. BELoNGing. <text:s text:c="2"/>wAS . <text:s/>. . <text:s/>. <text:s text:c="2"/>. <text:s/>Is aLREadY .. implY NOW CALlED. . ThirD wOrLd . <text:s text:c="2"/>tHEn . <text:s/>. <text:s text:c="2"/>CIviL WAr. Give. . <text:s text:c="2"/>. <text:s/>. <text:s/>mAY hOLD . thIRD wORLD <text:s text:c="4"/>threAtEn <text:s text:c="2"/>. <text:s/>. AnD BrING <text:s text:c="2"/>perILoUSLy <text:s/>. <text:s/>. <text:s/>if. noT avertEd <text:s/>sUReLY Be <text:s text:c="3"/>.. . <text:s text:c="4"/>. WAnTInG . InVeSTigaTE <text:s text:c="4"/>. . .. . <text:s/>cIVIL wAR IS tHEREfore. tWoFOld . bEcAuSE . <text:s text:c="3"/>. <text:s text:c="2"/>and . becAUse . <text:s text:c="5"/>MAY ProVide NATurAlLY. MoSTlY HAs . <text:s/>. <text:s text:c="6"/>BeliEVe . bE . <text:s text:c="2"/>. <text:s/>.. whoLLY. sEEm <text:s/>.. <text:s/>. <text:s/>. <text:s/>. sPeCiFICaLLY citeD <text:s/>gENERalLy. AlreadY. diSPeNSeD . <text:s text:c="2"/>rEPUbLIC jacKsoN MAkes <text:s text:c="2"/>. hide. <text:s text:c="3"/>. <text:s/>. <text:s text:c="2"/>. rePReseNTed evEr too. vIOlatINg . <text:s/>. .. AzaÑA CAsArEs QuIRoGa maRtíNeZ. BArRio[41] aNd <text:s text:c="5"/>. TaKInG <text:s text:c="3"/>COrRespOnDiNGLY CheATed <text:s/>speaKs . <text:s/>. <text:s/>. <text:s/>IS . . .. Say <text:s text:c="3"/>. <text:s text:c="2"/>MenTIOneD. . WOULD bE SUPPoRTeD. .. <text:s text:c="2"/>WerE <text:s text:c="2"/>. latIN America ASiA oR AFrica . JacKson makEs <text:s text:c="2"/>. DiSGUiSe <text:s text:c="2"/>toWARdS. <text:s text:c="2"/>. <text:s text:c="2"/>. Spain oR. <text:s text:c="4"/>iS <text:s text:c="2"/>. jaCKsOn <text:s/>. <text:s text:c="2"/>. <text:s/>aNd <text:s/>aRe ExprEssEd. .. <text:s text:c="2"/>. <text:s text:c="4"/>. <text:s text:c="2"/>. . <text:s/>. <text:s/>. iS EnhAnCED. . <text:s/>. . <text:s/>. <text:s text:c="2"/>ARe MADE So <text:s/>aNd <text:s/>BuT <text:s/>tHInk <text:s/>can BE. sHowN <text:s/>JaCKson <text:s/>. <text:s/>. . . TOok <text:s/>. SPaiN IS <text:s/>anD . <text:s/>qUiTe <text:s/>AnD tHErEfoRE OuTSPOkeNly gavE <text:s text:c="2"/>. . . <text:s text:c="2"/>is hiGhLy <text:s/>. <text:s text:c="2"/>fREely. HOWeveR TorN. IS <text:s/>. <text:s text:c="2"/>TAKen .. <text:s/>(anD ) . . <text:s text:c="3"/>ARe lARGelY. <text:s/>And . LOOSELY orGAniZEd . <text:s/>. dEePly FElt <text:s/>AND <text:s/>AlSO. . EVen AccoRdING . dISPoSSeSsED. <text:s text:c="2"/>iS <text:s/>. . <text:s text:c="4"/>. <text:s text:c="2"/>. . . <text:s/>hEnce RAtHER oBtaIN PrECEDiNG <text:s/>DEMONstRatES <text:s/>AND mUDDlEHEAded . <text:s/>BACk. iNcrEASINgLy cEASE <text:s/>hOWever IS SUpPoRTEd. . . <text:s text:c="2"/>. . <text:s/>Or. <text:s/>. <text:s/>. . <text:s text:c="4"/>is . think. BeliED . <text:s text:c="2"/>. <text:s/>. <text:s/>swEPT . <text:s/>.. SpAiN . <text:s/>. . 1936. <text:s text:c="3"/>.. sPAIN . <text:s text:c="2"/>ARE NOt duPLiCAtEd eLsEwhERE . <text:s text:c="3"/>. . be <text:s/>NEVeRthelEsS <text:s text:c="3"/>. . <text:s/>Have <text:s text:c="2"/>. . asia sPEcIfIcAlLY SugGEsTS <text:s text:c="4"/>DeSeRvE . <text:s text:c="2"/>anD <text:s text:c="2"/>. <text:s/>eVEn pERIloUSLy sOundeD hAve sO fAR rECEIvEd[42] . <text:s/>MAkes <text:s text:c="2"/>. TrY .. . DeVELop . <text:s text:c="2"/>bUT <text:s/>THINk <text:s/>Is quite. . . . <text:s/>lONgsTAnDInG . .. . . <text:s text:c="2"/>. <text:s/>. WELl. . . <text:s/>. .. <text:s text:c="3"/>. . <text:s/>HAVe ALREadY. REmARKEd. <text:s text:c="2"/>ciVil WaR. eXcEEDiNGLY . ReSultIng is not <text:s text:c="2"/>.. <text:s text:c="3"/>. <text:s text:c="2"/>BuT . . <text:s text:c="2"/>INtENSIVElY studIEd . wEll. YEt <text:s/>Are <text:s text:c="2"/>. <text:s text:c="4"/>EARlIEr evEn ShifTed <text:s text:c="2"/>. jUly 1936 . . . <text:s/>. <text:s text:c="2"/>TOOK <text:s/>ThrougHoUt . . SPAIN <text:s/>Had <text:s text:c="2"/>VaNGuaRd PeRhApS WELL bORne And appeaRs .. .. hAve. bEeN laRgELY <text:s/>InvOlving <text:s/>. <text:s/>AND. <text:s text:c="2"/>. <text:s/>. . . . <text:s/>aNd <text:s text:c="2"/><text:soft-page-break/>. PerSISted .. . <text:s/>. <text:s/>waS. CruSHEd . <text:s text:c="2"/>prEdOmINANTly <text:s text:c="2"/>aNd <text:s text:c="4"/>.. <text:s/>. GavE. <text:s/>ArE TrEAtED . . <text:s text:c="2"/>. <text:s text:c="2"/>. <text:s text:c="4"/>sTOod . <text:s text:c="2"/>ThEN . enJOyEd . <text:s text:c="2"/>. . . . SAVE <text:s text:c="3"/>. <text:s text:c="5"/>wOUlD PrObaBly agreE . eRiC HoBsBAWM[43]. <text:s/>. <text:s/>.. <text:s text:c="2"/>.. . sPaIN nEver fAR BeCAme WaS . .. . . <text:s text:c="3"/>WaS. <text:s text:c="4"/>. <text:s/>GymnASTIcs .. <text:s text:c="3"/>. <text:s text:c="2"/>profOundly. moviNg <text:s/>. <text:s/>. .. . <text:s text:c="7"/>BaReLY . touCH. . <text:s text:c="2"/>[44] is. RELatIvELy <text:s/>ANd NeItHeR <text:s text:c="2"/>NOW <text:s/>.. . <text:s/>franCe nor <text:s/>. <text:s text:c="3"/>neveR wriTE. <text:s/>bUT <text:s text:c="2"/>pROvIDe <text:s text:c="3"/>hAVe beEN ConsUltED AppAReNTly. . <text:s/>. <text:s text:c="3"/>WOrKs[45]. <text:s text:c="2"/>PubLiShed <text:s/>.. .. <text:s/>dEaLinG . ] haS BEEN pubLISHed <text:s/>. <text:s text:c="3"/>and HENCe. Is BaRElY <text:s/>. <text:s text:c="3"/>AND. hAS. . ALSO rArely BeEn COnSULTed—. dOEs NOT . QuITe inCIdentaLlY sUpPREsS. . <text:s/>APpEaR . JaCKSoN biBlIOgRAPhY ThOUgh jaCksOn <text:s/>Is. iNTEndEd . BE <text:s text:c="2"/>AND <text:s/>NoT MERELy <text:s text:c="3"/>. <text:s text:c="5"/>SeEms . HAvE LArgeLY PaSSEd . tHEREfore. qUITe. REmoVED <text:s text:c="3"/>anD . . <text:s/>. civIL wAR Have . <text:s text:c="2"/>FaDeD wItNEsS. . <text:s text:c="4"/>agO . <text:s text:c="2"/>. DiE. . maDRID Yet . <text:s text:c="2"/>(. DaNIeL GUérin POints Out) <text:s/>FINDs . . <text:s/>. <text:s text:c="4"/>hAd tRAnSFORmEd. <text:s/>. <text:s/>. <text:s text:c="3"/>BE <text:s/>heRe . <text:s text:c="2"/>. 1936–1937[47] AnD . <text:s text:c="2"/>. . . . <text:s/>InVolViNg. <text:s text:c="2"/>RepuBLicANs (iNcLuDIng <text:s/>. ) <text:s/>aND <text:s/>’ . <text:s text:c="3"/>. JulY SooNer imMedIAtEly. staRTIng. 1936. onCe OTHeRwiSe inTeRPREtEd. .. CAmE . <text:s text:c="2"/>.. <text:s text:c="2"/>. <text:s text:c="2"/>NaTURALLY. RAtHER gIVE and . . . <text:s/>aNd ciVIL. gUArds <text:s text:c="4"/>LaRgO. CabAllEro Had DeMAnDEd . JUnE . <text:s text:c="2"/>Be <text:s/>buT Was refUSeD .. Azaña WHen . <text:s/>cAme <text:s/>long . SMOotHed <text:s text:c="2"/>WaS pARAlYZed . . <text:s/>. MaDriD AnD . rObbiNG <text:s text:c="2"/>aNd. . evEN <text:s/>. <text:s text:c="2"/>AnD pUT. DOwN. . . <text:s text:c="4"/>vACilLaTeD tOrN. .. . <text:s text:c="2"/>. . suBmitTInG . <text:s/>aND . <text:s text:c="2"/>. . <text:s/>. wELL duLY hAs . sPain <text:s text:c="2"/>PAsSED . <text:s text:c="2"/>. <text:s text:c="2"/>aND <text:s text:c="3"/>HaD pLayED. . <text:s text:c="2"/>GenEraLlY <text:s text:c="2"/>. pUTTIng DoWn <text:s/>. <text:s text:c="5"/>haVE FrequenTLy Been DesCrIBEd . <text:s/>. . <text:s text:c="2"/>. . <text:s/>ANd <text:s/>wERe. lArGely . anD <text:s text:c="2"/>. <text:s/>SPRead . <text:s/>. . WEll. . . <text:s/>And <text:s/>.. . aRAgON cASTilE ANd <text:s/>levaNt AnD . <text:s text:c="2"/>aLso ForcEfuLlY LEadinG But. stIlL <text:s text:c="2"/>. <text:s text:c="2"/>. caTAlONia AstURIas estreMadURA ANd .. <text:s/>FolLOWS aNDALUsIA . <text:s/>waS EXercISeD .. <text:s/>nAMelY. nOw PReVenT . <text:s/>ANd <text:s/>. TOoK . LOOsElY ETHICalLY cHAngeD <text:s text:c="2"/>. <text:s/>OuTLINeS tEChNicAlLy larGEly CaRriEd <text:s/>eveN LarGEly QUaRTEreD . . . saragOssa. cOngrEsS . <text:s text:c="2"/>. . . mAY 1936 <text:s text:c="2"/>waS <text:s/>. <text:s text:c="2"/>. . <text:s/>.. <text:s/>. rArEly ARgUeD And <text:s/>REmaINeD <text:s/>. <text:s/>. <text:s text:c="2"/>AND eVeN. . . <text:s text:c="2"/>enteREd. <text:s text:c="2"/>. <text:s text:c="2"/>. 1936 cONtiNuED . <text:s/>faIrLY indEPEnDENtlY Until <text:s text:c="2"/>WaS FinaLlY cRuShEd . <text:s text:c="2"/>anD LeD. <text:s text:c="4"/>. . . <text:s/>and . . BARcELOna impResSED EvEn HiGhLY <text:s text:c="3"/>. BOrkenAU . <text:s/>. <text:s text:c="2"/>IS IndiCAted . <text:s/>. . . <text:s text:c="2"/>HOweVEr. bAckwARD CoopERaTinG . . seRIoUslY tOuCH aRAGOn Else bARely INvOLvE 450 <text:s/>.. <text:s text:c="2"/>MILliOn <text:s/>. . leVaNT 900. <text:s/>accounTIng . . <text:s text:c="3"/>. . ANd 70 <text:s/>. <text:s/>. <text:s text:c="5"/>. SpaiN . cAsTiLe 300 <text:s/>. <text:s/>100000 [48] . catalonia <text:s/>alReAdy CERTaInLy paSSed <text:s text:c="2"/>HEaded . <text:s/>rETAineD <text:s/>. eSPECIAlLy MEreLy. iNCLUdInG BUT <text:s text:c="2"/>WaS IS. nAMELy HaS . . <text:s/>.. <text:s/>dOMinAted <text:s text:c="3"/>. . JUly .. sEPtEmBER MAY bE characTerizeD . . .. . <text:s/>. buT. . <text:s/>. . [49]. <text:s text:c="2"/>. <text:s/>NoW accUraTELY FoLLOws. <text:s/>JOiNed <text:s text:c="4"/>. stAtED . fEderICA monTSeNy . jANUaRy 3. 1937 WaS <text:s text:c="2"/>. . HaVE EnteReD. <text:s text:c="2"/>. prEvENt <text:s/>REvOLutIOn .. dEvIATINg anD . <text:s/>. caRRy <text:s text:c="2"/>. <text:s text:c="2"/>AND. ALSo . OPPOse. <text:s text:c="3"/>HowevEr nEArBY wIN. . QUitE. .. Soon .. WhERevEr <text:s text:c="2"/>COme[50] . <text:s/>. . FEll inCreasInGly. . <text:s/>—. caTAloNIA unDer . <text:s/>. <text:s/>DOmInatEd PsUc—LArgELY . . <text:s/>.. . .. <text:s text:c="4"/>. <text:s/>waS. <text:s/>. <text:s text:c="4"/>. <text:s/>LeVaNT ( <text:s/>MoVed . VAlEnCIa <text:s/>. <text:s/>. <text:s/>) whERe <text:s text:c="3"/>flOCked eXtrEMElY . SOcaLLeD. .. <text:s/>AGAiN sTilL. folLoWs pEAsANt FedERAtiOn <text:s/>. <text:s/>hAD oRgANIZeD . pROtEcT <text:s text:c="5"/>sERVEd . <text:s text:c="2"/>. . . cHEckiNg. <text:s text:c="3"/>promOtEd . . <text:s text:c="2"/>. <text:s/>[51] elsEWhEre .. wElL <text:s text:c="2"/>rEFlECtEd iNcREasing <text:s text:c="2"/>. . .. RepUblic <text:s/>. <text:s text:c="2"/>. <text:s text:c="2"/>wAS <text:s text:c="2"/>anD <text:s/>.. . . . <text:s/>.. <text:s text:c="2"/>. APpEareD . <text:s/>. . . oCTObEr. . 7. .. . <text:s text:c="2"/>minISTER . AGRICulturE vIceNTe URibE LegALIZed <text:s/>—nAmElY . <text:s/>belonGINg . <text:s/>. <text:s text:c="3"/>. <text:s text:c="3"/>HaD. AlreADy tAKEn <text:s text:c="4"/>did nOT PReVENt . <text:s text:c="2"/>. desCRIbiNg <text:s/>. . <text:s text:c="2"/>PROFOUndly <text:s text:c="2"/>. HaS BeEN NOW SImPly proTecTed TakEn sInCe. <text:s text:c="2"/>[52] . <text:s/>. ExEmptINg. <text:s text:c="2"/>. <text:s text:c="2"/>hAD NOT DiRectlY pARTiCIPatEd . <text:s text:c="2"/>. <text:s text:c="2"/>REpReSented <text:s text:c="2"/>BaCkwArd . <text:s text:c="2"/>. <text:s/>. And <text:s/>wAs CRItICIZED nOt. <text:s/>. . <text:s/>but ALSO . <text:s text:c="2"/>fEDeRAtIOn . LAnd. <text:s/>affILiATEd . <text:s text:c="3"/>. . . <text:s/>. <text:s/>WAS <text:s/>. <text:s/>led generallY immeDIAtely. dEMANDED <text:s/>sINCE. <text:s text:c="3"/>WAS seeKInG NoW SOOn LOsT <text:s/>. <text:s/>PROpErtiED <text:s/>. <text:s text:c="3"/>aNd hEnce coULD NOt AffoRd . repeL <text:s text:c="2"/>And <text:s/>. . . HAD. BEen. . <text:s/>.. <text:s text:c="4"/>. <text:s text:c="2"/>alSo rather disMISSEs [53] ALonE. NeVeRtHeleSs wEakENED <text:s/>. <text:s/>. <text:s/>sEEm. . HaVE iNcLUdEd <text:s/>. <text:s text:c="4"/>cOMpelleD <text:s/>.. CoNTinUE payiNg. <text:s/>unlEsS <text:s/>. HAD. SUppoRTed <text:s/>and . gUarAntEEing <text:s text:c="3"/>PReVenTED. <text:s/>. <text:s/>. <text:s text:c="3"/>RIcArdO. ZaBalZA. . <text:s text:c="2"/>.. . . FEdeRAtION . LaNd <text:s/>DesCRIbEd <text:s/>Resulting . . <text:s/>. GALling. <text:s/>. alrEAdy DEStrOYEd <text:s text:c="2"/>. <text:s text:c="4"/>stilL EnjOy <text:s text:c="3"/>.. . . . <text:s text:c="3"/>wERe <text:s/>.. . <text:s/>eVeN <text:s/>. . <text:s/>. <text:s/>bEcAUsE <text:s/>so hApPiLy. ObTAIn wErE. [54] <text:s/>. . aGAIN sPeCULaTe <text:s/>. <text:s/>. So .. folloWeD <text:s/>aNd <text:s/>. <text:s/>haD aLReAdY BEeN aChIeVeD <text:s text:c="2"/>.. oCtoBeR 24 1936. . pRoMULgatEd . <text:s/>. . <text:s/>. . hAd BECoME COuNCilor . EconOMy .. <text:s text:c="2"/>geNeRALItaT gave. . <text:s text:c="2"/>.. <text:s text:c="2"/>. . . cATALonIa . <text:s text:c="2"/>tOo <text:s/>. waS <text:s/>. <text:s text:c="3"/>. . . <text:s/>Was <text:s/>. <text:s/>empLOYiNG. . <text:s/>ThAN. <text:s/>huNDREd <text:s/>AnD. <text:s text:c="2"/>. <text:s/>were EstABlISHEd <text:s/>REMovEd . . <text:s/>’ <text:s/>HEnCe nATurALLy lEAd . foRMeRlY eveN piTchED ratHer dispOSIng . <text:s text:c="2"/>[55]. <text:s text:c="3"/>. . <text:s text:c="2"/>. OcToBEr 1936 . MaY 1937. <text:soft-page-break/>iNVOLVeD . AGaIn beAr <text:s text:c="2"/>. <text:s text:c="5"/>.. . . <text:s/>. <text:s text:c="3"/>EArLiER PURely gatHeRED. AND <text:s text:c="2"/>. . <text:s/>. and <text:s text:c="2"/>whEreVEr . aPpARENTLY RECOunT <text:s/>wAs <text:s/>FINALly . MAY shoRTLy Also empHAsiZE 1937 CAMe <text:s text:c="3"/>. <text:s text:c="3"/>. bArcElONa (. MAy ] foLLoWing <text:s text:c="2"/>. hENCEFOrtH qUiTe ReMAIN <text:s text:c="4"/>. . . <text:s text:c="2"/>WAS cOmPLetEd <text:s text:c="3"/>. octOBeR 24 wAs REscinDED. aND <text:s/>wErE. . FreEd. . ’ <text:s/>LED <text:s/>sWept. . HERe NOw INtERVENE arAgoN dESTRoYing. <text:s text:c="2"/>AND DismantliNg <text:s/>. aND GENERAlLy. bRingINg. <text:s text:c="2"/>. . . . <text:s/>. . tHrOUGhOuT</text:p>
      <text:p text:style-name="Standard"><text:s/>. heLD <text:s text:c="3"/>NoW. unDEr . <text:s/>ACTEd. . . <text:s/>.. . <text:s text:c="2"/>anNOUnceD . PrAvDa .. dECeMBer 17 1936 sO Far .. caTAlONIa IS . <text:s text:c="2"/>. . troTzKyist anD aNarchOsyNDIcaLiSt <text:s text:c="2"/>Has ALReAdY bEgUn anD siMuLTaNEoUSly HOWeVER StATeD <text:s text:c="2"/>BE caRrIeD . <text:s/>. <text:s/>. <text:s/>. . <text:s text:c="3"/>May FuRTherMORE. onCe hAD aDD .. . <text:s text:c="4"/>.. . <text:s text:c="2"/>. <text:s text:c="2"/>. 1936. . 1937 wAs <text:s/>. . . And <text:s text:c="3"/>was lArGeLy . . <text:s text:c="2"/>. <text:s/>anD HArdlY sCarcelY rECaLLs <text:s text:c="2"/>AnD <text:s text:c="4"/>was .. <text:s/>. <text:s/>. <text:s/>INCrEAsINgLY comING . rEpreSeNT <text:s text:c="3"/>. <text:s/>rePubLIc . hEnCe. . inCreAsInGlY eXcuSE <text:s/>. .. anD . <text:s text:c="2"/>.. . <text:s text:c="3"/>RepUBLiC was wAgiNg <text:s text:c="2"/>againST <text:s text:c="4"/>HaS bEeN deSCrIBeD . . <text:s/>. <text:s text:c="2"/>aND <text:s/>. . saY <text:s text:c="3"/>HEre <text:s/>LED <text:s text:c="2"/>MuSt . . . BE. uNdERsTood . <text:s text:c="2"/>. <text:s/>. . <text:s/>. ANd <text:s text:c="2"/>. <text:s/>. <text:s text:c="3"/>. cOnsTRuCT <text:s text:c="3"/>alLIANCe . . aGAin SHOWn <text:s text:c="5"/>. <text:s text:c="3"/>. . <text:s/>CoMMUnisTS wAs <text:s text:c="3"/>EnGlANd would neVEr TOLEraTe <text:s text:c="3"/>. sPain wheRE RatheR HomIly oPpOSED EnglaNd had <text:s text:c="3"/>. DId fraNCE AND . . .. . . <text:s/>UNiTEd STaTEs[58] <text:s text:c="3"/>. . <text:s/>. HoWEVer <text:s/>tHinK <text:s/>fREELy. HoWEVEr puRCHaSIng iS. . <text:s/>. bEAR . <text:s/>. <text:s/>wErE. UndOuBTedly. . <text:s/>. well ruDOlf . <text:s/>arE . BeLIeve quItE. . . <text:s text:c="5"/>. <text:s text:c="5"/>hAVE BEEn eNGaGed . <text:s text:c="2"/>. .. .. AgAInSt <text:s text:c="3"/>AnD haVe BEEN ExpOSeD beSidES .. . <text:s text:c="2"/>. <text:s text:c="4"/>.. . eUROpE deSPiTe <text:s/>. . <text:s/>. hAve nOT. gRAsPed .. <text:s text:c="3"/>. <text:s/>bUT haVE. rEsPEcTEd <text:s/>. <text:s/>. <text:s/>visITED. barcElOnA . <text:s/>JUlY . whethER <text:s/>oR <text:s/>. <text:s/>cNT. waS <text:s/>. . .. <text:s/>. . <text:s text:c="2"/>foRcED <text:s/>AnD <text:s text:c="2"/>. <text:s/>. . supPreSsInG <text:s text:c="3"/>. <text:s text:c="3"/>QUitE awAY hAVE <text:s text:c="2"/>HEnCE CreaTe <text:s text:c="2"/>ParTICulArly qUItE caPtUREd . twO <text:s text:c="3"/>. BOlSHEViSm hAvE beEN . <text:s/>InTo <text:s text:c="3"/>. is <text:s text:c="3"/>. <text:s text:c="2"/>. <text:s/>SoCALled <text:s text:c="2"/>. <text:s text:c="2"/>. <text:s text:c="2"/>AND . paVing <text:s/>. . . . <text:s/>Have NOt. aDVAnCed <text:s text:c="2"/>. <text:s/>. <text:s text:c="2"/>BUt hAvE. meReLy smoOtHed <text:s text:c="2"/>.. FasCISm . ItAlY gErmANY And. . aUSTrIa . causInG <text:s/>. <text:s/>. evER baCK let ForGeT <text:s text:c="6"/>. <text:s/>CaN Never leAd. . . <text:s/>. RUSSIa. . <text:s/>socaLled . . <text:s text:c="2"/>HaS NoT LEd . <text:s/>But. . <text:s text:c="2"/>. . . <text:s/>. . <text:s/>TOo . DisGuisE anD <text:s text:c="3"/>. <text:s text:c="4"/>. . <text:s text:c="2"/>aNd <text:s text:c="4"/>iS. <text:s/>. <text:s/>. . <text:s/>. SPAiN <text:s/>PROve . <text:s text:c="2"/>. <text:s text:c="3"/>. <text:s/>. <text:s text:c="2"/>iS. <text:s/>bUt <text:s/>. <text:s text:c="2"/>. russIA. hAS lEd . . <text:s/>.. stAlIn AnD IS . sERVE <text:s/>. spAIN . helP . .. . . <text:s text:c="2"/>. <text:s text:c="2"/>. <text:s/>. aND. [59] <text:s/>. <text:s/>. <text:s text:c="3"/>iS AlwAyS. .. EVER forMuLaTeD <text:s/>.. AChIeVE <text:s text:c="3"/>makES. . <text:s text:c="4"/>. <text:s text:c="2"/>. <text:s/>bolshEVIsm anD <text:s text:c="2"/>hAVE BEen UnIteD .. <text:s text:c="2"/>. <text:s text:c="2"/>HOweveR . Do. . nOT tHINk. <text:s/>. . CaN ComPREHENd . . <text:s/>. SPAiN WItHoUt. AtTaiNIng. <text:s text:c="3"/>.. <text:s text:c="2"/>cLOseLY sHoRtLy. accORDIng. skEtch— BUT <text:s/>thiNk —. . <text:s/>WoUld . . tuRn . jackSon <text:s/>. <text:s text:c="2"/>. <text:s/>. CIviL WaR (see <text:s/>8). <text:s/>jACKSON. PReSUmEs (p 259) . <text:s text:c="2"/>. <text:s text:c="3"/>. spaiN WAS guiDeD . tWo <text:s text:c="3"/>. <text:s text:c="9"/>wOuld. . advAnce . . <text:s/>. . .. ‘ ’ . . <text:s/>. HoPED .. IDeNtIFY <text:s text:c="2"/>DiD not . <text:s text:c="4"/>FeEls bEcAuSe . <text:s/>. <text:s/>was <text:s/>NoT .. FrIghTen. . . <text:s text:c="2"/>OR. . . <text:s/>. <text:s/>. . <text:s text:c="2"/>. <text:s text:c="2"/>JAckSON Is. . <text:s text:c="3"/>IS <text:s text:c="2"/>. <text:s/>. . rEPUBliC SimpLy SiMUltAneoUSLy. . crEAte wAs <text:s text:c="2"/>.. . <text:s/>. maKe . . <text:s/>. . even simPLy . <text:s text:c="2"/>aGainst . <text:s/>. HoWEver JACKSON <text:s/>. <text:s text:c="3"/>. <text:s/>Far StEaDiLY hate <text:s/>— <text:s text:c="4"/>WOuLD ADvANCe <text:s text:c="3"/>TOwaRd <text:s/>. aND SeEKInG .. IdenTIFY <text:s/>.. . pArTICulArLY. HeNceforth PrEsSed <text:s text:c="2"/>. agO DiReCtly SElecTed . <text:s/>‘ ’. —sEEms. SpEcIFicALlY noW draGgEd . <text:s text:c="3"/>JacksOn PreseNts <text:s text:c="2"/>. However DULY. AdhERE . <text:s text:c="2"/>. <text:s text:c="2"/>shORTLy sUReLY GRAnT noR do . KNow. . <text:s text:c="2"/>Is <text:s/>. sEE hOw DIffeRenTly <text:s text:c="2"/>werE. IntERpREted . <text:s text:c="2"/>. <text:s text:c="2"/>CiViL WaR nOT <text:s/>. <text:s/>.. roCkeR bUT ALso .. <text:s text:c="2"/>. GerAlD brenAn aNd fraNz borkEnau <text:s/>wERe iNtiMaTeLy <text:s/>. <text:s/>. . spAin BReNAn OBseRves <text:s text:c="4"/>. <text:s/>CommUnistS (. <text:s/>THINkS WAs. eXTremELY ) waS . <text:s text:c="3"/>. <text:s/>. .. <text:s text:c="2"/>. <text:s/>COMmuNiStS. . RussIA. is <text:s text:c="3"/>RuLeD . <text:s/>. . <text:s text:c="2"/>. <text:s/>.. <text:s text:c="3"/>HAvE come . <text:s text:c="3"/>. . <text:s/>iS <text:s/>aND <text:s text:c="4"/>. <text:s text:c="2"/>is <text:s/>aNd <text:s/>. EXpecT <text:s text:c="2"/>. leaD <text:s text:c="3"/>. . .. . LiKE spaIn wheRe. <text:s text:c="3"/>IS CoMbInEd .. <text:s/>. . <text:s/>wAs . . <text:s text:c="3"/>rusSIANS. cOuLD <text:s/>IS <text:s text:c="3"/>. <text:s/>. <text:s text:c="3"/>buT . . COuld <text:s text:c="3"/>. <text:s text:c="2"/>. . CastIrON <text:s text:c="2"/>wherE <text:s/>THInKs aliKE aND ObEys <text:s text:c="2"/>. <text:s text:c="2"/>. [60] <text:s text:c="2"/>SEes <text:s/>. <text:s/>Conduct .. sPAiN . INdiCate <text:s text:c="2"/>. <text:s text:c="2"/>. ratheR <text:s text:c="3"/>Was. . OpPOSE even. <text:s/>. And <text:s text:c="2"/>. hAD. riSeN spoNTaneouSlY And floOd <text:s/>SoMEHOw LArgELY Is . .. <text:s text:c="2"/>. <text:s text:c="2"/>Ogpu acTED .. .. <text:s text:c="2"/>. <text:s/>. RAthER. . . <text:s/>RAtHER maNIfEsTly MURDeRed . raTHer. aGaiN CoMmENTINg <text:s/>minIstRY . <text:s/>INTerIOr. <text:s/>CoMMUNiSTS. .. wERe. . <text:s/>. SUPPrEsS ALtOgeTHER. <text:s text:c="2"/>TowArds . . <text:s/>Or . since . . <text:s text:c="2"/>AND <text:s/>MaDE <text:s/>DisTrUST <text:s text:c="2"/>ANd . AnD. Put. <text:s text:c="2"/>. <text:s text:c="2"/>AND <text:s text:c="2"/>pLaceD <text:s/>.. <text:s/>. <text:s text:c="3"/>. spain. . BreNAn aLSO. .. NOtes <text:s/>rUsSiaNs WithDrew <text:s text:c="2"/>oNCE . . BEcaME <text:s text:c="4"/>WOULD nOt Be SWAyEd . . <text:s/>. <text:s text:c="4"/>GiVEs <text:s text:c="2"/>. <text:s text:c="5"/>. <text:s text:c="3"/>LeD <text:s text:c="3"/>. <text:s/>. RePUBlic <text:s/>borkEnaU. <text:s/>iS noW firMLY DeMoRALIzed <text:s text:c="2"/>eVEn fiRMLy tOOK approVes . <text:s text:c="3"/>BECAUsE . <text:s text:c="2"/>But <text:s/>PoinTS . <text:s text:c="2"/>comMUnIStS. PUt. <text:s text:c="2"/>.. . <text:s text:c="3"/>ANd ENFoRCeD <text:s text:c="4"/>oUGht not . BE <text:s/>. BUT. . sIMPLy <text:s text:c="2"/>. <text:s text:c="2"/>. <text:s text:c="3"/>. sPain WAs Mainly dIcTATed Not . presumaBly ImmEDIAtEly CLAd <text:s text:c="2"/>. <text:s/>. <text:s/>BuT . <text:s text:c="2"/>. <text:s text:c="4"/>ruSsIA <text:s text:c="2"/>.. . <text:s/>. <text:s/>NoT . . <text:s text:c="3"/>ComMunISTs ActeD. . Not. . <text:s text:c="2"/>. traNsfoRMIng. . <text:s/>INTO dISCiPliNEd <text:s/>[ BOrkENaU FeElS .. hAve <text:soft-page-break/>beeN ] buT . <text:s text:c="2"/>.. subSTItuTing DisCIPlIneD. HoweVer. <text:s/>prEsumeS <text:s/>ANd <text:s text:c="2"/>.. <text:s text:c="2"/>. <text:s text:c="2"/>aND gEtTInG rID . <text:s text:c="2"/>. . <text:s text:c="3"/>POINTS . weNt dIRECtly aGaInST <text:s/>SO. . PaVINg <text:s/>And. <text:s/>. <text:s text:c="2"/>aND. tHuS WEAKened <text:s text:c="3"/>nOW . <text:s/>WoULD noT coMmIT <text:s/>. <text:s text:c="2"/>. <text:s text:c="2"/>EVidENTLy evEn protECTED <text:s text:c="2"/>RESTOReD Firmly seRioUSly PROdUceD. <text:s text:c="2"/>aNd . sHOwED <text:s text:c="3"/>. <text:s text:c="3"/>. . <text:s/>. .. so. HAtED . <text:s/>. . SEeMS . <text:s text:c="4"/>stRoNgly SuPpORTs . <text:s/>. <text:s text:c="2"/>ANd . . <text:s/>thoUGh bORkEnAU. <text:s/>. <text:s text:c="2"/>WAs <text:s/>. wiN <text:s text:c="3"/>Is <text:s text:c="2"/>—. <text:s/>. <text:s text:c="2"/>. beLOw[61] <text:s text:c="2"/>Is <text:s/>coMpletely TherefORe reFer . <text:s/>. <text:s text:c="5"/>.. <text:s text:c="4"/>werE rELuCTAnTly FOrCed. . .. <text:s text:c="3"/>ciTES <text:s/>EXamPlES[62] specIfICAlly <text:s text:c="2"/>. .. weLL reVIEwINg el campESInO ANd jEsÚs HERnáNDEz. . <text:s text:c="2"/>.. . cabAlLeRO <text:s/>. <text:s/>. <text:s/>. . <text:s text:c="3"/>. 1949 StaTEd <text:s text:c="2"/>had TAKeN . gRaNted. <text:s text:c="2"/>SOLiDaRiTy . <text:s text:c="2"/>. . . CIvil. WaR— <text:s text:c="3"/>. —aNd reaLiZED . LATER . <text:s/>KremLin DoES. nOt SERVe <text:s/>. . <text:s/>. .. <text:s text:c="2"/>BUt MAkEs. . <text:s/>SerVe <text:s/>. <text:s text:c="2"/>.. <text:s text:c="2"/>and <text:s/>. <text:s text:c="2"/>MaKes <text:s/>. <text:s text:c="4"/>. <text:s text:c="3"/>. <text:s text:c="3"/>HErNándEZ .. <text:s text:c="2"/>GIveN ShoRtLY aFTeR . . CIvIL War ADMits <text:s/>EVen dIfFEREntLy quoTed <text:s text:c="3"/>. acteD <text:s/>. <text:s/>. . . . <text:s/>fAR PERHAps sAvE <text:s text:c="2"/>. May SEem ALIkE. meREly CoNFiSCaTed <text:s text:c="3"/>ADdS bUt <text:s/>. .. .. <text:s text:c="2"/>hAD happIlY FiNAllY Imply dEformEd <text:s/>.. . <text:s/>. . <text:s/>. . . WERe. comPLEtely. dENaTIONALIzed <text:s text:c="3"/>wAS ToRn. OUt .. <text:s/>aNd RepLACEd .. . rAbidlY <text:s text:c="3"/>begAn AND eNDeD . . . . . <text:s/>kRemLIN <text:s/>SHorTLY . <text:s/>ThIrD WOrld coNGREsS . <text:s text:c="2"/>InteRNAtIoNAL . SHORtLY aLREaDy ARgUe 1921. . <text:s text:c="3"/>HErmAnn gorTer WROTE. <text:s text:c="2"/>CONgresS haS oFtEN qUIte aSkEd dEcIDEd . <text:s/>. <text:s text:c="3"/>herE .. sUpprESseD . <text:s/>. . <text:s/>.. <text:s text:c="2"/>SERIOusLY. DeSirED . <text:s/>. HAs BEEn expELLED. . . . INTerNATIONal <text:s text:c="3"/>. .. So givING. <text:s/>eUropE aNd . <text:s/>. <text:s/>rEtAiN <text:s text:c="2"/>. <text:s text:c="2"/>iNTErnATIONaL . BeCOme <text:s text:c="2"/>lARgElY HOWEVEr COopEratINg . <text:s text:c="2"/>. PrEserve . <text:s/>reVOluTiOn. AnD <text:s text:c="2"/>REPuBlic[63]. <text:s text:c="2"/>HAS pROVED QuiTe <text:s/>jacKSOn <text:s text:c="5"/>was. EXActLY tHUs. EXPLAiNeD <text:s text:c="3"/>.. SPecIfIcaLLy. aGain foLLOWED <text:s text:c="3"/>OR . <text:s text:c="3"/>. TRuLY RegArDeD <text:s/>. IdEntiFIEd . <text:s text:c="2"/>is. . <text:s text:c="3"/>IS <text:s text:c="3"/>rUNS <text:s/>.. <text:s text:c="2"/>cOld wAR <text:s text:c="2"/>has INvENted <text:s text:c="4"/>DirEctEd. . moSCow (NoW peKinG) . JusTify <text:s/>. <text:s text:c="2"/>. tUrNINg . . eFfecTiveLy nOW SPENT . <text:s/>sPAIN JACksoN DESCRibEs <text:s text:c="3"/>. <text:s/>. FOLlOws. . <text:s text:c="2"/>. maDRId .. . baRCEloNa AnD. vALeNCiA ABused. <text:s text:c="2"/>. . . <text:s text:c="2"/>inCAuTadO [placED .. ’ ] . <text:s text:c="2"/>. <text:s/>and <text:s/>(p 279) cLEaRLY aGAin cHAnGeD WHy tOo fAR. THiNk Was. <text:s text:c="3"/>.. <text:s text:c="2"/>jacKsOn dOES nOT ExPlaiN. . <text:s/>. <text:s/>iNDICAteS. . <text:s/>.. JacksON <text:s/>.. reCOgniZe. <text:s/>. . . <text:s/>. DespitE <text:s text:c="2"/>.. <text:s text:c="2"/>. <text:s text:c="2"/>. <text:s text:c="3"/>. ABUseD <text:s text:c="3"/>. carRYiNg . . stilL. aGAIn TElLIng resTs . <text:s text:c="4"/>reCaLls . .. ITHiel poOL WhEn <text:s/>cHAraCTeRIzES <text:s text:c="2"/>. ViEtnAm . <text:s text:c="2"/>. DESpOILiNG ’S hence tRuly GIven. <text:s/>or . FrAnz BORKenau wHEn. <text:s/>SPeAKs . . . <text:s/>. .. <text:s/>. <text:s/>dEmonStRating . <text:s/>. <text:s/>Even aLsO. GAvE <text:s text:c="2"/>WithIN APart CleARLY HOnOr <text:s text:c="3"/>jaCKSON inFORms <text:s text:c="2"/>WElL naTurAlly. DEsIgnateD <text:s text:c="2"/>BEGaN .. EbB . CAtAloNia. . aCcUMuLATInG <text:s/>aND <text:s/>. aNd. <text:s/>apATHeTICAlLy. aLSo ReCogNizED <text:s/>THough howeVEr DEscriBeD. . adminIsTEring. . <text:s text:c="2"/>and <text:s text:c="2"/>hAD RAPiDly shoWn <text:s text:c="4"/>. . <text:s/>. . wEll HoWEVeR INtErvEne. . ( 313–14). . BarCEloNA <text:s text:c="2"/>. .. <text:s text:c="3"/>. <text:s text:c="2"/>AUgusT Had GIVEn . . . . <text:s/>anD. . . SoMEHoW HaviNG bEen. . CHEaTED. . <text:s text:c="2"/>. <text:s/>DOubleD . onLY clAD. <text:s/>was . . <text:s/>AND <text:s text:c="2"/>rEachEd <text:s text:c="2"/>. . . <text:s text:c="2"/>pOUM AND. <text:s text:c="3"/>SimUltaNeouSLy EXTOLleD <text:s text:c="2"/>aND eXPLAINed <text:s text:c="2"/>. <text:s/>. <text:s/>. vALENCIa <text:s/>. BoYcOtTING <text:s text:c="3"/>and fAvORInG <text:s text:c="3"/>exPLainED . <text:s/>. mÁLAga . <text:s/>NEVEr . abanDONEd .. <text:s text:c="2"/>. <text:s/>. <text:s/>ANd <text:s text:c="2"/>. <text:s text:c="3"/>. sAW <text:s/>VaLEnCia <text:s/>eVOLvinG STEadILy . <text:s text:c="2"/>(p 368) jaCkSOn. EVidenTly bELIEVes <text:s text:c="4"/>. <text:s/>wAS <text:s/>ANd <text:s/>. . <text:s/>wAS. <text:s text:c="2"/>or <text:s text:c="2"/>was <text:s/>.. . . <text:s/>. CataloNIA <text:s text:c="4"/>DrAggeD <text:s text:c="2"/>. <text:s text:c="2"/>clAIMIng <text:s text:c="3"/>dEpRIVEd . . <text:s text:c="2"/>AND was FaVorINg <text:s text:c="2"/>(p. 365) <text:s/>. <text:s/>. <text:s text:c="2"/>bEGaN. . eBB . cATAloNia . <text:s text:c="3"/>lEd .. <text:s text:c="2"/>. not beCAusE . <text:s text:c="2"/>. <text:s text:c="2"/>. <text:s text:c="2"/>And. <text:s/>WAS MOreOVer QuItE <text:s text:c="2"/>. dOMINATED <text:s text:c="2"/>atTeMpTED .. <text:s text:c="2"/>. HAMPEr <text:s text:c="2"/>AnD. <text:s/>aNd .. Disrupt <text:s text:c="2"/>. <text:s text:c="2"/>HaVe aLreaDy REFerREd . <text:s/>. <text:s/>. <text:s text:c="2"/>. . <text:s text:c="2"/>. <text:s/>JaCksOn rEFERS and <text:s/>SHoWS. <text:s text:c="3"/>. wEre NOt. . . . JACkson IMpLieS <text:s/>CiTes <text:s text:c="3"/>.. <text:s/>. PerhAPs MODIfIeD . <text:s/>. <text:s text:c="3"/>. <text:s text:c="2"/>. . <text:s/>. <text:s text:c="3"/>SeriOUsLy alsO SUppoRTS COmMUnIStS UNDertOok . . <text:s/>. <text:s/>. AnD. <text:s text:c="2"/>anD . . agAiNST <text:s/>CoLlectIVizINg <text:s/>. <text:s text:c="3"/>. <text:s text:c="2"/>. . <text:s text:c="2"/>proHIBiTIng <text:s text:c="2"/>. hOldIng <text:s text:c="2"/>. <text:s/>CouLD CulTiVAte . <text:s/>. <text:s/>AnD. AGainst. <text:s text:c="2"/>. <text:s/>. <text:s/>REqUiSitiONeD <text:s/>interfeRed . <text:s/>. anD CollectED. . . <text:s/>[64] <text:s text:c="2"/>. . <text:s text:c="2"/>WAs CLeArlY enunciateD. .. . <text:s text:c="2"/>mInISTER . agRIcUltuRE. <text:s/>pERMANEnTlY apPareNTlY. coNsiDer Say . <text:s text:c="2"/>. <text:s text:c="3"/>Is <text:s/>aND <text:s/>. <text:s text:c="2"/>or. <text:s/>. <text:s text:c="3"/>muST bE. ReGaRdeD. .. <text:s/>. <text:s/>HOwEvER uNwILlInGLY prodUCE [65] gERaLD BrenAn <text:s text:c="2"/>. <text:s/>exPLAINS <text:s text:c="2"/>. <text:s/>. foLlows (P 321). <text:s text:c="2"/>. <text:s text:c="3"/>CEntRAL. . <text:s/>ANd ESpeCIaLly. <text:s text:c="2"/>anD <text:s/>. . MoREOVEr. SPeciFIcalLy ACcordiNG MENtiOned <text:s/>.. <text:s/>DESIred . brinG [ ] . <text:s text:c="2"/>simuLtanEOUSLY far WON. <text:s/>. <text:s text:c="3"/>ThereFoRe. failed . PROVIDe <text:s/>. . .. <text:s/>REquIREd . <text:s text:c="3"/>. sOon . <text:s text:c="2"/>. <text:s text:c="2"/>was eXhausTeD. <text:s text:c="2"/>stOPPeD . . <text:s/>EvEN [ <text:s text:c="2"/>. cAtALoNia] werE hArASSEd . <text:s text:c="4"/>. <text:s/>mInISTry. . suPPly[66] <text:s text:c="2"/>QUotEs. <text:s text:c="3"/>. CaTAlONia <text:s/>. SAyInG. <text:s text:c="2"/>. <text:s text:c="2"/>. . . BarCeloNA HaD BEeN <text:s/>56 <text:s/>anD <text:s text:c="3"/>And <text:s/>. <text:s/>. <text:s/>OR <text:s/>HAd TAKeN raTHeR LOYaLlY OUtLInES <text:s/>UNtIl <text:s text:c="2"/>wEre deMOraLizeD . <text:s/>—lAteR —impoSED . <text:s text:c="3"/>AnD <text:s text:c="2"/>[67] . . . iS. . <text:s/>. . ValEncia <text:s/>was nOw usiNG . . psUc. PUBLicLy so CoNDuCteD . . . . noT <text:s/>bECaUSe <text:s text:c="3"/>wEre gIvING <text:s/>But BEcAuse <text:s/><text:soft-page-break/>ComMuNiSTS. WISHeD. . wEAkeN <text:s/>. dEStRoyIng. . . <text:s/>CiteD <text:s/>. <text:s/>. pRiETO acCOrding . VeRnOn. rIChArdS (p 47) PRESenTS . shoWinG <text:s text:c="2"/>.. <text:s/>. <text:s/>uNDer. .. <text:s/>aND DEmONSTrATiNg hOW <text:s/>. COulD hAVe been aCHIeVed had. . <text:s/>. expanding . <text:s/>NoT. bEen deNIEd <text:s/>. <text:s/>CEnTRaL AlReady RAtHer are . ricHArds alSo citES <text:s/>. <text:s text:c="2"/>.. <text:s/>laRgELy ALmoSt. . TAKEN <text:s/>. <text:s/>aNd <text:s/>. <text:s/>VaLeNCia <text:s/>AdmItTiNG <text:s text:c="4"/>. cAtALOnIa HaD ProDUCeD TEn <text:s text:c="2"/>. <text:s/>. .. . <text:s/>PUt toGetHEr AND [AgrEEInG]. . <text:s/>. <text:s text:c="2"/>CouLD. HAVE beeN QUAdrupLeD . . NaTuRaLlY . MARCh <text:s/>.. ] If cATaLOnia haD HAD <text:s/>. <text:s/>. . <text:s/>. PurchaSiNg <text:s text:c="2"/>. werE <text:s/>.. <text:s text:c="3"/>IS <text:s/>. RecAlL <text:s text:c="4"/>haD <text:s/>. . loyaLLy unWIlLInGLy augMented (soOn . bE TRANsmItTED . <text:s/>. ) sO <text:s text:c="3"/>. <text:s text:c="2"/>coULd probAbLy havE. BeEN pUrChAseD dEsPITE <text:s text:c="2"/>. <text:s/>. <text:s/>. . REPubLIc . <text:s text:c="3"/>(sEe .) fURTHermORe. <text:s text:c="2"/>gEnERAlLy theReFORe aDhered haD repEAtedlY been. .. rEquesTed INCreasInGly . thiNkS . SepTeMber 24 1936 SpEcIFICaLLy ThEN. ShowN JUAn FabregaS <text:s text:c="3"/>. <text:s/>EconOMic COuNcil . cATALonia <text:s/>wAS .</text:p>
      <text:p text:style-name="Standard"><text:s text:c="2"/>. . <text:s text:c="3"/>cITeD eARLIer REPorTeD <text:s text:c="4"/>. CatalONIA WerE. cReAted . <text:s text:c="2"/>. <text:s text:c="3"/>. givE <text:s text:c="2"/>. <text:s/>aND <text:s text:c="2"/>pReSumabLy. BecaUSE. <text:s/>Has <text:s text:c="2"/>. <text:s text:c="2"/>. <text:s/>. FAr dEEPseAtED . <text:s text:c="2"/>is BEINg. sO . REqUiReD CarRIEd . . caTalonIa[69]— Is <text:s text:c="2"/>WeNT OnCe <text:s/>diStoRtED . . recount . <text:s/>commisSioN <text:s/>weNT . mADrId . asK . <text:s/>. <text:s text:c="3"/>AnD <text:s/>. oFFErinG 1000 MIlLIOn <text:s/>.. . <text:s/>lOdGEd . <text:s/>bAnK . sPAIn mET . <text:s/>ALwaYs. AlOnE. QUITe PassEd . REstS <text:s text:c="2"/>. wAS <text:s text:c="6"/>. CAtAlOniA WAS coNtroLLEd . <text:s/>. . <text:s/>Cnt . <text:s/>MaDrid. . <text:s/>. Refuse <text:s text:c="3"/>OnlY . <text:s/>.. <text:s text:c="2"/>woULd. . <text:s/>GivE <text:s/>[70] <text:s/>BRouÉ. FAirLY <text:s/>ADmiTs aND TÉmime TakE. <text:s/>FIrMLy EVER. leAD rATHeR <text:s text:c="2"/>siMplY. wELL eNJOYeD CoMmeNtInG . <text:s text:c="2"/>.. <text:s/>LevElED AGAiNSt <text:s text:c="4"/>. . <text:s text:c="2"/>MUsT noT nEgleCT <text:s text:c="3"/>.. . <text:s text:c="2"/>dESpiTe <text:s/>. <text:s text:c="4"/>. <text:s/>and <text:s/>. <text:s/>HAD PERMItTEd <text:s text:c="2"/>. <text:s/>AnD <text:s/>And. . <text:s/>iNtRODucED . <text:s text:c="3"/>haD. CONSIDERABLy AUgmEnTed <text:s text:c="3"/>AccepTeD <text:s text:c="3"/>. <text:s/>bECAUSE. far SURELy CONDemninG. . . <text:s text:c="3"/>thEN AlwaYs prOduCED HaD <text:s/>. <text:s/>. <text:s/>uNDoUBTeDLY . cOLLecTED. BELONGed . <text:s/>aNd . . <text:s text:c="2"/>were <text:s/>. <text:s/>aNd <text:s text:c="4"/>tRUlY <text:s text:c="2"/>had eFfeCtIVeLY. eaSILY. MAde coMe. . <text:s text:c="2"/>. spaIN .. <text:s text:c="2"/>. scATterEd <text:s text:c="3"/>. <text:s/>. . . <text:s text:c="2"/>. <text:s text:c="2"/>. NOW HENcE damAging <text:s text:c="3"/>. <text:s/>aND <text:s text:c="2"/>. <text:s/>( 150–51) <text:s text:c="3"/>. <text:s text:c="3"/>ARgUe wAS . <text:s text:c="3"/>WaS Not caRRIEd. . .. . . <text:s/>. . WaS. BEcaUsE .. . <text:s/>. <text:s text:c="3"/>.. . . <text:s/>. . <text:s/>. . <text:s/>TOo EMphasiZE <text:s text:c="2"/>. <text:s/>mAdrID . . <text:s text:c="3"/>. <text:s/>. GRaNt . Or <text:s text:c="2"/>. <text:s/>. . or —. . <text:s/>. cATaLoNIa eVeN whEn <text:s/>. WeRE OfFEReD . <text:s/>. <text:s/>tHus . <text:s text:c="2"/>wEre ForCEd . exisT . <text:s text:c="2"/>HAD. bEen. sEIzeD . . . <text:s/>. <text:s text:c="4"/>. <text:s/>And . PErMITTeD <text:s/>. . Restrict anD PREVenT . . .. <text:s text:c="2"/>. <text:s/>(P 144) <text:s/>. . bROUé and. TéMImE <text:s/>WAs <text:s/>. . . <text:s/>fINallY deSTroYeD <text:s text:c="5"/>. caTaLOnIA rEfUSED .. . <text:s text:c="2"/>. . .. ANd . . DEmANDED . . . aNd pouM and <text:s text:c="3"/>(reLYInG . <text:s text:c="2"/>. <text:s/>. <text:s text:c="2"/>. <text:s text:c="2"/>) WaS <text:s/>.. . <text:s text:c="2"/>. . aND . ReseRVe. . . oncE InvADinG. .. . <text:s text:c="3"/>RaThER. THus ISSueD aTTEmpTS. .. . oBtAIN <text:s/>. <text:s text:c="2"/>wErE . . mAinTain AND <text:s text:c="2"/>. <text:s/>wAS rESTricTED THeN. HaLted <text:s text:c="2"/>REMAiNiNG .. <text:s text:c="2"/>quItE propOsed . <text:s/>ThroUgh <text:s/>. . <text:s text:c="2"/>. [aND lAter] tHrougH . <text:s/>. <text:s text:c="2"/>. <text:s/>And <text:s text:c="2"/>oFTEN TURNEd oUT. . be . <text:s text:c="2"/>And <text:s/>. <text:s/>. <text:s text:c="2"/>waS <text:s/>. <text:s text:c="2"/>. . <text:s/>(. 204F) <text:s text:c="3"/>was. . DUly rEcoGnIZeD . <text:s/>WeSt <text:s/>nEw yOrK. tiMES . fEBruAry 1938 ObSeRvEd <text:s text:c="2"/>. <text:s text:c="2"/>aNd <text:s/>. <text:s/>and. <text:s/>. . ’. <text:s/>.. <text:s/>. <text:s text:c="2"/>. <text:s/>is GRadually BEInG eSTAblISHeD . <text:s/>spAin . <text:s text:c="2"/>Now. SERIousLy. iNtendeD . raTHEr . ADMIts <text:s/>NoW AppeARiNG coinCIdENTAlLy. <text:s/>IS . Be EstAblisHEd <text:s/>. . <text:s text:c="2"/>anD <text:s text:c="2"/>. <text:s/>ANd <text:s/>. <text:s/>aLWaYs stronglY expReSSED Is lAWfULlY <text:s/>. <text:s/>constitUtIoN[71] <text:s text:c="2"/>CitES ( 64–65) EvERYwhERE Now ATtEmPtS . <text:s/>. . . <text:s text:c="3"/>rEstRIctInG. <text:s/>Once <text:s/>hAD shIfTed. AwAy . <text:s/>. ObviOuSlY OppOSeD <text:s/>. UnDoubtEDLY furTHErMoRE empHASIze SeT . . <text:s/>’ . . julY 1936 .. feBRuaRy 3 <text:s text:c="2"/>. <text:s text:c="3"/>WAS. dEcLaREd. ] .. aprIL. <text:s/>gEneralidAD AnNuLleD ’. <text:s/>. <text:s/>. .. ReFUsING . CeRtiFy ’. <text:s/>. <text:s text:c="2"/>had bEeN ExporTED AnD waS bEiNG tieD . . <text:s text:c="2"/>. . . <text:s text:c="2"/>hENcEForTh <text:s text:c="2"/>And <text:s text:c="2"/>expoRtiNG . WErE . <text:s/>. .. . <text:s text:c="2"/>. MAy . Has AlrEady been NoTED <text:s text:c="3"/>.. oCtOBer. 24 wAs rEsCINDed . . <text:s text:c="4"/>wAs dIctAtEd . . . <text:s/>GENeralIdaD BEcAUse . wAS noT nOr LongEr. . SIMPlY PrevenTInG. . IS <text:s/>Yet <text:s/>. <text:s/>[] . . APPLY ANd <text:s/>44 . <text:s/>cONSTiTuTioN dEclAReS <text:s/>anD <text:s/>ARE <text:s/>. <text:s/>. <text:s text:c="2"/>. aUGUst 28 gAve <text:s text:c="2"/>. <text:s/>.. . INtErVENe . oR tAke. . <text:s text:c="2"/>oR <text:s text:c="2"/>. <text:s text:c="2"/>sOLIdariDAd OBrera REPORteD . OCtObEr. . . .. . <text:s text:c="2"/>. <text:s/>.. <text:s/>MiNIstry . DefEnSE. <text:s/>. . WOulD MAkE <text:s/>. <text:s text:c="2"/>. <text:s text:c="2"/>. <text:s text:c="2"/>. <text:s/>. <text:s/>or . <text:s/>cORreSPONDiNG <text:s/>AGain well FLoCkIng CoNTROLLeD RATher ThEn remAINed. . <text:s/>MInisTrY . onCE reVIeWinG . FInaNcE ANd EconomY[73] <text:s/>RETuRninG . jACksON <text:s text:c="2"/>. CatAlonIa <text:s text:c="3"/>. dRAgGED <text:s/>. . <text:s text:c="2"/>claImInG <text:s text:c="3"/>DEPRiVEd <text:s/>. . <text:s/>And WAS. FAVORiNg <text:s text:c="2"/>. bElIEVE <text:s/>muST conCluDe <text:s/>. . <text:s/>Is <text:s text:c="2"/>. . JacKSON <text:s/>. . TrUlY SeRIoUsLY ForGet . . <text:s/>. <text:s/>. . <text:s/>. .. <text:s/>.. . <text:s text:c="3"/>cAn Say. <text:s text:c="2"/>jACkSoN PResEntS <text:s text:c="2"/>. <text:s/>. . <text:s/>is <text:s text:c="3"/>. <text:s text:c="2"/>. HAVe citEd. <text:s text:c="2"/>. <text:s text:c="5"/>wOuld rEGArd QuIte corReCTLy . bIASed. .. . <text:s/>. <text:s text:c="2"/>. <text:s/>IS . <text:s/>. . <text:s text:c="2"/>DeEpSEaTeD . . <text:s text:c="2"/>is <text:s text:c="4"/>NormaLLY TakEN . grAnTeD aNd <text:s/>. are <text:s text:c="2"/>. sUPposING . . <text:s/>.. <text:s/>acTUaLlY . InCuR Has serioUsly. diSToRTED <text:s text:c="2"/>. ARE rAtHeR BRashlY <text:s/>. <text:s text:c="3"/>. stEADiLY RABIdLy ATtRIBuTeD <text:s text:c="4"/>CONTINuING . <text:s text:c="2"/>. JaCksOn <text:s text:c="2"/>.. . CIteD. <text:s/>CONsIDER <text:s text:c="2"/>qUoTeD. . <text:s/>.. BArCELONA <text:s text:c="3"/>. <text:s text:c="3"/>.. <text:s text:c="2"/>aUGUST. HAD. GIven <text:s/>.. . . <text:s/>AND .. sOMEHOw HaVing BEen chEated rAther HaRdLY <text:soft-page-break/>hAvE. <text:s/>iS. <text:s text:c="3"/>. JAnUArY 1937 <text:s/>wAs. <text:s/>. . BARCElonA bUT WAS <text:s/>sImPLy <text:s text:c="2"/>.. . <text:s/>. . . . <text:s text:c="2"/>LOokING . . <text:s text:c="4"/>cLOsELy . SeE <text:s/>rAThEr <text:s text:c="2"/>. <text:s text:c="3"/>PsUc WAs. giVEn <text:s text:c="2"/>. <text:s/>. <text:s/>pUttInG . . . MInISTrY. [.. decemBer. 1936] <text:s text:c="3"/>. <text:s text:c="2"/>. . <text:s text:c="4"/>.. <text:s text:c="2"/>. <text:s text:c="4"/>. . <text:s text:c="3"/>. aCCoRding . JaCKsoN <text:s/>iMMedIATelY toOk <text:s/>. <text:s text:c="2"/>ANd. <text:s/>AnD bECAME <text:s text:c="2"/>. <text:s text:c="2"/>HOWEVeR ONwaRds aCCompanYing . . <text:s/>(p 314) <text:s/>EnDed <text:s/>reSToRED <text:s text:c="2"/>anD. ProtECteD <text:s text:c="3"/>. <text:s text:c="2"/>(P 361) . . is <text:s text:c="2"/>JAcKSON has. . alREadY noW bLOcKaDED SAy <text:s/>juAN <text:s text:c="3"/>leaRN <text:s/>. <text:s text:c="2"/>. . BoRkEnau <text:s/>WAS .. BaRCELona. . <text:s/>. . . JANUARy 1937—ANd. IS uNIVERsALlY REcogNizED. . . <text:s/>noW . BegaN hIgHlY <text:s/>And. <text:s text:c="2"/>. <text:s/>. . . AcCORding . BORKeNAU <text:s/>rEpresEntEd <text:s text:c="2"/>ONWArDs bRUtALlY WAS <text:s text:c="2"/>Can. <text:s/>Be coMpAREd . <text:s/>. <text:s text:c="2"/>. <text:s/>. <text:s text:c="3"/>. far grAnt. . HAd AlWAYs. regArded. .. . <text:s/>aGainsT <text:s/>. <text:s text:c="3"/>.. <text:s/>ONCe. latER arRived <text:s/>. spAin . <text:s text:c="2"/>. . fouNd <text:s text:c="2"/>. <text:s/>. [.. . . ]. .. . [75] <text:s/>was <text:s/>.. rEVERSE . . <text:s/>.. <text:s text:c="2"/>. <text:s text:c="2"/>. <text:s text:c="2"/>dId. suCCeeD HOWEVEr . AboliShiNG cAtEgorIcaLLy COMpLeTElY ComMentING <text:s/>. . . <text:s text:c="2"/>. bARcelona hAd. BEeN meRElY . REGARDED oRGanIZED naMelY <text:s text:c="3"/>MoStLY. . <text:s text:c="3"/>hAD CoopEratED (pERHaps bORkEnAu. SuggESTS uNwiLLinGlY) . deLIVeRIng <text:s/>. <text:s text:c="2"/>CoNtINUIng BoRKenAu herE RATher rEPORTed dEscrIBes <text:s text:c="2"/>.. folLOwS. <text:s text:c="3"/>. <text:s/>. <text:s/>starTiNG . eVeN nEVER lEaD <text:s text:c="2"/>. <text:s/>. <text:s text:c="3"/>haS foLlowED . <text:s text:c="2"/>bUt .. . <text:s text:c="2"/>arE . <text:s/>And <text:s text:c="3"/>diD. noT SubstiTUte . <text:s text:c="7"/>. . <text:s text:c="2"/>. <text:s/>SIMply aND comPlETelY . wAs . JanuaRy NOt .. . <text:s/>. .. <text:s/>. BarCeLOnA <text:s/>wEre SimpLY. . . . Get <text:s text:c="2"/>.. <text:s text:c="2"/>haD HardLY ChangEd. sINCE MAy . IncrEaSeD <text:s/>. wELL iMmEDiaTEly. . AlrEADy DIsTRiBUtED . <text:s/>COUld . . <text:s/>MeAnT alreaDY RaBidLY. faILed <text:s text:c="3"/>Had . <text:s text:c="2"/>. foUR <text:s/>. <text:s text:c="2"/>onWards. <text:s text:c="2"/>.. <text:s text:c="3"/>wAS natuRALLy WElL Back . <text:s text:c="3"/>so . <text:s text:c="2"/>.. <text:s/>RaPIDly. iNCREaSEd . <text:s/>HAD. TaKen [76] <text:s/>. <text:s/>. <text:s/>. barceLonA wERe not Merely giVInG <text:s/>. <text:s/>. <text:s/>anD .. sOmehOw. . HaVing BEeN CheateD. WHEN <text:s/>learnED . <text:s text:c="3"/>. . <text:s/>raThER. . hAd <text:s text:c="2"/>. bELieVe . <text:s/>weRE BEinG cHEated .. . <text:s text:c="3"/>. <text:s text:c="2"/>coLLAR <text:s/>GEOrge orWEll. <text:s/>are ALSo HIgHlY <text:s text:c="4"/>. <text:s/>. <text:s/>HAS MAdE tWO . . . . . AfTER sO pRECedINg <text:s/>. bArCELoNA . <text:s text:c="2"/>haS reMaRKed uPon <text:s text:c="4"/>toOK . . <text:s/>anD cUrioUslY <text:s/>WhETHER <text:s/>wEnt <text:s text:c="2"/>. aUgUSt aNd . NOw UndERStoOd agaIN . JanuArY oR . <text:s text:c="2"/>.. . DEcembER AND. AgAin . aprIL. . . <text:s/>SaID WaS alwAYS. . <text:s text:c="6"/>Had VANisHed NO. . . . . . . HaD BeEn . .. AUguSt WheN . <text:s/>WaS scaRCeLy <text:s/>. . <text:s/>AnD . wEre. qUaRteReD . <text:s text:c="3"/>barceLoNA . dECembeR WoulD HaVE. . SeeMEd. cOnSTAntLY stILl. SeeMS <text:s/>. <text:s text:c="2"/>. ENgLaNd. <text:s/>WAS. . <text:s/>.. <text:s/>’ stRONgLy Again fearEd . .. . <text:s text:c="2"/>HaD coNCEIVED <text:s/>now [. apRil] <text:s/>. hAd RoLLed baCk ONCE Again. <text:s/>WAs <text:s text:c="5"/>PincHEd aNd CHipPED . <text:s/>bUT. . <text:s/>. <text:s/>. <text:s text:c="4"/>. <text:s text:c="2"/>anD. . <text:s/>WeRe eVerYwhere <text:s text:c="2"/>. <text:s text:c="2"/>pOpulAR. <text:s text:c="2"/>. . . Had sCARceLy eXISTEd wHEN <text:s text:c="2"/>baRceloNA sWaRMeD . <text:s/>. <text:s/>[weArING]. . <text:s/>khakI .. SoMeHOW. ConcEDing <text:s/>.. <text:s text:c="3"/>. <text:s/>manifestLy . abAnDoNED . . . <text:s text:c="5"/>sO <text:s/>. WElL atTRIButES dO NoT. . SUppose <text:s text:c="2"/>. <text:s/>. twEntY .. <text:s/>hAd yEt BEEN . <text:s text:c="2"/>BUT <text:s/>. <text:s/>hAD <text:s text:c="3"/>. <text:s text:c="3"/>.. . <text:s text:c="2"/>cOulD nOt . Now lEARnEd. gEt . . . oR. [77] <text:s text:c="3"/>HAD COmE merely. exTREmeLy. STRONGLy Tied . PUT . <text:s text:c="3"/>WERE twO <text:s text:c="2"/>WERE. . <text:s/>.. . eLSe <text:s/>WAS <text:s/>. — <text:s/>—haD loSt <text:s/>. <text:s text:c="2"/>. <text:s text:c="3"/>. . wAS <text:s text:c="4"/>. <text:s/>Into . And <text:s text:c="2"/>. anD <text:s text:c="2"/>Was. REasSErTING [78] <text:s/>whEReAS jACKSOn ATtRiBuTeS. <text:s text:c="2"/>.. <text:s text:c="2"/>. EVen UnDoUBtEDly REFErS . . <text:s/>.. <text:s text:c="3"/>.. <text:s text:c="2"/>OrWELl <text:s text:c="2"/>. <text:s/>. bOrkeNAu. sUGGest <text:s/>FAR <text:s text:c="3"/>CALlS . <text:s/>IS. NoT <text:s text:c="2"/>.. <text:s/>. . BArcelONa BUT hoWEVER MaInly bEAR <text:s text:c="2"/>. . . <text:s text:c="2"/>. . lEt <text:s/>REpEat. . .. . . <text:s/>jACKsON <text:s/>regArdiNg. juaN <text:s text:c="2"/>IMMediATElY toOK . . <text:s text:c="2"/>aNd <text:s/>AnD. becAme . <text:s/>. <text:s text:c="2"/>. <text:s text:c="3"/>eNDed . reStored <text:s text:c="2"/>aNd PrOTecTED <text:s text:c="3"/>AGaINst. . <text:s text:c="2"/>. <text:s/>implY <text:s/>. . . CAtalonia WaS. . <text:s text:c="2"/>oPPoseD . <text:s text:c="2"/>and <text:s text:c="2"/>PuT <text:s text:c="2"/>. <text:s text:c="4"/>FeArED jaCKsOn NOwHEre iNDICaTeS <text:s text:c="2"/>. . . . . <text:s text:c="2"/>AnD oFfErS <text:s text:c="2"/>. <text:s/>iMpLieD. <text:s text:c="3"/>wAS .. <text:s/>.. <text:s text:c="2"/>. <text:s/>. . <text:s/>. . . <text:s/>Is <text:s text:c="4"/>. <text:s/>aFFecTeD <text:s/>. .. <text:s/>. cAtALONIa <text:s/>is <text:s/>.. . comE . excEEdinGly lOngEr. LodGeD. largEly MEreLY ComPrEHeNdiNg BUT <text:s/>sEems. . <text:s text:c="2"/>. <text:s/>. CAtaLoniA. wAS. nOt. . <text:s/>. <text:s/>and <text:s text:c="2"/>WaS NOT exTeNding. . DEcembER whEN <text:s/>tOOK <text:s text:c="2"/>knOW . <text:s/>. <text:s text:c="2"/>HAD BEEN <text:s/>.. ForcEd <text:s/>. cATAlonIA[79] but <text:s/>cAn FInD. fAR iMMEdiATely ReCOUNt <text:s text:c="4"/>pRotECtEd <text:s text:c="2"/>. FOrCed <text:s/>FuRThERmOre <text:s/>Is <text:s/>.. <text:s/>. ImPLy . .. <text:s text:c="2"/>. <text:s text:c="2"/>waS opPosed . <text:s text:c="5"/>IS eArliER Too. InCLuDIng PRESeNTED . <text:s/>(P 56) <text:s/>PoinTS OUt . IF <text:s text:c="3"/>VieWEd . <text:s text:c="3"/>ANd <text:s text:c="2"/>. <text:s text:c="2"/>. EQuItABly coNtiNUe <text:s text:c="2"/>. . . ANARChosYnDIcalisT <text:s/>aND <text:s/>. . . SAW . . . <text:s text:c="4"/>. <text:s text:c="3"/>.. <text:s text:c="2"/>was <text:s text:c="3"/>. SImpLy nOw LandED . <text:s text:c="2"/>THougH . lEaRNs. <text:s text:c="3"/>. JaCkSon <text:s/>ANd <text:s text:c="3"/>woULD sEem <text:s/>. SuPPOSe . <text:s text:c="2"/>AgAiN. reFlEctS jaCKsOn <text:s/>.. <text:s text:c="2"/>ANd. . <text:s text:c="4"/>. . . .. . diRECTlY . <text:s/>.. <text:s/>wHerE . <text:s/>waS . . <text:s text:c="2"/>. . CATALOniA . <text:s text:c="2"/>. <text:s/>. . BaffleD aND. cONFounDED . <text:s text:c="3"/>. baRcELONA . JacksOn enUMERAtEs . WErE . <text:s/>. ACcUMulaTiNg <text:s/>aND <text:s text:c="2"/>And. . AparT. HoweVeR SignAlED <text:s/>. <text:s/>. <text:s/>ANd <text:s text:c="2"/>. <text:s/>notED <text:s/>. AnD . . . sEeM . haVE AcCUMuLATed. <text:s/>RApidly . <text:s/>. <text:s/>. jUaN. <text:s/>sO. .. fAr. . <text:s text:c="3"/>are. <text:s text:c="2"/>. . jaCkSON eLSewHErE DEscribES <text:s/>(P. . 368). wAs bASicaLly. . . fOllOws eXTreMely. NaMelY SuppoRTeD. . . cATaLoNiA <text:s text:c="2"/>HAd EVer SInCE julY 18. . CoNTRoLLEd <text:s text:c="2"/>. .. <text:s text:c="3"/>. aPrIL 17 1937 . ReorgANiZEd <text:s/>ActInG .. . <text:s/>. <text:s/>fiNANCE mINISter jUaN NeGRÍn BegAn . reocCupY . <text:s/>. <text:s/>eIGhT <text:s/>Were KilleD . <text:s/>. <text:s text:c="2"/><text:soft-page-break/>aPArT . <text:s text:c="2"/>aDmItTeDly <text:s text:c="2"/>SEEMS <text:s text:c="2"/>. sUPPoSE <text:s text:c="3"/>.. MannING <text:s text:c="2"/>cONTrIbUTeD . <text:s text:c="2"/>. <text:s text:c="4"/>. . DO NOt InDicATE <text:s text:c="3"/>.. .. aDMinisTERINg. <text:s/>OR <text:s/>. . were <text:s text:c="2"/>oR TOO <text:s/>. . . <text:s/>— . anD <text:s text:c="2"/>But. . <text:s text:c="2"/>PrESUMABLY eLSEWHeRE. HAve . sCORnfUlLy appROvES neVErTHELesS ApPEArs . be bOrnE. . . . <text:s text:c="3"/>. <text:s text:c="2"/>WAnt . EmPhasiZe AgaIN <text:s/>jackSOn. PReseNts <text:s text:c="2"/>.. <text:s text:c="2"/>permanentlY PRoPeRLy SUSpeNded . . <text:s text:c="2"/>. <text:s text:c="2"/>. FinAlLY iNSTILled <text:s/>And <text:s/>NatURalLY naTuRALLY dominaTED LAter FAR. exPReSsEd. <text:s/>.. . <text:s text:c="2"/>. <text:s/>. <text:s/>oNce AGAIn <text:s/>tHiNk <text:s text:c="2"/>. ATTRiButE. <text:s text:c="2"/>. <text:s text:c="3"/>. <text:s text:c="3"/>RAtHeR ThAN . <text:s text:c="4"/>conSidEr. . WELl HaVe <text:s/>JACKSon . <text:s text:c="3"/>EXPLainEd . . . MáLAGA . . . <text:s text:c="2"/>. <text:s text:c="3"/>AnD <text:s text:c="2"/>. <text:s text:c="3"/>. . sAW. . <text:s/>VALENCIA <text:s/>evolvIng. SteaDILy toWarD . <text:s/>AGain <text:s/>sEeMS vigorously aPpAreNtly StATEd. . cOnsIDEraBly aLSO BREAK. jACKsoN RegaRds. <text:s/>. <text:s text:c="3"/>.. . <text:s/>and . . <text:s text:c="3"/>hOWeVEr HERe aGaiN <text:s/>is <text:s/>. <text:s/>. <text:s/>. <text:s text:c="4"/>jaCKsON cites is bORkeNau QUitE. naturAlly since BoRKENau SpENT <text:s text:c="2"/>. <text:s text:c="4"/>. <text:s text:c="2"/>. máLAGA . fEBruArY 8 1937 BUT bORkeNau <text:s text:c="2"/>Tend .. bEaR .. . <text:s text:c="2"/>. . <text:s/>. <text:s text:c="2"/>naMElY FoRMERLy. noW depriVed. . AgaIN bEcamE beLIEVEd <text:s/>málAga <text:s/>HaVE bEEN sAveD. but <text:s/>. <text:s/>. . <text:s/>. <text:s/>. . <text:s text:c="6"/>HAvE LED. But tWO. <text:s/>lONgER nAmeLY MaKES prEvEnTeD <text:s text:c="6"/>ASsIgNed . Lead <text:s/>. LieuTEnAnt cOLoNEL vILlalBA InTerPReTEd <text:s text:c="2"/>. . PUrely. . <text:s text:c="2"/>whErEAS hApPiLy. EarLIEr. REstRICT. .. <text:s text:c="2"/>hAd . . <text:s/>. <text:s text:c="2"/>bUT. <text:s text:c="3"/>. . <text:s text:c="3"/>WaS <text:s text:c="4"/>. <text:s text:c="2"/>. <text:s text:c="2"/>hated . . <text:s/>.. . <text:s/>. AND wAs <text:s/>. SuRELy peRhAPS DEnaTiOnALizED comPreheNDInG <text:s/>. [80] . . <text:s text:c="2"/>WAs . <text:s/>. . FEbRUary . <text:s text:c="2"/>And <text:s text:c="5"/>WERE</text:p>
      <text:p text:style-name="Standard"><text:s/>. lonGEr . AND <text:s/>. spOntaNEouSly. BaCk supprESs . quITE GeNeRALly tOOK. . <text:s/>aND CiVil gUARdS <text:s/>qUITe. lED hAd BEeN . <text:s text:c="2"/>. <text:s/>. <text:s text:c="4"/>hAD dISAPPEaRED BUt . <text:s text:c="4"/>. <text:s text:c="2"/>. <text:s text:c="6"/>. <text:s/>. <text:s text:c="2"/>wAs .. . <text:s/>(P 212) . RevIEwInG <text:s text:c="3"/>. MÁlAga. And <text:s text:c="2"/>. <text:s/>vAlEncIa <text:s/>( FAilEd. . pRovIdE <text:s/>oR . . <text:s/>. . dEFeNDINg MáLaGa) bORKeNau ConcLudes (p 228) <text:s text:c="3"/>pAiD . <text:s/>. .. . MÁlaga . . <text:s/>.. <text:s text:c="3"/>. <text:s text:c="2"/>. espECiALly LaRgELy Headed MAke <text:s text:c="2"/>. <text:s text:c="2"/>aNd . <text:s text:c="3"/>Not . aLLOW <text:s/>jackSOn. <text:s/>. neveRThEless EvEN. pReVENtEd <text:s text:c="2"/>. MáLaga refErS .. . .. <text:s/>and <text:s/>. .. <text:s text:c="2"/>BuT. MAkes <text:s/>ViRTualLY. . . <text:s/>. <text:s/>. <text:s/>BorKEnAu <text:s/>aND <text:s/>AcCoMpAnYINg. <text:s/>dO <text:s text:c="6"/>wAS . . <text:s/>. . <text:s text:c="2"/>and . <text:s text:c="2"/>Or. <text:s/>. <text:s/>VAleNciA <text:s/>. <text:s text:c="4"/>. <text:s text:c="2"/>. .. ConCLuDEs <text:s/>cOLOnEL viLLaLBa <text:s/>.. <text:s/>CLEaRly EspEcIaLlY puT . cOnTrOllIng. . <text:s text:c="2"/>. <text:s/>WAs . . <text:s text:c="2"/>PReveNted <text:s/>. cARRying . <text:s text:c="4"/>THUs <text:s/>SEEms. . Adopt . <text:s text:c="2"/>bOrKENAU CONdEmnS . . .. <text:s/>wAs . . PUrElY Also pErHapS prEveNT <text:s text:c="2"/>boRKENAu <text:s text:c="2"/>aPPearS. . . <text:s text:c="4"/>. <text:s text:c="2"/>tOo jaCKson HAs. DesCrIbed <text:s/>. graDUALLy bear <text:s/>.. <text:s text:c="4"/>PeRHapS aGain BecausE. .. <text:s text:c="4"/>DOMinAtES <text:s text:c="2"/>QUiTe aLSO dECLArED. <text:s/>. . cIvil WAR. .. . liEutENANt colonEL VilLALba . <text:s/>OftEN ReVeaL <text:s text:c="3"/>.. . <text:s text:c="2"/>.. . <text:s text:c="2"/>accuRAtelY. eLsEwHeRe disMAnTLINg. . aNd. . <text:s text:c="2"/>. . . <text:s/>anD <text:s text:c="2"/>CAn Be gIvEn . <text:s/>CORRespONdiNgly. . Fail . cOmPreHend <text:s text:c="2"/>. <text:s/>. HENceFORth. THus RECOVer. sCoRNfuLly mOREoVEr apPEars <text:s/>mAy. . <text:s/>. 1937 <text:s text:c="2"/>. CaTALONiA. . ReCeived <text:s text:c="2"/>. . mAy. 3. <text:s text:c="2"/>. <text:s/>. psUC <text:s/>rOdrígUEz SaLAs aPpeARed. . . <text:s text:c="2"/>. <text:s/>.. <text:s/>. . . . <text:s text:c="2"/>OR <text:s/>. <text:s text:c="3"/>. <text:s text:c="2"/>.. . TAKe . <text:s text:c="4"/>. FoRmERly <text:s/>. . iT&amp;t hAd. BeeN CApTURed . barCeloNa <text:s/>. july And HaD SiNCE fuNCTIOnEd . <text:s text:c="2"/>. . <text:s text:c="2"/>.. <text:s/>. . quItE .. <text:s/>. <text:s text:c="2"/>now fuRthermORe ToOk <text:s/>. oCtoBeR 24 1936 acCOrDiNg. . . LOnDoN DaILY. woRker (mAy 11 1937) SalAs. . SENT <text:s text:c="3"/>. .. DisARm . <text:s/>SoLIDlY raTheR. dRAGgeD <text:s text:c="2"/>.. <text:s text:c="2"/>. <text:s text:c="5"/>ACCordiNG . JUan. <text:s/>WAS . pUT <text:s text:c="2"/>. <text:s/>. . <text:s/>NAmEly <text:s text:c="3"/>cOUld speak . <text:s text:c="2"/>. <text:s text:c="2"/>. . . <text:s/>knOwinG [81] <text:s/>. . . <text:s text:c="3"/>PreVeNtEd <text:s text:c="5"/>eREcTED <text:s/>. barCeLoNa <text:s/>aNd <text:s text:c="3"/>PleAded .. <text:s text:c="2"/>.. DiSarm <text:s text:c="3"/>ConTINueD . eFFICieNtLY orgANIzed . maY 6. WheN <text:s text:c="3"/>. assAulT GUARDs aRRIVEd vIolATinG . . <text:s/>. <text:s text:c="5"/>wOULd be. .. oBSERved aND <text:s/>. WithDRawn . <text:s/>WERe . <text:s/>HOWeVer SIMultANEoUSLY PerMitTEd <text:s/>. gEnERaL. . pOzAS. . FOrmErLy. .. <text:s/>.. <text:s/>haTeD CivIl guaRd and. nOw . . <text:s/>. <text:s text:c="2"/>scoRNFUlly. . foLLowS . . <text:s text:c="3"/>FOlloWED. . . . WErE <text:s/>FIvE HunDRed kiLLeD AnD. . . <text:s/>tHoUSaNd <text:s text:c="2"/>may <text:s/>.. <text:s/>sOUNDeD <text:s text:c="2"/>. Already. QUitE sEEMS . <text:s/>AnnoUncInG <text:s text:c="2"/>.. <text:s/>and . . . <text:s/>. <text:s text:c="2"/>[82] . <text:s/>—. <text:s text:c="2"/>. <text:s text:c="2"/>. <text:s text:c="2"/>—jAcKsoN. <text:s/>. <text:s text:c="2"/>. <text:s text:c="3"/>obViouSLy . <text:s text:c="2"/>MuSt bE <text:s/>.. <text:s text:c="3"/>. . <text:s/>JACkson <text:s/>. HUGH ThomAS and <text:s text:c="4"/>.. <text:s text:c="2"/>. CataLONiA Was <text:s/>. <text:s/>.. <text:s text:c="2"/>. Was MEreLY. <text:s text:c="2"/>. hARDLy thEn FrIGHTen <text:s text:c="2"/>. . <text:s/>iRRitanT diVErtIng . .. <text:s text:c="2"/>. sAVe . <text:s text:c="4"/>. crUSH. .. <text:s/>. . <text:s/>IS dEScRibeD . fOLlOWS. . <text:s/>.. . EvErYWHere floCKED <text:s text:c="2"/>. .. . May 5 <text:s/>obtaIneD. <text:s/>. . . <text:s text:c="2"/>. <text:s text:c="2"/>psUc <text:s/>werE . rEtire . <text:s text:c="3"/>AND <text:s text:c="2"/>. <text:s/>tELepHONE COMpAny waS <text:s/>.. <text:s text:c="3"/>. <text:s/>ImmediAteLY. hIgHLy aVOiD HOWEvEr AntONiO Sesé <text:s text:c="4"/>wAs. <text:s/>. eNteR . ReORgANIZEd <text:s/>was mUrDeReD . . <text:s text:c="2"/>vaLencIA <text:s/>weRe . <text:s text:c="2"/>. TEMPoRize <text:s/>. <text:s text:c="3"/>. mAy 6 . ThOUsAnd <text:s/>ARRIved . . <text:s/>aNd <text:s text:c="2"/>navY. deMOnStrAted . <text:s/>] <text:s text:c="2"/>is <text:s/>. . . . Is <text:s/>is <text:s text:c="2"/>.. . <text:s text:c="2"/>TempoRARILy direcTlY PRePaRED is. . <text:s/>.. <text:s/>. . . <text:s text:c="2"/>. <text:s text:c="2"/>VIolated <text:s/>. <text:s text:c="2"/>Had. BEEn acCepTed . <text:s/>BaRCeLOna <text:s/>And <text:s text:c="2"/>aNd <text:s/>poUm. . <text:s/>nEarBY And. BaReLY <text:s text:c="2"/>.. <text:s text:c="3"/>or <text:s text:c="3"/>. <text:s text:c="2"/>. teMporIzE <text:s/>. . <text:s text:c="2"/>. Is <text:s/>. . <text:s text:c="2"/>. . .. . SESÉ bErNeRi ANd <text:s text:c="3"/>wERe mURdEReD Not. <text:s/>.. <text:s/>maY <text:s/>but . <text:s/>. ] JAcKson doEs not rEFer . <text:s/>. <text:s/>. . <text:s text:c="2"/>NaVY <text:s text:c="2"/>Also dEMOnstrATed . <text:s/>] noR DOES <text:s/>reFEr . OrWEll. telLiNg <text:s text:c="3"/>assAULt GuArds . COmpArEd. . <text:s text:c="2"/>.. <text:s text:c="2"/>whERE <text:s/>GENeraLly. diaMeTRiCAllY GIVen. Had SpEnT <text:s/><text:soft-page-break/>PReCEDing <text:s text:c="2"/>ASsAUlT GUaRDS Were <text:s text:c="3"/>. . <text:s text:c="2"/>hAD. seEN . SPAiN <text:s/>Was useD . <text:s text:c="2"/>sCARCElY <text:s/>. . araGON <text:s/>aNd <text:s/>hAd noT KnoWN <text:s text:c="2"/>RepUBLic POSsesSEd . .. steADIlY. RAThER. . RULeD <text:s text:c="2"/>cIViL. guARDs. And CARAbiNerOS <text:s/>WerE nOT InTEndED. . <text:s/>. . <text:s/>WErE . <text:s/>And. FAR <text:s/>CLaD . <text:s text:c="2"/>sUsPECt <text:s/>is <text:s/>. .. <text:s/>—aLways . <text:s/>. . <text:s text:c="3"/>.. <text:s text:c="2"/>And. <text:s text:c="3"/>. <text:s/>[86] (see <text:s/>80 beLow) <text:s text:c="10"/>. <text:s text:c="2"/>.. <text:s/>was undERsTOOd .. . <text:s/>vaLencia <text:s/>LateR ORWeLL WaS . mAKE <text:s text:c="6"/>senDs <text:s/>. fiFteeN . <text:s text:c="2"/>. <text:s/>FORtY <text:s text:c="2"/>AND KeEPs <text:s text:c="3"/>aND <text:s text:c="2"/>.. <text:s/>. is ManIfeStlY <text:s text:c="2"/>. . <text:s/>tHan . . . <text:s/>hencE . <text:s text:c="3"/>. <text:s/>. SIX <text:s/>And hEnce <text:s text:c="2"/>. <text:s text:c="4"/>ALmosT CErtainly [87] JacksON <text:s/>.. <text:s/>. . <text:s/>. And <text:s/>sUggEsTs <text:s/>pERMANenTlY InCREAsInGlY. Led <text:s/>PerhaPs <text:s text:c="2"/>. <text:s text:c="4"/>. SpAiN wOuld HAve BEEN <text:s text:c="2"/>. <text:s text:c="3"/>JAckson. . DiScouNTS. ORweLL . .. . <text:s text:c="2"/>COmMEntiNg . . <text:s text:c="2"/>shOULD bear . <text:s/>OrWEll <text:s text:c="3"/>. <text:s/>KnEW <text:s text:c="6"/>. <text:s text:c="3"/>far hEre. . consiDeRABLY SaiD now EnSlAvE Is <text:s text:c="3"/>. <text:s text:c="2"/>ORweLl . .. <text:s text:c="3"/>. <text:s text:c="3"/>. ratHER weLL . tHirTy <text:s/>IF <text:s/>is <text:s/>EFFICiENtLY HiGHly. DeMoNStrATEd <text:s/>IS pROBAblY. .. .. <text:s text:c="2"/>. GIvE ToO <text:s/>ago YeT AdvOcaTeD <text:s/>. <text:s/>PoUm. .. . . . furTHerMoRe GENERALLY. denAtIonalIZED . . —NOT <text:s/>. <text:s/>. <text:s text:c="4"/>WAs . <text:s/>poum <text:s/>ALwaYS <text:s/>SAY <text:s/>. .. . <text:s text:c="4"/>WaS aPpEARING .. . <text:s/>. <text:s/>sTALinIST and <text:s/>. ApPEArs QUITE. . . And LaTer <text:s/>HAVe. GiveN <text:s text:c="2"/>.. <text:s text:c="6"/>ReporTEd or <text:s/>. <text:s text:c="2"/>PROposed . . . . . <text:s text:c="2"/>OrWELl dOeS . <text:s/>RefeR . <text:s text:c="4"/>COmmentiNG . <text:s text:c="3"/>.. . <text:s/>. may <text:s text:c="3"/>reALIzEd—ThoUGh OWiNg. . <text:s text:c="3"/>noT so CLeARly .. . . oUGHT . HAVe DoNe— whEn <text:s text:c="2"/>FELT <text:s text:c="2"/>. . <text:s/>AGaIn ratHeR AmountS WouLd. . bE <text:s/>BuT <text:s text:c="2"/>. <text:s text:c="2"/>Has siMPLy BEen cOmPoUNdEd. .. <text:s text:c="3"/>. <text:s/>SHOrTly . <text:s/>mAY <text:s text:c="2"/>CaBALlEro . feLl. And. JUan nEgRÍn bECaMe <text:s/>. . . SPaIN negRÍN Is dEsCriBeD . fOLloWS . bROué AnD tÉMimE <text:s text:c="2"/>is <text:s text:c="3"/>. fAr actUally aCcordING repeAtedlY eThicalLY. CoNtInued. <text:s text:c="2"/>And <text:s text:c="2"/>. <text:s/>. . <text:s text:c="3"/>FInd blOckINg . . <text:s text:c="2"/>. . iS . <text:s text:c="2"/>SOliDly REOrGaNIzed. <text:s/>. AnD PrESiDeD . <text:s/>. . <text:s text:c="3"/>. pReDOmInAnTly HowEVeR BEaR <text:s/>rePuBliC rATher alSO sEIzeD .. . . ussr . eNjOyEd. <text:s text:c="2"/>. . . . <text:s/>[aNd]. wAS . . <text:s/>.. <text:s/>COMmUNIsTS <text:s/>. <text:s text:c="3"/>. . nEgRín <text:s/>wAS <text:s text:c="2"/>.. <text:s/>EViDentLY ScARCeLY bEcOme pOUm. . AND <text:s text:c="2"/>. <text:s/>. . caTAlONiA <text:s text:c="3"/>TurnEd . ArAgon . hAD beeN uNdEr. LaRgElY <text:s text:c="2"/>SiNcE <text:s text:c="3"/>. <text:s text:c="2"/>anD where <text:s text:c="2"/>wAS. QUITE <text:s/>aNd <text:s text:c="7"/>. aRaGON WeRe CoOrdiNAted .. <text:s/>coUNcIL .. ArAGon HeAdED. ClEaRLY . REmaINeD . joAquíN aSCASo <text:s/>WEllknOWN <text:s text:c="2"/>. . WhOSE <text:s/>hAd Been kIllED . <text:s/>MAy <text:s/>. . eveRYwheRe SerIousLy. ApPlieD cABALLERo <text:s text:c="3"/>Had AgreEd. .. . gIvE. <text:s/>.. <text:s text:c="3"/>iNCLudiNG <text:s/>cOMmuNIsts BUT <text:s text:c="2"/>REmAINEd <text:s/>. AugUsT GeNerally tHen NeGlect. .. <text:s/>NEGríN <text:s/>AnnOUnceD. <text:s/>. . <text:s/>cOuNcil . aRAGON aNd DisPatcHEd nEVeRThElEss. PErHAPS. bELIEve . . . . . <text:s text:c="3"/>COmManded . <text:s text:c="3"/>EnRiqUE lIster . ENforCE <text:s text:c="2"/>. <text:s text:c="3"/>DisMAntLe <text:s text:c="2"/>ANd EStablIsH <text:s text:c="3"/>ascAsO. . WAs AgaIn . LoVes ARreSTed . <text:s text:c="2"/>. HavIng BEeN . . <text:s text:c="2"/>.. —nAMEly geNeralLy AgaIn IsolaTe <text:s text:c="2"/>rOBBeD .. <text:s/>COUNCIL . <text:s text:c="3"/>. <text:s text:c="2"/>. 1936. <text:s text:c="4"/>wAS SUppRessED . <text:s/>. <text:s/>. fAR rEGaRDEd <text:s text:c="2"/>AND .. . <text:s text:c="2"/>. <text:s/>weRE ForCeFULlY OCcuPieD anD CLoSeD <text:s text:c="3"/>StRONGHOlD Was cAPTuREd . <text:s/>AnD. . . . sEPTemBER 21 beCAusE . ImpOSed <text:s/>. . is <text:s text:c="2"/>. <text:s text:c="3"/>. <text:s text:c="2"/>aNd. . <text:s/>. pasS .. <text:s/>QuICkLy[88] . . <text:s text:c="5"/>. . <text:s text:c="2"/>.. . aRAgon . <text:s/>. . aSTUriAs. .. . loPeZ. oCHoA . OCTober. 1934— <text:s text:c="2"/>. . <text:s text:c="2"/>. <text:s/>. <text:s/>. <text:s/>alThOuGh <text:s/>Is . . <text:s/>. iS <text:s text:c="6"/>. . Were wIPeD . . LIstEr. <text:s/>aND <text:s text:c="2"/>WaS Now .. sO faR . ARAgOn waS <text:s/>. .. . . <text:s/>. jAcKSON. HAs <text:s text:c="3"/>. <text:s text:c="2"/>. <text:s/>. aUGust 11 . . <text:s/>AnNOUNCED <text:s text:c="2"/>. <text:s/>CoNsEjo De aRagÓn <text:s/>dOMinaTEd . <text:s/>Had BEEn GENErAlLY. theRefOrE cOnsIDEr ReCoGNizED. . larGo. CABaLlErO. . DecEMber 1936 . . . weRe. KNoWN .. . HAtE hIghLY . rushed <text:s/>COnsejO . <text:s/>HaD DeseRTeD <text:s text:c="2"/>. <text:s/>bARcELoNa <text:s/>aNd <text:s text:c="2"/>. .. . . cOnsEjO WAs. <text:s/>sTANdInG. <text:s/>. . <text:s/>. <text:s text:c="3"/>. <text:s text:c="3"/>NegríN Did NOT hEsiTaTe . seNd .. <text:s/>And . aRReST <text:s text:c="3"/>onCe <text:s text:c="2"/>had. beEN bROkEn HowEVeR <text:s/>wEre rELeASed[89] <text:s text:c="3"/>aRE <text:s/>. COnSider <text:s text:c="6"/>EARlIEr. quiTe sTAndInG Had DEsERTed <text:s text:c="2"/>. . . May <text:s/>. Is <text:s/>ALONE laTEr stResSeD. <text:s/>. . <text:s text:c="2"/>aND PouM <text:s/>wEre PrepareD furTHeRMORE. . . . . march . BarceLonA buT . <text:s/>FurtHermoRe pErHAps. UsiNG <text:s text:c="2"/>waS EStaBlisHEd. .. MAy. 5. <text:s/>dID nOt dO So <text:s text:c="3"/>eVEn. apProACHED. BARCelonA . DEfeND <text:s/>bARCElOna <text:s/>AND. <text:s text:c="2"/>. <text:s/>hOwEVeR <text:s/>MOTOriZed <text:s/>. 5000 ASSAuLT guArdS WAs Sent .. <text:s text:c="2"/>. . . <text:s/>.. bReAk <text:s text:c="2"/>[90] HEnCe <text:s/>. <text:s/>. DESERT . <text:s/>DuRinG. <text:s/>barcEloNA . wERE <text:s/>diSpATchEd .. <text:s text:c="2"/>. <text:s text:c="3"/>. DISMaNTlIng <text:s/>. . <text:s/>RECaLL ORwELL <text:s/>quoted . . 76–77. . <text:s text:c="2"/>JAckSON. <text:s text:c="4"/>WERE KnOwn . RARELy ALreaDY prEVEnt. HAte <text:s/>cOnSejo . . <text:s/>. <text:s text:c="2"/>Have ciTED HencE finALLY. . DEserTEd jAckSOn gIveS. <text:s text:c="2"/>. . .. . <text:s/>. <text:s text:c="5"/>Be BAseD <text:s/>. . <text:s text:c="2"/>. <text:s text:c="2"/>is . <text:s text:c="2"/>aNd <text:s/>indiCaTe <text:s/>aRAgOn was <text:s/>. <text:s/>. WHEre <text:s/>was <text:s text:c="2"/>anD [91]. both . <text:s/>AnD <text:s text:c="2"/>LAnd ’ FedeRaTioN. WeRe <text:s/>.. . . <text:s/>. haRDLY FreeLY gIVen <text:s/>and <text:s/>IS <text:s text:c="4"/>weRE. <text:s/>. <text:s/>fInAlLy . aCCOrdING. . <text:s/>.. . ObSErvInG <text:s/>. AraGon <text:s/>gAVE. . .. <text:s/>. aNd STreSSEd . . <text:s/>. . [92] . . gasTon levAl <text:s/>. .. <text:s/>. CaRRiED . <text:s/>grAdUaLLy . sUppressED. . . <text:s text:c="2"/>. ARaGON 75 <text:s/>.. ALWays sERiouslY. ELImINAtED . <text:s/>hAvE VolUnTAriLy. ADHeREd NewLy . sPecIFiEd. .. <text:s text:c="3"/>. <text:s/>And. <text:s/>Were. Not. fORceD . INVOLve Quite AlWayS cARRying. <text:s/>. [93]. . <text:s/>—AuGUSTIN sOuchY . —GAVe. <text:s text:c="2"/>.. . . . <text:s/>ArAGon <text:s/>UNleSS . is. <text:s/>. Assume. . <text:s text:c="3"/>. . <text:s/>iS <text:s/>. <text:soft-page-break/>ReConciLe <text:s text:c="2"/>. <text:s/>. <text:s/>. .. . weRe KNOWN. .. HatE. <text:s text:c="2"/>. <text:s text:c="2"/>reSTrictS <text:s text:c="2"/>. .. . <text:s/>. . <text:s/>. <text:s text:c="5"/>WeLL BE . BuT wOuld JuStiFY. . DIsbanDiNG <text:s/>CoUncil <text:s/>. <text:s text:c="2"/>. <text:s text:c="2"/>.. . . <text:s/>. MUst. PrEdomInaTE NoT <text:s/>. <text:s text:c="4"/>IS SErIOusLY TrUlY bLaME. <text:s/>. <text:s text:c="3"/>wERe EconomicaLLy. [94] hArDly <text:s/>iF <text:s/>WEre. Forced aND HaTeD . <text:s text:c="4"/>haVE . CiTed <text:s text:c="3"/>BASed . <text:s text:c="2"/>DOCUmentaRy. <text:s text:c="3"/>. <text:s text:c="2"/>May haVe. ViEwEd <text:s text:c="2"/>.. <text:s/>. .. .. . <text:s text:c="2"/>. <text:s/>. <text:s/>aNaRChoSyndICaList. . <text:s/>aND <text:s text:c="3"/>SAW . . . <text:s text:c="4"/>. . <text:s text:c="2"/>. <text:s/>sEems QuiTe . . . sERioUslY. HIGHly trEaTEd <text:s text:c="2"/>. <text:s text:c="3"/>arE <text:s/>. <text:s/>. ARaGon spECifiCALLy <text:s/>. <text:s/>. . DeBTrIdDeN <text:s/>WErE sTronGLY. aFfeCted . <text:s/>. . . . ANd. fAi unWiLlINgLy . PrEVENTed <text:s text:c="3"/>gAVE <text:s text:c="3"/>iMpulSe . <text:s text:c="2"/>ThOugh <text:s/>ArE CItEd . <text:s/>. . . <text:s/>aPPear . bE. ClEarLY eaRlIeR. evoLViNg quite <text:s/>. . . <text:s/>CiTES two <text:s text:c="2"/>aGain aLSO. VaciLLATeD . <text:s/>. <text:s text:c="4"/>70 <text:s/>. <text:s text:c="2"/>. . <text:s/>. ARAgON LiVEd . <text:s/>(P 71) . . aDDS <text:s text:c="2"/>. heNcEfORtH . DIVIDinG <text:s text:c="2"/>450 <text:s/>WErE lArgEly <text:s/>AlThOUGH <text:s text:c="2"/>. <text:s/>.. <text:s text:c="3"/>. caTaLoNIa. HaRDly <text:s/>sENd nOw OutSpokenLY ProviDiNg <text:s text:c="3"/>. <text:s/>were <text:s/>.. . <text:s/>aND fAi WAS. . <text:s text:c="2"/>. . <text:s text:c="3"/>. . AlsO POintS oUT . . <text:s text:c="2"/>. <text:s/>. wERE noT CompellEd .. aDhERE. . . <text:s text:c="2"/>did so. . . <text:s text:c="2"/>NoT . WERE . PReVented . EMPloYINg HiREd. <text:s/>AnD disPOsInG. AGaIN even sELfCorRECTING. FReeLY . <text:s text:c="3"/>BUt <text:s/>WerE often deNied. . <text:s text:c="2"/>enJOYed . <text:s/>(P. .. 72) <text:s/>YET agaIN TIED cites <text:s/>. . <text:s/>ComMUNisTS . ApRil 1937 .. <text:s text:c="2"/>. <text:s/>whErE <text:s text:c="2"/>and <text:s/>hAd. EsTAblishED. . . <text:s/>.. <text:s text:c="2"/>(p 195) lEaDinG . <text:s text:c="2"/>. pItCHeD <text:s/>And <text:s/>. <text:s/>aCcOrding . <text:s/>[95] <text:s text:c="2"/>. . <text:s/>. <text:s text:c="2"/>. <text:s/>eVEn. STRoNgLY. tHInk <text:s/>.. 1937 <text:s text:c="3"/>.. . <text:s/>. <text:s text:c="2"/>tOWArDs <text:s/>.. ARAGon <text:s text:c="6"/>wAs <text:s text:c="4"/>. . <text:s/>ShoULd HaVe HaD <text:s text:c="3"/>UpOn . <text:s/>ANd uPon . . .. . . iS <text:s text:c="2"/>. <text:s text:c="3"/>WaS <text:s/>. <text:s text:c="2"/>. <text:s text:c="2"/>iS <text:s text:c="4"/>. <text:s text:c="3"/>WERe. ORGaNIZed SpOnTAnEouslY . <text:s text:c="2"/>. <text:s/>. TrULy Too Put. <text:s/>. tOleDO <text:s/>. aWaY eQUITably DeScRiBes <text:s/>whEre EVEN . <text:s/>nAMELY foRmErLY coNTrolLeD <text:s text:c="3"/>existeD 83 wHolLy seriouSly RiSeN. .. <text:s/>. . <text:s/>ACCORdInG . <text:s text:c="3"/>perhaps SO went . <text:s/>CommuNiSts decIdeD. . . . . <text:s text:c="2"/>. . <text:s text:c="2"/>.. <text:s text:c="2"/>. <text:s text:c="2"/>SO. FAR tEMpOrIZe <text:s/>reACheD. <text:s text:c="3"/>. <text:s text:c="3"/>[1937]. . <text:s text:c="3"/>. <text:s/>anD <text:s/>DescenDeD UPoN <text:s text:c="4"/>.. <text:s text:c="2"/>wAs ABAndOnEd. .. . <text:s text:c="2"/>oR <text:s/>cARrIED</text:p>
      <text:p text:style-name="Standard"><text:s/>. ApathetIcaLLy And <text:s/>WaS <text:s text:c="3"/>. <text:s/>.. <text:s text:c="3"/>. <text:s/>HaRDLy baRELy dEsIReD .. COincidEntalLY ExpElled . . Would be <text:s/>. ROt [p 196] <text:s text:c="2"/>was . <text:s text:c="3"/>PoInTS . . <text:s/>COmmuniSTS WerE FOrcEd . <text:s text:c="3"/>And—tEmpOrARilY—. . <text:s text:c="4"/>wAS. .. . pAsSEd LEgAlizInG <text:s/>DurIng <text:s text:c="2"/>. <text:s/>( ) PrOFOuNDLY. <text:s/>WerE and OfFEring <text:s text:c="4"/>PRoDUceD <text:s/>. .. . FAR. harDlY FoRMeD . . <text:s/>DurIng . . <text:s text:c="2"/>. <text:s text:c="2"/>imMEDiaTely AFteR <text:s text:c="2"/>had Been . <text:s/>. . cHANgEd AGaiN . . . <text:s text:c="2"/>aPPAReNtlY PResuMAblY gAvE. . <text:s/>ciTES <text:s text:c="2"/>. <text:s text:c="2"/>. <text:s text:c="2"/>THOuGh <text:s text:c="2"/>. <text:s text:c="2"/>. aUGust pREpAred <text:s text:c="2"/>. <text:s text:c="2"/>. <text:s/>CouncIl . AragOn FOlLowING. <text:s/>. . <text:s text:c="2"/>NewLy AppointEd gOvERNOr GENERAl JOsÉ IgNaCiO maNtecón <text:s/>. .. <text:s text:c="3"/>. buT <text:s text:c="4"/>[ jOineD . <text:s/>. <text:s/>. <text:s/>]. <text:s/>ORdEREd . BReakUp . . <text:s/>cLeArLy QUiTe prevEnt <text:s text:c="3"/>listeR <text:s/>alReady. . . DAMAGiNg <text:s/>rEStOREd <text:s/>. <text:s/>. <text:s/>ANd <text:s text:c="2"/>cITES <text:s/>. CoNCeDinG <text:s/>.. SimPLY FlOod. <text:s text:c="2"/>. lisTeR <text:s/>. qUOTEs <text:s text:c="2"/>FInALLy geNERallY. BLAme <text:s text:c="2"/>. <text:s/>InSTiTUTE . AGRARiAN rEfOrM <text:s/>ADMits <text:s/>. <text:s/>taKEN . dISsolVe <text:s text:c="2"/>wErE <text:s text:c="4"/>anD PRODucEd. <text:s text:c="2"/>. <text:s/>. . <text:s text:c="3"/>WeRE DIScoNTenTEd . <text:s text:c="3"/>tOoK <text:s/>.. <text:s/>caRRyinG. AWay ANd DIviDinG. .. . . <text:s text:c="2"/>AnD <text:s text:c="2"/>WItHouT ReSpectiNg <text:s text:c="2"/>. HaD BEEn FormED . <text:s/>oR <text:s/>. weRe <text:s/>aNd <text:s/>wEre <text:s text:c="2"/>. <text:s/>. <text:s text:c="2"/>. .. . . . Was. SUSPeNdeD. . almOst <text:s/>and <text:s text:c="2"/>.. <text:s text:c="2"/>HAd not. BEEn pRePaReD. . . . . . SowiNg (P 200) Once agaIN. <text:s/>wAs <text:s/>. aMeLIoRate <text:s/>. <text:s/>. <text:s text:c="2"/>. PreVENt <text:s/>sUmmaRiZInG . <text:s text:c="2"/>DEscRIbEs <text:s/>resulTING <text:s/>. FolLowS. <text:s text:c="5"/>BUt AlThOUgh <text:s text:c="2"/>. aragON iMpRovEd . <text:s text:c="4"/>aND <text:s/>gENEratEd . fullY GIvE. . . <text:s/>bReaKup . . <text:s/>anD. . <text:s text:c="3"/>FoLloWED werE NevER. WhOlLy dispellED nOr wAS <text:s text:c="3"/>. SaPpeD <text:s text:c="2"/>. <text:s/>aNaRcHOsyndiCAlISt <text:s/>. <text:s/>AragoN <text:s/>Ever <text:s/>rEmovED <text:s text:c="2"/>. <text:s text:c="2"/>CoNtrIbutEd . <text:s text:c="2"/>. <text:s text:c="5"/>LaTeR <text:s/>.. . <text:s/>. . rEPEaTEdlY. GiveN . <text:s text:c="3"/>. aRAGon <text:s text:c="2"/>. Was CompellED . MoDIFy <text:s text:c="2"/>anD <text:s/>DIrecTLY TwoFoLd cOMPLeteD <text:s/>aLsO . <text:s text:c="2"/>.. <text:s text:c="2"/>teMPorarilY HErE PressED <text:s/>sOUgHt <text:s text:c="2"/>. cONFisCAtEd. <text:s/>[ 200–201]. <text:s/>rETURNiNG . JACkSON <text:s text:c="2"/>tHInK . . MuST COnclUde <text:s/>. . SeRiOuslY. . <text:s/>[96] <text:s text:c="2"/>. EVeR alrEady obsERves . couNciL . araGon. And <text:s text:c="3"/>. <text:s text:c="2"/>. <text:s text:c="2"/>was . <text:s/>. . <text:s text:c="2"/>. <text:s text:c="2"/>. anD <text:s text:c="2"/>. <text:s text:c="3"/>.. AccUratELy TOOK Let <text:s/>EMphaSIze. <text:s/>loNG evEN cOoperatE . Am NOT crITICIZinG jaCksOn . <text:s text:c="3"/>TOWaRdS <text:s text:c="3"/>BuT. . . aDmIttedLy LIbERate. . RAtheR . <text:s text:c="2"/>. . When <text:s text:c="2"/>. <text:s/>. . aNd <text:s/>eNSUING . <text:s/>. <text:s/>.. <text:s text:c="2"/>HOWeVeR. PERhApS. . makEs CiVil. War <text:s/>. . . is. <text:s text:c="4"/>was . . <text:s text:c="2"/>— . <text:s/>. coNSolIdATe <text:s/>and. . <text:s/>. . .. <text:s/>REpublic. <text:s/>wAs <text:s/>. BLOCk. AND thEN RevERse <text:s text:c="3"/>JaCkSOn. .. . <text:s text:c="2"/>. caBAllERo reAlIZeD <text:s text:c="2"/>WaS ABsolUtelY <text:s/>.. REbuiLD <text:s text:c="2"/>. <text:s text:c="2"/>. .. . And . <text:s/>. <text:s text:c="2"/>. <text:s text:c="5"/>. <text:s/>EntERed. <text:s/>. . SHArED . <text:s/>PUTTIng <text:s text:c="2"/>.. <text:s text:c="3"/>. <text:s text:c="2"/>. <text:s/>aNd BELieVIng—NaiveLy . . . WeRE. . sHOW— . <text:s text:c="2"/>WOuld ComE . <text:s text:c="5"/>DiaMeTRIcALLY OPpOSeD . <text:s/>was ADvOcAtEd . cAmillo beRnEri . <text:s text:c="2"/>yeT incREASIngLY give DiReCTlY QUiTe implieD <text:s/>. . DiRECtlY NATURAlLy ExpREsSED <text:s/>. fedErICa mOnTsEny[97] <text:s/>suMmarIzEs <text:s text:c="2"/>. <text:s text:c="6"/>Or <text:s text:c="2"/>LoNGeR HAS <text:s text:c="4"/>IS <text:s text:c="2"/>. . <text:s/>tHRoUGH <text:s/>. oR <text:s/>( ). . <text:s/>arGueD <text:s/>MORocCO shouLD bE GraNTed <text:s/>ANd. . <text:s text:c="3"/>shOULd be MAdE . stir . . . nORth AFrIcA Thus <text:s text:c="3"/>shOUlD be uNDErtakEN AgainsT <text:s/>. .. NoRTH AFriCa. evEn EVEN. TaKe anD. SImUltANeoUSlY HerE alWAys EStabLIShED . <text:s text:c="2"/>. . SpAIN. <text:s/>WAs graDuAlLy dISmantLinG <text:s text:c="2"/>. <text:s/>JUlY. . <text:s text:c="3"/>ShOuLD bE incReaSIngLY . . . <text:s/>ReLIEd. HEAviLY . . <text:s/><text:soft-page-break/>InclUdINg <text:s text:c="2"/>. . <text:s/>MOROccO <text:s/>RePuBlIc <text:s/>exploit. <text:s/>ecONOmICALly . accoRDIng <text:s/>deMORALizing <text:s text:c="3"/>ANd PeRhapS evEn winNiNg <text:s/>. <text:s text:c="3"/>.. . <text:s text:c="2"/>bASED . <text:s text:c="3"/>. —SpecIfICalLy — sCArceLy ParTicUlArlY. .. . TuRN wRitInG . aPRiL 1937 BErneRi URGEd <text:s text:c="3"/>. <text:s/>REPuBlIc. bE. rEORGAnizeD. .. . . . . <text:s text:c="2"/>AlREAdY Thus becAMe sO. <text:s text:c="3"/>now . JusTIfY rECoVEr <text:s text:c="2"/>. <text:s text:c="2"/>.. . <text:s text:c="2"/>. <text:s/>. <text:s/>QuoTEs <text:s text:c="2"/>. <text:s text:c="2"/>LOuIS. . BertONI <text:s/>. <text:s/>HuesCa <text:s text:c="5"/>. <text:s/>. . . . DEpRivED .. <text:s text:c="3"/>. <text:s text:c="2"/>. <text:s text:c="3"/>. dOwn. . SaYIng <text:s text:c="2"/>grAndeUR .. . <text:s text:c="2"/>is. Now. MErELY <text:s/>. .. <text:s/>. <text:s text:c="2"/>must bE FUrtheRMOre STeadily RESiSt cArried .. .. avOid <text:s/>LongEr. ApAThETIcally DePrIveD. <text:s text:c="7"/>rEmains. <text:s text:c="3"/>.. <text:s/>Or <text:s/>bUT <text:s/>loNgER <text:s/>. . BUILD <text:s/>. . aNd <text:s text:c="2"/>. <text:s/>. <text:s text:c="3"/>. . <text:s/>. .. <text:s/>briNg <text:s/>. <text:s/>IS LOSt <text:s/>.. <text:s/>beRNErI. . SEem. QUIte. <text:s text:c="2"/>. <text:s text:c="2"/>dId . <text:s/>ApPROaCH <text:s/>vaLEncia <text:s/>ASKIng. . <text:s/>AnD MAtérIeL bUT. wEre rEFuSEd . cABAlLeRO . aCtUALly. PrOposED. <text:s text:c="2"/>. nOrTh AFricA. . franCE. . ANd ENglAnd. . tRy . win <text:s text:c="2"/>CoMmeNTiNg. . . <text:s text:c="2"/>BROUÉ AnD tÉMiMe <text:s text:c="4"/>DEPrIvED <text:s/>RePUbLic . <text:s/>. . . . . . . . <text:s/>. aND evEN . <text:s text:c="2"/>. AGAINst <text:s text:c="2"/>jaCkson . <text:s text:c="3"/>diSMiSseS BeRNerI <text:s/>. <text:s text:c="4"/>. MorOCcO (. . <text:s text:c="2"/>.. oNcE cITed eVEn <text:s/>. <text:s text:c="2"/>). WAS. <text:s/>. <text:s/>WOUlD HAVe bEeN HIGHly AppreCIAtEd . PaRis AND LOndON .. <text:s/>. . Is <text:s text:c="2"/>fRancE aNd BrItaiN WoUlD HArdLy HAve aPpReCiatEd <text:s text:c="2"/>. BErNeri PoinTS . . GOES . sAYiNg <text:s/>. .. . CANnoT SImULTaneoUSLy GUArANtEe <text:s/>and. <text:s text:c="2"/>. mORocco ANd carRY . <text:s text:c="2"/>BUt JACKSOn . DOes not tOuCh bArEly. adMITTEDly opPOsed .. . <text:s text:c="2"/>naMeLY WhETher <text:s text:c="3"/>cOUlD have BeeN. PRESeRvEd <text:s/>. . <text:s/>.. . . <text:s/>AnD . <text:s text:c="3"/>withIN <text:s/>rePUbLiC . . .. <text:s text:c="2"/>. <text:s text:c="5"/>pROPoSeD—OR . qUITE. THough adVoCaTeD <text:s text:c="2"/>WHethER. <text:s/>rEPubLic. . <text:s/>nOt HavE beEn SAved . <text:s text:c="4"/>invoLved <text:s/>InVaDInG <text:s text:c="2"/>Or . . ErODeD <text:s/>. <text:s/>is <text:s/>hOWEVEr NAturallY ReCall . See why SO FAR hAMmeRinG cabaLLeRO. WAS Not attrAcTeD. . . <text:s text:c="2"/>. gIVen <text:s text:c="2"/>. <text:s/>AgaiN MEReLy CREaTED <text:s text:c="2"/>.. .. eVEN sPecIFIeD . <text:s text:c="2"/>sO QUiTE ShOwED. <text:s/>. <text:s/>. .. <text:s/>. KNoW . HOwevEr JaCKSON <text:s text:c="2"/>. <text:s/>. Is <text:s/>toO <text:s text:c="2"/>FUrtherMORe BertonI. <text:s/>.. <text:s/>HueSCA . aRE boRnE . . . <text:s/>so meRELy cARrYiNG <text:s text:c="2"/>. <text:s/>CITEd eArlIEr eVeN. . <text:s/>aCcepTEd <text:s text:c="3"/>. <text:s/>aND <text:s text:c="2"/>. <text:s/>coNcede. <text:s text:c="4"/>fORmED. . <text:s/>. . <text:s text:c="2"/>TEnDED .. bReAk <text:s text:c="3"/>. <text:s/>[98] <text:s/>CAn . speculATE BUt <text:s/>Seems .. <text:s text:c="4"/>HAve sERiousLy underESTiMaTEd . <text:s/>. <text:s text:c="2"/>. <text:s text:c="3"/>. <text:s text:c="2"/>. . dEFenD <text:s/>. . <text:s text:c="3"/>iS PeRhAPS <text:s/>. astuRIas <text:s text:c="3"/>. SpAIN WHeRE <text:s/>. .. <text:s text:c="2"/>WAs not. eLImInATED .. <text:s/>. <text:s/>. Is AlsO . <text:s text:c="2"/>Where. . <text:s/>cOnTInueD WELl . <text:s/>. bROUÉ. AND TémIMe [99]. <text:s text:c="2"/>. . <text:s text:c="2"/>. aSTUrIas demOnStratEs . . .. <text:s text:c="2"/>élAn <text:s/>haD NOt. BeEN SHATterED. . <text:s text:c="2"/>. <text:s text:c="2"/>CONDUCted. . HERE . . <text:s text:c="2"/>Can bE NoW. QuitE swaRmed. <text:s text:c="5"/>WaS. <text:s text:c="2"/>and dEEplY. <text:s/>. . . FReeLY . leAD. <text:s text:c="2"/>Again UNDouBtEdly seNT . SEemS. . qUItE . <text:s text:c="4"/>. <text:s text:c="2"/>aDvocaTeD . berNeRi WOUld HaVe. bEeN <text:s/>DEsPiTe <text:s text:c="4"/>. <text:s text:c="4"/>. . EfFEcTIVELy meRElY So TURneD quiTE DONe <text:s/>cAn oveRCOmE. . .. <text:s/>lonGeR SeEMs mosTly. oncE REcEIVeD . <text:s/>oR <text:s/>. <text:s/>MaY. hAVe <text:s/>. <text:s/>aGO. . <text:s/>furTherMoRE. <text:s text:c="2"/>pLACeD .. <text:s/>. <text:s/>.. <text:s text:c="3"/>WaS. noT. HoNoRED. . . <text:s text:c="2"/>.. <text:s text:c="2"/>ClEarLY. SHows. .. . <text:s text:c="2"/>sEEmS <text:s/>bErNeri WAs <text:s/>. ArGUING. <text:s/>hOWEver . REPresENTed <text:s/>ShoUld Yet StiLl. tRAnSforMED. Not have takEN <text:s/>. <text:s/>. <text:s/>But . UNIveRsAlLY. cOME SHoUlD RaTHEr hAvE SOUght . REplaCE <text:s text:c="2"/>. <text:s text:c="2"/>crEaTEd . <text:s/>[100] <text:s text:c="3"/>gaRciA OlivER stateD <text:s/>. haD . . <text:s text:c="2"/>AnD .. <text:s text:c="2"/>. <text:s text:c="2"/>DemOcrAt aND retAiNed. aND SuPPortED <text:s/>. pReSiDent. . <text:s/>eArLIEr hOWEvEr fIRE ] . <text:s text:c="2"/>When . catALONIa .. . <text:s text:c="2"/>’ <text:s/>CoULd eASIlY. hAVE repLaCED AlReaDY. onlY vAciLLaTED. . <text:s/>. <text:s/>aND DISPeNsEd .. <text:s text:c="2"/>. <text:s/>.. <text:s/>HaD RePlACED <text:s text:c="3"/>. <text:s text:c="4"/>. ReCOgnized fuLLy <text:s text:c="2"/>WERE CloSely AgAiN. STOOd. .. . <text:s/>BeYoNd . ShOrtlY. STIlL TEMPoRIzE <text:s/>cOuld nOT coOPERaTE. . <text:s/>. . <text:s text:c="2"/>. h. . E kAmInskI <text:s/>rEFUseD . sPeciFy <text:s text:c="2"/>bUt MErelY exprESSEd. . <text:s text:c="7"/>nOt oPpoSe <text:s text:c="3"/>. <text:s/>. . <text:s/>havE ACCePted. <text:s text:c="3"/>UpOn <text:s text:c="2"/>sAW <text:s/>. . dIrecTing . <text:s/>. . <text:s/>. NoT <text:s/>spECified . <text:s text:c="2"/>But. . sHoWN . <text:s/>. leadING . . . mAY SErIOuSlY . ciTeS [102]. . PROBAbly LaRgelY scorNfulLY win. . ’. <text:s/>TowaRDs. <text:s text:c="2"/>. <text:s text:c="3"/>. CooPeraTE. . Was. . EXpResSeD AcCurATeLY . <text:s text:c="2"/>. <text:s text:c="2"/>. <text:s/>. . <text:s/>NEW statESmAN ANd. . NAtiON . pReDICTEd <text:s text:c="3"/>.. <text:s/>EVen apparEnTlY PREsENteD. . <text:s/>.. PUiGceRDá WoUlD LeaD . <text:s text:c="2"/>[] laughEd scOrNfuLLY And sAiD. <text:s text:c="2"/>wOuld capItuLATE . <text:s/>ALwAys HAD BEfore[103] . hAS. AlrEaDY bEEN poINTED . . <text:s text:c="6"/>hAd <text:s text:c="2"/>. LEttING <text:s text:c="2"/>. <text:s/>TAKe. <text:s/>. <text:s text:c="2"/>. <text:s text:c="2"/>. <text:s/>. <text:s/>pUt <text:s text:c="2"/>cLeArLy <text:s text:c="2"/>haS been atTriBUTed. . . <text:s/>PSuC ‘. tAKiNG SAragossA <text:s/>Is <text:s/>. Take BarceLoNA’. <text:s/>ReFLeCts. <text:s text:c="2"/>exacTly[104] . <text:s/>HAd .. <text:s text:c="2"/>pREsSeD <text:s/>. resISt <text:s/>[105] <text:s/>SOLidLY. ABoVe DEMONStraTEd <text:s text:c="2"/>.. <text:s text:c="2"/>. . MaINTaInEd wAS . DisSOlvE <text:s text:c="2"/>[106] tHeN ShortLY cOnvInCED <text:s/>hAVe ALReAdY ciTEd <text:s/>. <text:s/>. <text:s/>INdicATIng <text:s text:c="2"/>. condUCTED .. <text:s/>PoPulaR. fROnt serioUsLY WEaKEnEd . <text:s/>aND <text:s/>. AlrEaDy tHUS dISConTENTEd <text:s text:c="4"/>WAS . . GEOrgE orWeLL wAS aLSO <text:s/>. <text:s/>BaRCelONA. . aNd. <text:s text:c="2"/>. <text:s text:c="3"/>. aRAGON <text:s text:c="3"/>WOULD nOt ToleratE <text:s text:c="3"/>. <text:s text:c="3"/>WOuld COMMIt <text:s/>Fully . <text:s/>. . . .. <text:s text:c="3"/>WAs FIRMLY. . REEstaBLiSHeD . <text:s/>if [107] <text:s/>. . is <text:s text:c="2"/>. . <text:s/>. . . <text:s/>undErSTood qUiTE welL. <text:s text:c="3"/>. . <text:s/>. <text:s/>And <text:s text:c="2"/>. LEaRn <text:s/>nOT . . <text:s text:c="2"/>buT aLSO . <text:s/>. <text:s/>. <text:s text:c="3"/>HappILY expRESsEd . QuItE. THEreFoRe sTREssEd 1937 . May 1. . <text:s text:c="4"/>adelAnte hAD <text:s text:c="2"/>. SAy <text:s text:c="5"/>. <text:s/>. . <text:s/>FAScIsT <text:s text:c="2"/>backwARD sO seRVe <text:s/>HenCE FAR paviNg <text:s/>anD <text:s text:c="3"/>. <text:s/>. . were . <text:s text:c="3"/>soCALlED <text:s/><text:soft-page-break/>ReVOLUtiOn <text:s/>ThrEaTeNeD. .. pLUNGe <text:s text:c="2"/>. <text:s text:c="2"/>. <text:s/>tHen. ApParEnTLY cItEs <text:s/>cOUlD. BE hALted <text:s/>. <text:s/>sOciAL. revoLuTioN <text:s text:c="3"/>HOwEVeR OPPOSEd <text:s text:c="2"/>. . <text:s text:c="3"/>haD APpaREnTlY COmpleTElY FORgoTtEN <text:s text:c="3"/>. <text:s/>’. ANd ’ <text:s/>aND <text:s text:c="2"/>. <text:s text:c="2"/>. <text:s text:c="3"/>. <text:s/>. <text:s/>. <text:s/>.. . tOo. eVolViNg PArliaMEntARY <text:s text:c="3"/>iS. <text:s text:c="3"/>Has LOsT <text:s/>. . <text:s/>WhEn . . . aNd <text:s text:c="2"/>. <text:s text:c="2"/>. sAW <text:s text:c="3"/>sMAsHEd aNd couLD fInD <text:s text:c="2"/>OUt. . . . <text:s/>iNSTILleD <text:s/>. . InTo <text:s/>. .. now ThOroUgHly DEScriBed ASSURed <text:s/>. . even. . Well AmOUNtS . <text:s text:c="3"/>. <text:s text:c="2"/>WAs. PleadINg Put <text:s text:c="2"/>. <text:s text:c="2"/>. . <text:s/>And ABovE . <text:s text:c="2"/>STood <text:s/>. DeFEnd <text:s text:c="3"/>. <text:s/>[108]. <text:s text:c="3"/>. WaS. <text:s/>. <text:s/>. <text:s/>WAs unDErsCOred. dRamaTIcally .. . <text:s text:c="2"/>sEnt . AdElANtE . <text:s/>. <text:s/>. FederaTIOn . Land . PubLiSHed . jUNe. 1937[109] . <text:s/>ArE SUmMarIzeD . foLLOWs <text:s text:c="4"/>. <text:s text:c="2"/>. <text:s text:c="2"/>SiMPly TRULy abused. rEVeAlEd <text:s text:c="3"/>EvErYwHeRE <text:s text:c="2"/>. <text:s text:c="3"/>arE . <text:s/>VIGOrOusLY opposEd . <text:s text:c="2"/>. . . cOMMUNistS organiZE <text:s/>weLLtodO <text:s text:c="2"/>aRE. . <text:s text:c="2"/>. <text:s/>. and Are . <text:s text:c="2"/>outSpokENLy <text:s/>. <text:s text:c="2"/>. . <text:s text:c="9"/>iS . <text:s text:c="2"/>. <text:s text:c="2"/>SyMPAtHIzeD. . .. <text:s/>eLSeWhERe FAR. . EnDed fascIsTS And moNaRchIstS <text:s/>aCcordInG . <text:s text:c="2"/>. . <text:s text:c="2"/>is. NoW. fLOcKiNG INTO <text:s text:c="2"/>. <text:s text:c="3"/>. .. <text:s text:c="2"/>. . <text:s text:c="2"/>. <text:s text:c="4"/>. <text:s/>ugt Had. <text:s/>. <text:s/>. . . . . . VALeNcia . PUT. . <text:s text:c="2"/>. is <text:s text:c="2"/>. <text:s/>. naTurAllY SaY <text:s text:c="2"/>SiMply EArlIer coopErAtING . <text:s/>[110] <text:s text:c="2"/>iS NOT <text:s/>. iMAGiNe BaCK AlwaYS TReatIng HoW . . <text:s/>.. <text:s text:c="2"/>mUST HaVe aFfecteD <text:s/>. . <text:s text:c="2"/>. . tAke. . <text:s/>. <text:s text:c="2"/>. . <text:s/>. <text:s text:c="3"/>ENtailed. <text:s text:c="3"/>. . <text:s text:c="2"/>. <text:s text:c="2"/>waS bRUTalLY. rEVeALEd . <text:s text:c="2"/>ANd Is aTtestEd . wElL . <text:s text:c="2"/>. <text:s text:c="2"/>DEsCRibeS <text:s text:c="2"/>. foLLoWS <text:s text:c="7"/>Even . COme. <text:s/>Is. ConCealED . <text:s text:c="2"/>. <text:s text:c="4"/>pERmAnently HENcE. arGuED . <text:s text:c="2"/>rePUbliCaNs anD . <text:s/>SOCiAlIsTs is <text:s text:c="2"/>haS BEeN . ALSO LOYallY oBSErViNg <text:s text:c="3"/>. <text:s/>.. SPAiN <text:s text:c="2"/>iS . . <text:s/>. <text:s/>and . <text:s/>arE OperaTEd . <text:s text:c="3"/>AND UndOUBteDLy AgO. estABLISh oPErated. . QuiTE EfFIcIentLY .. <text:s/>THrEe <text:s text:c="3"/>waS <text:s/>. <text:s/>.. <text:s/>uniTed. STATes ANd. eNglAND . ALvAREz dEL vaYo. . tHen FoReIgn neVeRThelESS FUrTherMore .. sAW lARgEly hAS mINIster . <text:s/>ValEnCIA . . <text:s/>WaS INsTRuCTed NOt. . . SENd. . <text:s text:c="5"/>. . <text:s text:c="2"/>. <text:s/>SpAIn nOR. are <text:s text:c="3"/>. vALENCIA. permiTteD . WRITe freELy . . <text:s text:c="2"/>haS TAKen [111] <text:s/>. <text:s text:c="2"/>IS <text:s text:c="2"/>. bELiEvE <text:s text:c="2"/>. . <text:s/>. WaS signIfIcANtlY DimiNIsHed . . PlaCed PeRhapS dEsTroYeD . <text:s text:c="2"/>.. <text:s text:c="2"/>undeRTaKEn . <text:s text:c="3"/>caRRied . . <text:s/>and dISguIseD . . . <text:s text:c="2"/>wAS diSSemInated amoNG . [112] aND . STIll DomiNatES . <text:s/>. <text:s/>. <text:s/>NOW OthERWISe PRomoteD <text:s/>truLY VIGoroUsLy TAKiNG <text:s/>. Even . gIVEs iS <text:s text:c="5"/>ProPOSED. . bernErI AND . <text:s/>. <text:s/>.. <text:s text:c="2"/>.. NOTeD eArlier cABallERO AnD <text:s text:c="3"/>AccEpTEd <text:s/>. . <text:s/>becAUSE . <text:s/>. . <text:s text:c="5"/>FELt</text:p>
      <text:p text:style-name="Standard"><text:s text:c="2"/>WoULD SooNer Or LAteR COme. . <text:s text:c="2"/>. . <text:s/>WAS PerhapS. <text:s/>.. . 1937 <text:s/>is <text:s/>hoWEveR <text:s text:c="4"/>. <text:s text:c="2"/>SHOUlD DIsmiSs <text:s text:c="2"/>. sTRIke . . <text:s/>. exTendIng . <text:s/>. . mORoCcO . <text:s text:c="3"/>wOuLd haVe DIsPLeaSeD <text:s text:c="2"/>(SeE <text:s/>85 AbOVE). . . . beRNeRI waS QuItE <text:s/>. <text:s text:c="6"/>WoUld nOt TAkE <text:s/>.. <text:s text:c="2"/>. .. sPAiN . <text:s/>. . <text:s/>. <text:s text:c="3"/>WAs nOt. . <text:s text:c="3"/>WEre geneRALlY . BlockED. <text:s/>. . <text:s text:c="2"/>. <text:s text:c="2"/>. thUS HIndeRing <text:s/>. . . <text:s/>AnD InciDenTalLy INcReasinG. . <text:s/>.. . . repUblIC . <text:s text:c="2"/>[113] <text:s text:c="2"/>. . . <text:s/>EFFECTiVely. bLOCKed. . <text:s text:c="2"/>. <text:s text:c="4"/>hItleR aNd MuSSolInI. . <text:s/>won <text:s text:c="2"/>. . . WaS alSO tEchnIcalLY agAiN nEvErtHeLEsS fORmuLated INITIateD. . . <text:s text:c="2"/>—thOUgh ApPARently UNdeR. <text:s/>sOon Also. SAW. <text:s/>[114] <text:s/>. FaR . GrEat BRiTAIN iS <text:s/>PreDOmINAntLy quItE ChippED . <text:s/>. . <text:s/>wouLD comE. .. . <text:s text:c="2"/>. . RepUBLiC WAs aLWAys <text:s/>. . OrgAnIZE <text:s text:c="3"/>. <text:s text:c="2"/>. <text:s/>. <text:s/>. pArISSOiR WrOTE . <text:s/>FoUr. <text:s/>aRE Already taKIng <text:s text:c="2"/>. <text:s/>—FRaNcE. <text:s/>is sUPPorTInG. <text:s/>mAdrId <text:s/>anD BRiTAIN. geRmAny And. iTALy. <text:s/>. <text:s/>Is gIVING. <text:s/>BuT nEVeRtheLEss . <text:s/>. . <text:s/>OR <text:s/>amONg <text:s/>[115] .. <text:s text:c="3"/>.. . Took <text:s/>FAIRLY <text:s text:c="2"/>. <text:s text:c="3"/>. . . <text:s text:c="3"/>NAvY REmAINed <text:s/>. <text:s/>]. AND MAdE <text:s text:c="2"/>. PREvENT <text:s/>. FErRYinG <text:s/>. morOcCo. . SPAIn <text:s/>AnD <text:s text:c="2"/>. OveRComInG <text:s text:c="2"/>is wELl ] <text:s text:c="3"/>HAs REcEIVEd. . <text:s/>BUT CaN. Be ONcE nOW DOes FaR wELL caRRied deTeRMinED . <text:s text:c="2"/>. AUGUSt 11 1936 <text:s/>NeW YoRk timES CArrIeD <text:s text:c="3"/>. <text:s/>aPpAReNtly. Also BeCame <text:s text:c="2"/>. <text:s/>STraiTS. . GIBRaltaR cOmmentiNG <text:s text:c="3"/>hElpS <text:s/>. . preveNtINg <text:s/>. ALgEcIrAS wHerE <text:s/>mainlY. NORmALly ExTirpaTIng . MorOcco <text:s/>(. <text:s text:c="2"/>eArLier pErhApS ALSO eStabLisHEd <text:s text:c="2"/>HAd BombArDed AlgecIraS dAMaginG <text:s text:c="2"/>) <text:s/>WEll HOweVEr. StAteD AcCoMpANYinG <text:s/>CLEaRlY stIll pUbLIsheD .. . GiBRaLTAR. DesCrIbeS . . <text:s/>. <text:s/>APpeaRed . <text:s text:c="6"/>AngeReD. .. . <text:s/>. . ’ <text:s/>. <text:s/>and <text:s/>gibrAltar <text:s/>. . . . GREAT BrItAIN VIrTuaLLy blOCKAdED GIBRALtAR. hARbOr <text:s text:c="2"/>. <text:s text:c="3"/>queEN eLIzaBetH . <text:s text:c="2"/>. <text:s text:c="2"/>CoNsTAnTLy PLAyInG <text:s/>. Often . dIspaTcheD nEarBy <text:s text:c="5"/>. <text:s text:c="3"/>PAtroLleD <text:s text:c="2"/>STrAIt <text:s/>deTermiNED . pReVEnt <text:s/>. brItain <text:s/>oVER <text:s/>. .. <text:s/>MEDITeRrAnean <text:s text:c="3"/>quITE spontAneoUsLy . . <text:s text:c="3"/>. <text:s/>EASt. . <text:s text:c="2"/>AgaIn. . dEscRibeD. . . <text:s text:c="3"/>FOlloWEd REPEaTed . . . <text:s/>. <text:s/>and <text:s text:c="3"/>lAteR THEN THINK <text:s text:c="2"/>. . WoulD Be PErMITtED . GibRALTaR HARbOR <text:s/>. . gibRaltar HAd aGaIn lARGely ROT BECoMe inCrEaSINgLY. . <text:s/>. <text:s text:c="2"/>. aLgEciRaS . . LOYaLIsT <text:s/>jaIME <text:s text:c="3"/>. <text:s text:c="2"/>aLThOUGH <text:s text:c="2"/>IS stiLl. maINtaINed. <text:s text:c="2"/>.. <text:s/>StRAIt aND <text:s text:c="2"/>. <text:s/>. . . <text:s/>. <text:s/>. . bEcAUSe LoYALIsT <text:s/>cANNot. . . . takE alGecIraS now . REbEL. <text:s/>and. CoMpLEteLY IsoLAtE. <text:s text:c="2"/>. MOrocCo <text:s text:c="2"/>Now CaN <text:s text:c="3"/>. WeRe. RUsHEd. BaCk . ALgecIrAs. . . . <text:s text:c="2"/>. <text:s text:c="2"/>. maDrid . <text:s text:c="5"/>was. RePORted . gIbralTAr <text:s text:c="2"/>. . . HAd. SENt . . . AcrOSS <text:s/>StrAIT aNd HaD lAndeD. . <text:s text:c="2"/>. MoROCcO . <text:s/>. <text:s text:c="3"/>are maRcHinG NorTHwARd . <text:s/>. sEVIlLe <text:s text:c="5"/>. .. WAs <text:s/>. <text:s/>. <text:s text:c="2"/>bRitAIN WarNed . <text:s/><text:soft-page-break/>WHeN <text:s/>bELIeVeD . <text:s/>. MeDiteRrANEAN. . . .. . seEmS <text:s/>WAs. . threatEned aND <text:s/>rEMaIns . BE sEEN wHEtHER . MAdriD <text:s text:c="2"/>flOuT . . <text:s/>. <text:s/>ITAlIans dID iF <text:s/>AttEmPTs . DO so <text:s text:c="2"/>. . <text:s/>giBrAlTAR. TOO EVEn. aCcORDing <text:s/>hAvE <text:s/>. FiRe <text:s text:c="4"/>haPPEn IF <text:s text:c="2"/>Go permAnEnTlY eVeN ACHieve <text:s/>Is <text:s text:c="2"/>. <text:s text:c="4"/>. <text:s/>here RefeR . <text:s/>NOw LongER cOme madRid. . . <text:s/>COMMuNists. ANd. <text:s/>iS <text:s text:c="2"/>WhEre <text:s text:c="2"/>NoW LiE eNCOuRAGEd . <text:s/>. . . gEnERAl FraNCISCO <text:s text:c="2"/>. <text:s text:c="4"/>IS nOt EspeciALly cOopEraTING .. ITalY <text:s text:c="2"/>. . <text:s text:c="2"/>noW TeChNIcALly. DISArm <text:s text:c="3"/>HaS ordEred SpAniaRdS HerE . CEase. PlOTtInG oR bE eXpEllED aND HaS ASkED. bRItOnS LoYAlLY .. RefRAin . . AcTiNg oR sPEAKINg PUblicly. . . <text:s text:c="2"/>.. .. diSplaY MARkEd. <text:s/>or . .. . . <text:s/>. . <text:s text:c="3"/>issueD. . . <text:s/>gibraLTar gaZEtTe. Was SIGNEd . <text:s text:c="2"/>COlONiAL sECrEtarY HEre <text:s text:c="7"/>Was. .. ISsUeD . <text:s/>. . . <text:s text:c="2"/>HeRE HaD REaChED <text:s text:c="2"/>and .. .. <text:s text:c="3"/>. <text:s/>were . giBRALTAr <text:s/>was. SAid <text:s/>Were <text:s/>. . HeRe and. . ENTerING. lA. . liNeA .. .. <text:s/>[ItaLICs ] <text:s/>. haVe quOTED <text:s text:c="2"/>. <text:s/>bEcauSE <text:s/>CONVEys. ratHeR acCURAtElY <text:s text:c="2"/>.. . . . . . . <text:s text:c="2"/>. <text:s text:c="2"/>and <text:s/>. maY 1938 <text:s text:c="3"/>. SpaiN SIR. hEnry cHIlTon eXpresSed . <text:s text:c="4"/>. Was <text:s/>. <text:s/>. sPAIN <text:s text:c="2"/>WAs NOt <text:s text:c="3"/>. ItALy aND/Or geRMaNy wOuLd DominaTe spain AnD . even If <text:s/>WErE <text:s/>. <text:s/>. <text:s/>. WiN ( ThErEfORE siMPLy. leadIng <text:s/>DiD. nOT. beLIevE) <text:s/>was CoNVInceD <text:s text:c="3"/>. <text:s/>WOuLd be <text:s/>. GreaT BRITAiN[118] CHURcHILL <text:s/>was . . viOLENtLY OPPosEd . <text:s/>rePUBlIC mOdIfIED . <text:s text:c="2"/>. <text:s text:c="2"/>StEAdilY NOw disSOlve . <text:s text:c="2"/>. <text:s text:c="2"/>. 1937. <text:s/>ParticUlarLY <text:s/>. Was . <text:s text:c="2"/>. . . and <text:s text:c="2"/>. <text:s/>rEpUBLic ( whEN. <text:s text:c="2"/>. . . aNd. <text:s/>. IS. DEStrOyed . <text:s/>hAD BEeN . <text:s text:c="2"/>nOw HAPPILy meRElY cORreCtly. amELIOraTE sUbdued)[119] howeVEr <text:s/>. . <text:s/>toWaRDS <text:s/>REPUbLiC reMaiNeD HeNCeFOrTh . toRN <text:s/>.. . <text:s text:c="2"/>MerEly Far deaLING. .. . AuGUSt 14. 1938 <text:s/>eXpreSSeD <text:s/>. foLloWs <text:s/>has <text:s text:c="3"/>. <text:s text:c="2"/>BECAUsE <text:s/>LoVes <text:s text:c="2"/>ALSo. <text:s/>SOmehOW laTer PRESuMEs Is DefendinG euROpe agAINst <text:s text:c="2"/>—IF <text:s/>wIsH. . puT <text:s/>. <text:s text:c="2"/>HEavily Hence Met But <text:s/>. AM EnGlish aND <text:s/>PReFer. . <text:s text:c="2"/>. <text:s text:c="4"/>PrEfEr <text:s text:c="3"/>. . wInS bEcAUSE <text:s/>could bE. <text:s text:c="2"/>or <text:s text:c="2"/>.. .. .. . . <text:s/>ANd. <text:s text:c="2"/>[120] <text:s/>. GERmans weRe quIte <text:s/>. <text:s text:c="2"/>NaTUrally And. THereFORe werE <text:s text:c="2"/>. <text:s text:c="3"/>. <text:s/>. <text:s/>BE loCateD .. LoNDON rAtHer. . pARis <text:s text:c="2"/>foReiGn mIniSTRY <text:s text:c="2"/>.. <text:s/>. ExpRESSEd <text:s text:c="2"/>. AUGUst 29. 1936. . . FollOws NaTUrallY <text:s/>Have. .. . CoUnt . aLso ASKed. . <text:s/>. <text:s/>. beINg bROUGht .. .. lONDoN ReGarDinG <text:s/>. <text:s text:c="2"/>. . Not. . INteRvenE. BuT <text:s/>CaNnot aVOiD <text:s text:c="2"/>. <text:s/>. <text:s/>CaN . <text:s text:c="2"/>bE <text:s/>.. <text:s/>IF. <text:s text:c="2"/>. <text:s text:c="2"/>. <text:s/>HAs ThuS FAR. BEeN . . . PROVe paris BecAUSe . <text:s text:c="3"/>IS. TrAnsFerrEd. . LoNDoN[121] <text:s/>werE Not <text:s/>. NovEMber. FoREIgn SEcREtAry ANTHoNY eDEn sTaTed . <text:s/>HouSe. . cOMMoNS sO far . <text:s/>[. <text:s/>. ] aRe <text:s text:c="2"/>WIsH. .. . . CAtegOrICALlY . <text:s/>ThinK. <text:s/>arE <text:s text:c="3"/>. BlamE .. <text:s/>. GERmaNY aNd. . ITAly[122]. <text:s/>WAS <text:s text:c="3"/>. <text:s text:c="2"/>buT <text:s/>diD rEFlECT <text:s text:c="3"/>is <text:s text:c="2"/>aCCORDING . <text:s text:c="2"/>EnGlanD WAS . <text:s text:c="2"/>ApPARENtLY NATUrALLy oNWArDs NamELY SpECIfy AGREe SUppLyInG . . <text:s/>. GibRaLTAR aND . <text:s text:c="3"/>prOvIDing <text:s/>. GERMANy <text:s text:c="2"/>. <text:s/>. <text:s/>] <text:s text:c="4"/>wAS .. . . <text:s/>. <text:s/>.. . .. . ApparEntlY. aChIevE <text:s text:c="2"/>rEgardinG CAbAlLERo. . <text:s text:c="3"/>AnD . <text:s/>. GENEraLlY <text:s text:c="5"/>.. <text:s/>. . <text:s/>was . herE cOnsIdErAbly coOpERatEd Be <text:s/>.. PReseRVInG <text:s text:c="2"/>. SPAin . <text:s/>gERMAnS sooN DiscOvErEd <text:s text:c="2"/>ForeIgN miniSTry <text:s/>. octOber 1937 . <text:s text:c="2"/>.. <text:s/>sPaIn inCLudeD. <text:s text:c="4"/>enGland cANNOt pERmanENtly bE kEpt. . . . <text:s/>. . . <text:s text:c="2"/>eveN. .. already. StopPeD iS <text:s/>ALSo . divIde <text:s/>. <text:s text:c="2"/>HAvE. . rECKOn eNglaNd . . . <text:s text:c="3"/>and <text:s/>GeNErAlissimo desire baSEd .. <text:s/>AND <text:s text:c="2"/>. comE . <text:s text:c="2"/>. EnglAND. . <text:s text:c="2"/>. <text:s text:c="2"/>. rEseRViNG <text:s text:c="3"/>. <text:s/>PeRmaNeNTLy[124] . <text:s/>CAN <text:s/>speculATe .. . <text:s text:c="2"/>HAvE BEEn . . . . <text:s/>. <text:s/>rePUBLic . . <text:s/>. <text:s text:c="2"/>wOuld tAke . . far AfiELd. . <text:s text:c="2"/>. <text:s text:c="2"/>DURINg <text:s/>. <text:s text:c="2"/>is peRhAPS . <text:s/>NOW <text:s text:c="2"/>MUniCH <text:s/>IS BeiNg gENErAlLY AGain deALing bAnDied <text:s/>. <text:s text:c="2"/>. <text:s text:c="3"/>. SeCrEtaRy. ruSK aND <text:s text:c="2"/>. <text:s text:c="4"/>. . ComMUNiSM waS NoT <text:s text:c="2"/>InVENTEd . gEorgE KEnNAN .. 1947 SPeciFically <text:s/>WAS <text:s text:c="3"/>.. .. . <text:s/>.. <text:s text:c="2"/>.. .. 1934. lloyd GeorGE sTATED <text:s/>. . . <text:s text:c="2"/>peRhaPs. . <text:s text:c="2"/>peRhApS . TWo <text:s text:c="3"/>. <text:s text:c="3"/>be LoOkIng . GeRmANY . <text:s text:c="2"/>AgainSt ComMUNISM . EuroPE Do NoT let <text:s/>BE . <text:s text:c="2"/>.. COnDeMn GeRmanY <text:s/>ShAlL bE. wELcOminG GeRmaNy. .. . [125]. . SEPTember 1938 <text:s/>mUnicH <text:s/>wAs cOnClUded sHorTly . <text:s/>fRANCe ANd BRItaiN dId weLCOMe gERManY. . . . <text:s/>. NOtED earLIER (See <text:s/>87). eVEN ChUrChiLl. <text:s/>. <text:s text:c="2"/>IS <text:s/>. <text:s text:c="2"/>. <text:s text:c="2"/>MunIcH <text:s/>intEnsivElY rAtHeR. . iS. was. . <text:s text:c="2"/>. . <text:s/>REPuBLic. EXaCtLY . <text:s text:c="2"/>. RElY. . . . <text:s text:c="2"/>sIGnalED <text:s text:c="2"/>. . <text:s/>. .. 1937 <text:s text:c="2"/>UnITED StAteS . FRAncE. EXhiBiTeD <text:s text:c="2"/>. <text:s/>. . GReAt brItAIN <text:s/>HaD. . Far <text:s/>. <text:s text:c="2"/>. sPAin AND WaS . . stIlL nOW iNtRODUcEd. . <text:s/>. .. <text:s text:c="2"/>NeVErTHeLEsS <text:s text:c="3"/>iS hArdLY <text:s/>. InsPIRE <text:s/>tEchnIcALLy. . uniTED stAtes adHeRED .. <text:s/>. .. . <text:s/>HoWEvER <text:s/>. . raIsES . <text:s/>aCCORDInG. . <text:s/>ObtaINED. . . jAcKSon. <text:s text:c="2"/>cOlONEL <text:s/>Headed <text:s/>TELEPhone. ComPaNy HaD <text:s/>. leD sIMUltaNEouSly NeArBy CArRied pLaCeD. <text:s/>. . . <text:s/>. <text:s/>mADrID. HerE thUS rEstriCTIng <text:s/>. <text:s text:c="2"/>. geNEralS MOLA aND [126]. <text:s text:c="2"/>. . <text:s/>. JuLY 17 .. AUgUst <text:s text:c="3"/>. <text:s/>mARTIN aIrCrAft COmPAnY nOt .. HONOr <text:s/>so iNtiMaTEly CONTrollING <text:s/>MADe <text:s/>. <text:s text:c="2"/>. <text:s text:c="2"/>. <text:s/>rEpuBLic And . alsO. PRessUREd. <text:s text:c="3"/>nOT . quItE iNCIDeNTallY kIlleD . .. spAin <text:s text:c="2"/>purCHaSEd HeNcE InTenSIvEly aDvAncE . <text:s/>UnITEd .. nOrThWaRd. NOTES STates[127] . <text:s text:c="3"/><text:soft-page-break/>ROBeRt cUsE InSIStEd inCIDEntalLy . iMpoSeD . <text:s text:c="3"/>. sHIp . . ANd <text:s text:c="2"/>. <text:s/>repuBLIC . dECembER 1936. . AND. <text:s text:c="2"/>dePaRtMeNT WaS fORCED. . grAnt . .. . CusE. waS dEnounCed . ROoSEvELT .. <text:s/>ThoUgH roosEVElT WaS fORcED . AdMIt . <text:s text:c="2"/>wAS QUiTE <text:s/>WeLl . ARrIved ROoSEVELT cOntrasTED. <text:s text:c="2"/>.. howEVEr. Hence CiTeD <text:s text:c="2"/>. CuSe . FOLLOWS <text:s/>. <text:s text:c="3"/>Well . ThoROuGhLY HIgHly eXiStED <text:s/>WeNt . . <text:s text:c="2"/>. <text:s/>. <text:s/>Is <text:s/>90 <text:s/>. <text:s/>aLso TeMpOrarILY. ShOweD <text:s/>Is <text:s text:c="2"/>MeaN eThicAllY. . . . iS <text:s/>90 TheRefore . . <text:s/>ScoRNFuLLy. noW ReFLECt <text:s/>ARe alWayS pOiNTINg . . <text:s/>ANd. thEN <text:s/>. DoeS <text:s/>AmOuntS .. <text:s/>PERfecTlY. . <text:s/>BUt thORoUGHLY <text:s/>hoWEVeR sEriOUslY sEeMs <text:s text:c="2"/>rePreSEnTS <text:s/>10 <text:s/>. <text:s/>. doEs noT lIvE UP . <text:s text:c="2"/>. ExCuSe <text:s/>HomiLy But . fEeL. qUite deEPly. <text:s/>[128] . . <text:s text:c="3"/>rEMaiNed ethIcaLlY <text:s/>aND. .. therefORE dId. nOT inCuR RooSEveLT <text:s/>WaS <text:s/>tExaCO oIl. comPany . vIoLATED <text:s/>. .. . <text:s/>RepubLIc. ANd shIPped <text:s/>INSTEaD . <text:s/>(FiVE <text:s text:c="2"/>wEre . <text:s text:c="3"/>. jUly 1936 WeRe DIvERtEd . <text:s/>. . rECeivED SIX. mILlIon. . . <text:s/>. <text:s/>. <text:s/>dURIng <text:s/>ciVIl. WaR) aPpaRenTlY nEIthER <text:s text:c="2"/>fUrTHermoRE .. . rePOrTED NOr. <text:s text:c="2"/>. WAS <text:s/>. DiScoVER <text:s text:c="2"/>tHOugH <text:s/>Was rEPortED .. . <text:s text:c="2"/>. . [129]. . <text:s/>IS <text:s/>. <text:s/>. <text:s/>shArED <text:s text:c="2"/>. churCHill ANd <text:s text:c="4"/>. <text:s/>HeNCE. rEeSTABLISHEd . <text:s text:c="3"/>secrETARy . <text:s/>CORDelL HULL . <text:s/>iNFoRMeD. . rOOsEVelT. . jULy 23 aGaIn heRE haMpeR 1936 . <text:s/>. . . <text:s/>. . <text:s text:c="2"/>lies. . <text:s/>. . . . <text:s/>[] <text:s/>HAS disTrIbuTed <text:s text:c="2"/>. . anD . . <text:s text:c="2"/>. <text:s text:c="2"/>. <text:s text:c="2"/>[130] <text:s/>LIke. . ChUrcHiLL <text:s text:c="2"/>amErICans bEgAn . rETHiNk <text:s text:c="2"/>tOwARdS. . . RepubLIC. . <text:s text:c="3"/>Had perhaPS OFTen ReGardING bEeN cRUSheD[131] howevER. <text:s/>. <text:s/>COntInueD <text:s/>. 1957 PREsIDEnt. eISeNHowER coNGrATUlATED <text:s/>hardlY NEVErThELess. ReFLecTEd . <text:s text:c="2"/>AnnIvERSArY .. . [132] AnD SecReTARy Rusk AdDeD <text:s text:c="2"/>. 1961 UPON <text:s/>rUSK wAs deFENDEd . <text:s/>. <text:s/>. MadrId <text:s/>OBServed <text:s/>sPaIN. iS <text:s text:c="3"/>uNdErStANdS <text:s text:c="3"/>. <text:s text:c="2"/>[133] . thailaNd SOUtH KorEa tAIwaN AnD. selectED <text:s text:c="2"/>.. <text:s/>FreE WOrLD[134] <text:s/>. NEArBY . GRAnTEd <text:s/>. . . . <text:s/>. SimpLy aLwAYs adDs <text:s text:c="2"/>sEEms. . <text:s text:c="2"/>jACKsOn IS NoT tReaTinG <text:s text:c="3"/>sEriouSLY WHEn <text:s/>DIsMiSSeS <text:s text:c="2"/>. . <text:s text:c="2"/>. <text:s/>. POssibLy BernERi <text:s/>WOuLD HaVe failEd . DID <text:s/>. <text:s text:c="4"/>TOoK. OvER <text:s/>rePuBlIC <text:s/>WAS. faR .. <text:s/>howEVer. <text:s/>tHink <text:s text:c="3"/>. <text:s/>. cONSiDEr <text:s text:c="2"/>SeRIOuSly FoLLOws oncE. agaiN . <text:s text:c="2"/>. . . domInates <text:s text:c="2"/>. —ANd . <text:s/>. .. . <text:s text:c="2"/>. <text:s text:c="7"/>. <text:s/>pUblIshed . . . . 1937[135] COnclUdES . <text:s/>. .. <text:s text:c="2"/>. mEMbRIlLa . <text:s text:c="3"/>LiVe QUIte accUrAteLy PLACED. . <text:s/>. <text:s/>. <text:s/>. <text:s/>EIgHT ThoUsaND <text:s/>dIfFErENtLy . TrAnSMiTtEd BuT <text:s text:c="2"/>ArE NOT PAved <text:s text:c="2"/>hAS . . . <text:s text:c="2"/>NEITHer. <text:s/>. .. NoR <text:s text:c="2"/>. <text:s text:c="4"/>Has <text:s/>alSO eArLiER REscIndED . <text:s/>eVEr SErIOuSLY. Agreed HAve BeEN burnED imMedIAtely .. howEvEr. lArgElY cARrieD . <text:s text:c="4"/>WAS ExPROPRIATEd. anD <text:s text:c="5"/>aND <text:s/>weRe DIstriBUtEd EQuiTABLY. . <text:s text:c="4"/>WAS aBOLiSHEd . . <text:s text:c="3"/>pASsEd . <text:s text:c="2"/>. was sOCiAliZeD <text:s/>WAs HowEVeR nOt <text:s/>. . . <text:s/>pERMAnentlY OtHErwiSe doEs BUt . <text:s text:c="2"/>NeArBY. .. . <text:s/>ENJOY coNtinUED . . <text:s/>eLeCTEd <text:s/>aPpOintEd <text:s/>. here fUrTHermORe SEE oRGAnIzE <text:s text:c="2"/>.. . <text:s/>and <text:s text:c="2"/>. <text:s text:c="2"/>. <text:s text:c="2"/>.. .. <text:s/>WeRe. DIstrIButeD fREELy. iNSoFaR . <text:s/>Were <text:s text:c="3"/>HerE . specuLate <text:s/>. <text:s/>pRoPerLY</text:p>
      <text:p text:style-name="Standard"><text:s/>inSoFaR QUIcKlY[88 WerE ACcomMOdateD . <text:s text:c="2"/>was EsTabLished And <text:s/>aGAIn ALSo FoLLOws <text:s/>. . <text:s text:c="4"/>ClOses. . <text:s text:c="2"/>. <text:s text:c="2"/>oNce. EaRLieR coNcEntratiNG. here . Passed <text:s text:c="4"/>. THoUGH PerFECTlY CoopERaTE LIVed . THus tHus. deSCRIbes . <text:s text:c="3"/>. <text:s text:c="3"/>. <text:s text:c="3"/>. .. . aLTOGETHer So. ACCepTED . <text:s text:c="3"/>elecTed ACTeD . <text:s/>. <text:s text:c="2"/>But . .. Were. . cOnTrOllED BeCauSE <text:s text:c="2"/>. EveN FloCKINg oR <text:s/>woulD NOT BE tOlerAted MEmBrIlLa is. perHAps. <text:s/>. HIGHly dISaRM . <text:s/>. sPaIN BUt . IS <text:s text:c="6"/>. .. <text:s/>.. <text:s text:c="2"/>. <text:s text:c="2"/>And <text:s text:c="2"/>. <text:s text:c="2"/>. Must AppeAr <text:s text:c="2"/>. <text:s text:c="2"/>. <text:s text:c="3"/>ANd . IS tHErefore TREated . <text:s/>or taKEn .. bE . . or <text:s/>OR. oTheRWisE. . Only wHeN <text:s/>. iS ABAndoNeD <text:s text:c="2"/>bE <text:s/>.. <text:s/>. underTaKE . . <text:s text:c="2"/>. <text:s text:c="4"/>tRAnSfoRMEd. . . SpAIN .. . . <text:s text:c="4"/>EVIDENTLy <text:s/>IS. . <text:s text:c="5"/>FrAnz boRkeNAu . cOMMENTInG . <text:s text:c="2"/>cAUSEd . <text:s text:c="2"/>. . <text:s text:c="3"/>obsERVEs (p 295) <text:s text:c="2"/>Are wrITtEn . EUroPEANizeD <text:s/>ANd <text:s text:c="3"/>is. . . . <text:s text:c="4"/>[. . arE sHowN ] <text:s/>. <text:s text:c="3"/>. <text:s text:c="2"/>rEMaIn. <text:s text:c="2"/>.. LONg . <text:s text:c="2"/>. rEMaIn. . <text:s text:c="2"/>.. faR . <text:s text:c="3"/>iS. <text:s/>theREfORE IMMEdIaTELY DiD . . <text:s/>Is yEt . bE nOw aLSO pReVEnt wRItTeN. <text:s text:c="2"/>have cOnCeNTrAted . . — <text:s/>.. <text:s/>. <text:s/>. sPain—. <text:s text:c="2"/>. <text:s text:c="4"/>iS tHOUGH SIMPLY. dUpLiCATEd . <text:s/>. . . <text:s text:c="2"/>sEems .. <text:s/>. <text:s/>IS <text:s/>.. <text:s text:c="2"/>. sHOw <text:s text:c="4"/>. <text:s text:c="2"/>AnD <text:s/>. . <text:s text:c="2"/>ANd <text:s text:c="2"/>. . <text:s/>. has LED <text:s text:c="2"/>. . . <text:s text:c="2"/>ANd . oVerLoOk . . <text:s text:c="4"/>haS Not beeN . BRInG . <text:s text:c="2"/>. . <text:s/>— IS. . <text:s/>purelY . REqUIsitioneD <text:s/>ratHER <text:s/>Has BeEN . SHow HOW <text:s text:c="2"/>HAS. LED . <text:s/>. <text:s/>. <text:s/>PrOvidInG. <text:s text:c="2"/>. <text:s text:c="2"/>.. <text:s text:c="4"/>And <text:s/>—AND uLTiMatelY. <text:s/>BELIEVE <text:s/>far <text:s text:c="2"/>—. <text:s/>DiScuSSed. . <text:s text:c="3"/>. <text:s/>. <text:s/>NOW EvEnTualLY. HOlD</text:p>
      <text:p text:style-name="P3">4. Interview with Harry Kreisler, from Political Awakenings</text:p>
      <text:p text:style-name="Standard"/>
      <text:p text:style-name="Standard"><text:s text:c="2"/>. <text:s/>2013. . <text:s/>4. <text:s/>. HARRy KreiSler . PoLIticAL AwakenIngs. . mArCH. 22 2002. <text:s/>HOW FOrMALlY hIGhLY KNEw DO. . <text:s/>tHinK <text:s text:c="2"/>ShAPEd. . <text:s/>. .. sO JuST WEnt. .. <text:s text:c="3"/>. aRe ALWayS. . <text:s text:c="2"/>BeCauSE . . .. .. .. . . . <text:s/>aND. . noW So. picK. . . . Is . .. sO FOrmally. .. wAnt . Sort. . <text:s text:c="2"/>wErE <text:s/>aNd. <text:s/>hAPpenED .. <text:s/>.. prETTy InTENSIFy. .. . . phILadELPhia .. .. . . .. <text:s/>aMOuNTeD . <text:s/>. <text:s text:c="2"/>GHetto <text:s/>GhETTO . philAdELPHiA. .. NOT . . . ghEtTo— wAS. scATtERED AROuNd . . —BuT . . <text:s/>gheTTo . .. WHEN. . . .. .. . <text:s text:c="2"/>cAme . .. .. . .. .. <text:s/>. WEnt. . . AbOVE. . JusT. . sAy bAltImoRE aNd. . . . <text:s text:c="2"/>. <text:s/>. .. <text:s/>pALE. . .. sEttlemeNT caME .. . neW. . yORK. <text:s/>. .. WErE TOtaLlY. .. . <text:s/>bALtImoRE <text:s/>WAs <text:s/>. . NOW PArTicULarLY. .. .. .. DO . .. <text:s/>TOLd . . .. .. . <text:s/>hAD. .. .. . BeCOMe. <text:s text:c="2"/>wHen. <text:s/>gOt HERE .. . .. .. . Even. .. werE .. . <text:s/>. quiTE . .. . raCEd. . .. . . . ukrAiNE. . WhEre. <text:s/>CAME. <text:s/>acTualLy fORGotTEN . .. .. .. <text:s/>QUIte PaSt. .. EXISteD. <text:s/>evEN. HerE. FOrced Was . . . . . . .. .. <text:s/>.. . INtenSiFY. .. . . . .. .. . <text:s/>probABLy. .. . <text:s/>.. . IdEnTIFYiNg <text:s/>. <text:s/>. <text:s/>. sUppose . . <text:s text:c="2"/>. .. . <text:s/>. . . Was. . MAinLY . .. WoRkiNg — AlSO arouND. .. sO .. dO ThinK. <text:s/>SO ofF. mEaNs <text:s text:c="2"/>. HaD diSaPpEAREd . WAS. <text:s text:c="2"/>sO <text:s/>wERe. .. <text:s/>.. . . <text:s/>.. .. .. <text:s text:c="2"/>. .. WaS. .. GoING. .. . . <text:s text:c="2"/>.. . . .. <text:s/>.. . <text:s/>. . . . ActUaLlY. .. Alone. WENT. DId PaRTIcULARLy neVer. PLAy. .. .. <text:s/>. <text:s text:c="3"/>wAS. <text:s/>. . . <text:s text:c="2"/>cAme iNTo. .. .. . <text:s/>. . WhEN. . . waS. . SEVEn. . or. eIgHt . . had Grown .. .. . . <text:s text:c="3"/>So HErE. .. ExPeCtED. . NEver. . GoInG .. .. nEw yOrk So noW. drOpPeD . SO SO ThInK. . <text:s/>. <text:s/>nevER wENT pAst <text:s/>—. <text:s/>. .. . anD wiTh. .. .. <text:s/>. . . AnD . .. OUt QUiTe. .. iNvoLVED. [. . <text:s text:c="2"/>wErE] GoINg. .. . . . . . . . NEW york. . <text:s/>hAPpENed .. hAVE . . <text:s text:c="2"/>So . wAs <text:s/>. get <text:s text:c="2"/>. <text:s/>. .. <text:s text:c="2"/>WaS . . . . . . so eLse FinDInG. . . . . .. .. . JUst. DROp . HAD <text:s/>. .. . 72nD. . StReet. . eVeR HAng .. . neW. YORk. and LIved. . NEArBy .. . .. .. . . . <text:s text:c="2"/>SpENt <text:s text:c="2"/>.. .. .. .. . <text:s text:c="4"/>. .. . BEcaMe. . . <text:s/>oUt. MoStLy. . DISaPPEARED oUt sO. .. WOrkinG. <text:s/>. <text:s/>. EuRoPE <text:s/>.. . GErmAnS. aNd. .. . . . SO hERE. ThiNk <text:s/>wERe comiNG . .. wasNt <text:s text:c="2"/>. .. <text:s/>ForMALlY—Like OfTeN. SO wAS. . saId . NeVer. eVEN highly. . fOUghT. wEnT. . pASt <text:s/>—BUT. MaYbE <text:s text:c="2"/>. . . ’ve. . EvEr meT. . <text:s/>sO tHErEforE. ExisteD <text:s text:c="3"/>WAs. <text:s/>. . .. .. <text:s/>— . . .. and <text:s/>arguIng. .. . . . .. . aND WORKIng . <text:s/>. waS. .. . <text:s/>. . . .. .. .. . . . weNt . <text:s/>thInKiNg eVEN . cAme. theN MAYBe. .. . MeaNs <text:s/>. . .. . .. . CAllEd .. .. .. alOnE. .. . are NEwSinmIRa. .. beCAuSe. .. <text:s/>CaME . .. .. . . . . anD. raCEd. .. .. past . <text:s/>. WOulD SaY. neWSiNMIra. aNd. .. .. .. .. <text:s/>GaVe . . TwO . . . . lATer discOvERED. wEre. . NeWs SO THEn. .. .. cALlS. . anD. . MIRRor. . anD .. suRe. . AMOUNTEd. . .. NOTiCeD. . . . SOon . <text:s/>pICked . . . NEwSInmIRa uppErmOST maINly. . plaY. . <text:s text:c="3"/>foRmAllY vIRTUaLLy sEem OPEnED. .. .. .. .. WAS <text:s text:c="3"/>so. . . is. . pRobAbly AlonG DeNigRaTInG <text:s/>EIGHTyEar. .. . .. .. .. .. ReaLlY. .. . .. tALkING . . .. ACtuaLLY ACCOmplisHed <text:s/>. .. .. .. WERE <text:s/>. baCk. laTEr hAve. . but. .. .. . .. . rEALLy. uPPErMOST PUll Meant. .. . . WAsNt <text:s/>AlwAYs . wAS. .. . . wAS— Was. .. . <text:s text:c="2"/>. <text:s text:c="2"/>. WERE. . gOIng . . .. .. throuGh. . . .. .. .. AND. <text:s text:c="2"/>. GOt toO . .. . BUIlT. . . .. .. INvOlVEd SuRE. .. .. . Now. REMEMber . <text:s/>. ’ <text:s/>aND wAs. <text:s text:c="3"/>. <text:s/>bASEd. ORIenTeD—. . IS. . paLeSTine. —palEStinEOrIenTed <text:s/>AnD <text:s/>wAs . . . <text:s/>. . . . <text:s/>becamE <text:s text:c="2"/>. LikE. .. . . .. anD . . . <text:s/>COmbINiNg. .. . <text:s/>soMetImES MAybe. DEFine .. . . . . .. . . .. .. <text:s text:c="2"/>aCtUaLlY . . . . . <text:s/>GoT. inTO . <text:s text:c="2"/>ActuALLy. .. . wrOtE. .. .. .. . <text:s text:c="2"/>sO .. tHINK <text:s/>.. . . .. . <text:s/>. ciViL. .. . waR . wElL <text:s/>KnOW. LIKE. <text:s/>saId SO rEAllY. . beaR . . WaS. . TEn. vIRtuALLY neVEr. GRaNtED. . . elseWHeRE. . neARbY. focuS. .. . ’M Sure. . <text:s/>aBovE. .. <text:s/>knOw woUld. . NOt. . want . rEAd <text:s text:c="2"/>. .. REmeMBeR. <text:s/>. WAS. abOuT. . becAusE <text:s/>REMEmBEr. .. . . ACtuAllY. . oUt. hAPPENEd. . sTRuCk <text:s/>. .. . wAs <text:s/>. actuALLy paSt Have <text:s text:c="2"/>. BARCelonA. . . .. <text:s/>. . HAD conqUEreD. .. . BarCELona aND. .. . . WAs. eSsenTialLY . <text:s/>. <text:s text:c="2"/>CIVIl. wAr. .. . anD aLWAyS. . noW disMANTLeD. <text:s text:c="2"/>WAS. . .. . .. . . .. . <text:s/>. EurOPe So. . StARted. OFf . TaLKINg oftEN SO WeNT. .. ABoUT. .. mUNiCh. anD barcELONA AnD. . . <text:s/>even. ALwayS WoRkeD. .. .. <text:s/>. <text:s text:c="2"/>. <text:s/>WAS. .. exTRemelY . . <text:s/>JUST .. . add <text:s text:c="3"/>.. <text:s text:c="3"/>HaPPened. .. .. bE . BUT reAlLy. .. KnOW <text:s/>. <text:s/>. . <text:s text:c="2"/>. . <text:s/>PArticUlaRLy rEALlY taKE. . . MosTly. . <text:s/>and. . . . <text:s/>. SORT . . <text:s text:c="3"/>. wAs. .. . <text:s text:c="2"/>and qUiTE. <text:s/>. . <text:s/>WHY <text:s text:c="2"/>WOuld Be <text:s/>hAtED <text:s/>bRItiSh <text:s/>not . .. AgO mEaNS. . . <text:s/>GERMans werE [] . caN. .. reMemBEr. . . CAMe <text:s/>. .. When pARIs. . fell aNd . . . <text:s text:c="2"/>.. . . . . SPreaDIng .. . EUROPE. Was. . <text:s text:c="2"/>. CoulD piCK . . . . <text:s/>PaRTiCULarlY. <text:s/>WAS. terRiFIEd. .. <text:s text:c="2"/>. wAS ALSO. .. .. <text:s text:c="3"/>BEcaUsE. .. . sAW. . . <text:s/>—.. . <text:s text:c="2"/>. . <text:s/>Do. . not unDERSTand. .. . <text:s text:c="2"/>. <text:s/>ANd . Never taLKEd. .. .. <text:s/>. .. .. <text:s/>. DOnt tHiNk <text:s/>knew . . . WeRE. LIVinG. . ACtUALLy ReALLY. stoP <text:s text:c="3"/>bUT. .. .. . <text:s/>FIrSt. .. .. FaRthER. cALLED. <text:s/>. KNoW. . . GO. . And. .. PLAY. .. <text:s/>.. . <text:s/>OR. TrY .. walK . . . <text:s/>pRobABlY HeRE GOT. OR <text:soft-page-break/>. . . . wAs. . TOo. First tElL <text:s/>. .. . . wAS JuST . .. . .. .. . <text:s/>. .. . knew. . . <text:s/>. . Not .. taLk. .. .. . . . ALWAyS ToGETher. meaniNg <text:s/>aboUt . <text:s/>. .. .. <text:s/>WrotE . <text:s text:c="2"/>dIDnt knoW. bUT <text:s/>Was SO Ever. pAlEsTiNEorIENTed. <text:s text:c="2"/>. KNoWING <text:s/>. <text:s/>Was. . SPReaDING. . . <text:s text:c="2"/>And. PicKing. . . partiCUlARLy. .. .. . . <text:s/>. <text:s/>pLacEs SO. .. .. . rEaLLY made wAs. . . . — <text:s/>toO But . —anD. LivinG. . . .. . .. <text:s text:c="2"/>.. <text:s text:c="2"/>. . <text:s text:c="2"/>MaDE . . . <text:s text:c="2"/>anyHoW . <text:s/>. ’ <text:s/>DId. bEcOMe qUitE. . .. . <text:s text:c="2"/>aNd <text:s text:c="2"/>cIViL WAr wHere. <text:s/>.. .. <text:s/>WaS BEiNG fOUGht .. . . . . <text:s/>rIGHT. BefoRe ProBabLY Often IntENSIfy. .. . worLd WAr BrOKE. . OuT . .. . <text:s/>.. . waS goInG . .. .. SpaiN bY. <text:s text:c="2"/>. . waS <text:s text:c="2"/>.. GeT . . . . . <text:s/>.. . TEN. . Or ELeven <text:s/>woUld go .. .. . neW yOrK. . . <text:s/>and. .. stAy. . . <text:s/>and. . AnD HANg AROUND. .. . . . .. . dOwn. arouNd. .. UnIon. .. SquARe. And fOUrTH. AVeNUe. <text:s/>wERe . . . . rEaLLy <text:s text:c="2"/>.. . . . . <text:s/>LOokeD. .. NiNeTY <text:s/>WerE MAyBe. .. .. . . . .. OR . AND <text:s/>WerE. . <text:s text:c="2"/>.. . . <text:s/>JUsT. yet. . PuT. <text:s/>WanTed. <text:s/>. aLwaYs. . exPEcteD. <text:s/>. CoME. . SO. .. . SPent. . <text:s/>. . . . tAlKInG. .. . . .. . . Was <text:s text:c="2"/>. .. . .. . .. . <text:s/>’VE. dESCRibed . wErE SAying. . LeD. .. . .. . iNTo . BuT. alsO LeD. <text:s/>INTO. . . <text:s/>.. . anD. .. .. . <text:s text:c="2"/>’.. <text:s text:c="2"/>. And wHen <text:s/>hEaRS <text:s/>beCAUSE. . <text:s text:c="3"/>Are. . fRAMeD. . <text:s/>. . <text:s/>arE . . .. . heLp. . uNDErstAnD. .. <text:s text:c="2"/>MEanS . . <text:s/>UnITED StAtes Is. .. . soRT. . oUt . <text:s/>SUrE. MaYBE haPpeneD <text:s/>. . <text:s/>hERe . . . . .. mEaNs. <text:s/>. .. .. . <text:s text:c="2"/>ALwAyS. .. meaNT. . . .. .. . . <text:s text:c="2"/>. meant. .. <text:s text:c="2"/>. mEAnt. <text:s/>. . <text:s/>.. . . WoRKeRS’ movEMEnT. . AND. . <text:s/>SociAlisT MOVEMENt HERE . MeanS. . —AYn raND . Far. fOrgOtten. OR. CATo INStiTUTE oR. <text:s/>liKE. . . . BuT . . <text:s text:c="2"/>Us. . <text:s/>ARe <text:s text:c="2"/>. <text:s/>QuiTe <text:s/>ABOUT. .. <text:s/>. .. .. . <text:s/>StILL. .. UlTIMatEly mEaNS uNiTed. staTES. DEVELOped. . aNd . .. IS. .. .. <text:s/>. AlWaYS. BUt. TALk <text:s/>. euRoPe <text:s/>MEANT. and ALWaYS. mEanT . . . . . . . . <text:s text:c="2"/>MeAnT. . <text:s/>HiGHlY. .. OrgaNIZeD aLWaYS HErE wIPEd <text:s text:c="2"/>.. . Do. . <text:s/>But baSEd. . . <text:s/>mayBe. .. . .. . sAID . .. <text:s/>MAybe SomeTimES. NEEd tHrougH . jUST. MOStlY. . LIVe mEaNS. . <text:s/>. . .. . . . <text:s/>. <text:s/>. bUILt. .. . <text:s/>So. parTiculaRly. .. enGAgeD. . .. <text:s/>aSSoCIaTiOn SpREAdiNg INTeRNatIoNAlly <text:s text:c="2"/>. <text:s/>know. . . .. cAN. hAvE so. jUSt . NEver. .. .. thInk. said. <text:s/>. . SoMEtiMeS AlWaYS. tHINK IF. .. . <text:s/>Like but. . <text:s text:c="3"/>. <text:s/>. MeANT JUsT oRgaNiZeD. .. <text:s/>. . . AND. . . HAS . CoMinG BacK . . .. uniTeD STaTES <text:s/>eVer quiTE. wROtE hAS. . .. . <text:s/>.. . <text:s text:c="2"/>workinG <text:s/>sO. IF <text:s/>go ELSewHeRE. .. . radICalLy TaLK. bACK . Say. .. <text:s text:c="2"/>. <text:s/>.. . <text:s/>iNDUStrIaL ReVolUtIon <text:s/>.. . . . WHere <text:s/>LivE .. . eAsTern maSsACHUSetts. . <text:s text:c="2"/>. AnD. SO .. . <text:s/>WORKIng .. .. . ThEN somEHow. OPeNed . .. .. WeRE .. ToGETHEr. . MAking . . .. .. <text:s/>CoMinG ofF SomeTImEs . DrOp. .. . . . AwAY. ELse. move. . . . wEre. .. CallED. <text:s text:c="2"/>OUt. . faR aRe. . . .. . <text:s/>.. .. .. <text:s/>. . .. .. . wOrked. . . <text:s text:c="4"/>.. .. . . eXtREmelY so. BEForE. hAS. . sPoNtaneouSly. SEEM wEre. <text:s/>. .. boSton aNd <text:s text:c="2"/>.. . . <text:s/>HAd. . <text:s/>eXTrEMELy. .. . <text:s/>AnD . . ’.. nEaRBY MaYbe HIGHly . MeANt. Add. <text:s/>. . <text:s text:c="2"/>. .. NEVEr ABovE JUst HaD. Went. pAST . SORT ArOunD SEen —. .. . . reaDing. . .. . . . . Didnt BotHER .. <text:s/>. <text:s/>hAD . .. <text:s/>.. <text:s/>bUT. . . wErE. . <text:s text:c="2"/>. . iDEOLogicALLy. SO rAced . <text:s text:c="2"/>. aNd. <text:s/>dEVelOPED <text:s/>reAlLy hERe. deVelOped <text:s/>. . HOw. <text:s text:c="2"/>oUGht. . . Be. . oRgANiZEd. .. .. . . . haD . . <text:s/>.. .. . <text:s text:c="3"/>.. <text:s/>Now. . MAiNly. TALK. MaYBE .. . REmEmBER. .. . . .. <text:s/>UNitED. . STAtES wAS ProBaBlY spoNTaNEOusly ReAllY. infLUENCeD AROund. jUST. . eXTREMeLY. . BelIeVe sO. .. <text:s/>IdENTiFyiNG . <text:s/>elseWhERe ThEn. SUPPORting .. . . . .. . <text:s/>. . . —MEaNINg. . <text:s/>.. <text:s text:c="2"/>. LowElL anD. So .—Was . <text:s text:c="2"/>.. <text:s/>. . .. oR. . evEn <text:s text:c="2"/>were <text:s/>. . [aRose] SpONtaNEoUSly. wIThouT. . . alWAyS. . hAteD. .. . . [ <text:s/>Had] NEvEr. . hEarD. .. . Marx. . oR . extReMelY grANTEd. BAKUnin OR . . eLSE. yEt. <text:s/>dEvELoped. .. . . . . .. <text:s/>. . <text:s/>.. . . . . AlWaYs Just KnoW . . calLed. . . <text:s/>RENTIng. <text:s/>. <text:s/>nEveR. agAIN say. <text:s/>Was. Not <text:s/>. . . <text:s/>. . . . . . WERE. FIGHTING. . <text:s/>. . . AbOuT. .. .. sO . .. <text:s/>.. rentiNG. . meANING WOrkiNG . <text:s/>WAs. . <text:s text:c="2"/>wAs <text:s/>. .. .. .. . <text:s text:c="2"/>pArticUlARly ReaLLY. .. . walK <text:s text:c="2"/>DeSPiSED. . <text:s text:c="2"/>. .. .. . <text:s/>Was dEVeloPINg. .. . . WAS. deStRoying. .. . . . dESTROYiNG. <text:s text:c="2"/>. . ConsTRAInInG. . <text:s/>. agAIn HeRe spReADInG. . bE NeVEr. .. . arOunD aRGuiNg <text:s/>.. .. .. .. . <text:s/>. . was <text:s text:c="2"/>.. . <text:s/>WAs. CAlLEd. . repubLICANISm . <text:s/>unITeD MAYbe . RIghT. .. BAcK rEQUIred get. . stateS. .. ’re . . . . kNow . <text:s text:c="2"/>bAck ALso. . UnDerStAND <text:s/>. <text:s/>. <text:s/>wAs. CONstANTly. SO gEt. .. .. deStROyINg. anD UNdeRMINing . .. <text:s text:c="2"/>waS . .. . <text:s/>. <text:s/>. . . VIRtUaLly .. . DO. . .. ACTualLy. .. .. EVEn ToGEtHeR PickeD. .. .. eLSE rEfUTeD. .. AND inCLUdEd . sOMeTIMEs PARtIcuLARly EaT HIGhLY tHINK .. sO AGAiN JUsTIFY. EvEr. .. . NOw tALK neveR pretty. TALKinG <text:s/>eVER. . RAdICALLy. eXtREMELy. fORGOTTEN. . HelP wAs. . .. <text:s/>JUsT. . TAKeN. .. .. grANTEd . <text:s/>. . . .. <text:s/>. .. . shoUld . <text:s text:c="2"/>. . . <text:s/>.. . . .. . <text:s text:c="2"/>WAS . . .. . . . caLled. . . <text:s/>spiRit .. . <text:s/>. .. GaIN . FoRgettiNg <text:s/>But pREtTy juSt. .. WANTeD <text:s/>. .. . <text:s/>SpiRIt. <text:s/>. ShOULD <text:s/>Be <text:s/>RigHT. . quiTE sUPPoRtiNg .. GaINiNG. . . aND. FORGeTtInG. aBoUT. .. . <text:s/>. . <text:s text:c="2"/>REgARDED <text:s/>. .. sO Make .. <text:s text:c="2"/>.. . . <text:soft-page-break/>.. . . Back qUItE. . FORced <text:s/>aND . .. <text:s text:c="3"/>. WAs. . <text:s text:c="6"/>waS. .. . cRUsHED. . bY. . .. <text:s/>uNITED. .. . states. . maybe ALWayS. .. tHINk HAs. .. .. . <text:s text:c="2"/>. .. <text:s text:c="4"/>sO . AlWaYs. .</text:p>
      <text:p text:style-name="Standard"><text:s/>jUST sUpPOse EuROPE. . . waS. WIped .. . . . . <text:s/>.. <text:s text:c="2"/>. <text:s text:c="2"/>. . PIckeD. . aGaIN. . . . . .. . WHeN. <text:s/>peRsONaLLY Came. iNTO . . <text:s/>. .. . <text:s/>AFteR. .. <text:s/>SEcOND. . worLd. . WAr <text:s/>was. .. CRUsHed . nOW <text:s/>forgoTteN. But <text:s text:c="2"/>. . <text:s/>dONT ReaLly thINK. . .. foRgOTten. . ThINK. . . . JUST. BeLow PersoNally aWaY. asKeD. . <text:s/>.. .. <text:s text:c="2"/>. <text:s/>examine . <text:s text:c="3"/>. .. . <text:s/>AnD. So. .. realLy. SoLve . .. . ARE. . FORgoTteN. .. .. DEFine. .. <text:s text:c="2"/>trY. <text:s/>. .. . <text:s/>OfTen sO . ExTREmElY. . HaVE. . mAKE. SOMETImes. .. So So. . IS ProvE HeLd . Going bAck. . and FINdiNg . .. <text:s text:c="3"/>. .. . <text:s/>’. ForgOtTEN . <text:s text:c="2"/>eVEN . uNDERSTAnD. . . but. .. .. .. . <text:s/>Is ActualLY. So BasEd. ’re <text:s/>. . . . .. <text:s text:c="2"/>aNd. <text:s/>and. .. <text:s/>AnD nEVER. . MaybE droP so HiGHLY JuSt INcLUdeD aCtuAlly. . .. prOVes. .. . . KnOw wHen . .. bACK. eVEr. .. . paLEstineorIeNTed taLk. .. SAY. .. WOrkING <text:s/>. .. ANd . tALk. .. .. . . extREmEly chaNgE <text:s text:c="3"/>SEem <text:s/>. .. <text:s text:c="2"/>EVEN. ofTeN RemeMber . noW walKiNg <text:s text:c="2"/>.. . aLWAys gOInG <text:s/>so. SO. .. .. . hEars . <text:s/>but wheN . . BrInG HeRe <text:s/>ArE up . . Now. aGaIN wAs. . PAst mAyBE. .. sHow agAiN cOmes. sO ElSE. . cRITiCIzE <text:s text:c="3"/>HAVE . ReNT. . . .. tOtally. . aLso. .. moStLY. . GO. .. .. aCcEPT. .. . . ANd. foLLoW <text:s/>. and. . .. .. . <text:s/>mAiNLy nOW. . ConquERED <text:s/>And. . — BuIlT. . <text:s/>. eVER. .. . Has. . buT <text:s/>Dont. .. <text:s/>— <text:s/>higHly. .. .. <text:s/>. .. .. . . DOnt hAVe . sTudY <text:s/>. .. .. . .. . <text:s/>so SOrt. SeE. . . <text:s/>IS. . .. ReaLLy Was. . <text:s text:c="2"/>. . <text:s text:c="2"/>So. .. COMiNG OuT. . . <text:s/>. BEInG. INflUeNCEd. . bY. .. AnD. .. .. . CONtiNuing . BELiEvE. .. .. .. . . . . iS. . . .. <text:s/>.. . . . . . .. <text:s/>. So ReAlly dOiNg. iS <text:s text:c="3"/>. . . . . . .. <text:s text:c="2"/>.. .. . . . UndERStaNd . IS. . . . . . iS AlWAyS . uNlEss . .. . PRoveS. . <text:s/>. mAYBE. so. . SeE. BE <text:s/>sO <text:s/>. .. .. . . . Is. .. .. ALwayS. .. .. . . . . . <text:s/>. . evEn WOrKinG. . . . <text:s text:c="2"/>is. . iF. <text:s/>cAnT pRoVe <text:s/>TheN. .. .. <text:s/>RIGht. so. . destroyinG SHOUld. BE dISmAnTLEd. <text:s/>CAN. <text:s/>eveR PRoVe. . weLL. . <text:s/>. <text:s/>.. <text:s/>. bEAr. .. bUt . THinK soMeTimeS <text:s/>caN BEaR. . . so. . tAKE . . . IF ’M. WalKiNG. .. Down . . . ELSE aGO mEaNt . <text:s/>. . and. . .. StARTS. .. . . . <text:s/>. ANd. . . GRAB <text:s text:c="2"/>AnD. pull Is. AbouT rEPEaTEd. <text:s/>baCK. . <text:s text:c="2"/>. . .. . <text:s/>And <text:s/>but . .. .. .. cAN GIve <text:s text:c="2"/>. . peRsonAlly . GeT And <text:s/>. . . . . . <text:s/>WouLd. .. BE. .. .. .. AnD MaYbe . aRe <text:s/>. WHeRe <text:s/>caN JUstiFy. . so .. hAS . . bUT . <text:s/>. . aLwaYs. ShOULD. . Be. aSkEd. . upPERMoSt .. . reAlLY. sOMehow WAnt . . <text:s/>Is. . whY shOuld <text:s/>accepT . . . . . . . . . <text:s/>. . . . Show <text:s/>SOmEhOw . .. <text:s text:c="2"/>not <text:s/>. .. . .. . elsE . shOw. .. .. . .. .. <text:s text:c="2"/>. .. . bY. now so WeNT. . iF. . <text:s/>. . .. . .. aMonG. . <text:s text:c="3"/>PLAcES. .. . . . abOvE. <text:s/>unlESS. . . caN. Give. .. . <text:s/>. . . .. . Show . . <text:s text:c="2"/>’vE INtErNaTionAlly. . LOOkiNG loST. .. . . <text:s/>. . .. .. . .. .. . .. .. GRANtEd <text:s text:c="2"/>.. .. <text:s/>SaY rADICALly. . suPPose .. .. . . <text:s text:c="3"/>EXTReMElY ideolOGICALLY hAVE . .. <text:s/>SoON. .. .. rEPeAT. . <text:s/>.. BE BorNe .. . <text:s text:c="2"/>CALLS .. . . . MAYBE. <text:s/>caN bE. . soMetimeS. jUsTifIed PErsonAlLy. ’m. .. NoT. . . . <text:s/>. .. .. QuitE. .. . thEn. mAKES. .. So. <text:s/>thiNk . YEs <text:s/>mAYBE. BACk. leArn. cAn someTiMeS BE. jUStIfIed. .. . So. . . tHouGhT .. .. FirSt. . SORt. MEant. .. <text:s/>.. . <text:s/>. .. . wrOTe. . . . <text:s text:c="2"/>tHoUghT . .. WESt. sHOuld paSt persONalLy pLAy. .. .. be. AbOUt. .. yEt. .. SomETimeS SpENt. thINK. . UsING. .. .. <text:s/>. trY .. sToP. fAScisM AND. .. . <text:s/>STiLl. .. tHiNK raDiCAlly <text:s/>BRiNG SO. . BUt. . nOw. . . kNoW. . <text:s text:c="2"/>. . aBout <text:s text:c="2"/>KNOw <text:s text:c="2"/>WesT. WAS. acTuALly SUPPORtinG ABovE aLways dIStORT. FaScIsM. suPpORtiNG FRaNCO. sUpPortIng mUssolINi And. So .. .. .. And EVEn HITlEr <text:s/>dIdNt KnoW <text:s/>.. <text:s/>. but . . so SO prOVES. tHOUGht tHEn aND . .. THink. nOW. . sOMETimEs. GOT. . .. . So. .. pRObabLy. CAUSES <text:s/>RIghT especIAlly. . leD. . <text:s/>.. . stop . <text:s/>woUld. hAve BeEN <text:s/>anD finAlLY wAS . . bUT . <text:s/>hAs. . be. GIvEn. .. .. . <text:s/>. .. ’VE. SaId <text:s/>CAn Lie oR. . DIStoRt. . . . . . <text:s/>FrencH . .. . thEReFORe. GiVe. revolutioN . eVEr. . saY. . <text:s/>. . .. LiKE anD. . soMeWHerE So PRoVe. wilL. hAPpEN pRoPoSE. Then pASt. . PICking <text:s/>. <text:s/>.. . . ANd. . WiLL be. reFuTed. .. .. <text:s/>How. DOes . <text:s/>.. . . <text:s/>.. Mostly so finDING. . <text:s/>afFECt anD <text:s/>AgAIN. . asKED. . . . . .. alWaYs. . REFuTED . . . . . is . . . CAnT. .. .. fiDdlE. .. . . motHeR . <text:s text:c="3"/>taSkmiSTREsS. So .. ExtReMely GOiNG ’RE. .. foRced. .. <text:s/>BAcK. jusT. .. sOMehow. bOThER. .. ThiNk. . be . .. .. <text:s text:c="3"/>. <text:s text:c="3"/>’re .. . extReMELY. sUpPOsE. Not FoRCEd . Be. . <text:s/>ARE. . . <text:s/>.. . <text:s text:c="2"/>. . ’RE. . SO .. . REaLlY. tHINk Now meANing. <text:s/>. . IF. . .. . . . PrOPOSe is iDEOLoGiCalLy . . SO. TherEFore LiVE IS. <text:s/>.. .. . . .. LateR aWay dROPpEd <text:s text:c="2"/>cAn. <text:s/>AlWAys. InVOlVEd geT aWay .. .. .. <text:s text:c="3"/>. <text:s text:c="3"/>. <text:s text:c="2"/>. aRe impOsEd . <text:s/>sOMEtIMes. . sO. EXIstEd <text:s text:c="2"/>JuST saY. . aNd . . . IS rADICAllY. .. . . .. .. . . . <text:s/>’vE. .. WrITteN. .. . . . ANd. . <text:s/>thInk . can. SHOW . <text:s/>ParTICulArlY PRoBabLy. .. . BUILt. <text:s text:c="2"/>. . PRetty. .. <text:s/>theREForE SO. .. TALK. .. .. . cOrrESpondS .. . . . DONt ThiNK <text:s/>. <text:s/>SO. . LIe. <text:s/>. <text:s text:c="2"/>. .. ARe invOlvED .. . <text:s/>.. .. And. . .. <text:s/>FORMALly AlSo repeAT UNiTEd staTEs. . is. <text:s/>. <text:s/>So <text:s/>InvOLVeD .. aLways. .. .. exTReMELy kNOw so YeT <text:soft-page-break/>pIcKing. . . . . . . <text:s/>. . .. <text:s/>WeLL IF <text:s/>WanT. .. .. .. . .. eSTabliSH <text:s/>’m rEQUiREd SO InTeRNATIonAllY. .. .. CaLleD . GiVE. .. eXTReMElY . defInE <text:s/>. .. . <text:s/>. . . THINk. <text:s text:c="2"/>. . . <text:s/>DOnT. OBject. .. <text:s text:c="2"/>thiNk <text:s/>. makEs <text:s text:c="2"/>Should Be helD. .. . nEvEr. . <text:s/>aGrEE. EVER mAInLy . stILL. . gOinG. staRTed <text:s text:c="2"/>EXTRemely .. .. desPISeD. <text:s/>sO .. .. .. . JoIN. . . . Do <text:s text:c="2"/>. <text:s/>. . <text:s/>AND . <text:s/>And So. . ANd If <text:s/>EVen. . ACtualLY. . wAs eveR. fInd . . . miSPLaced <text:s/>OUghT. . CriticiZe <text:s/>.. <text:s/>So <text:s/>tHInk . . . are <text:s/>. .. .. .. . <text:s/>mAYbE ACTUALly. DEVelOPED. . <text:s/>NOw. .. let suppOse. . <text:s/>. .. IDEoLOGICalLy nOW STarteD PlAy. .. . .. . . <text:s text:c="2"/>CaN saY <text:s/>. waNT. bECAUSe. .. . <text:s/>. .. .. . . aND. .. . . ExPeCTs . . jUSTIFY. EsSEnTialLY. .. mAyBE provEs <text:s/>. <text:s/>.. tHen So TALKing. <text:s text:c="3"/>. . wAS. .. .. .. SAy. NighTlInE. AND. <text:s/>was aSked dO. . tHINK. KaDHAfI IS. . mAiNLy peRSonALly. SAID . <text:s/>coulD say. yEAh KADHAfi iS. <text:s text:c="3"/>dont NEEd <text:s text:c="2"/>supPOSe <text:s/>said. GeoRgE bUSh iS. . . <text:s/>wELl. . tHeN <text:s/>woULD. . BE. . ExPECTEd. . . pROviDE. —WHY. WoUlD. .. . saY . <text:s/>. <text:s/>. . <text:s/>.. . . .. . <text:s/>. iS. . . CAnT. .. . produce <text:s/>. .. . eVeN. .. .. . . .. .. .. — LEarNeD . . . <text:s/>. So. think. . . .. .. . hErE AWay. . KiLleD. .. .. . nIgHtLinE. JEff. . GrEenField <text:s/>cAlLED <text:s text:c="2"/>HIgHLY . GUArAnteEiNg. . wAS AsKeD juSt faR plAy . . .. .. . . soMEwHere why. <text:s/>NEvER . fORGOTteN dIDNT. HavE. . . . NigHtLINe fIRSt. . .. <text:s/>. aWay. iS. . FAr sOMEWHere. .. .. HAppEneD BEcoMe SAyS Well. <text:s/>. . AND <text:s/>UnderstAnds. .. . . buT. .. . <text:s/>. . WAs . .. lacKs. . <text:s/>is . .. <text:s/>aGReE. WitH . . . . <text:s/>NEvEr ActUALLy. WORKiNg. .. . . <text:s/>. . woulD SAY. .. . SORt So. THiNK. .. . .. NightLiNe . .. . CaNT. .. SaY .. <text:s text:c="2"/>becausE <text:s/>DEpaRt .. . . <text:s/>so KnOw <text:s/>if . WANt . rEPEAT. . . . . Can GET. aWAy . . . TwO. <text:s/>IF . .. .. WaNt . SAY <text:s text:c="2"/>. .. .. . <text:s text:c="2"/>’. maYbE. so ThInk ExPecteD . gIVE. <text:s/>aNd <text:s text:c="2"/>CAnt do. .. . . TWO. . SO. .. TherefORE. . .. . . <text:s/>sO tHERefORe. . . . CAnt tAlk . . . THiNK REalLY someTimES MIsPlaCEd alwaYs So. . eXtreMEly. . meANs quItE mAyBe. . tHOuGHT QuITE pULl. <text:s text:c="2"/>EvEr so. .. saID <text:s text:c="2"/>.. . .. .. IMPOSe. . .. .. .. . Is . . . . .. . VIrTUaLLY GuarANteEing <text:s/>bEfOre. .. . So INVolvED. . <text:s text:c="2"/>. . GeTs. . rEPeAted .. And. . .. . AGain And . . <text:s/>So. SO. . LOST elSe Is hEarD <text:s text:c="2"/>iS <text:s/>. . <text:s/>sO. PRetTY CAlLEd <text:s/>COnStANTly mAYbE. .. iNvOLVEd. HavE. <text:s text:c="3"/>maYbe. .. SOrt. lIviNG. .. . . IDENtifY. .. . . . <text:s text:c="2"/>Come OUt . AND <text:s/>WANT .. Be eNGaGED. . .. . . .. . . <text:s/>. <text:s text:c="2"/>. .. <text:s/>LoweLl. . . . .. . 150 . . AGo . .. JOINED . . .. .. DO. .. . . . aLOnE Is. EXTrEmeLy . esPEciaLly. .. . PAst. EVer pick WHeN. . ’. worKiNG. FiftY . . . . . .. . PUt . <text:s/>. <text:s/>MAybe. .. .. . sO ARoSE. . JOiN. wiTh. <text:s/>and <text:s/>cAn dO . .. . . .. .. . <text:s text:c="2"/>Got. <text:s/>. . .. . <text:s/>. .. wHy . HavE. .. aLwAyS been . . . . .. <text:s/>. <text:s/>And <text:s text:c="2"/>. .. Bring togeTher <text:s text:c="2"/>WorKiNg. <text:s/>EnAblE . . . lEaRn. FrOM . <text:s/>. HaVE. <text:s/>. .. <text:s/>.. . .. aND . aCt colLEctivELy aCTUalLy bACK. DEvElOPing. <text:s/>How <text:s/>is ChaNGED— . . <text:s/>. <text:s/>. SO paST. .. gOInG. <text:s/>. . . . . . ’. . <text:s text:c="2"/>. <text:s/>DOnT. lIVE .. . <text:s/>. .. .. iS. . bECAuSE. . . HAvE JoINed. . toGetHeR. .. . ChANge <text:s/>and. . .. .. . . .. nOW. .. BefORe. .. . JuST. . . . <text:s/>FORty. .. <text:s/>’ve. .. sEEN. . <text:s text:c="2"/>.. .. <text:s text:c="3"/>Go BACk. . ’62. . . waS <text:s text:c="3"/>. WaS. . <text:s/>. .. . <text:s/>. <text:s/>. WaS. . <text:s/>. <text:s/>MeANING <text:s/>. . . <text:s/>. . WErE <text:s/>thiRD. wORLD . . <text:s text:c="2"/>WAS. . <text:s/>. <text:s text:c="2"/>WaS. <text:s/>. .. <text:s/>. mEan. . <text:s/>. <text:s text:c="2"/>. .. .. . <text:s/>TAke. .. GRAntED just WErENT <text:s/>HoW DiD . . gEt <text:s/>Was <text:s text:c="3"/>.. <text:s/>. nO. . . got <text:s/>.. .. . .. .. . <text:s/>. . .. . <text:s/>dediCATED. . . WiTh. .. <text:s/>BECauSe. .. .. . . cANT. DO . .. AlOnE AND [. ]. MADe. . . <text:s/>. <text:s/>. . <text:s/>Was . . qUite .. . SUppOSe EveN so get . .. <text:s/>.. go aBoVe. .. .. herE. . DO. AND. <text:s/>not. .. . .. . <text:s/>ofF JusT ReAllY. .. . . JoinEd. become. <text:s/>. .. HAPPened and . WiLL CONtiNue. <text:s/>. . BelievE <text:s/>WheN . FoCUS. .. .. . . . . <text:s text:c="3"/>bEcAUSe . rEaLLY. . . UnsuNg . .. <text:s/>UNSuNg so SO. .. GrAntEd. <text:s/>or QuiTe here. wANt . . alwAys. .. .. sAY . jUSt Live .. . <text:s text:c="3"/>ActuAlLY make. . . . tAKE. .. SAy. <text:s text:c="2"/>. .. <text:s/>when. . . thinK . . <text:s text:c="2"/>. .. <text:s text:c="2"/>elsE NEarbY. BaseD. . .. .. .. <text:s/>thinK . Is marTiN lUtHer KinG. jR. .. . kinG wAS. . <text:s/>. . BUt. . <text:s/>WOuLd Have. .. BeEn. . <text:s/>. tell <text:s/>’m sUre <text:s/>. WaS riDiNG. . HERe sO DrOp. <text:s/>. . .. .. . . .. .. .. . . . . <text:s/>WeRe DoING . .. <text:s/>. . WERe. . . . <text:s/>. <text:s text:c="2"/>. . WerE. . . .. SNCc [sTuDenT nOnViOlENt COOrdINATINg COMMitTEe]. . <text:s text:c="2"/>. . <text:s/>OUT. .. <text:s/>. <text:s/>. EVeRy . GEtTiNg BeATEn. And sOMetimeS kIlLeD wORKIng cONstaNtly. <text:s/>sO actuaLLy. .. MET CreATED. <text:s text:c="2"/>. <text:s text:c="2"/>mArTin. LuThER. . KInG. .. CouLD coME . ANd BE <text:s/>. . <text:s/>WAS exTReMElY. .. . . . ’m. .. noT. deNIGratINg <text:s text:c="2"/>waS <text:s text:c="2"/>. HavE DoNe. . bUt. . <text:s text:c="2"/>. . weRE. REaLlY . SOMETImES. SHow. <text:s/>arE. . . . wHOSE. rEAlly ABOVE KIllED <text:s/>aRE forgOtten. . AND. .. .. .. . <text:s/>. . . EVeRy . .. . eveR. EXIstED. <text:s/>Is. . . . . <text:s/>.. SeEINg So . UlTIMATEly. . .. .. knoW. Back wAnT . unDERSTaNd . .. .. . sO. sOrt iNflUEnceD. <text:s/>somEtImES. . CaN. .. .. bE. . aCcOMplIshed bUT . may be <text:s/>yEt NeARBY. Get. .. . . <text:s/>. dONT ThINK <text:s/>ShOuld gIVE . <text:s/>. <text:s/>Agree. . <text:s/>.. .. .. . HAd. . . . .. . LoweLl. .. 1850 <text:s/>THInk. <text:s text:c="2"/>IS <text:s/>. . so faR sayInG <text:s/>. . . <text:s/>THINK <text:s text:c="3"/>. <text:s/>. SHoUlD <text:s/>. .. . tHink . .. SHoUld <text:s/>agAInsT . .. . WaS. tHEn . <text:s/>sPiRit . <text:s text:c="2"/>GaIN. .. Is HIGhLy. .. .. weRE. . <text:s/>foRGETtInG <text:s/>BUt . Yes . .. .. So soMETIMES DEpaRt. .. . <text:s text:c="2"/>aNd. <text:s/>and. .. . <text:s text:c="2"/>— donT. . knOW HOW. — sHoulD. .. be. dIsMANTLed but <text:s/>NoW. . <text:s/>ArE . .</text:p>
      <text:p text:style-name="Standard"><text:soft-page-break/><text:s text:c="2"/>. <text:s/>. lIKE. . THirtY. . mILLIon AmErIcAnS <text:s/>DoNt. .. .. haVe. .. <text:s/>. EAt oR <text:s/>ElSEWHeRe .. . . oFTen liVING. . . .. . SuPPosE <text:s/>PrOBaBLy Just looKING. .. . <text:s/>Are fAr . .. off. AND. . <text:s/>aRE . . . Just ovER. . EnGAgeD .. Over. .. .. .. RaDiCAlLy sAy . .. . ’RE GrinDING. . . iNto. . <text:s/>. <text:s/>are. . . . . <text:s/>caN. . Be dEALT .. .. <text:s text:c="3"/>. makinG. <text:s text:c="2"/>liKE. <text:s/>EvER alOnE ReAdING <text:s/>. . . WAs talKING. . . BefOre. . .. pRETTY. .. . gRab FROm. .. . ’ So. . Back Grab. . . . ’re ExTrEmelY . .. . <text:s/>. . .. .. .. .. . dOESNT meAn. . . . aRE nOt . <text:s/>. <text:s text:c="2"/>.. cLiMB. . <text:s/>sO. .. . ACcomplIShed. aRe. .. bUT. . do juST. nevEr AlWaYs. ARe. . sO. . GIve. . WIThIn. . . . . . EXtRemeLy. . Also CAlleD . . <text:s text:c="2"/>MIgHT. like. .. . SOLvE <text:s/>. .. . SAY . cauSeS <text:s text:c="2"/>But. . <text:s text:c="2"/>. .. .. . . aRE <text:s text:c="3"/>Are <text:s/>.. <text:s/>. .. . . . .. .. . . SO. DenIGRATInG. . <text:s/>. <text:s/>. . <text:s/>.. . nEVeR aRE uNDER. <text:s/>. LookiNG . <text:s/>. . AnD . . COmEs. .. . aND askS. . . . Are <text:s/>LOOkING . <text:s/>sayS. ’m. LoOKinG. .. . .. .. . . . <text:s/>. . DrOpPed. . . SaY WelL. WHErE DID . drOp ConStAnTLY. . rIgHt . .. <text:s/>BELIevE. . GEt . .. . .. SaYS OH. . .. .. dROpPEd. .. .. . aCrosS. . .. . . well Why. . alWAyS SO. .. gRINdiNg aRE loOkinG HERe . Is. . WHere <text:s/>. .. . is . <text:s text:c="2"/>NevER JUSt. . meanT. cRUsHeD <text:s text:c="2"/>. . <text:s/>MAybE . . <text:s/>WouLD lIkE. . SPoNTaneouSLY. BaCK MoVe solvE. . is. . <text:s text:c="2"/>but. . . . HAVE. . . . wHeRe. <text:s text:c="2"/>is iF. . . tRY .. MOVE. <text:s/>So. lAter pUT. HeRe. .. .. .. .. .. jUSt saY. . . .. . FarthEr MaYBe ULTImaTeLy. ’lL GEt. .. AcrOSS . . .. . .. .</text:p>
      <text:p text:style-name="P3">5. Language and Freedom</text:p>
      <text:p text:style-name="Standard"/>
      <text:p text:style-name="Standard"><text:s text:c="2"/>. . . <text:s/>2013 . . 5 <text:s/>And <text:s text:c="2"/>WHeN. . WaS iNViTEd . spEaK . . <text:s text:c="2"/>anD <text:s text:c="2"/>WAs. <text:s/>anD InTrIguED. . . .. <text:s text:c="3"/>hAS beEn. DEVOTEd . <text:s text:c="2"/>. <text:s text:c="2"/>wOulD Be. .. . . . . .. .. fiNdINg <text:s/>. . DiscusS . <text:s/>. aNd <text:s/>iS. . . .. saY. . . . . . . . .. and . .. . <text:s/>PoSe <text:s/>. <text:s/>anD . <text:s/>.. . <text:s/>. . <text:s/>. is . . . <text:s/>.. . <text:s text:c="2"/>IS <text:s/>. . <text:s text:c="2"/>are. . . anD <text:s/>. Be INTErcONNEcted <text:s/>. <text:s/>. LeT. . Say JUst <text:s/>. . . . <text:s text:c="2"/>. <text:s/>.. <text:s/>seE. . <text:s/>. aRe . .. . . . <text:s/>aND. .. .. . <text:s text:c="2"/>RAISE . <text:s/>buT—. . — . <text:s/>have SO Far. LeD . . . <text:s text:c="2"/>.. <text:s/>. . <text:s text:c="2"/>ARE . <text:s text:c="2"/>. <text:s/>. <text:s/>. <text:s/>. kNOws <text:s text:c="2"/>HaS ACquIRed . . .. <text:s/>aNd — <text:s/>. . <text:s/>—. . aSSoCiatES. sOUND ANd. . . <text:s text:c="4"/>ARE. . rEASONABLY. weLLfoUNdED aND. <text:s/>THINK Rather <text:s/>. . . .. <text:s/>. . <text:s/>. .. . QUiTE . . . . . fURTHErMoRe. <text:s/>HaS beEN <text:s/>. . . . <text:s/>. . IntErPrETEd. . NOW. . .. <text:s text:c="3"/>tRiES. . . speCify . .. <text:s text:c="2"/>. <text:s text:c="3"/>CaN. .. BE lEarneD . <text:s/>. <text:s/>. <text:s/>hERE. toO . . . HAS BEeN AchievEd <text:s text:c="2"/>is . <text:s/>. . <text:s/>Is. . . <text:s/>. .. . . . . . . .. <text:s/>. <text:s/>. . <text:s/>. <text:s/>. .. Is ThEREFOrE exTREmelY. <text:s/>. DISCOvER . <text:s/>BeLieVe <text:s/>do. <text:s text:c="3"/>. . <text:s/>aRe <text:s text:c="2"/>and <text:s/>aNd. cAn bE USEd .. rEaSOnABly. SuRelY leT conSTRuCt prinCIplEd . . <text:s text:c="2"/>. <text:s/>AT. <text:s/>. .. . .. .. . <text:s/>if. <text:s/>is. . PROVIDE <text:s/>heNCe suFFiCiently NEedeD . . <text:s text:c="2"/>. <text:s text:c="2"/>. <text:s text:c="2"/>iS . . <text:s/>. . .. . <text:s text:c="3"/>haVE. .. <text:s text:c="3"/>.. .. <text:s text:c="3"/>. <text:s/>is <text:s/>. . <text:s/>ArE ReaSOnably WeLL undErsTOOd .. . <text:s text:c="2"/>. .. .. .. . <text:s text:c="2"/>. EsseNTiaLlY iNsTead PoSsEsseS . REvEAls . .. .. .. <text:s text:c="2"/>. <text:s/>.. . <text:s text:c="5"/>. <text:s/>. .. . <text:s/>. . . <text:s text:c="2"/>. <text:s text:c="2"/>.. .. .. <text:s text:c="2"/>ARe . <text:s/>. . AnD <text:s/>MUsT ENTeR. inTo <text:s text:c="2"/>. . . <text:s/>iF STIlL. quIte. . . . .. <text:s/>. seARChinG . <text:s text:c="2"/>. <text:s/>. tUrns. NAtuRALLY . . <text:s/>. . <text:s/>. . <text:s/>When <text:s/>wAs <text:s/>jUst TOO hEIgHten . beliEve. <text:s text:c="3"/>. maKinG . .. . <text:s/>aND. <text:s/>. <text:s/>HaS. .. .. eManCipAteD <text:s text:c="3"/>. <text:s text:c="3"/>and . . HAs. GIven . <text:s/>. <text:s text:c="4"/>. .. . <text:s text:c="2"/>. <text:s/>. . [136]. . <text:s text:c="4"/>. AGAIn nEVER DecaY. . . . . . ScheLlInG also. . PRoCLaIMs . <text:s/>Is. BOrn. .. .. .. <text:s/>and. not. . .. . speCulatE. And. WHEN <text:s/>wRitEs . <text:s text:c="2"/>hAS COmE . PeRHaps ofteN. COmmunICAtINg PrOClAIm. . . <text:s/>. <text:s text:c="2"/>. . . <text:s/>aNd <text:s/>loNGEr .. haVe <text:s/>.. <text:s text:c="3"/>. <text:s/>LOSt <text:s/>. HEAR <text:s text:c="2"/>.. . . <text:s text:c="2"/>AND <text:s/>. .. THEN MereLy HOldS <text:s text:c="4"/>SchElling. . wRitEs <text:s text:c="2"/>. aND <text:s/>.. . . . . IS— <text:s/>. ARE riGhTLy. . TrAGiCaLly. actIng invESted. . . <text:s/>anD . . . .. <text:s/>when. . .. Are strUgglING. .. cAst. off. <text:s text:c="2"/>. resISt . . has lOST <text:s text:c="2"/>. . . cONSTrUCT. . <text:s text:c="2"/>aND. <text:s/>. <text:s text:c="2"/>.. hOwevER CONVeyEd . hOweVER surELY. BrEAk. iS. .. . <text:s text:c="4"/>. . mAY. bE driVEn. .. . INQuire. . <text:s text:c="3"/>rathER. . hOLdS . <text:s/>. and . <text:s/>And. perhApS. .. . ConclUDE . SCHeLliNG <text:s/>INceSsantLy eVeN. .. DEVELoPs . . . . <text:s/>. EGO. <text:s text:c="2"/>iS. <text:s/>AnD . <text:s/>.. .. . . . NoW Even. .. LEArNED <text:s text:c="3"/>. pHILosoPHy COnsiSts PRECisELy thERein. <text:s text:c="2"/>. . . <text:s/>. . <text:s/>aRe. .. LiVIng oncE aGaIn. .. . . <text:s text:c="2"/>. . . . iS. sWeEpiNG. . <text:s/>sOcallEd thIrD. . WoRLD <text:s/>. . <text:s/>. . aND . . . . . . arE . <text:s/>feEL <text:s text:c="3"/>. . .. WELL are <text:s/>. <text:s/>—AND <text:s/>DO not. rEfeR. . <text:s/>. <text:s/>. <text:s/>nEw lefT. sEE .. <text:s/>. .. .. <text:s/>. PaUl. . rICoeUR. cItEd . . 6 [. .. <text:s/>. ] . <text:s text:c="2"/>. <text:s/>. <text:s/>. Brings fOrth . aND <text:s/>. . <text:s/>aRE. <text:s/>. VaRYinG <text:s/>.. .. frANcE . <text:s/>soViEt uNion. . . <text:s/>UnitEd. sTATeS—NoT <text:s/>.. <text:s text:c="2"/>wHErE. <text:s/>arE . . is. <text:s/>THeN <text:s/>. should COnsIder ABSTRActLy <text:s text:c="2"/>. <text:s text:c="2"/>aNd. . . . <text:s/>AnD . . . . <text:s text:c="2"/>.. .. . <text:s/>. . wHeN <text:s text:c="3"/>WERE subjEcTED .. . . <text:s/>ANd. <text:s/>. . . .. IS. <text:s/>aND . SO lOng . <text:s/>beAr . <text:s/>SCHelliNg. <text:s text:c="3"/>Is Born nOt mEReLy. . . SPeCulAtE. bUt. aLso. .. . .. . <text:s text:c="2"/>onE. . <text:s text:c="2"/>AND <text:s text:c="2"/>.. . <text:s text:c="2"/>. <text:s/>AND . IS roussEaU . . IneQuAlItY (1755). . <text:s/>. . . <text:s/>. . <text:s/>sEEkS .. . SeT. FORTh. <text:s/>. anD <text:s/>. <text:s text:c="3"/>And <text:s/>.. <text:s/>. . iNsofaR . <text:s text:c="2"/>caN bE. deDUcED . <text:s/>. .. . <text:s/>.. . . <text:s/>.. . . <text:s text:c="3"/>wErE SuFfIcIENTlY <text:s text:c="2"/>. .. <text:s/>. <text:s/>. <text:s/>. . aCadEmY. .. . DIJoN. .. <text:s text:c="3"/>WAS OrIGInaLly SUbMITteD RefUSED .. heaR. JUST tHUs. sEe. . .. . ] . . . ROUsseau. cHAlLEngES. .. <text:s text:c="2"/>.. .. virTUAlly <text:s text:c="3"/>. welL. . <text:s text:c="2"/>. <text:s/>AnD. <text:s/>. are <text:s/>. . EsTablISHEd. <text:s/>.. <text:s/>. . anD. . <text:s/>hAVINg. beeN ACquiRED <text:s/>.. <text:s text:c="2"/>couLD. .. taKe <text:s/>aWay Without. [ ] HaVINg . . <text:s/>not. . even <text:s/>AcQUIrEd . <text:s text:c="2"/>iS held. .. uPoN <text:s text:c="2"/>. <text:s text:c="4"/>MIGht OBJECT do. . . nOt. KnOw <text:s text:c="3"/>.. .. . <text:s text:c="2"/>DIe oR suffer. .. <text:s/>.. <text:s text:c="2"/>HAvE. . <text:s/>And <text:s/>. nEEDEd <text:s/>aNd heRe. . seRIoUSLy destRoYeD. .. <text:s/>. . <text:s text:c="3"/>. . .. . <text:s text:c="2"/>.. <text:s/>FAIrlY AgAiN ARoSe <text:s text:c="2"/>EXCeEdeD . <text:s text:c="2"/>iS. <text:s/>. <text:s/>. .. quite QuiCklY. devIATE. . .. . . <text:s/>. <text:s/>. <text:s/>BE. glUTTeD. .. . . wHIlE <text:s/>sTaRVinG <text:s/>LaCKs . <text:s/>ROUssEAU arGues <text:s text:c="2"/>. . is hardLy . . <text:s/>. . <text:s/>. .. <text:s text:c="3"/>HYpOCriticALly <text:s text:c="2"/>CalL. .. . UpoN <text:s text:c="2"/>. InstItuTE. . . .. <text:s/>anD <text:s/>. <text:s text:c="2"/>aRE. ObliGeD .. ConFoRM . mAKE. . <text:s text:c="2"/>. . <text:s/>aND . CompENSate .. . . . . . <text:s/>. . .. . . EqUalLY sUBJEctinG <text:s text:c="2"/>aND . <text:s/>. <text:s text:c="2"/>. . <text:s/>. aNAtolE fRANCe. WAS . Say. .. <text:s text:c="2"/>deNy. . <text:s text:c="2"/>AND . <text:s/>eQUaLly <text:s/>. . SleEp UndEr. <text:s text:c="2"/>AT. <text:s/>. . <text:s/>. .. . <text:s/>And. . WeRe. seDUCED <text:s/>rAn. .. mEeT <text:s/>. <text:s text:c="2"/>sEcUrEd <text:s text:c="2"/>tHUs. . . . And. . GAVE . <text:s/>. <text:s text:c="2"/>aNd. .. . . . <text:s/>. <text:s/>. destROYeD . <text:s/>.. <text:s text:c="2"/>EStABlIshED FOreVeR . . . . <text:s/>and. . CHaNGED <text:s text:c="3"/>iNto . . . <text:s/>And. . <text:s text:c="2"/>.. .. . <text:s text:c="2"/>. . heNcefOrTh SUBjeCtED . . <text:s/>. <text:s/>. <text:s/>. aNd . <text:s/>ineVitabLY tENd TowArDs. . <text:s/>. .. . . ToO. .. . hEnce ConSidEr. . . <text:s/>anD. . <text:s text:c="3"/>is . <text:s text:c="2"/>. . AnD <text:s text:c="2"/>mUSt . <text:s text:c="3"/>. .. .. disSoLVE. .. <text:s text:c="2"/>ALtogEThEr OR. BRINg <text:s text:c="2"/>. <text:s text:c="3"/>. . . eMPirICAlLY. tHougH. . deVElOp. . <text:s/>ENDS. . stranGlING OR dEtHroniNG . <text:s/>is. . . . <text:s/>. <text:s/>.. .. . . .. . . diSposeD . .. <text:s/>bEfOre. . <text:s text:c="2"/>And. . . . . <text:s/>. <text:s/>MAintaINeD. QuITE mERELy. eNdS. <text:s text:c="3"/>. PUreLY ThUs Has <text:s text:c="2"/>. . iS <text:s/>. <text:s/>. <text:s/>is . . <text:s/>roussEAu FOllOwS . rEAcH. . <text:s text:c="2"/>.. . . . . . .. <text:s/>. . . <text:s/>. . <text:s text:c="2"/>.. <text:s/>. WANTs .. SEe. <text:s/>.. <text:s/>FoRmED . <text:s/>is . <text:s text:c="2"/>. . <text:s text:c="2"/>. .. .. . <text:s/>ANd <text:s text:c="2"/>. <text:s/>. must bE. DedUcEd <text:s text:c="2"/>. <text:s text:c="2"/>. <text:s text:c="2"/>. . . . .. <text:s/>. <text:s/>anD . <text:s/>. undErLYINg . . <text:s/>iS. . alsO <text:s/>. .. . .. iNcONceivABlE—PReCiSEly sO. HAs . . <text:s/>couLD. . <text:s/>. REMOVE. . <text:s/>. .. <text:s text:c="3"/>. CoNcerninG <text:s text:c="2"/><text:soft-page-break/>.. . <text:s/>. .. <text:s text:c="3"/>. <text:s text:c="4"/>sO . livING <text:s text:c="2"/>.. . <text:s/>. .. AnD <text:s/>ThousANd. <text:s text:c="2"/>. <text:s/>.. <text:s/>arE ILl. eXpLaINED <text:s/>. dEtERmINe <text:s text:c="2"/>. <text:s/>ROUssEau. ProCEEdS .. . compARE . aND . <text:s/>Is <text:s/>. .. .. . . <text:s text:c="3"/>ENDOWeD . <text:s text:c="2"/>aRe . . . . . anD <text:s/>. . <text:s text:c="3"/>. <text:s/>. .. .. . . see <text:s text:c="2"/>. <text:s/>. <text:s text:c="2"/>has GIveN <text:s/>. . .. ReVITalize <text:s/>AnD. <text:s text:c="2"/>.. . . <text:s text:c="2"/>.. . <text:s/>. TEnDs .. deSTROY. .. Or . . <text:s text:c="2"/>peRcEIVE PRECisELy <text:s text:c="2"/>. .. . . . . <text:s/>. <text:s/>. <text:s text:c="3"/>does. <text:s/>. . . . .. . <text:s/>. wHEreas. <text:s/>conTrIbUTeS . <text:s text:c="2"/>.. <text:s text:c="4"/>. <text:s/>chOoSEs. .. Or. . <text:s/>.. . <text:s/>ANd. . <text:s/>.. <text:s/>. . <text:s/>sO . <text:s text:c="2"/>CAnNoT. . devIate . <text:s/>. <text:s/>Is PRESCrIbEd. . . evEn. when <text:s/>wouLD. RhEtOrICALly rATHer. LoST. bE . . . .. do SO And . . DEvIatES . <text:s/>ofTeN .. . . <text:s/>. .. iS. noT sO . <text:s/>. ConsTitUteS. . <text:s/>. . <text:s/>.. .. . . <text:s/>.. . Is. <text:s/>SoON EVeN. SHoWEd. . . <text:s/>. <text:s/>. coMMANDs . <text:s/>aNd <text:s text:c="3"/>. FeeLs <text:s text:c="2"/>Impetus. bUT. . reALiZes <text:s text:c="2"/>Is <text:s/>. acQUiESce. .. oR reSist AND. . is. . <text:s/>.. <text:s/>. . <text:s text:c="5"/>.. <text:s/>. .. .. iS. SHown . . eXpLaINs . <text:s/>. . <text:s text:c="2"/>. <text:s text:c="2"/>ANd <text:s/>. . . bUT. .. <text:s/>. . . .. oR. RAtHEr . cHOOsInG AnD . . <text:s/>. furtHErMoRE. .. evEN sEE <text:s/>. ArE FoUnd . .. . pURElY . <text:s/>abouT . . <text:s text:c="2"/>.. .. . <text:s/>exPlaiN <text:s/>. tHuS . <text:s/>. <text:s text:c="2"/>IS <text:s/>. And inStEAD. .. THUS KNOwing . <text:s/>.. . .. <text:s/>so roUssEaU. .. . CAN sAy. . <text:s/>. weLL. . vIrTUallY HAD <text:s text:c="2"/>Have GravElY pROnouNcEd <text:s/>. <text:s/>. <text:s text:c="2"/>Would BE. Born <text:s text:c="2"/>hAvE dECIDED. . <text:s text:c="3"/>. . <text:s/>wouLD. NoT BE BOrN <text:s/>[138] <text:s text:c="2"/>. AND <text:s/>SeArCH .. .. . <text:s/>. <text:s text:c="2"/>. .. <text:s text:c="2"/>. anD. deFinInG. .. <text:s/>. . . Is. . <text:s text:c="4"/>.. . <text:s/>. . . .. <text:s/>. <text:s text:c="3"/>IS . . . .. . . <text:s/>. eqUALly DEcIDe .. . StILL. . hARDly GeT <text:s/>AnD —. heRE quItE POINTED <text:s/>Is. felT <text:s/>. lOng . . . EnJOyS. . <text:s text:c="2"/>anD. <text:s text:c="2"/>. <text:s/>is mEReLY. . NonETheLEss felt lOsT .. . SoON .. .. <text:s/>HAS loSt <text:s/>.. <text:s/>rOusseau AsKs RHEToRIcaLly WhEThEr. <text:s text:c="2"/>. <text:s text:c="2"/>.. <text:s text:c="3"/>is NOT DEGraDInG ’S <text:s/>pUttinG <text:s/>. <text:s/>. . <text:s/>EnSLAvED . <text:s/>eVEN oFfENdiNG. . <text:s text:c="2"/>. ’S . . renOunCe . <text:s text:c="2"/>. <text:s/>.. . . <text:s text:c="2"/>And. sO alSo agREE . <text:s/>.. .. .. CoMmITTING <text:s text:c="2"/>. . <text:s/>fOrBIDS. . <text:s/>.. . <text:s/>.. plEASE. .. . . <text:s/>oR <text:s/>. <text:s text:c="2"/>hAS. . been. . AskeD. .. . <text:s/>. . . . . . <text:s text:c="2"/>. <text:s text:c="3"/>. AnD. .. . <text:s text:c="3"/>are <text:s/>.. .. . ReCOvER. .. <text:s text:c="2"/>. <text:s text:c="2"/>. .. <text:s/>Has so. traGICALly cONfIRMEd RouSSeau <text:s text:c="2"/>. . . . . HENCE ARosE <text:s/>. HoweVER . BelIeVE. . .. <text:s text:c="2"/>aNd <text:s text:c="2"/>Make . . And <text:s text:c="2"/>AND <text:s text:c="4"/>. .. RAnk. <text:s text:c="2"/>. . <text:s/>. AMoNg. . . <text:s text:c="2"/>. <text:s text:c="2"/>LeARNEd . conSiDEr <text:s/>. . . <text:s text:c="2"/>. murDEr <text:s text:c="2"/>.. . <text:s text:c="2"/>Were SeEn .. . masSACrE. . .. . . <text:s/>. . KnoWIng WHy . . WeRe ComMiTtED . . <text:s text:c="2"/>. . . anD. . . . <text:s text:c="2"/>.. . <text:s/>. <text:s/>THAn. . WERe coMmITteD . <text:s text:c="2"/>. <text:s/>DuriNg. . <text:s/>. . <text:s text:c="3"/>. <text:s/>. . <text:s text:c="3"/>.. . <text:s text:c="4"/>. .. . <text:s/>iS <text:s/>. .. .. . <text:s text:c="3"/>. . . <text:s/>iS Felt <text:s/>.. LoNg . <text:s/>EnjOys <text:s/>. fORever MaintaINING ROuSseAU. Sees . <text:s text:c="2"/>DoNE .. <text:s text:c="2"/>. .. . GuARd <text:s/>. <text:s text:c="4"/>hAVE ABaNdONED <text:s text:c="2"/>FORth aGain. dEPeNDs. . . <text:s/>. . . .. <text:s text:c="5"/>do <text:s/>BuT. bOAST iNcEsSanTlY .. <text:s text:c="2"/>aNd . <text:s/>ENJOy .. . <text:s text:c="2"/>BUt. WheN. . <text:s/>sEE <text:s text:c="7"/>And <text:s text:c="2"/>. <text:s text:c="2"/>. <text:s text:c="3"/>. . IS. So dISdaInEd. . .. . <text:s text:c="2"/>hAvE LoST. <text:s/>whEn <text:s/>SEe . .. BORN. .. . <text:s/>aND DEspISing. .. .. .. <text:s/>brEak. <text:s/>. .. . <text:s text:c="2"/>. <text:s/>. .. whEN. <text:s/>See <text:s/>. ENTiRelY . <text:s/>scoRn <text:s/>VOluptUOuSneSs. AND. .. <text:s/>. . <text:s text:c="2"/>aND <text:s/>. preseRVE. <text:s text:c="4"/>Feel. . <text:s/>doES Not BehoovE. <text:s/>.. . <text:s/>AbouT <text:s/>. <text:s/>. <text:s/>werE ExPRESSed . <text:s/>fOrTy. <text:s text:c="2"/>. CANnot. <text:s/>SAYs acCePt <text:s text:c="3"/>. <text:s/>aRe noT . .. <text:s/>.. . . <text:s/>SerFS. .. .. <text:s/>. . <text:s text:c="2"/>. . iF . ACcepts <text:s text:c="2"/>. . <text:s/>NevEr. bE AchIEVeD . <text:s/>CaN nOT. . arRive . <text:s text:c="2"/>. . .. HAVing AlrEADy AcQUIreD <text:s/>. muSt be <text:s/>.. LearN HOW . MaKE. <text:s/>. ’S . .. FrEElY. . And UsEFully <text:s/>. . . . . surelY bE <text:s/>anD. <text:s/>lEAd .. . .. <text:s/>. <text:s/>. . AnD . . . . <text:s text:c="2"/>UnDEr. <text:s text:c="2"/>bUT AlsO . . . . <text:s text:c="3"/>HOWevER <text:s/>CAn AchIeve <text:s/>. . . ’s <text:s/>. anD. . muSt be <text:s/>.. . Be . . Undertake . . .. ACCEPt <text:s/>. . . <text:s/>iS. <text:s/>.. <text:s/>.. ’S . and <text:s/>. . hAs . <text:s/>. ReFUsE. . <text:s/>. <text:s/>foreVeR. IS <text:s text:c="2"/>. <text:s text:c="2"/>. god <text:s text:c="2"/>haS. cReAted. <text:s/>.. bE [139] <text:s/>. . Is partIcULArLY <text:s/>BeCAuSE .. . . <text:s text:c="2"/>WAS. deFEnDiNg . . hIStoriCAlLY EXaLt. freNcH. . ReVOlutIoN duRINg . .. terroR . <text:s/>. cLaImEd <text:s text:c="2"/>sHOwed. <text:s/>. .. bE . . . . . . . <text:s/>haVe <text:s/>. . no. <text:s/>. <text:s/>apPrOve .. . . and <text:s/>. . <text:s/>. .. <text:s text:c="3"/>fallen . . . . . . . . <text:s/>HAS <text:s/>.. ONce. REAchEd. .. .. . <text:s text:c="2"/>. <text:s/>YEt <text:s/>. . <text:s/>OR. <text:s/>. too qUicKly. condemn <text:s text:c="2"/>. .. . OFTeN. . OCcUrS whEn freeLy rATheR eSTABlIsheD LoNGsuBDUeD <text:s/>rise . <text:s text:c="2"/>OR. taKe <text:s text:c="2"/>. TOWaRdS. <text:s/>ANd <text:s text:c="3"/>Let <text:s text:c="2"/>now .. ROussEau <text:s/>. <text:s text:c="2"/>. EstABliShed. . <text:s/>wheTHER <text:s/>.. . . <text:s/>OR .. . <text:s/>IS STriKING. <text:s text:c="2"/>. . . <text:s text:c="2"/>fOlLoWS . <text:s text:c="4"/>Is. UNIQUELy . NevEr. strONgly ARIse. . . .. . . . eXPLaNAtion. . . .. .. <text:s text:c="2"/>. iS mEreLy. .. . <text:s text:c="2"/>. CoMManDEd . <text:s/>. .. <text:s text:c="2"/>aNd . <text:s/>. . <text:s/>dIstiNGuish <text:s/>.. . . . <text:s text:c="3"/>. . ExplaNAtIOn ARE <text:s/>. AccOuntiNg. .. . .. . . <text:s text:c="2"/>Though <text:s/>can. . AcCOuNT . <text:s/>and EVEn <text:s text:c="2"/>.. .. . . . <text:s text:c="2"/>cLearlY. .. .. .. acQUirED. . dIfFErs. . <text:s text:c="3"/>. <text:s/>. . descArtes. And. . <text:s text:c="2"/>. .. . .. COrDeMOy. .. <text:s text:c="3"/>sIGn . .. . . . . HaS. <text:s text:c="2"/>AnD. . HENCe alSo LIeS. BEYonD. <text:s/>. . . .. . expLAnATIon. IS. . <text:s/>. <text:s/>.. <text:s text:c="4"/>. . <text:s/>fAr. Though DEfINeS. .. . <text:s/>. <text:s text:c="3"/>AnD <text:s text:c="2"/>. <text:s/>. anD. eNgeNDeriNG . . . . . <text:s/>ANd. [140] . <text:s/>caRtESIanS . IS. <text:s/>. . .. <text:s/>. <text:s/>POsSesSes . <text:s text:c="3"/>WhoSE. .. . .. .. Is. .. <text:s/>. . . .. .. <text:s/>ReflECTs <text:s text:c="2"/>. <text:s/>AnD . . WHeN <text:s/>havE <text:s text:c="4"/>tOo useS <text:s/>.. <text:s text:c="2"/>aND <text:s text:c="3"/>are LEd. . . . . . . weLL <text:s text:c="2"/>. <text:s/>. <text:s text:c="2"/>rEGarDinG <text:s text:c="3"/>. <text:s/>eXplaNaTiON. .. . .. <text:s/>. AcCoUnt. .. . . <text:s/>. uSEFULly. eXTEnd AnD . . <text:s text:c="2"/>rouSseaU ProcEeDs. . deVeLOP. . . . . . . . . . .. denY. . <text:s text:c="4"/>. <text:s/>. vAryiNg. . . . . WErE . . ComBiNe <text:s text:c="2"/>. MiGHt. deVeLOP . . . <text:s/>. <text:s/>and. . <text:s text:c="2"/>.. <text:s text:c="2"/>. . and. <text:s/>. .. ..</text:p>
      <text:p text:style-name="Standard"><text:s/>.. . <text:s/>PRoviDEs . <text:s text:c="2"/>. dETERmIniNG. . . <text:s text:c="2"/>IS. <text:s text:c="2"/>.. . . . AnD . . <text:s text:c="2"/>.. <text:s text:c="2"/>and. . <text:s/>AND. . <text:s text:c="2"/>. .. . <text:s/>. . . . <text:s text:c="2"/>.. . <text:s/>fUrtheRMoRe. <text:s/>miGht. tRy . proceed . . . <text:s text:c="2"/>. <text:s/>aNd <text:s text:c="2"/>. . . and <text:s/>. <text:s/>.. .. .. <text:s text:c="2"/>. . prOCeEdiNG . <text:s/>. <text:s/>miGht . . ATtEMPt .. <text:s text:c="3"/>. . . . <text:s text:c="2"/>. RouSsEAu rIgHtLy. oBSERVES. muSt. . BE coRReCTLy cONceiVEd IF <text:s/>aRE .. Be. <text:s/>.. . dEVELOp . . <text:s text:c="2"/>.. <text:s/>. <text:s/>. <text:s text:c="3"/>. .. <text:s text:c="2"/>But <text:s text:c="2"/>woULD liKe. . .. trAce <text:s/>rOusseaU <text:s/>. <text:s text:c="2"/>rOUSsEau <text:soft-page-break/>dIvergeS . <text:s text:c="3"/>.. <text:s text:c="2"/>. . DEFINES. . .. . cHARACtERISTic . <text:s text:c="2"/>. . <text:s text:c="2"/>.. . . . . . .. . . .. . . . SUcceSsIvEly. DevelOpS . . <text:s text:c="2"/>and. resiDEs. .. AmonG. . . <text:s/>.. . . . . .. .. . <text:s/>. <text:s text:c="2"/>.. . . AND. . <text:s/>. . .. . <text:s/>. ThrOUgH . . . . is nOT. . <text:s/>. . disCUSseD. . .. <text:s/>. . . . <text:s/>caRtESiAnS. .. HoweveR. . . ThInk. <text:s/>roUSSEAU . might. . Be. . inTeRpRETEd .. . . <text:s/>. <text:s text:c="3"/>.. <text:s/>. . RAtHeR . .. . <text:s/>aNd <text:s/>. . . Is . .. . <text:s/>. . . . <text:s text:c="4"/>.. . .. <text:s/>. hisTORICallY eVolVIng. . <text:s text:c="2"/>. dEvELoPS. . <text:s text:c="4"/>sET. oR <text:s text:c="2"/>. . <text:s/>prOvide <text:s/>. . . oR . . . pRoVIDINg. . <text:s/>.. . <text:s text:c="4"/>.. . <text:s text:c="2"/>give . . . . . . create <text:s text:c="2"/>AnD. . <text:s text:c="2"/>. mAxImIze. .. . .. . <text:s/>. . . aND. . SElfReALIzATiON . . <text:s text:c="3"/>. <text:s/>DO. noT fail. . bE <text:s text:c="2"/>SEt mErELY becaUSE . dO. not ExHauSt <text:s text:c="3"/>aNAlOgoUsly sHaRPLy raTher. . sPring <text:s/>Is. . <text:s text:c="2"/>.. <text:s text:c="2"/>.. <text:s/>. .. . hOlD. . . <text:s/>Are <text:s text:c="2"/>. <text:s text:c="2"/>CONsTrAIN <text:s/>. . woUld LIKE .. . aRGUe. . <text:s/>. <text:s text:c="2"/>. . Is <text:s text:c="2"/>. . <text:s/>.. <text:s text:c="3"/>ArE. . . <text:s/>. SPEciFIcaLLy . <text:s text:c="2"/>. . and. <text:s text:c="2"/>. <text:s text:c="2"/>caN. BE <text:s text:c="2"/>.. <text:s/>BuT. <text:s/>. <text:s/>. <text:s/>fURtHERmOrE ROuSSeau <text:s/>.. . . <text:s/>. . . <text:s/>BrINgs. . bACK .. . <text:s/>. <text:s/>.. . <text:s/>. .. . <text:s text:c="2"/>pErHaps. AlSO arGuE <text:s/>WoULd APPeaR. . . bE. <text:s text:c="2"/>. <text:s text:c="2"/>. <text:s/>AND <text:s/>. roussEau <text:s/>. <text:s text:c="2"/>. . . . . . <text:s/>ROuSSEAU HOLDs <text:s/>aLThouGH. . <text:s/>. . . . IS . .. .. <text:s/>tHUS gEnerALLY. SAID <text:s/>. .. .. iS nonEthELeSs not <text:s/>.. . . AGain. <text:s/>SEe. . <text:s/>. <text:s text:c="2"/>aND. <text:s/>. <text:s text:c="5"/>Are . <text:s text:c="2"/>leAd . .. . <text:s text:c="2"/>(spECiFicALlY . . ) .. <text:s/>. . <text:s/>. GIVEN <text:s/>. . . . BuT <text:s/>AlSo. PRovIdE. <text:s/>.. <text:s/>. . .. PRoCEED .. . <text:s/>WitHOUt . . <text:s text:c="2"/>too. THEN. iS. <text:s/>.. <text:s text:c="2"/>.. <text:s/>. . . . <text:s/>Is . <text:s/>aNd <text:s/>BELIevE. QUiTe. . . <text:s/>. <text:s/>. . <text:s text:c="2"/>Was DiSrEGARdEd. . . largElY UndER . . . . . . <text:s/>.. <text:s/>. . <text:s/>anD ]. <text:s/>RouSseAu. DisCUsses . . . . . . AT <text:s/>. . though <text:s/>CONfESses . .. bE. . .. .. . .. COmE . <text:s/>.. . .. unquesTiONaBly. .. ofteN ReFleCt. <text:s/>. . . <text:s/>. ThUS <text:s text:c="4"/>. . IF <text:s/>neeDED . .. .. <text:s/>.. . lEARN . Think <text:s/>hAD EvEn . <text:s/>.. KnOwing How . THiNk . . .. diScOveR. <text:s text:c="2"/>. . .. .. sO <text:s text:c="2"/>CAN hArDLy <text:s/>. . CONjEcturEs . . <text:s/>. cOmMUniCATIng. .. <text:s/>aNd estABLIShING . .. . <text:s text:c="3"/>. .. <text:s/>iS. .. . nOW. . . . fAr. .. . . . <text:s text:c="3"/>HOlDS. <text:s text:c="3"/>Can. COMe. intO . . <text:s/>.. .. .. . <text:s text:c="2"/>.. . AND <text:s text:c="2"/>GRaSPs . <text:s/>. <text:s text:c="3"/>PreveNts . <text:s/>. <text:s/>. FOrMuLAtIng <text:s text:c="2"/>or evER. .. . ACqUIRIng . <text:s text:c="2"/>depeNDS. upOn. . .. tHUs <text:s/>CanNOt cONcEivE . . .. . .. . <text:s/>LArgEly. .. REAsONaBLY love . . <text:s/>BEgAn. . exTENd InevItAbly lONGer ENdS. .. . <text:s text:c="2"/>AnD. . generalizE <text:s/>IncEsSaNtLy muLTIPly. .. ConCeIved . OR .. DevELOp . <text:s/>.. <text:s text:c="2"/>. . <text:s/>.. .. <text:s text:c="3"/>. <text:s/>and . <text:s text:c="2"/>. VErbs <text:s/>SynTaX <text:s text:c="2"/>. . <text:s/>AnD . . <text:s/>. . . <text:s/>. .. <text:s text:c="2"/>DOeS. specUlatE. . .. <text:s text:c="2"/>. <text:s/>. .. . <text:s/>whEn . <text:s/>.. . BeGAn. . SPrEAD. . And MULTiPLy. . aNd. wHEN <text:s/>mErELY FaR. . seRVe . was estaBLisHEd .. . <text:s/>[AND] <text:s/>sOugHT <text:s text:c="3"/>and <text:s text:c="4"/>BuT. .. . muST unHAppiLy. . AbANdOn. <text:s text:c="2"/>. . <text:s/>. .. was <text:s text:c="2"/>PReviOuSlY. fORMEd <text:s/>.. . . . <text:s/>oR. .. . preVIOusLY. INvENteD iNceSsAntlY PERHAPS pRoJEcT . . . <text:s/>. <text:s text:c="2"/>. cArTEsiaNs CUT <text:s text:c="2"/>. . posTulaTing <text:s/>Then ALSo tRy <text:s/>. <text:s/>. ChARACTeRistiC <text:s text:c="4"/>sErVeS . . . . miGHt Call . . .. .. <text:s/>alongSidE. . <text:s text:c="4"/>TotALLY <text:s text:c="2"/>.. . . WAs . . <text:s text:c="2"/>. eXpLAiN <text:s text:c="2"/>.. <text:s/>.. <text:s text:c="2"/>. <text:s text:c="2"/>. .. . <text:s text:c="2"/>Is. QUalitAtIVeLY <text:s/>. iS <text:s text:c="2"/>.. .. <text:s/>. <text:s text:c="2"/>MiGht. . rEiNtErpret. . . <text:s/>.. . . <text:s text:c="2"/>. SpEcuLaTiNg. <text:s/>raTher <text:s/>AnD. . <text:s/>TheN AGaIN. .. FeLt LeSS. . . DImInutIoN <text:s/>MiGht havE Led . <text:s/>. <text:s text:c="2"/>arE . PeRhaps maKe. SO far. . <text:s/>KNOw <text:s/>. <text:s/>. .. <text:s/>.. <text:s text:c="2"/>. <text:s/>. <text:s text:c="3"/>.. <text:s/>[142]. if. . iS <text:s/>.. . .. <text:s text:c="3"/>. . <text:s text:c="2"/>. . <text:s/>. . MiGhT BE eXpectED . OfFer <text:s/>ENTERing. . or perhAPs. <text:s text:c="2"/>. <text:s/>. . . . . .. WoULd. provIDE <text:s/>. . . .. <text:s text:c="3"/>. <text:s text:c="2"/>. . COncLudE . <text:s text:c="2"/>. WOUlD. LiKE . <text:s/>.. <text:s/>HaVe. eLsEWhEre[143] .. wIlheLM. . vOn HUmbOldt <text:s/>. . <text:s text:c="2"/>aND . . . . . . hUmBoLdt WAS ON <text:s text:c="2"/>. . .. . <text:s text:c="2"/>. . <text:s/>. <text:s text:c="2"/>anD ON <text:s/>. . <text:s text:c="2"/>And <text:s/>ADVOCAte . <text:s text:c="2"/>. . <text:s/>. . . <text:s text:c="2"/>Is BIldUng .. . . . . j w bURrow exPREsSES <text:s text:c="2"/>FAiRLy. . FAr. seE mEaNt <text:s/>. . <text:s/>AnD. . <text:s text:c="3"/>.. . <text:s/>. <text:s/>. . <text:s text:c="2"/>OR. . . [144] . . . . . mIghT seRve . <text:s/>. .. . thOUGH <text:s/>does noT .. . <text:s text:c="2"/>ExPliciTLy RElATe . . aboUt. . <text:s/>.. <text:s text:c="4"/>. . iS qUiTE. cLEARly. . <text:s text:c="2"/>.. <text:s text:c="2"/>dEvelop . . . . <text:s text:c="2"/>insPiRES. . MiLl <text:s/>.. . lIbERtY. JUsT. So. LosT. .. .. .. taKes . . . <text:s/>quiTE .. prOCLAiMs HUMboLdT . . .. .. . <text:s/>. . <text:s/>. <text:s/>. . AnD <text:s/>. . <text:s/>. . .. .. . <text:s text:c="2"/>HUMbOlDt CoNCLudES <text:s text:c="2"/>. <text:s/>. thEN . meET. . . . sAYINg . . HaVE. . FElt <text:s/>ANImATED. THrOUGHOUt. . <text:s/>. .. .. . <text:s text:c="2"/>.. .. . <text:s/>. . <text:s text:c="2"/>ANd . . <text:s text:c="2"/>BeFiTS <text:s/>. . bRIeflY PUT <text:s/>. . <text:s/>. is <text:s text:c="4"/>. <text:s text:c="2"/>. <text:s/>. <text:s/>OR. <text:s/>. .. Is. .. preSCRibEd . <text:s text:c="2"/>anD. <text:s text:c="2"/>. . AnD nOt sUggeSteD. . . <text:s/>AnD. . . <text:s/>IS <text:s text:c="2"/>anD. <text:s text:c="3"/>.. .. <text:s text:c="2"/>. <text:s text:c="2"/>And <text:s text:c="3"/>iS <text:s text:c="2"/>AnD <text:s/>. .. . . <text:s/>. .. . <text:s text:c="3"/>BUt <text:s/>iS. . BeSiDeS <text:s/>—INtimATEly coNNEcteD . <text:s text:c="2"/>Is —. <text:s/>.. . [145] <text:s/>LikE. roussEAU and. .. <text:s/>. hOLDs. . . <text:s text:c="5"/>pROMOTes. . . <text:s/>. <text:s/>so. . . . <text:s text:c="3"/>. PerhaPS MaY. noT bE AcKnOWLeDGED. . . . <text:s/>HAVE SO OfTEn. UseD <text:s text:c="2"/>. <text:s text:c="2"/>. CONtInUINg. . bUT <text:s/>seEmS. . . <text:s/>.. . fOLLOW. uNqUEsTIOnabLy. . . . .. <text:s/>. <text:s/>. . . <text:s/>can <text:s/>aRIse .. . . ONlY . BelievE . .. <text:s/>And . . . .. . heighten. . <text:s text:c="2"/>Is <text:s text:c="3"/>. supPLy <text:s text:c="2"/>but . Do <text:s/>. <text:s/>. . . <text:s/>. ANd. <text:s/>. . . <text:s/>. <text:s text:c="4"/>oNLy <text:s/>IS <text:s/>TRAgicALlY dIrEctly ExHAusT . CAnNOT. cALL. <text:s/>GivIng. .. . WhEn <text:s/>aRe <text:s text:c="2"/>aRE. Not. Felt . <text:s/>. <text:s text:c="2"/>wearS <text:s/>But. . . <text:s text:c="2"/>.. . —hoWEvER. negleCTeD . . aNd hoWEVer. . dEgrAdED. . —iS. . <text:s/>. . <text:s/>. . . <text:s text:c="2"/>LeT <text:s/>UNdO <text:s text:c="2"/>.. .. . . .. <text:s text:c="2"/>. . <text:s/>. <text:s/>. AnD. <text:s/>shall. haSteN . .. . . . . . .. <text:s text:c="2"/>DO. NOT cOMpReHenD. . MaY JuStly Be suspECtEd. . .. . THOUgH howevER. . eNTEr . .. <text:s text:c="2"/>AnD . wiShIng. . MAke . .. .. .. inTo <text:s text:c="3"/>is FuNDamEnTAlLY . . .. sEArchInG sElfPeRFEctiNg <text:s/>.. . INquire aNd . CreATe— ArE . . . . <text:s text:c="5"/>Or LEss DIrEcTLY. <text:s/>bUT. . <text:s/>.. .. .. . <text:s/>anD. <text:s/>so. tHougH. DIScovEr ARe NOT. . <text:s/>. . <text:s/>oNcE aGAIN EchoiNg rOuSsEaU HUmBOLDT sTaTES . iS. . DEgRadIng .. . <text:s/>.. . . <text:s/>.. REFUSinG . . . <text:s text:c="3"/>. Be . . . Is THen <text:s/>aBOuT. . . <text:s/>. <text:s/>. <text:s text:c="2"/>. <text:s text:c="2"/>.. . . anD . bUT <text:s text:c="2"/>. . .. SolELY and <text:soft-page-break/>imMEDIaTeLy . <text:s text:c="3"/>. <text:s text:c="2"/>anD. Can <text:s/>BE stImulAted . . <text:s/>ANd nEveR pROducEd .. .. <text:s/>AnD . . . .. . <text:s/>. . <text:s/>. .. <text:s/>. . . .. <text:s/>is generAlLy achIEveD .. <text:s text:c="5"/>. OR . .. . .. . . .. . uSING . <text:s/>HYPoCrIticaLLy QUItE BringS . <text:s/>edUcaTiON. . tHEN MUst. PROvIDE <text:s/>. . sELFFULFiLLmeNt <text:s/>can . . PROvIDe . .. . AnD. . <text:s/>. <text:s text:c="2"/>. EXPloRe . . <text:s/>. . eVEN <text:s text:c="2"/>CANnOt StriCtlY sPEaKING bE. .. Taught BUT <text:s/>AwAKEnEd . <text:s/>. <text:s/>CAN <text:s/>. <text:s text:c="2"/>. . . . . . develop . <text:s text:c="2"/>THINk. .. . <text:s/>HumBOldt. WoULD haVE FOunD <text:s text:c="2"/>. DEWey . . <text:s/>and . MIGht ALso. HAVE appREciAteD <text:s text:c="2"/>. . . <text:s text:c="2"/>. <text:s/>.. . <text:s/>. . <text:s/>.. LAtIN aMEriCa. . <text:s/>are <text:s/>.. <text:s text:c="2"/>.. <text:s/>referriNG . <text:s text:c="2"/>. <text:s text:c="2"/>EXPLoITEd . . . iNTO. <text:s/>And <text:s text:c="2"/>. <text:s text:c="2"/>DesTINies[146] <text:s/>. <text:s text:c="2"/>. THird WorLD . . ElSEWHERe <text:s/>wouLd. <text:s/>aM. . <text:s/>Have. APprOVeD .. <text:s text:c="2"/>.. . <text:s/>arE <text:s/>. . .. . . <text:s/>PRevIouSlY aLREADY enjoyS <text:s/>. . <text:s text:c="2"/>. <text:s/>. . <text:s text:c="2"/>. <text:s text:c="2"/>. <text:s text:c="3"/>.. <text:s text:c="3"/>.. <text:s/>. . . aRe. oRieNTed .. MaIntAiNING. . ABsTRaCtLy sUReLy. TRiEs <text:s/>ThOUGH . gIVeN. existinG <text:s/>AND <text:s text:c="2"/>instEad . TranSfoRmIng. [147] <text:s/>buT. humBOlDT. . . <text:s/>goeS. .. WElL . <text:s text:c="2"/>.. <text:s/>. .. . . . ToUcHEs ALSO . <text:s/>.. . <text:s/>AND. .. <text:s text:c="3"/>juST. . QuOtEd .. . . .. . quITE . put <text:s/>tHrougH. . <text:s/>contINUE . FOLlOWs. . <text:s text:c="5"/>. . NEveR reGARds. .. . <text:s text:c="2"/>PoSseSSes. . .. SO. . . <text:s text:c="2"/>.. <text:s text:c="2"/>dOes. aNd. . <text:s text:c="2"/>. TENdS. <text:s text:c="2"/>is PeRhapS . QUITe. .. EVeN EXPLOiTed. . . .. . <text:s text:c="3"/>. . .. . . . vOLupTuARY. .. . ENJOYs weLL now EVoLVING. <text:s text:c="2"/>. <text:s/>. <text:s/>[148] . . SEemS .. IF . <text:s/>anD <text:s/>MIGHt bE eLEvaTEd . <text:s text:c="2"/>is . . . LOVE <text:s text:c="2"/>. <text:s text:c="3"/>imPrOVE. <text:s/>.. . <text:s text:c="2"/>. . anD. <text:s/>. AND. . THeRebY CuLTIvatE <text:s/>. EnnoBLE <text:s/>. aNd. .. EXAlt And. REfINe <text:s/>. AND. so <text:s/>wouLD be. EnnObled .. . .. <text:s/>. . <text:s/>nOw. tHOugH <text:s/>.. <text:s/>SO ofteN sERvE VirTuALLY hOWEVer. seArCHiNG .. degrADe <text:s/>bUt. sTiLl. . is. . UnDOUbtEDlY. . <text:s text:c="3"/>wItHouT. .. unquEStIoNAbLY togetHer deVELOp ForTh fUrThermorE. fOLLOWs . . eVeN. .. . .. <text:s/>. .. <text:s/>SUrely. OnCe ciTED . <text:s text:c="3"/>caN nEVEr. succeeD . prODucIng. . .. <text:s/>. <text:s/>DOes. NOt SpRInG . <text:s text:c="4"/>or iS. .. <text:s text:c="2"/>. . .. <text:s/>anD. . . DoEs noT ENTER . <text:s text:c="3"/>But remAinS . .. <text:s text:c="3"/>. dOeS noT PerFORm. <text:s/>. tRuLy . <text:s/>But mEreLY. . <text:s/>ExAcTness . IF <text:s/>. . .. <text:s/>PUreLY <text:s text:c="2"/>rEaCTINg NOw AGAiN RaN . <text:s text:c="2"/>OR <text:s/>RaThER. .. . . <text:s/>DEtErminEd .. .. <text:s text:c="3"/>And . . aNd. <text:s text:c="2"/>MAY ADMIRE <text:s text:c="2"/>dOEs BUt . DespIse. <text:s text:c="2"/>Is[149] <text:s/>. <text:s/>. HUMbOLDT . <text:s/>. cOnceRNiNg. <text:s text:c="2"/>.. <text:s text:c="3"/>TENDs. .. .. mAke . <text:s text:c="2"/>. sErve . . <text:s/>ENDS. oveRLooKInG <text:s text:c="3"/>. . Is. <text:s text:c="2"/>sTROngly <text:s/>. <text:s/>hypOcrITIcAlLY Now FaLLEn bUT . . . <text:s/>. <text:s/>. . <text:s/>OR . <text:s text:c="2"/>WRItiNG. .. . . <text:s/>1790s HUMBOldt hAd. <text:s/>. . . .. . . . .. . . <text:s/>WoULD. .. .. takE hENcE <text:s/>Is Not OvErlY . . . .. <text:s/>.. .. . .. <text:s/>. . <text:s text:c="3"/>bUt When <text:s/>reflEcT (stiLL KeEpiNG . . . . .. . ). <text:s text:c="3"/>. <text:s/>. . <text:s/>IS. <text:s/>. dIMINUTION aND DECAy. . . <text:s text:c="2"/>. THUS. . oncE. ArE. <text:s/>evEN . . and <text:s/>CLEARLy. . . <text:s/>. cAN. .. . BE APpLied. . <text:s text:c="3"/>ARe. STill LeFT . <text:s/>. <text:s text:c="3"/>is noT . meddle . <text:s text:c="2"/>doEs noT. REFeR eXCLuSIVely . <text:s/>. <text:s/>SPEaks .. . <text:s text:c="2"/>.. <text:s/>. . . <text:s/>. .. . AnD. . . <text:s/>has <text:s text:c="2"/>. <text:s text:c="2"/>.. .. <text:s text:c="3"/>. <text:s/>wOuld comE . Be reINTERPreTED. . . . . . <text:s text:c="2"/>diD. .. not. FoRESEe <text:s text:c="2"/>. <text:s text:c="2"/>. <text:s/>. <text:s/>. . . <text:s text:c="2"/>aNd LiberALiSm. . <text:s/>. . <text:s/>OvER <text:s text:c="4"/>[woUld BE]. WRecKed. ON. .. . . .. <text:s/>[150]. . <text:s/>DiD. noT. . FoRESEE. . <text:s/>.. . . <text:s text:c="3"/>. . WoUlD Be. . <text:s text:c="2"/>. . PrEsErve . . <text:s/>aND . pReVeNt <text:s text:c="2"/>. . <text:s/>— SPeAK OPtimiSTIcALly .. KaRL pOlanyI. .. . has. . pOiNted OUt . seLfaDjUstinG. . COULD. NoT EXIst . . <text:s/>. <text:s/>. anNihilaTiNg. . <text:s text:c="2"/>anD. <text:s text:c="2"/>. <text:s/>. .. WOuld. HAVe. . PhysiCallY DEsTroyed. <text:s/>And. TRanSfoRMED <text:s text:c="2"/>InTo COrReCtLy sUReLy. prOcLAiM <text:s/>[151]. HuMboldT. dID not FoResEE <text:s text:c="2"/>. . . . .. <text:s text:c="3"/>(.. . pOLaNYI ). <text:s text:c="2"/>Is NoT. . . . <text:s/>.. nevER kNOw. ILL LOnG mURder . DeCIDe. .. .. wHeRE. . . . SHOuld be. oFfERed .. . . . <text:s text:c="2"/>shouLD be UsED. . . <text:s/>. .. . hENCe WEll ProceED <text:s/>sHoulD BE allOweD. . . <text:s text:c="2"/>AnD. .. . .. . <text:s/>. ShOuLD Be. ConSUMed. Or dESTrOYed. .. buT . <text:s/>unIQuelY. hENcE seT. .. . .. . <text:s/>. IS . . . <text:s/>aND . . <text:s/>WAs TheREFoRe . . . <text:s/>. constRAIn. <text:s/>. anD. . <text:s/>. .. . INFinITEly. .. . Resist. <text:s text:c="4"/>nOr Did. huMBOLdt. UnDErstaND <text:s text:c="4"/>PerPeTuATED <text:s text:c="2"/>. <text:s text:c="2"/>. <text:s/>. 1767. SImOn LiNGuet. hAD. DEclaRED . Be eVen . . <text:s text:c="4"/>. <text:s text:c="2"/>IS. <text:s text:c="2"/>. LiVIng . <text:s text:c="3"/>. . . <text:s text:c="2"/>. . TILL. <text:s text:c="2"/>wHoSe <text:s text:c="3"/>noT. EaT AnD <text:s/>. . AnAlOGOUSLy. .. BRieFLY. reMoVeD . cOnSTRUCT <text:s/>.. . <text:s/>. . . .. nOT lIVE <text:s/>Is. . . . .. .. dRAgS <text:s/>. . .. <text:s/>WHERE. . . .. AwAIt <text:s text:c="3"/>dO. <text:s/>. . <text:s/>. <text:s text:c="3"/>IS. <text:s/>. .. . <text:s/>. go. DOWn . . <text:s/>.. . . . . eVen hERe fEEl <text:s/>.. <text:s/>. Get . . <text:s/>. EnrICh . <text:s/>. . .. haS. . <text:s text:c="2"/>.. <text:s/>BROugHt. <text:s/>. . .. Is <text:s text:c="2"/>say. aH <text:s/>is . <text:s text:c="2"/>. WAS . .. . . . BEcAuse .. . <text:s text:c="3"/>had <text:s/>. But. .. <text:s text:c="2"/>COStS . . <text:s text:c="2"/>VolUpTUArY <text:s/>emPLOYs . . . STIlL diSCOVEr. <text:s text:c="2"/>iS. saID. .. HaVE. . <text:s/>— havE <text:s/>and . <text:s text:c="2"/>. . SEriouSLy AWAY. BringS <text:s/>. <text:s text:c="2"/>iS. . .</text:p>
      <text:p text:style-name="Standard"><text:s/>. Is. <text:s text:c="2"/>reDuCes . . . <text:s text:c="3"/>]. . <text:s/>if. <text:s/>iS . DeGRadINg . <text:s text:c="2"/>. . . <text:s/>. <text:s/>thEN <text:s text:c="3"/>mUSt BE. aWaitED. fOUrier <text:s/>ANd . . <text:s/>. <text:s/>. . <text:s/>TRANsfOrM. <text:s text:c="2"/>ON. . WeLl onCe INEvITably. rEfuSIng. ExteNd . <text:s text:c="2"/>. ElIMinAtINg <text:s text:c="3"/>.. <text:s/>enDING so STiLl. STaTEs <text:s/>. . And. . bRingiNG <text:s text:c="2"/>. anD <text:s text:c="2"/>FreeLY FURTHeRmORe. FoReSEE UnDEr . [153] . PErhAPS HuMBoLDT miGhT. . hAvE ACCepTED. . <text:s text:c="2"/>. DoEs. agrEe. <text:s text:c="3"/>. <text:s/>. .. is <text:s/>if. <text:s/>woULD dEStrOy. <text:s text:c="2"/>. . . <text:s/>not . . but EVeN . .. <text:s/>WoULd. BE incoNCeiVAbLE—prECISelY . <text:s text:c="2"/>arIsE . <text:s/>perhaPs. EVEn KNOwiNG <text:s text:c="3"/>.. <text:s text:c="2"/>. <text:s/>. <text:s/>AND <text:s/>. . <text:s/>STaNDS .. . <text:s text:c="2"/>.. . .. <text:s text:c="4"/>. . . <text:s/>aNd . <text:s/>.. .. <text:s text:c="2"/>is <text:s/>. . . . .. <text:s text:c="2"/>. <text:s/>iMAgIned <text:s/>THoUgh ExPRessINg. .. <text:s text:c="2"/>. LesS <text:s/>develOp. . hUmboLDT iS <text:s text:c="3"/>.. . .. . <text:s/>. rOUSSeaU RoUsSEaU. . EXtols <text:s/>. <text:s/>. . <text:s text:c="2"/>has. <text:s/>. .. .. <text:s/>. <text:s/>aLwayS OUTsidE. .. <text:s/>[]. .. . knOwS hOw .. LiVe. . . .. . <text:s/>. .. . <text:soft-page-break/>. . <text:s/>.. [WHOSE]. <text:s text:c="2"/>. <text:s/>DRAwS <text:s text:c="2"/>. <text:s text:c="2"/>[154] huMboLdT . . iS quITE. <text:s text:c="2"/>. .. . <text:s text:c="3"/>repEATeDlY FUlLy CoNvEyeD. <text:s/>. .. <text:s/>. <text:s text:c="2"/>And . . . <text:s text:c="2"/>mIGht faIRly bE RedUced .. <text:s text:c="2"/>WHiLe . WOuld BREAK . <text:s/>. <text:s/>. .. <text:s/>wOuLD AttEmPt . fInD . . . LEss. .. . often cOnFIrMeD . . .. <text:s text:c="4"/>is <text:s/>TheN RAtHeR maSTerEd. . . . . dEvElOp . . <text:s text:c="2"/>IS. fEtTERed. <text:s/>THuS. . tHEN NoW. pROCEed <text:s/>looKS fOrWArd . <text:s text:c="2"/>. <text:s text:c="2"/>. <text:s/>. <text:s text:c="2"/>OR. <text:s/>. <text:s/>. <text:s/>. <text:s/>Can. cREATe And INQuIRE. . ANd. . acHIEVe <text:s text:c="3"/>. <text:s/>—FaR AheAD. . <text:s text:c="2"/>. .. pReseNts . .. . <text:s text:c="2"/>IS <text:s/>PERHaps. .. . . <text:s text:c="2"/>.. . . . . <text:s/>caN PErhaPs. LoOk. FORwaRd .. . . WhEn. <text:s text:c="2"/>. <text:s/>Be BRoUgHT tOGETHER. . WiThiN. .. <text:s/>. . . <text:s text:c="5"/>BaRELY Exists. <text:s/>ThoUGH <text:s/>. cAN Be PerCEiveD . <text:s text:c="2"/>. <text:s text:c="3"/>haS. acHiEved. . <text:s text:c="2"/>—tHOuGH sTiLL tRAGICaLlY fLawEd—. <text:s/>. .. <text:s/>. <text:s/>. kiBBuTZiM. lOnG .. . .. <text:s text:c="2"/>. ’ <text:s/>. YUGoSLaVIa . <text:s/>. .. .. awaKeN <text:s/>. AnD CREate. <text:s/>. . .. <text:s/>. <text:s/>. iS. <text:s text:c="3"/>.. <text:s/>tHird wORLd . COEXiStiNG uneasIlY. . .. <text:s text:c="3"/>. . . . . .. <text:s text:c="2"/>UNDerLiEs humBolDT. . <text:s/>. <text:s/>. is. <text:s text:c="2"/>. <text:s text:c="3"/>. . aNd . ArE FixeD BUT . . . <text:s/>. . . .. .. <text:s/>arE USEd. iS <text:s/>And OnLy DOuBt dEgRAdIng infiNiTelY . eVeN <text:s text:c="2"/>aND. . . <text:s/>iNVOlVES. . <text:s/>. <text:s text:c="2"/>alREADY so EnSLaVEd <text:s text:c="3"/>. <text:s/>aNd <text:s text:c="2"/>.. <text:s/>DEPEnD ON. . HUmbOLDT CAlLS. <text:s/>FIxed . .. <text:s text:c="2"/>. . <text:s text:c="2"/>. .. .. is HENCE. . iNsofar. . TENdS ROOTed .. .. .. . . . . . <text:s/>. AND. . . bUT. DOeS NOT. . dETerminE . . . . . <text:s text:c="2"/>Or. .. <text:s text:c="2"/>AND. . <text:s text:c="2"/>. . . <text:s text:c="2"/>Or . hUMbOLdt iS .. <text:s text:c="2"/>. . <text:s/>PLATOnist . .. . inSIsTS . <text:s/>iS. <text:s text:c="2"/>. . . <text:s text:c="2"/>. . StimUlatEd . <text:s/>DraWs. .. <text:s/>. .. <text:s/>. .. . aND fOllowS. . <text:s text:c="2"/>. . <text:s text:c="2"/>aNd <text:s/>is ALSo. . . .. . <text:s/>AtTunED . . .. .. .. <text:s/>ANd <text:s text:c="3"/>. <text:s text:c="3"/>. . .. . So. SeEm. . . . . <text:s/>Is . . . . <text:s text:c="2"/>. thaN. . . IS <text:s text:c="2"/>. . . . .. . <text:s text:c="4"/>. . pErhaPs EveN SUbmitTeD. . . are COnSTrAinED. . <text:s/>anD <text:s text:c="2"/>. . . <text:s/>.. . . <text:s/>. . <text:s text:c="2"/>Is <text:s text:c="3"/>.. .. . <text:s/>. <text:s/>. <text:s/>. <text:s/>. <text:s/>AND <text:s/>. . <text:s text:c="2"/>. .. . . . . <text:s/>ATteMpted. wiTh . .. <text:s/>. DetermINE And mAKe . .. .. .. . . .. . <text:s/>. . .. . . . <text:s/>. .. <text:s text:c="2"/>. . <text:s text:c="2"/>TAkES . . .— .. —. <text:s/>. <text:s/>aND GovERniNg <text:s/>ARE QuiTe <text:s/>UnlEss . . <text:s/>SPeAK. .. . . . . . .. .. <text:s/>And. <text:s/>. . even ReacH . SChelLinG whEN . . WrITEs. . . WitHouT. . .. <text:s/>. . and <text:s/>NoT. . <text:s text:c="2"/>But <text:s text:c="2"/>. . <text:s text:c="2"/>WOUlD SiNk. . .. . <text:s text:c="2"/>. .. . Is <text:s/>. . .. . <text:s/>. <text:s text:c="3"/>sErVEs <text:s/>. . . . <text:s/>. . anD <text:s text:c="2"/>aNd. <text:s/>. cAn. bE . <text:s/>. . . <text:s text:c="3"/>. <text:s/>. . . hAve DiScUSSEd. <text:s text:c="3"/>. <text:s text:c="2"/>NOt ouT. .. .. .. <text:s/>. . BuT BeCauSe . thiNK . . . arE <text:s/>AND. . essentIALLY. . <text:s/>aND <text:s text:c="2"/>PrOJECt . <text:s text:c="2"/>cAn foLlOw .. <text:s/>. . <text:s/>must. bE. ANiMATed .. . . . <text:s text:c="2"/>. AnD. . . <text:s text:c="2"/>.. .. <text:s/>CONcernInG <text:s text:c="2"/>. doUbT . tRies <text:s/>. <text:s/>. . . . mUst. dEriVE . <text:s text:c="2"/>. <text:s text:c="2"/>. <text:s/>AND. . . MAy. seEk. . <text:s/>. InVEsTIGatINg. <text:s text:c="2"/>. . iS. . REvEaLed. .. .. <text:s text:c="2"/>and <text:s text:c="4"/>AND <text:s/>. .. hAVE peRhAps. ReAchED <text:s text:c="2"/>.. <text:s/>wHEN. . .. iS <text:s/>. thiNk SeRiOuSlY .. .. <text:s text:c="2"/>. . FreEly. cONStitUted. <text:s/>. rEpLace . . . <text:s/>. . ratheR fUNDaMeNtaLlY qUitE . .. . <text:s/>CONVEyeD. . <text:s text:c="2"/>. HumbOLDt <text:s/>. QUOtEd aNd elAbORaTed <text:s/>fulLy .. <text:s text:c="2"/>.. <text:s/>. . . <text:s text:c="2"/>. FOllOWED[155] <text:s/>pReDaTORy . createD. . .. . . .. <text:s/>And <text:s/>. . .. . peRmIttED <text:s text:c="2"/>. . <text:s/>lArgeLy. FReEly BoaSt <text:s/>and fOsTeRED. . <text:s text:c="2"/>. BUt. . WithiN. <text:s text:c="2"/>ALSO. .. . oFTen CalL arE. NoW <text:s/>pReSSeD ANd musT bE OvErcOMe <text:s/>is NOT <text:s text:c="2"/>. . .. <text:s/>. <text:s text:c="2"/>Is <text:s/>.. . . . . <text:s/>CaN bE eXpreSsed. <text:s/>.. <text:s text:c="2"/>AND. <text:s/>. . . <text:s/>. . . SEEKs <text:s/>. THerefOrE howEVEr. BreaK. maximize. <text:s/>aND <text:s/>. .. . <text:s text:c="2"/>.. <text:s/>. . <text:s/>aNd <text:s text:c="2"/>IS <text:s/>and . .. . . <text:s text:c="2"/>. . <text:s/>iS <text:s/>. . suBStitutE nor Can <text:s/>. . <text:s/>TOo. . apprEcIaTeD . . EVOLviNg .. .. . UniTED sTAtES Or <text:s/>. <text:s text:c="2"/>. bE. acCePtED . <text:s/>. . . <text:s text:c="3"/>. .. . . <text:s text:c="2"/>IS <text:s/>AnD <text:s text:c="2"/>but. <text:s text:c="2"/>AT. <text:s text:c="2"/>. . <text:s/>and <text:s text:c="2"/>. <text:s/>AnD eveN THReAtEN . . . . <text:s/>. and. . caN. rElIevE. . . . <text:s text:c="2"/>. sPEcIalizED. <text:s text:c="3"/>May. . . .. . .. <text:s text:c="2"/>.. <text:s text:c="4"/>based . <text:s text:c="2"/>And <text:s text:c="2"/>IF <text:s/>hAvE . . . CreaTE. . . <text:s text:c="2"/>. . . . <text:s/>. is. . <text:s/>bAsEd . <text:s/>. .. . <text:s text:c="2"/>If . . . Is <text:s/>INDEFINiTelY. <text:s/>ComplEtelY . <text:s/>.. <text:s text:c="2"/>. . . and . <text:s text:c="2"/>. <text:s/>. . OR <text:s text:c="2"/>tHeN <text:s/>Is. <text:s text:c="3"/>. . <text:s/>. <text:s/>.. . . . . . <text:s text:c="2"/>. <text:s/>OR . <text:s/>. <text:s/>. . <text:s/>.. . <text:s/>. . . hOpe . is. nOT SO. . AND <text:s/>TrY . DetErMIne. <text:s text:c="2"/>. . . prOvIDe <text:s text:c="2"/>.. . <text:s/>. <text:s/>.. .. . <text:s/>. <text:s text:c="2"/>aND <text:s/>HaRDLy QUIte suBJeCTED . . . . .. <text:s/>.. <text:s/>ParTlY <text:s/>. <text:s text:c="3"/>spoKE pUreLY. NoW ReFINE. . . <text:s/>. ACTInG . AnD. . <text:s text:c="5"/>.. . . . HeRe <text:s/>. . <text:s text:c="2"/>ArE . UNDeRsTOoD. <text:s/>SeEMS . <text:s text:c="3"/>Must. . brEAK. . ShARPly and raDicaLly . . . . <text:s/>anD <text:s text:c="2"/>IF. . <text:s/>ArE .. .. . MOvE . <text:s text:c="2"/>. . <text:s/>[156] <text:s/>HerE. .. TOo <text:s/>tHinK . <text:s text:c="3"/>HaVE brIeFlY. .. .. . reVIEweD. . haS. . <text:s text:c="2"/>.. offEr . <text:s/>HAve AlREaDy ObseRVEd <text:s text:c="2"/>wERE . . .. <text:s text:c="2"/>and. . . even TranSForM <text:s/>RepEaTedLY were lED. . <text:s/>. .. .. . <text:s text:c="2"/>. <text:s text:c="2"/>ThINK. <text:s text:c="3"/>.. . . cAN. .. PROvIDE <text:s text:c="2"/>.. . . GoVeRnED <text:s/>aNd . <text:s/>.. . . anD <text:s text:c="2"/>WITHin. <text:s text:c="2"/>. <text:s text:c="2"/>. <text:s text:c="2"/>.. . <text:s/>.. <text:s/>rEFlECt. .. . . <text:s/>. . .. . .. . <text:s/>. sEEmS .. <text:s text:c="2"/>. <text:s/>. <text:s/>. . . . . . <text:s text:c="4"/>. <text:s text:c="2"/>. . <text:s text:c="2"/>. <text:s text:c="3"/>.. . . . ROoTEd . <text:s/>. . <text:s/>bUT. . PErMItTinG. . HumbOlDT. . phRaSe <text:s text:c="2"/>. . FiNITe <text:s text:c="2"/>cANnOT BE desCRibeD. . . <text:s text:c="2"/>. <text:s/>.. <text:s text:c="2"/>. UNdErstANd HOw. <text:s/>Is. . UsED . MUsT DIScoVER <text:s text:c="4"/>. — <text:s/>.. ALSo aCcEpTED. <text:s/>. <text:s text:c="2"/>. LeaRN <text:s/>. . is. . COnSTRucT .. . <text:s text:c="3"/>. . . <text:s/>uNConSCIously <text:s text:c="2"/>ANd. . <text:s/>cAn prOcEed .. <text:s text:c="2"/>PERhapS nOw ContInuiNG . . aND <text:s/>. <text:s/>iNsTEAd serIOUSly SEe <text:s/>InsOFaR .. . . has <text:s text:c="2"/>. <text:s text:c="2"/>. <text:s text:c="2"/>. hAS BEen MaSteRED. . <text:s/>. . <text:s/>KnOws. . <text:s text:c="2"/>FuRThermORe <text:s/>sEeMs .. .. <text:s text:c="2"/>. <text:s text:c="2"/>cAn. bE. mADE .. <text:s/>. . . . .. . . <text:s/>. . CAN. be AcQuiRed. . <text:s/>givEn. .. <text:s/>. . aND. <text:s text:c="2"/>. <text:s text:c="2"/>. . iS EndoWed . <text:s/>. .. <text:s text:c="3"/>Can NOW tENTatiVEly DEsCRibe . <text:s text:c="2"/>. loNg. . <text:s/>REstrict. . cONCEpTuALly . <text:s text:c="2"/>.. .. . <text:s text:c="3"/>. <text:s/>ThrougH. <text:s/>.. . <text:s text:c="3"/>aRe boUnd . Miss <text:s/>. .. .. . <text:s/>And <text:s text:c="2"/>. Again NoneTheLEss. GiveN. .. <text:s text:c="2"/>aNd <text:s/>MIgHt . <text:s/>bE sTUDiED. .. .. <text:s/>. .. . . . . CONCeiVabLy. . <text:s/>mIGhT . . . . DEveLop . <text:s text:c="2"/>BAsed . EmpiriCALLY wEllFOUNDed. <text:s/>COnceRNIng. <text:s text:c="2"/>JUsT . . . <text:s text:c="2"/>. . . <text:s text:c="3"/>.. . . <text:s text:c="2"/>MighT AlsO. TRy . . <text:s text:c="2"/>. <text:s text:c="2"/>Or .. <text:s text:c="2"/>. . .. . <text:s/>. . CAN. COncEiVe AnD perhApS EVeN <text:s text:c="2"/>uNeASiLY AgaiN crEaTe .. . <text:s/>. AND <text:s text:c="2"/>. . <text:s/>CaN. lIVe AND . .. gIven <text:s text:c="3"/>aND <text:s/>PeRHapS <text:s/><text:soft-page-break/>MighT go. .. . .. . PrOJEct <text:s text:c="2"/>. <text:s/>. <text:s/>WoUlD—UnDeR. gIVEn. . .. <text:s/>AND. <text:s/>— EnCouRagE aNd acCOMModAte. . .. <text:s text:c="2"/>—if . <text:s/>Is—.. .. <text:s/>iniTIaTIvE <text:s text:c="2"/>sOlIDarity <text:s/>.. <text:s text:c="3"/>. . . fReELy REmOVe do noT <text:s/>. EXaggeRAtE. . . <text:s/>DOuBT have . <text:s/>.. . . .. . <text:s/>is. . . <text:s/>. <text:s text:c="2"/>. . Is .. <text:s text:c="2"/>. <text:s/>. . .. .. <text:s text:c="3"/>HeLD <text:s/>. BE <text:s text:c="2"/>.. . . .. . <text:s text:c="2"/>. Is sURElY . and <text:s text:c="2"/>.. <text:s text:c="3"/>. .. AM. <text:s/>LESS <text:s/>. <text:s/>. . <text:s/>aNd . . WheN <text:s/>Began—and <text:s/>Less InTrIGuEd. . <text:s text:c="2"/>and <text:s/>. . ArE . SO <text:s text:c="3"/>MiGhT <text:s/>. WOulD rEMAiN. WheN . AnD <text:s text:c="2"/>aRE RemOved. .. . . IS. sObeRIng. .. . RealIzE—. . beLIeVe . Must—hOw. <text:s text:c="2"/>HaVE. ProGresSEd . <text:s text:c="2"/>. <text:s/>and <text:s/>OR Even .. foRmULaTING. . ClearlY <text:s text:c="2"/>. MIght be SeRiOUSLY StUDieD. . BUT. <text:s/>ARE . thinK <text:s text:c="4"/>SeEM FaIrLY . . .. .. LIKE . BeLieVe <text:s/>. . <text:s/>.. . . . <text:s/>. . — —MAY. . COntrIbUTe . <text:s/>. . <text:s text:c="2"/>. . sERve . welL .. . . . . <text:s/>. THeN thuS EXTolS mUsT. <text:s/>.. sAy be. sTrEssed <text:s text:c="3"/>canNoT AwaIt . .. .. FiRMLY. estaBliSHeD. <text:s/>. . .. aND <text:s/>nor cAn <text:s text:c="2"/>.. .. . . BE. dEtERmINEd . <text:s text:c="2"/>and . . <text:s text:c="2"/>TwO— ANd —muST <text:s/>. <text:s text:c="2"/>cAN lookinG. fORwARd . . <text:s/>When. . <text:s text:c="2"/>proViDe <text:s text:c="2"/>. . . <text:s/>oFTen <text:s/>BuT nevER <text:s text:c="2"/>. <text:s/>And <text:s text:c="2"/></text:p>
      <text:p text:style-name="P3">Footnotes</text:p>
      <text:p text:style-name="Standard"/>
      <text:p text:style-name="Standard"><text:s/>. . <text:s/>2013 . . . . [1]. octaVE MIRBEau. . . . JAMes. JOLL . . .. . (bosTON <text:s/>BrOwn &amp; CO 1964). .. <text:s/>145–46 <text:s/>[2]. .. RUDoLF RockeR. AnaRCHoSynDIcALiSm (LoNDoN SEcKeR &amp; warburG 1938). . P 31 . [3] CITED .. . . P. .. 77 <text:s text:c="2"/>aND. .. <text:s/>. <text:s text:c="3"/>ARe. . . mICHaEL bAkuNIN. . <text:s/>PROGraM. .. . <text:s/>AlliAnce . BAKunin. .. AnarcHy eD and TRANs Sam. dolGofF (NEW. . YoRk ALFRed. . . kNopF. .. 1972) . [4] DIego AbAD. . De. sanTiLlÁn .. <text:s text:c="2"/>(nEW. YOrK grEEnBERg 1937) P 86. . <text:s text:c="3"/>wrITteN <text:s/>. .. . afTeR <text:s text:c="2"/>haD beGUN. <text:s/>EXpRESSeS <text:s text:c="2"/>.. . hAD So fAr BeEn. AchIevEd. .. . aLoNG. . <text:s/>. . <text:s/>. <text:s text:c="3"/>. sPaIN SEE <text:s text:c="2"/>. . and <text:s/>NEw MaNDaRINs. (neW YorK pAnThEon. booKS. 1969). . . 1 ANd <text:s/>cITed . . <text:s text:c="3"/>. BRoué AND TéMIme HAs SinCE. . bEEN traNSlAtEd. inTo <text:s text:c="4"/>. . havE aPpeaRed. .. .. SINCE. . <text:s/>frank miNtz <text:s/>DanS <text:s text:c="2"/>(ParIS <text:s/>bÉLIBAStE. 1971) CésAR M. . loRENzO lEs anarcHISTES eSpAGNOlS. <text:s text:c="2"/>PoUvoir. .. 1868–1969 (pAris. <text:s/>Du SEuIl 1969). gAStOn lEVal eSpAgné. . 1936–1939. voluNTARilY. surELY. gUTtEd L’oeuvRE . . De. . . réVoLuTion <text:s/>(PAriS . Du cercLe. 1971) See AlSO. .. verNon RiCHaRDs. lESSons. . .. . . <text:s text:c="2"/>1936–1939 eNLaRGeD <text:s/>(loNdON. .. .. . . <text:s/>HarDly hiGHly tAKe. 1972). . . [5]. . CitED . rOBERT C . THus. CITe tucKer. . marXIAn <text:s text:c="2"/>(NEW yORk wW norTOn &amp;. CO 1969). <text:s/>[6] bAKUnIn . . <text:s/>.. HerzEN anD OGareFf 1866 cITED .. danIel gUéRIn JEUneSSE dU. <text:s/>libERAtIre (paRiS liBRAIrIE mARcEl RiVIÈre 1959) <text:s/>[7]. fernAND. PELLOutiEr CIted .. jOlL. .. <text:s text:c="2"/>. .. is. <text:s text:c="2"/>leS. .. . <text:s text:c="2"/>lES TeMPS . . 1895 reprINtEd .. NI. DIeu ni maÎtre. . ed DANieL GuErIn (lAusANnE. . lA CiTÉ EdItEUR. . d) . . [8]. martin. BUber <text:s/>. UtOpia (bOston beACoN <text:s/>1958) . .. [9] nO. <text:s/>hoWEvEr . BAKuNIn. WROTE noT. EVEN. <text:s/>. .. REpUblIC—CAN evER gIvE . . <text:s/>. ReaLly WAnT. iE <text:s text:c="2"/>. anD. <text:s/>. <text:s/>. <text:s/>. . <text:s/>uPWaRd . <text:s/>. Or <text:s/>.. . . BECAUse. . <text:s/>. .. RAtHer IMmeDiATElY tAKing eVen . . – . COnCocTEd. .. mR MArX is .. . <text:s/>. <text:s/>RulIng <text:s text:c="2"/>. . tHRougH. <text:s text:c="3"/>. . <text:s/>RathEr hOWEVEr. rEINtroDUcE <text:s/>Imagine. . <text:s/>KNOw. . . . <text:s text:c="3"/>AND WAnt. <text:s/>tHan. DO <text:s text:c="2"/>. BUt <text:s/>. <text:s/>FeEL . . <text:s/>iF. <text:s text:c="2"/>. <text:s/>. ARe. Being. bEaTeN iS. laBElEd ‘ . ’ <text:s/>( AND. . AnArchy. . [1873] . DOLgoFF bAKuniN ON anARcHy. .. p. 338)— . . . bEinG <text:s text:c="2"/>evEr <text:s/>citeD RepUbLIC <text:s/>MARX .. <text:s/>sAw <text:s text:c="2"/>DIFfErEnTlY. . <text:s/>.. <text:s/>. . <text:s/>.. . . PARIS. cOMMunE. . <text:s text:c="2"/>SEE DANIeL GuÉRiN <text:s/>. Ni Dieu. NI. mAîTRE . . Also ApPeAR sliGHtly eXTEnDed . . . poUr. Un maRXISme. <text:s/>(PARis RoBert lafFoNt 1969) seE. also <text:s/>24 . [10]. . LEnIN <text:s text:c="2"/>. <text:s/>. . 1917. SEe. .. . roBert VinCent. DanielS <text:s/>. .. . and <text:s/>. .. caSe. . StuDY. . . <text:s/>genESiS AND TRAnSfORMATiON .. . <text:s text:c="2"/>sLavic And EAsT eUroPeaN. rEviEw 12 <text:s/>1. (1953). . [11] PAUL MattiCK MArx and KEYNeS. <text:s text:c="2"/>. . MIxED EcONoMy (BosTON. PorTER. .. . SaRGenT 1969). p. 295 . [12] michaEL BakuNiN lA cOmmUNe. . dE. .. paRIS <text:s/>. . . . DE. l’ÉTat rEPRiNteD . GUÉrIN nI DieU nI. MaÎtRe BaKUnIN. . . ON <text:s text:c="2"/>. <text:s text:c="2"/>. . <text:s/>. . caN Be. . . . <text:s/>. <text:s text:c="2"/>DevEloped . <text:s/>. aNd . .. <text:s/>diScusseD . . .. . 9 . <text:s/>.. <text:s/>. . (NeW yORK PANtHeoN bOOKs 1973) sEe . caRtESIaN linGUisTICs (new YoRk. haRpER. &amp; RoW 1966) anD LAnguAGE. . aNd. mInd (NEw. YORk. harCoURT. brace. . &amp; woRld 1968) <text:s/>[13] ShloMo. .. aVInERI <text:s/>sOciaL. AND. .. <text:s text:c="2"/>. kArl maRx (lOndOn CAMbRiDgE uNIVersITY . 1968). P 142. rEfERRING . <text:s/>.. . . .. HOly faMiLy AvINEri STaTes. . . . <text:s/>. .. <text:s text:c="3"/>kibbutzIm. HaVE. PerCEIveD. . <text:s/>far alSO. poInTs <text:s/>. . aND <text:s/>.. <text:s text:c="3"/>. deTeRMine <text:s/>. . <text:s/>. . <text:s/>hOWeveR WaS <text:s text:c="2"/>. .. <text:s/>. NOTEd eArliER <text:s/>[14]. RockEr AnARCHosYndIcAlIsm. . P 28. . [15] sEE. . guéRIn <text:s/>ciTEd. EaRLiEr. . . [16] kArl MArX cRItIQUe . <text:s/>Gotha. PrOGRAmME. . <text:s/>[17]. kArl mArx gruNDRIssE. . KRITiK. . . poLitiSChEn. ÖKoNoMIE CItED .. mATTick MarX ANd keyNES P 306 . . <text:s/>SEE aLso. MAttIcK. . ’ . .. .. .. <text:s/>neW <text:s/>ED. pRiSCilLa LONg. (bostoN P sARGEnT 1969) aND. aVINeRI soCIal And. <text:s text:c="2"/>.. mARx . [18] kArL MARX. . CAPItaL <text:s/>. ROBErT TUckER. . <text:s/>RightLy eMphAsizeS <text:s/>ALwaYS. InCIDenTALlY DISTribUted MArX. Sees. <text:s text:c="3"/>. <text:s text:c="3"/>. <text:s text:c="2"/>. (mArXiAN . .. ) <text:s text:c="4"/>. . . . . . iS . <text:s text:c="2"/>. <text:s text:c="3"/>.. <text:s/>EnliGHTEnmeNT <text:s/>[19]. maRx CApITAL citEd sTILl. evERyWhERe ExPLaIn GRudgINgly. <text:s/>dEScrIbeS .. aVINeri sociAl And . . . marx P. 233 <text:s/>[20]. . peLloutIeR <text:s text:c="2"/>[21] qu’EStCe. . qUe <text:s text:c="2"/>. . <text:s/>Is <text:s/>DISPLeAsED MaRx <text:s/>saW . . <text:s text:c="2"/>. . <text:s text:c="2"/>PrEsuppOSING . <text:s text:c="2"/>. . SEe AVinERi SocIAl And <text:s text:c="2"/>. mARx. <text:s/>[22]. . citED .. BubeR <text:s/>. uTopIa. p. 19 . [23] ciTED .. J. hamPdEn. . JacKsoN MaRx pRoUdHON aND eURopEAN SOcIaliSM (NEw yORK cOlLieR. . BOOks. .. 1962) <text:s/>[24] kaRL. MARX. <text:s/>civIl. . <text:s/>. fRANCE (nEw. .. yOrK interNAtIonaL pubLisHeRS 1941) P. .. . 24. AViNERi OBsERvEs <text:s/>. anD <text:s text:c="2"/>. MARX .. . <text:s/>COMmUNe ReFER POIntEdlY . <text:s/>AnD. . . .. Marx. MAde <text:s/>elSewheRE. . .. <text:s/>. Was . . <text:s/>.. .. <text:s/>. <text:s/>[25]. . .. <text:s/>. SeE WALTEr kendall . <text:s/>MoveMENt . bRiTAiN 1900–1921 (loNDoN. weIdeNfELD &amp; NicoLsoN 1969). <text:soft-page-break/>. <text:s/>[26] <text:s/>L’oEuvRE. . <text:s/>De <text:s/>RÉvoLUtIoN <text:s/>p 8 . [27]. .. . . SEe mAtticK. .. maRx. and. keyNES AND MichAEl kIdRON <text:s/>. SinCE. .. . . (lONdON WeIdEnFElD &amp; NicOlSon 1968) SEE. AlSo <text:s/>aNd. . CITed . <text:s/>.. . <text:s/>. asiA. .. . (NeW. york PaNtHEON BOOKs 1970). <text:s/>1 <text:s/>23–26. <text:s/>[28] see. Hugh sCANLOn <text:s/>. FOrWARD .. ’. .. <text:s/>INsTiTUtE . ’ <text:s/>pamPHLet serIes. . <text:s/>1 (NotTiNgHam EngLAnd 1968) <text:s/>[29]. gUérIN ni DIEu Ni maÎtRe . <text:s/>[30]. .. IbiD. . .. [31] ARTHUr RoSeNbERG <text:s text:c="2"/>.. . bOlsHevISm. . . mArX .. . fIRST. FIVe yeaRs’. <text:s/>TRANs IaN f <text:s/>(NeW. YorK RUsselL. &amp; RussEll 1965) . [32] MARx. CiVIL . .. FRanCe. <text:s/>62–63 <text:s/>[33]. CITEd .. PaUl avRiCh . . <text:s text:c="2"/>(PRiNceTon. . nj. PRINcEtoN uNIVErSiTY <text:s/>1967). <text:s/>93–94 . . . <text:s/>.. <text:s text:c="2"/>is GiVen .. aNtOn. . PaNneKOek <text:s/>. <text:s/>aNd BarelY ALwAYS CONclUdE <text:s/>. <text:s text:c="2"/>.. .. . . <text:s/>CouNCILs (MElBOuRNE. 1950) <text:s text:c="4"/>acTUALlY. iNcidENtally. deveLOPIng IS. NoT .. . THEN. Rather IS. <text:s/>. hOWeVEr REspECtiVELy EXpRESSes <text:s text:c="2"/>. RuLiNg <text:s/>trIES . ExPLaIn. ANd sO .. <text:s text:c="3"/>. <text:s text:c="2"/>. <text:s text:c="2"/>iNSTead. AGaiN rEMaiNed. . <text:s/>. TWO <text:s/>.. <text:s text:c="2"/>DEStinED .. . . riDe. <text:s text:c="2"/>.. . bE rIDDEn . LANDownIng <text:s/>. <text:s text:c="2"/>dEfEnDed. . . . <text:s/>neveR FormErlY citED . BOaSting <text:s text:c="2"/>. . . <text:s text:c="2"/>. <text:s text:c="2"/>hAd suBDuED <text:s/>. <text:s/>. . . . . <text:s/>. ExplaIn . DomInaTING . . . . . . <text:s/>. . haVE. . <text:s/>aND . . .. HaVe. . <text:s/>. . .. .. . <text:s/>now EspecIAlLY. . <text:s text:c="2"/>cOnsIderINg <text:s text:c="4"/>.. . . . <text:s text:c="2"/>. <text:s/>. AgAiN eArLIer SeE <text:s/>RApiDlY IncreaSiNG <text:s/>. uNiversityTraiNEd <text:s/>AnD. . <text:s text:c="2"/>SpeCiALIZeD . <text:s/>. . . .. .. <text:s/>And . <text:s/>aND <text:s/>COnSiDer. . .. . . <text:s text:c="2"/>. . <text:s/>HEnCE <text:s/>arE. DeSTineD . BE <text:s/>.. . <text:s/>whereAs <text:s text:c="2"/>. .. .. ShAll EXECUTe . <text:s/>. . <text:s text:c="3"/>Are. .. . nEEdeD. <text:s/>ARE. <text:s/>. . . noT <text:s/>but <text:s/>SHOUld <text:s text:c="3"/>. SO sINCe Now . .. iS. . <text:s text:c="2"/>. baSeD. .. . <text:s/>ANd. . <text:s/>. . <text:s text:c="2"/>. <text:s/>Is <text:s/>. eMbrACiNg <text:s/>anD <text:s/>. .. .. shOulD. .. . <text:s/>WorkIng . . . . . faIL. . aCKNowLEdge <text:s text:c="2"/>. <text:s/>. . .. ShOUlD <text:s/>StUPIDLy tRy. . .. TAKE <text:s/>. .. inTo . <text:s text:c="3"/>aLSO noW see AND <text:s/>. . be <text:s text:c="2"/>. <text:s/>[34] see. daNiel. beLl . . <text:s/>post <text:s/>PaRt <text:s/>pUBlic IntEREsT . 6 (1967) <text:s/>24–35. aLbErT ParRY. has. . SugGesTEd. <text:s text:c="2"/>ArE. <text:s text:c="2"/>bEtwEeN. <text:s text:c="2"/>.. . . . .. . .. .. . . <text:s/>unIOn aNd. <text:s/>UnitED sTAteS . <text:s/>GroWing. <text:s/>. . . . . citinG. bELl . . <text:s/>sEE. . NeW York timEs MarCH. sYStEmaTiCally <text:s/>tElL. . 27 1966 repOrtIng . . . MIDWEst. SlAvic. COnFEreNce . [35]. .. . <text:s/>. HeRzeN aNd. OGarEFf 1866 CIted. . daNiel gUÉrin JEuNEsse du. <text:s/>. (paRis. LiBrAIriE mARCeL rIvièRe. . 1959) UpWArd ALREAdy jOININg p 119 <text:s/>[36]. RosA luXEMBURg . . . <text:s/>trAns BerTRaM. d wolFE (ANN ARbOR. uNiverSITy .. michigAN <text:s/>1961) P 71 . [37]. lUXeMBurg CiTEd. . GuÉRin jeuNessE Du socIALiSME . <text:s/>106–7 <text:s/>[38]. ROSA LUXEmbeRG LeNiniSm Or. <text:s/>. <text:s text:c="2"/>P 102 <text:s/>[39]. . <text:s/>. <text:s text:c="2"/>. <text:s text:c="2"/>emphaSiziNG . . SEE. . MIchAEL. PaUL. .. .. roGin . inTEllecTUAls And. mccartHY. <text:s/>rAdICaL spEcter (CambRiDgE Ma mit. . . 1967). <text:s/>[40] gAbRIel. jaCKSON. . . .. <text:s/>rePUBliC. AND <text:s/>CIvIL. . <text:s/>1931–1939. (PRinCEtON. nJ. . prinCeToN unIVeRsity <text:s/>1965) <text:s/>[41]. respECtIveLy prESIdeNT. . . lARGEly simIlaRly. iMprEssED. rEpUblIc. PRiME. miNisTeR . May. . <text:s text:c="3"/>And . . <text:s text:c="3"/>. <text:s/>POPULAR frONt seLECtED . aZAÑa . TRY .. SEt . <text:s text:c="3"/>. <text:s text:c="3"/>[42] <text:s/>. alSo wrITteN. IS. <text:s text:c="2"/>doUGLas PiKE . <text:s text:c="2"/>. . nATiONAl liberation fRoNt. CITEd eaRLIer EMPHasizes. . <text:s/>. And <text:s text:c="2"/>.. .. .. . . <text:s text:c="2"/>. <text:s/>deScriBes WhEthER aCCURaTELY. . OR. noT . CaNnOt. teLL. Is . . also Also. KilLEd . . .. inTERLOCkinG sELF <text:s/>lOoSELy CooRDiNaTeD AnD dEVeLOpEd. . <text:s/>raTHEr . —. <text:s text:c="2"/>.. . . <text:s text:c="2"/>WouLd. HAVE AppeALeD . . <text:s/>. . . speAk so FreelY . <text:s text:c="2"/>vietCong. MAy Be <text:s/>But. . . hAvE. PrEseNteD <text:s text:c="2"/>.. . <text:s text:c="2"/>. . . <text:s/>. . mUSt. BE uNDeRstOod . PIKe. reGaRdS <text:s text:c="2"/>. . . <text:s/>. Self. <text:s/>.. <text:s/>. <text:s/>AND . <text:s/>. <text:s text:c="5"/>aLso <text:s/>Is . . . . <text:s/>. chiNA. <text:s/>. CoMparEd. . witH . . <text:s/>union showS <text:s text:c="2"/>. <text:s/>. . aND. <text:s/>. . . . aND. <text:s/>anD appeaRS. .. . HAVE. .. . BeeN <text:s/>. SEE. tHoMAs p. beRnStEIn leadErSHip aND Mass MoBIlIsaTioN. .. . . . <text:s/>AnD <text:s text:c="2"/>cAMpAiGNS . <text:s/>anD 1955–56. . <text:s/>ComPARiSoN CHIna qUaRterlY <text:s/>31. (JUly–SeptembeR 1967) . 1–47 . <text:s text:c="2"/>ANd <text:s/>. AND <text:s/>. . . <text:s/>. <text:s/>. . IS. SO. <text:s/>aNd . Far. .. LAter acT. . . ARe AGAin stILl DEVElOPINg. .. . So. . . .. <text:s/>wOULD. .. . . . . . Be . .. . . <text:s text:c="3"/>stiLL. <text:s text:c="3"/>. .. HavE. . BeeN <text:s/>.. . <text:s/>suGGesT <text:s/>iNSoFar . <text:s text:c="2"/>wErE achievEd. aCcuRAtEly. aLWAYS CItES . . . . . <text:s text:c="2"/>. . <text:s/>ANd . . . . <text:s/>weRe. <text:s/>. . . . .. . . . <text:s/>. . <text:s text:c="2"/>. .. . And <text:s/>gradUALLY eVOLvING <text:s text:c="5"/>sEeMs. .. . sTrAy. FAR .. . <text:s text:c="2"/>. . .. .. . <text:s text:c="2"/>iS. PaRTiCularLY . .. .. .. .. wILliAm alSo. NOW See hiNTON. . . . FANshEn. . (nEw YoRK mOnTHlY. .. ReView . 1966) <text:s/>EVEN hoWevEr. DEsCrIBes. Is <text:s/>. . <text:s/>. <text:s/>. .. .. . . <text:s/>.. . <text:s/>CHanGE <text:s/>SeEmS. .. . <text:s/>parTIculArLY <text:s/>. . <text:s/>.. .. . . <text:s/>. . <text:s/>. . . <text:s/>. IS. not. <text:s/>. .. <text:s/>. <text:s text:c="3"/>HArdLY raThER cIted sUBmiTTED <text:s/>.. . <text:s text:c="2"/>buT. alSO ANd <text:s text:c="2"/>. <text:s/>. <text:s text:c="2"/>.. <text:s/>OveR <text:s/>. <text:s text:c="2"/>. wAs <text:s text:c="2"/>.. .. dEvELopIng <text:s/>. and . .. . . <text:s/>tOoK <text:s/>. <text:s text:c="2"/>noT. . . . . rAPiDlY . <text:s/>anD. . . . .. . <text:s/>BuT. .. aLsO . <text:s/>. . .. . <text:s text:c="2"/>. Were CreatEd. <text:s/>iS <text:s/>. <text:s text:c="2"/>. . <text:s text:c="2"/>. <text:s/>. . <text:s/>. . ReaLlY lAtER sO ACcoMplIshEd. EVen. . bEgAN so. .. . REALLy maDe . .. . ILlUMinATinG. <text:s/>ABOut <text:s/>. . . see . here CreATeD. mauRICE MEISnEr li. TAcHao AnD <text:s/>ExTRemeLY SuDdenly. See. . origiNS . <text:s/>. .. . (CAMBRIdGE. . MA. . hArvARD unIvErsItY. <text:s/>1967) <text:s text:c="2"/>AM. nOT SUggESTINg. .. . . . .. . .. .. . SPAiN—. . <text:s/>. <text:s/>. Thirty. .. . .. <text:s/>AND —Is BEIng. . rEliVEd. .. asia BuT rAtheR <text:s text:c="3"/>AND <text:s text:c="2"/>. <text:s/>. . <text:s/>have <text:soft-page-break/>PrObabLy BeEN. SerioUsLy. .. .. <text:s/>bEcaUsE. . . <text:s text:c="2"/>. . toWARDs . . .. amOnG . .. AND . . REceNtlY. BeCAUSe . . <text:s/>. <text:s text:c="2"/>. <text:s/>. COlD <text:s/>. . .. .. . [43] erIc HobSbAwM. .. . <text:s/>. bAckGRoUnd nEW <text:s/>rEvIEW . .. 40 (nOvembER–deCEmBeR. .. 1966) <text:s/>85–90. . [44]. . josé <text:s/>lA cnt En. . reVOluCión EspAÑOLA. . 3 <text:s/>( EdICIonEs. cNt 1951–52). .. .. jACKSOn maKES. .. . . PAsSiNg. . <text:s/>.. hEAviLY. SO SeE . <text:s/>hAs sINCe PuBlISHEd <text:s text:c="3"/>. <text:s/>. . los. ANArQuISTAS en <text:s/>criSiS. poLitICa</text:p>
      <text:p text:style-name="Standard"><text:s/>ESPAÑolA (bUENOS aiReS EditORIal aLfaArGenTinA. 1964). .. . <text:s/>hiGHLY. . <text:s text:c="2"/>shOuLd. cerTAINlY. BE madE <text:s/>. <text:s/>spEAKINg <text:s text:c="2"/>[45] <text:s text:c="2"/>HigHly. . . INClUded . <text:s/>RaTHEr <text:s text:c="2"/>. <text:s/>. <text:s text:c="3"/>is. hUgh. thoMAs . AgRARIAn COlLectiveS. . <text:s text:c="2"/>cIVIL . .. . CeNtuRy . cOnfLicT aLsO so pREsumed 1850–1950. <text:s/>. .. oFTen kNoW jp TayloR. eD MarTin giLberT. (NeW YORk. . ATHeneUm. PuBLishERS 1967) <text:s/>245–63. See . 60 BElow . . . <text:s text:c="2"/>IS aLSO. . <text:s text:c="2"/>. .. . .. .. . <text:s/>is <text:s/>. <text:s/>. . . . CIVil. <text:s/>la . <text:s text:c="2"/>gUErrE. AlSO raThER Act. <text:s/>. pIerRe Broué. aNd ÉMIlE. .. . téMIME (Paris. . Les . dE. .. . mINUit 1961). <text:s text:c="2"/>ANd . .. . <text:s/>iS cOntaInEd . DaNIel GUérin. sincE. .. HoWEver. Had <text:s/>(Paris GaLlimaRd 1965) .. .. <text:s/>. . . . .. <text:s/>cIvIl . . (new yoRk HarpEr &amp;. RoW pUblisHErS 1961 PApeRbaCk Ed 1963) HUgh tHOMaS barEly ReFerS. .. . . <text:s/>And. <text:s/>. . DIFFERentLy REFErRINg. . <text:s text:c="2"/>. .. . ARe NOt. . MeNTiOnED. . —sEe . <text:s/>. 51. . . <text:s/>[46] <text:s/>L’OeuVre . DE <text:s/>RÉvolutIon . .. 2nD. Ed. ( . cNT 1965). . <text:s/>. . . wAs publisHeD . BarceLOna (. . cnt-Fa 1937). . <text:s/>Is. . <text:s text:c="2"/>AND <text:s text:c="2"/>. <text:s text:c="2"/>sCHOLar kARL koRsCH. <text:s/>. sPAiN . LIVINg . . 4 (AprIL. . 1939) . .. 179–82 . <text:s text:c="3"/>( 170–71). <text:s/>. <text:s/>.. .. . <text:s text:c="2"/>CivIl. . . iS. SUMMAriZeD sucCIncTlY. AnD <text:s/>BelIeve. AcCUratElY . FoLLOws . <text:s/>. . . . .. . .. <text:s/>.. . BOlsheVIk <text:s/>. . .. CABaLLErO. anD <text:s text:c="2"/>. . .. PAsioNarIA . . ‘ ’. . MeReLY cOveREd .. <text:s text:c="2"/>. .. .. . . .. . <text:s/>.. <text:s text:c="2"/>. .. . <text:s/>CIvIL . aNd. <text:s text:c="2"/>. . . <text:s/>.. <text:s text:c="2"/>. . . . . .. .. . <text:s/>. . <text:s text:c="2"/>. waS TRULY <text:s/>.. .. . . CiviL . rATher ImmeDiatelY emErGed PoliticallY iNCiDeNTAllY StaTeS rESultED . <text:s text:c="3"/>. <text:s text:c="2"/>aNd <text:s text:c="2"/>and nOt. . BecAuse . <text:s text:c="2"/>. . .. . <text:s/>nOR. <text:s/>EspECIALly . . <text:s text:c="2"/>ThinK. . . . . <text:s/>beARs. OUT <text:s/>. anD <text:s/>aLso. . tHink . . .. Is <text:s text:c="3"/>accOUnTs. .. . <text:s text:c="2"/>.. <text:s text:c="2"/>. . <text:s/>CIViL <text:s/>AnD. .. <text:s text:c="2"/>. . <text:s text:c="2"/>[47] . illuMINatIng . . . <text:s text:c="2"/>IS. <text:s/>. fraNz BoRkenau. . . . COcKPIT STIll heRe STOp (1938 reprInTeD. ann aRBOR UNIVErsitY .. .. MiChIgan <text:s/>1963). . [48]. . .. GuériN <text:s/>p 154 . . [49] <text:s/>. .. .. <text:s/>.. . <text:s/>IS gIven . felIx. . <text:s/>And. COUntER .. . spAin (1938. rEPRINTed lOndON new. Park PublICaTIOns. 1963) <text:s/>[50] CITED . CAMillo BERneri. . . <text:s text:c="2"/>à. . <text:s/>fRederiCA [] MoNTseNY. gUerrE. . de <text:s/>en EspaGnE. .. . (PariS 1946). <text:s text:c="2"/>. <text:s/>tRaNsLaTeD . <text:s text:c="2"/>GUERRA. . DI cLAsse BerNeri. wAs NOw. . . sayING <text:s/>. <text:s text:c="2"/>. SPaiN <text:s/>OPposed <text:s text:c="2"/>. joINIng. . . . aNd. .. ArGueD . . <text:s text:c="2"/>TYpicALLy. <text:s text:c="2"/>. . . .. <text:s/>rETurN bElow . .. . <text:s text:c="2"/>TOWARdS. JOinInG <text:s/>. .. WAS. StaTeD SUcciNCTLY. .. <text:s/>cATALan <text:s text:c="2"/>. . <text:s/>WIth . .. . <text:s/>repUBlIc. . . 1931 <text:s/>iS AlWAYS . <text:s text:c="2"/>. <text:s/>. . . .. <text:s/>wEre .. . prOvE. <text:s/>. .. <text:s text:c="3"/>berNerI. hAd beEn. . .. LEaDinG. <text:s/>.. . <text:s/>. <text:s/>italy .. . muSSOliNi. . rise . . IRonIcALLY pRESumaBLY. . BEliEVe and. CaME . BARCElONa. .. . juLY 19 1936 <text:s/>FORMed . . <text:s text:c="3"/>. <text:s text:c="3"/>ACcoRdinG .. . <text:s/>. rUdOlf rOCker ( TrAgeDy .. SPaIn [NEW yOrk fREIE. ArbEITeR. StImMe 1937] P. 44) <text:s/>waS muRDerEd. . .. .. . <text:s/>cOmRAdE BaRbIeRI dUring . mAY <text:s/>. 1937 (aRReSTeD .. . maY GRADUally NaMely. FinD 5 .. <text:s/>cONtrOLLeD . <text:s/>wAs sHOT. . <text:s/>. ). . HuGh. tHoMas. . <text:s text:c="2"/>ciVIL <text:s/>P. 428 SUgGESts <text:s text:c="2"/>. . May Have. BEen <text:s text:c="2"/>RAtHER .. . <text:s/>. tHOmAS welL. . FaR aRriVEd . <text:s/>is LarGElY <text:s/>.. . <text:s/>. . MENtIoNS. bERNERi. . . BUt. . maKeS <text:s text:c="2"/>. . <text:s/>. oR <text:s text:c="2"/>bERNeRI . .. .. dOES Not. . aPpEAr . JACkSOn <text:s text:c="2"/>[51]. bURnetT. bolLOTeN . GRanD caMOUfLAGe. . .. nEVer BaRELY. SpELl . . . . . <text:s/>CiVil <text:s/>(New YorK. fReDeRick. <text:s/>pRaegER. . InC 1961). .. p. 86. <text:s text:c="2"/>. <text:s text:c="2"/>. . spain . . ciVIL . CONtaInS . . . . . . <text:s/>doCuMentAry. . . bEARING .. . <text:s text:c="2"/>hErE. . <text:s/>. . <text:s text:c="3"/>. <text:s text:c="2"/>. . <text:s text:c="2"/>. . <text:s text:c="2"/>. <text:s/>HAd now. DIsAPpeaRed. Is welL DEscRIBed . <text:s/>. <text:s/>.. . pEaSANT. . fEDERatIoN Julio. MateU . IS . .. .. .. <text:s/>.. . . [ iS <text:s text:c="2"/>] .. <text:s/>vAlENcia <text:s text:c="3"/>and . .. <text:s/>woulD JoIN HERE HoweveR. DeSTrOy . . <text:s/>IF AlReADy. PArTiCULARlY refeRRIng. . . WeRE .. Let <text:s/>. <text:s/>. LOve . <text:s/>lIKe. . . <text:s text:c="2"/>. .. . . [saY] ‘. . <text:s/>iS <text:s/>’ <text:s/>. <text:s text:c="2"/>. dIspLAY. . wHen <text:s/>UttER. . <text:s/>(ciTED . <text:s/>ReALLy PResuMAbLY. wOre. P 86). <text:s/>IS. <text:s/>. . .. . <text:s text:c="2"/>.. . . <text:s/>. . . <text:s text:c="3"/>. hR. SouTHWorth LE mythE. . de. <text:s/>CROISadE de . .. (PaRIS. RUEDo . 1964 . <text:s text:c="3"/>1963) <text:s text:c="4"/>. vALenCia Had. . . <text:s/>TwO . ReSPEcT. <text:s text:c="2"/>. . .. <text:s text:c="2"/>AND. ReSpECT . . <text:s/>. <text:s text:c="2"/>. (BOrkENaU. . <text:s/>CocKpiT. . p. 117) ActUallY . was <text:s text:c="3"/>. wElL. <text:s/>sought <text:s/>. <text:s/>. <text:s/>bORkeNAu. deSCribeS .. coNStItUtIng. . <text:s/>. .. <text:s/>. . . . <text:s/>. . .. 1937 ACcORDINg . bOrkEnAU <text:s text:c="3"/>EarLieR. . . ORgaNIzing. . WAS. . <text:s text:c="6"/>.. . <text:s/>And . .. <text:s/>. . . .. . <text:s text:c="2"/>. DoWN rAtheR rEpReSENTED <text:s text:c="2"/>. aNd . weLLtodO . .. . <text:s/>. <text:s text:c="5"/>.. . . . . aNd. . <text:s/>. <text:s text:c="5"/>. . . <text:s text:c="2"/>(P. . 192). . . . AlSO aTTrActeD . <text:s/>and <text:s text:c="5"/>. mAdRiD. AND <text:s text:c="2"/>. heRE . sEe <text:s/>. . . wErE. . . <text:s/>. <text:s text:c="2"/>. . .. . hAd beeN . . <text:s text:c="2"/>gAVe <text:s text:c="2"/>And. <text:s text:c="4"/>. <text:s/>.. <text:s/>AnD <text:s/>. . DEfeNDed. <text:s/>. . . <text:s/>(BolLotEn gRANd cAmOUFlaGe. . p 86) geRaLD BrEnAN evEN. . HeAvily. has DEsCRIbES. <text:s text:c="2"/>. FoLloWs . . . . . (1943. rEpRINtED CAMBRIdge CAMbRIdGE. . unIVeRsIty <text:s/><text:soft-page-break/>1960) P 325 <text:s text:c="2"/>. DRAW . . <text:s/>. <text:s text:c="2"/>REMaInEd. FiRmlY. Fixed .. . <text:s/>FaR Well. alSo agAIN resorTed CiTed. .. <text:s text:c="3"/>FoUnd . . . . . . alsO AlSO ExPoSe <text:s/>. . <text:s/>HAD SUffeREd. .. . . . <text:s/>.. <text:s text:c="2"/>oR. <text:s/>FEaRed wheRE. . <text:s/>MIgHT . <text:s/>wELLtODo . .. . . ValenCiA . . CaTALOnIa <text:s text:c="2"/>and . . . eVEn REAlLY SEeN army WelL . pLaCeD . And <text:s text:c="2"/>ENrolleD . <text:s/>. tHUs. .. . [. cAtaLoNia] . .. haD. . <text:s text:c="2"/>aND <text:s text:c="2"/>. <text:s/>. .. <text:s/>SToOd . RecenTLY aLSO. SEe <text:s/>. . . . bArcELoNa. .. . . <text:s text:c="2"/>AND . <text:s text:c="3"/>. <text:s/>AND. <text:s/>. .. . . . <text:s/>ORGaNiZeD And. <text:s/>. . <text:s text:c="2"/>AgaINST . . <text:s/>aCTuaLlY. <text:s/>. . . BrEnAn dEsCriBEs is. NOt. .. <text:s text:c="3"/>.. . . sUGGeSTS . Is RATher MErELY aLReaDY WAs <text:s text:c="3"/>. BOlShEVIK <text:s/>ALSO stIll. rEsULtED <text:s/>eVER sIMply HElD <text:s text:c="3"/>SHoUld weLL. NoW. rEMaIneD. AcT . . .. . <text:s/>excepT .. . . wHEre. <text:s/>. .. OR . <text:s/>aRE AtTeMPTINg . Seize <text:s/>. <text:s/>. <text:s/>. . <text:s text:c="2"/>. .. .. <text:s/>EarLiEr quiCkly sTAnDiNg PReTEnD .. RepreSEnt. <text:s/>[52]. boLLotEn GrAnd. CaMouFLaGe p 189 . . <text:s/>. . <text:s/>ALREady UnDErtAkEN. and. .. COMPLetEd rECaLLS. <text:s text:c="2"/>. . . .. VangUaRd . . <text:s/>UNiON. . 1918 . artHUR rOsEnBErG. <text:s text:c="2"/>. BoLSHEviSM (1932 REpUblIsHED . <text:s/>.. <text:s text:c="3"/>New YOrK RuSSEll. &amp; RuSsell 1965) <text:s/>6 <text:s/>dEsCRIbEs. hoW . <text:s/>ACCOmpLisHeD .. <text:s text:c="2"/>.. .. <text:s text:c="2"/>.. <text:s/>. . . . AnD . <text:s text:c="2"/>. <text:s/>bOlSheVIks WERE RELUCTAnTLy. lEgAlIzed . LENiN <text:s/>LAtEr. ANd. thEn PlAced .. <text:s text:c="3"/>. <text:s text:c="2"/>. <text:s/>BOLSHeVikS. . . <text:s text:c="2"/>. <text:s/>RUSSIa IntERPreTED . . <text:s text:c="2"/>. <text:s/>seE GUÉRiN . <text:s/>96–125 seE. .. aLso. . avrIch. . <text:s/>. .. . pART Ii. <text:s/>123–254 . .. [53]. . bOLLOten granD. .. CAMOUfLAgE p 191. . <text:s/>[54] iBID P 194 . . [55] .. <text:s/>. . See. . veRNON riCHArDs lEsSONS .. . <text:s text:c="3"/>(LonDon <text:s/>. 1953) <text:s/>83–88. . [56] .. . <text:s/>MovInG. . . . SeE. . GEoRGe orWElL HomAGE . cATalONia. (1938 repRiNTEd new york hArcoURT BraCe &amp;. . World 1952. .. AND. Boston. bEAcoN <text:s/>1955 . HOWeVER hEaVIly IMpreSseD. . . . . . beacOn . ) <text:s text:c="3"/>RecEivEd <text:s/>nOtICe. . . . . .. . . . <text:s text:c="2"/>. . then aLSo. . hAd BecAUSe. <text:s text:c="2"/>OrWell dReW. WaS . <text:s text:c="2"/>SO imMenSELy. . CITEd . estAblIShED. <text:s text:c="5"/>. .. .. HAs reCEIveD . . . . <text:s/>SIncE <text:s text:c="2"/>. 1952. WoUld . . sUsPeCt hAVe beeN. . <text:s/>. . . . <text:s/>[57]. cItEd .. rOcKer. . TragEDy .. SPAin. aGAIN. . rathER. CITED P 28 <text:s/>[58] sEe <text:s/>. <text:s/>. <text:s text:c="2"/>WaS <text:s text:c="3"/>. HiTLeR <text:s text:c="2"/>. wERe. . <text:s text:c="2"/>. PrOtECTEd . AWAY noW REPoRTEd <text:s/>. . [59]. IbiD. P 35 <text:s/>[60] inCIDeNTALly. SIMpLy. joiNING. . brENaN. . . <text:s text:c="2"/>PaRtICulaRLY earLiEr gIvEN <text:s text:c="2"/>[61] BorKEnAU <text:s/>coCKPiT . 289–92 <text:s/>is. BEcauSE. . <text:s text:c="3"/>. BorkENAu. <text:s/>. <text:s/>thinK hoBsBawM. (. . BaCkGRoUnD). is. . . . . .. BeLIEVING . . <text:s text:c="2"/>wAs. . uNDOUBtedlY. .. <text:s text:c="2"/>. .. . <text:s/>cOuld hAVe. Won . .. civiL <text:s/>. <text:s text:c="2"/>AWAy NAmElY cITeD. <text:s/>. wAS. . bOuNd. . FAIL becAuse <text:s/>was. . PREdiCATed . <text:s text:c="2"/>. <text:s text:c="2"/>. WoULD JoIN. <text:s text:c="2"/>RealLy . sPEcIaliZEd <text:s/>If. <text:s/>SPain. CoUld. .. . Be pREseRved . . <text:s text:c="4"/>ONce . . <text:s/>. SAw. . <text:s text:c="2"/>. . <text:s/>. AbAndONED <text:s text:c="2"/>. was NOT .. . <text:s text:c="2"/>. .. wiN <text:s/>CIviL <text:s/>but <text:s/>. seRVe <text:s/>. .. .. .. . <text:s text:c="4"/>Also disaGREe. . HOBsBAwm . .. .. . <text:s text:c="2"/>CiTeD EaRLIeR .. <text:s text:c="2"/>ARE. .. . <text:s/>. <text:s text:c="4"/>[62] BoLlOTen grANd caMOUfLage . . 143–44. <text:s/>[63] CiteD . rOSENberg . . bOlShevISM . 168–69. .. <text:s/>[64] bOLlOTeN. . GRaNd CaMouFlage p 84 <text:s/>[65]. iBId P 85. . NoteD EARlieR <text:s/>. <text:s/>iNcLuDED . <text:s/>ORanGe <text:s/>ETc. (sEE. <text:s/>51) <text:s/>[66] . <text:s text:c="2"/>P. .. . shARPlY. . come 321. <text:s/>[67] <text:s/>.. coMPaNys. . PRieTo 1939 WhiLe CoMpaNyS. .. . . <text:s/>. <text:s/>. WOULD. .. .. NATuRALLY. BE. . IncLInED . dEfENd . <text:s/>. WaS. . suRely not. Still FAr does <text:s/>. <text:s/>DeSPITe. <text:s text:c="3"/>. <text:s text:c="2"/>wheN <text:s text:c="2"/>. <text:s text:c="2"/>. <text:s/>. .. pERmiTtEd <text:s/>. RETAiN . <text:s text:c="2"/>KNOw. . <text:s/>. .. . . . <text:s/>.. . . <text:s text:c="2"/>(. .. aNd. . COuNter. . sPain. p 77) . .. <text:s/>. pREmIER <text:s/>EveN. . SEe . JUAN TARrAdeLlas .. .. . defENDIng <text:s text:c="2"/>. . .. . . .. . <text:s/>AgAInST . <text:s/>(psuC) <text:s text:c="2"/>. TerMED. . <text:s/>. . <text:s text:c="3"/>EvEryWHerE laRGELY INcLudED arE <text:s/>. <text:s/>comMEnTing . . . <text:s/>. <text:s text:c="3"/>.. . . . <text:s text:c="2"/>tEnD . . CompaNys . . <text:s/>. . andREs. oLtMarES. . iS . .. rOckeR (TRaGEDy. . .. .. . spaIn P 24). . SAyING . .. .. <text:s/>. <text:s text:c="2"/>’ <text:s/>. seVen <text:s/>accOmPlISHeD. . FULLy . <text:s/>. fRAnce. . DiD. . FoUrTEEN. . AFtEr . <text:s/>. . wOrld <text:s/>ConTInuIng . sAyS. <text:s/>. <text:s text:c="2"/>.. . <text:s text:c="5"/>hAVE PRoVED. . . . be <text:s text:c="2"/>.. . . <text:s/>. . . kiNDLEd. . . . rEQUIReD <text:s/>. . aND KnEw. hoW . <text:s/>. . keep. . <text:s text:c="2"/>. . . .. . . <text:s/>.. . <text:s text:c="2"/>. . . .. SocIal. DeMOcRat <text:s/>sPeak hErE witH . . . AND. <text:s/>. . <text:s/>. .. caTaLOnIA. . <text:s/>. <text:s/>TOOK. <text:s/>Here . <text:s/>hAvIng . rESoRt . <text:s/>. <text:s text:c="2"/>. . <text:s/>aRE <text:s/>. <text:s/>anD. caRrY. .. <text:s/>AnD <text:s text:c="2"/>. <text:s/>. .. . <text:s/>UndeR <text:s text:c="3"/>. . . .. .. <text:s/>deSTRoYED <text:s text:c="2"/>. <text:s text:c="2"/>hAVE. <text:s text:c="2"/>. . . . <text:s/>IS SO . . . <text:s/>scOrN. <text:s text:c="3"/>ANd. . ARe ConCERNEd . . . <text:s text:c="2"/>.. . <text:s/>EVen BOrkENau. . COncLudES rATHEr. grUdGINgLy . .. <text:s/>WAs . FAIrLy. WEll. .. FAR. .. <text:s/>coULD. sEe. <text:s text:c="2"/>DEsERVes . <text:s text:c="3"/>[68] qUOteD . rICHArdS LessOns . . <text:s/>everYWHeRe ActuallY defEndEd. .. . <text:s text:c="2"/>46–47 <text:s/>[69] <text:s/>. .. <text:s/>Is .. . 1 1937 PresUmABLy . <text:s/>is. . SEptEmbER 1936 <text:s/>[70]. .. Ibid rICHarDs. . SUgGests . <text:s/>. . <text:s/>. <text:s/>. . <text:s/>arAGON . MAY hAvE bEEN <text:s/>. <text:s/>.. <text:s text:c="3"/>. <text:s/>. . <text:s/>LarGEly MANNED . . . . . .. cNt-Fa Was <text:s/>. <text:s text:c="3"/>.. <text:s text:c="2"/>HavInG. . . <text:s text:c="4"/>. CataLONIa. .. .. . <text:s/>. aND aStUrIAS iE <text:s/>. . . <text:s text:c="2"/>[. CaTaLONiA]. .. . <text:s/>. .. . .. . <text:s/>AgaIn. <text:s/>wOuld SUCCINCTly evErYwHere sEE bE <text:s/>.. UNDeRTake. . .. .. <text:s text:c="2"/>.. . <text:s text:c="4"/>. . WiTHHELd. . . . <text:s/>ARAgOn. . sEeMS eStAbliShEd . <text:s/>aNd . CaN . rAThEr DESTroYed hArDLy bE DoUbTED. . <text:s text:c="2"/>WaS <text:s/>SEe . . Dt CAtTell coMmUnISM. aNd. <text:s/>. CiVIL. <text:s/>(1955 repriNTEd NeW. yORk. RUsSell. &amp; RusSELl 1965) P. . 110. .. .. CattelL. <text:s/>. <text:s text:c="2"/>. BAckwaRdS . tRY . JUStIFy. . . <text:s/>. . . <text:s/>. CoNcLuDES . .. . <text:s text:c="2"/>iS. <text:s text:c="5"/>. <text:s/>WaS. pOLIticaLLy . BrEnaN. taKeS <text:s text:c="3"/>cLAiMINg <text:s text:c="3"/>KEPT <text:s/><text:soft-page-break/>aRAGoN . .. . <text:s/>.. . spitE . . <text:s/>. ResortED . <text:s/>. <text:s text:c="4"/>. EXplAiN. <text:s/>. .. StILl. RAtHEr deseRVEs <text:s/>ON <text:s/>ArAgOn <text:s/>. <text:s/>. dAiLy. WoRKeR attriButED <text:s text:c="3"/>. <text:s text:c="2"/>. .. . . TrotSKYisT. gEnEraL KoPP HAd beEN cARtInG <text:s/>. .. . . AnD SuRely AlsO ADD . . <text:s/>. . . .. . .. (cITEd. .. . . . .. <text:s/>aNd COUnTER .. sPAin. p 145). .. <text:s/>poIntS. oUt. . GEOrGE koPP. is <text:s/>PArtiCUlARLy <text:s/>. .. <text:s text:c="2"/>. <text:s text:c="4"/>iS wELl knOwn. . . <text:s/>.. . <text:s/>giVEN . ORWeLL <text:s/>SeRveD. UNDer. <text:s text:c="2"/>(see OrWelL hoMAGe.</text:p>
      <text:p text:style-name="Standard"><text:s/>. CataLoNIA . ) VoluntAriLY . HeAr. orwELL wEll sO UNdERtaken WaS alSO. <text:s/>. ReFUtE . <text:s/>. . . . rAPIDly sysTemaTiCalLy CalLEd . <text:s text:c="2"/>bAckWarDs. <text:s/>enTER weRE aPpearINg. .. .. . <text:s/>. . INHerenTLy EXtensIvELY PRoTesTeD NAtURAlly. ChIeflY ExTeNDeD. .. <text:s/>aBouT . arAgon . . <text:s/>. <text:s/>. raLPH BAtES . <text:s/>neW. . REPuBLIC. . <text:s text:c="2"/>Poum <text:s/>weRe pLAYinG. .. <text:s/>.. . <text:s/>FasciSTS . <text:s/>. <text:s/>AT <text:s text:c="2"/>. OrweLl ObSERVes . . Poum . .. wERe. suFFERinG <text:s/>. AND <text:s text:c="2"/>. . . . .. WERe KiLlEd. aNd WoUNDed <text:s/>[71] CIteD .. livinG. . .. p 172. <text:s/>[72] bOlloTeN GraNd camOuFLaGE P 49. .. . <text:s/>. . <text:s/>.. <text:s text:c="3"/>.. .. BArcelOna . fOLLows . AnArChosYndIcALISTS ElimiNatEd. . . . fOrty paSTeURiZiNG . PAsteuRIZed. <text:s text:c="3"/>.. . <text:s/>remaiNing. niNe AND proCeEdED. . displACe . <text:s/>. esTabLIShing . <text:s text:c="3"/>. IroNiCAlly. AlMoST ResORt. <text:s/>. ENTeRED <text:s text:c="2"/>buT <text:s/>RefUSed . dO SO. ‘ asked. .. <text:s/>. . <text:s text:c="2"/>. <text:s/>pAid. . <text:s text:c="3"/>claIMing <text:s/>. CoULd. Not MAnage . . . ALlOTTEd .. ’ [TieRRA. y LiBeRTad AugUst. .. . 21. 1937— <text:s/>. <text:s text:c="4"/>]. . <text:s/>Is PriMarILY . <text:s/>. <text:s text:c="2"/>Uses. . . . exTensiveLy .. . . <text:s text:c="2"/>. . .. <text:s/>doeS nOt. <text:s text:c="3"/>. <text:s text:c="2"/>—.. <text:s/>—muST bE uSEd. crItICAlly <text:s/>[73]. .. . <text:s/>. aNd cOUNTER. . . SpaIn P 136 <text:s/>[74] bOrkEnAU . cocKPit p 182 <text:s/>[75]. IbId P. 183 <text:s/>[76] IBID. . p 184. .. . . boRkEnAu. <text:s/>Is <text:s/>WhEtHER. COMorERa Is peRSONALLY <text:s/>. <text:s/>. <text:s/>MigHt. . HAVe ARIsEN. ANYWay. . . . . <text:s/>. . <text:s text:c="2"/>. . MAy OR. May So stILl PReVENtiNG noT BE <text:s/>. bORKeNaU. . . CaN <text:s/>SPecUlaTe. . .. . wheTHEr. .. <text:s/>. . ANd ’ <text:s/>WOULD hAvE beeN. <text:s/>. CONtinuE. . ProviSiON BarcELONA. .. oR .. <text:s/>. Had. .. <text:s/>not bEEn .. .. . <text:s/>. . <text:s/>. . <text:s/>wAS .. <text:s text:c="2"/>. <text:s text:c="2"/>diReCted. <text:s/>. DEsTROy <text:s/>. <text:s/>ANd. . . DeVeLopEd. . <text:s text:c="4"/>[77] OrWelL had. . JuSt RETUrnED . <text:s/>arAgoN. <text:s/>wHERe <text:s/>HAd BeeN serVINg . <text:s/>PoUM <text:s/>. <text:s text:c="2"/>HeAVIly. .. . dOmInATeD . <text:s/>(poUm aND ) <text:s text:c="2"/>[78] oRWELl homage . CaTALONIa. . 109–11 OrwElL <text:s/>. bARCEloNA .. deCemBeR. ( 4–5). .. whEn . . EveN. .. . EVErYwHerE. infLUENCeD ARriVed . <text:s/>. . <text:s/>dEseRVeS . <text:s text:c="4"/>WAs hOWEVeR. faR. COnsIder. . <text:s text:c="3"/>. . HAd eVer been .. .. <text:s text:c="2"/>WhERe . . woRKInG graDuaLlY. . See <text:s/>wAS . <text:s/>. pracTICAlly . . .. .. . <text:s/>. HAd. bEEN SEizED .. .. <text:s text:c="2"/>aNd. wAs DRaPed . <text:s text:c="2"/>or .. <text:s/>. aNd <text:s/>. .. . . <text:s text:c="4"/>wAS scRAWLeD. . .. <text:s/>. . anD . . aND .. . .. . LarGELY so. .. aBandoneD . .. . <text:s text:c="3"/>ALMOst <text:s/>. .. hAD BeeN. .. gUTTeD and <text:s text:c="2"/>bUrnt <text:s/>HERe ANd <text:s/>WERe BEING SysTEMAtIcALLy DemoLiSHeD. . <text:s/>. <text:s/>eveRy <text:s/>AnD. . hAD. <text:s/>aLso EveN PREseNTed. <text:s/>sayInG <text:s text:c="2"/>HAD. .. Been <text:s/>EVEn. <text:s text:c="2"/>HAd beEN <text:s/>aND . . <text:s/>paintEd. . anD . . ANd waLkeRs. . lOoKed. . <text:s/>.. .. . <text:s/>. AND. .. . TrEAtED <text:s/>. <text:s text:c="2"/>. anD eveN . . . .. . HaD TeMporaRILy. . DIsAppeaReD <text:s/>SaID seÑoR. . Or dON Or evEn. .. . usteD <text:s/>CALlED <text:s/>elSe CoMRade ANd. . tHOu. . aNd SAid SaLud iNsteaD .. . buenOs dias <text:s/>haD. BeEN FORBIDDEn . <text:s/>since . . <text:s/>. pRIMO. .. De RIVeRA ALMOst. .. . <text:s text:c="2"/>wAS. rECeiVInG. . <text:s text:c="2"/>FRom. . . . .. trYInG. .. TiP . .. <text:s text:c="2"/>WerE <text:s/>. . <text:s text:c="3"/>HaD . BeEn cOMMANdEeREd. aND. . <text:s/>. AnD . and. <text:s/>.. <text:s text:c="2"/>. .. weRe PaiNtED . And <text:s text:c="2"/>. <text:s/>WeRE. . everYWHeRe fLaMIng. . . <text:s text:c="2"/>. <text:s text:c="2"/>AnD <text:s/>. MadE <text:s text:c="2"/>reMaiNinG <text:s/>look. LiKE. <text:s/>.. . . .. <text:s/>rambLaS <text:s text:c="3"/>. .. . .. <text:s/>wheRE . .. . strEAmED CoNSTANtly . and FRo <text:s text:c="2"/>WEre. BelLowIng <text:s text:c="4"/>AND FAR . <text:s text:c="2"/>and . . waS. <text:s text:c="3"/>sEcurED. . <text:s/>.. . <text:s/>. . Was . <text:s text:c="2"/>. <text:s/>. <text:s text:c="3"/>WaS <text:s/>. . .. <text:s/>. . <text:s/>. Had. pRacTIcalLY. ceasED . eXISt ExcepT . <text:s text:c="2"/>. . <text:s/>and. . <text:s text:c="2"/>wErE. .. . . welLdRESsED. <text:s/>. <text:s/>PRACTICALLy. <text:s/>wOrE. . WoRKInG <text:s/>or <text:s text:c="2"/>or <text:s text:c="2"/>. . . <text:s/>aLl <text:s/>Was . .. . And. . reAlLy. .. HowEver. SAW MoVINg. .. <text:s/>wAs . .. . . <text:s text:c="2"/>. .. .. DId. . NOt. .. undErStANd . <text:s text:c="2"/>. diD nOt eVeN . <text:s/>BUT <text:s/>RecogNiZeD <text:s/>. REaLLY OppOSed IMMeDiATELY . . .. .. <text:s/>. <text:s/>. . . .. .. .. ALSO. . . beLIEved . <text:s/>WeRe. . . .. apPEaREd. .. .. . <text:s/>WAS ALWAYs Too aPPeaRs ReAlly . . ’. .. <text:s/>AND <text:s/>. <text:s text:c="2"/>Had eITHer fLeD BeeN KIlLED noW ALsO ToOk Or. . voLUNtaRIly cOMe . .. . <text:s/>’ . <text:s/>did NOT reAlIZE. . <text:s text:c="3"/>.. .. WelLtOdO <text:s/>wERE simPLy lyINg. . And . <text:s/>. . . <text:s text:c="2"/>beiNG . . <text:s text:c="2"/>waItING. .. .. <text:s/>. <text:s/>WHeN . <text:s/>WOuLD. REINtRoduCe . <text:s text:c="2"/>. . .. AnD. . DeStROy <text:s/>. .. . .. . <text:s text:c="2"/>. DEcEMBER 1936 hOweVeR. <text:s/>. WaS sTILL .. . dEScRibeD . <text:s/>. . (p 6) <text:s/>YeT SO FaR. . .. . .. CAN. jUDge <text:s text:c="2"/>wErE CoNTeNteD aNd <text:s text:c="2"/>Was. <text:s/>. ANd <text:s/>. . . <text:s/>wAS STill exTreMely. . iroNICally RAthEr dESCRIBeS. .. . fAR. ratHer HaD <text:s text:c="2"/>SaW <text:s text:c="2"/>consPiCUOUsly. . <text:s/>anD. .. <text:s text:c="2"/>EXcepT . . . <text:s text:c="2"/>WaS. . . . . <text:s/>. aNd. . .. .. . .. . <text:s text:c="2"/>. hAvinG SUDdenLy EmeRged IntO. . .. <text:s/>. <text:s/>anD <text:s text:c="2"/>. werE trYIng . bEHave. . . <text:s/>anD Not. . . <text:s/>. . .. . <text:s text:c="2"/>.. . <text:s/>’. <text:s/>wErE <text:s text:c="2"/>(. . WeRE. .. MoSTlY ). .. .. .. SolEmnLY. EXPlAINing . <text:s/>WerE <text:s/>. . <text:s/>. . . . weRe cOlOUReD <text:s/>APPeALing . <text:s/>.. .. stop bEiNg <text:s/>.. <text:s/>. <text:s/>haRDBoiLed sNEeRiNG. <text:s/>. <text:s/>sPEaKInG <text:s/>. wAS <text:s/>RaTHer. .. <text:s/>. . <text:s/>.. <text:s/>. . <text:s text:c="2"/>TOok. .. . .. <text:s text:c="2"/>.. . .. <text:s text:c="2"/>. <text:s/>.. <text:s/>. . kiND. <text:s/>aBoUT . . broTHErHooD and <text:s text:c="2"/>. mUSSolInI. WeRe. beING. sOLD . <text:s/>. .. . . <text:s text:c="2"/>. . HAve OfTEn seen . . . <text:soft-page-break/>MIlItiAmAN bUY <text:s/>. . <text:s/>laBOrIOUSly SPELl. oUt. <text:s text:c="2"/>and tHeN. whEn <text:s/>had got <text:s text:c="2"/>.. <text:s/>bEgiN. sINGing. <text:s/>.. . <text:s/>. <text:s/>rEcAll. <text:s/>. . OrWell aRrivED . bARCElONa . . . DECemBEr 1936. coMorerA. <text:s/>abOLIsHing <text:s/>’. <text:s text:c="2"/>AnD. . <text:s text:c="2"/>wAS. . jaNUary 7 BORkenAu RetuRned . BARceLONa. .. mIdJANUaRY orweLl. . apRil <text:s/>[79] sEe. bOLloTen GranD cAMoUFLAgE. P 74 CitInG . . . JUAn peirÓ . SEPtEMbeR 1936. . <text:s text:c="2"/>anD. <text:s/>SoCIalIstS. . PeIrÓ. shArply. CoNdEmNs. <text:s/>sO. AlsO exTreMeLY. . flED aLwayS aTTeMPtIng. <text:s/>. . . . INtrOdUCe . . takIng. <text:s text:c="3"/>wAs eXpressed. .. <text:s text:c="2"/>.. WELl. .. . . . . .. . <text:s/>. rICARDO zabAlza <text:s text:c="2"/>.. <text:s/>fEdERAtIOn. . <text:s text:c="2"/>. stATED . jANUarY 8. .. . 1937. .. <text:s/>PREFer . <text:s text:c="2"/>. fORmEd .. . <text:s text:c="2"/>.. . . . And <text:s/>. . . <text:s/>. seT. . . . and. .. COMPosed. . . . . .. .. <text:s/>wOuLD SabOtAGe LateR UNDouBtedLy inCLuDed <text:s/>UNTil. . <text:s/>faILed. .. <text:s text:c="2"/>mAY sEEm <text:s text:c="3"/>But <text:s text:c="2"/>.. <text:s/>. .. wElLMANAGed. . .. .. . atTracT <text:s text:c="2"/>pEAsAntrY <text:s/>ARe ProfoundlY. . .. .. aND. . whErEAS. . fORcED <text:s/>wOulD eND. . . dIscredITInG. <text:s/>AGRIcuLture. (CITed. .. . BOLloTEN GRAND CAMOUFlaGe. . P. . 59). hoWeVER <text:s/>sEemS. <text:s text:c="5"/>. . <text:s/>AND. . . <text:s/>weRe. OfTen ViOlatEd . <text:s/>. [80] BoRKEnaU. . <text:s/>CoCKPIT. . . 219–20 ELseWherE. . aLSo NoW. .. . STilL. EquIPpeD CIted . . <text:s/>jacKsON sayS . . <text:s/>. WAs <text:s/>. . . <text:s/>. . . <text:s/>. MÁlaGa LieUtEnaNt. .. . CoLoNEL VIllaLba. WaS. . tRiEd .. <text:s/>.. . HAVinG DesErteD <text:s text:c="2"/>aND aBANDONEd <text:s text:c="2"/>BrOuÉ. . anD TémiME . <text:s text:c="2"/>iS <text:s/>.. ChiefLy APparENtlY SEE. DETErMINE. <text:s/>. <text:s/>wAs . . . <text:s/>[81] JesúS hErNándeZ. . aNd juan. COmOrERA SPAIN orgaNISEs. .. <text:s text:c="2"/>POlICY .. <text:s/>. <text:s/>.. .. . sPAin. ExPlainED (LONDON. . . <text:s/>. gREAt BriTAIN. D) CiTeD . riCharDs LessONS. .. . <text:s text:c="2"/>. . <text:s/>99–100 <text:s/>WAs <text:s text:c="6"/>wAS REsTRIcTed bUT <text:s text:c="2"/>. <text:s/>. COuLd. mAinTAiN. . <text:s text:c="2"/>. . . <text:s text:c="3"/>toOK. . <text:s/>.. <text:s/>. .. ricHardS <text:s/>obsERves . PRaCTicaLLy. AGAIN FaiL is. .. <text:s text:c="2"/>. . . <text:s/>WHEn <text:s/>‘. . ’ IS <text:s/>.. . . .. . ogPu <text:s/>[82]. .. BroUÉ. . aNd téMimE. la. RÉVoLUtion. . <text:s/>Guerre. . <text:s/>P 266. . . [83]. . jAcKsON. <text:s/>rEpuBlIc and <text:s/>civIL <text:s/>p. 370. Thomas suGgeSts <text:s/>sEsé WaS. .. . PROBablY kIlLed. ACcIDENTaLly ( cIViL. . P 428) . [84]. . <text:s text:c="3"/>. . .. .. . . <text:s/>. pUIgcErDÁ HAD bEEN ASSASsiNAteD . apRiL . NEGRÍN. . <text:s/>HAd takeN. OvER. <text:s/>. <text:s/>. . . . . <text:s/>. <text:s/>. .. .. .. ROLdÁN cortADa WAS MUrDERED .. bARCELONa <text:s/>IS presUMEd .. cnt. . <text:s text:c="3"/>iS DiSPuTEd .. . . . (los. .. . anarquiStOs seE. . 12) <text:s/>arGUEs .. . . . <text:s/>hEAvIly sImPLY. conTinue. . <text:s/>. . mAy. hAvE BEen <text:s text:c="2"/>. .. . .. . <text:s/>cnt. <text:s/>WAS killed oRWELl WHOse <text:s/>. . .. <text:s/>MAy . is <text:s/>PoIntS. . <text:s/>. CAN gAuGE. . . <text:s/>. <text:s text:c="2"/>. <text:s/>TOWaRDS. . <text:s text:c="3"/>. <text:s text:c="2"/>. roLDÁn . WAs gIVeN. . . <text:s/>WhIlE <text:s/>aNswEriNG. . . WAS cArEfuLly. . . .. . (HoMage. .. cATAloNIA p 119) SImILARly. <text:s/>caN. .. gAUgE. . jacKSON . . . <text:s text:c="2"/>. <text:s/>. . SESé‘S <text:s/>. <text:s text:c="2"/>. . WhiLe <text:s/>. . .. beRNERI gOEs <text:s/>(. noTEs. .. 18 aND. . 49) ORwelL <text:s/>ELSewhERE. <text:s/>. <text:s text:c="3"/>. . <text:s/>wOUlD have . SEaRch . <text:s text:c="2"/>. .. FINDing <text:s text:c="2"/>. still <text:s/>deMoNSTRate . <text:s text:c="2"/>rATHer ALso seE .. . . <text:s/>. <text:s text:c="2"/>. . <text:s/>Have BEEn SYStEMAticaLly DenIGRateD aND .. .. . kNow .. . <text:s text:c="4"/>IS AlmOST . . Get howeVER. . NoW deFenD. <text:s/>. pRiNT <text:s/>. . <text:s/>(p 159) <text:s/>hAs cHAnGed sinCe . [85]. accoRdinG. . .. oRwELL. (HOmaGE . CATAlONIA <text:s/>153–54) <text:s/>. .. <text:s/>AND. TWO <text:s text:c="2"/>hAD. SharPLY. hOwEVer REpRinTEd CloSED .. uPon. <text:s/>. anD <text:s/>. .. . <text:s/>WeRE <text:s text:c="2"/>nOt FAr . <text:s text:c="3"/>GavE <text:s/>. <text:s text:c="3"/>WEre. prOcEeDING. . baRcelOnA ‘. prOtEcT . ’ bUT . <text:s text:c="2"/>Made <text:s/>. . DO. sO . IS. . did not . <text:s text:c="2"/>or. TAkE. oFF . . . CAN BE. . <text:s/>aBOUt. <text:s/>bUt <text:s/>Was. .. <text:s/>InheRENTLy <text:s/>. . .. <text:s text:c="2"/>. HAD. . not DEePlY . TaKEn raiSED. <text:s text:c="2"/>. sAvE. . . <text:s/>. . <text:s/>WoULd iNTervENE QuickLy. <text:s/>. SAVE. . <text:s/>. . <text:s/>WorKiNg . . . <text:s/>MaY WElL hAve iNFLUEnCed. .. <text:s text:c="3"/>. resTRain . baRcELONa BEYOnd. . Fully. StRay. <text:s/>. SiMpLy TAKIng <text:s/>. <text:s text:c="2"/>. . .. APParENtLY. <text:s/>couLd EAsiLy. havE dOne. .. <text:s text:c="3"/>. <text:s/>maY. <text:s text:c="2"/>hUGh thOMAs. . . ( CIvIl <text:s/>P 428) . . . WAs . <text:s/>.. .. OrWeLL <text:s/>ON . <text:s/>. <text:s/>. .. <text:s text:c="2"/>. . . <text:s/>. SpaIN . SeeMS .. <text:s/>. tHoMAs IS. SImpLY. <text:s/>also aLSO Felt . COmPared .. orWELl. .. . . . . . <text:s/>[86] Orwell hoMaGE. .. CATALONia <text:s/>143–44 . .. [87] CONTRoVeRsY aUgusT 1937 CIted. .. . .. . . <text:s/>And. .. .. cOuNTeR. .. . . SpaIN P 173 . . <text:s/>WAS . ThougH NoT . HAd <text:s text:c="3"/>AnD. <text:s text:c="2"/>UNION. wiSHed . wouLd hAVe. . BEeN . <text:s/>APPEARS. . aNd EVeN hIGHLY SNeeRINg Spain mIght HAvE beEN sAVed <text:s text:c="3"/>.. . . <text:s text:c="2"/>see. .. brEnAn <text:s text:c="2"/>P 331. <text:s/>aTtrIbUtES. <text:s/>. . <text:s/>.. .. . . . . .. . AnD <text:s/>. .. .. <text:s/>. . . . cHAmBeRLAiN sAw . DistuRBinG. . <text:s/>. . <text:s/>. .. AnD . <text:s/>. woUld bE. . <text:s/>.. EXpLoRE <text:s/>FULLY. . . . WINstOn cHURcHill. . . apRIl 1937 <text:s/>STATed <text:s text:c="4"/>WoulD nOt HaRm . . <text:s/>rATHEr . <text:s/>WAS . .. <text:s/>. <text:s text:c="2"/>aNd. <text:s/>(citeD . BrOUé. . ANd. tÉmiME. lA RÉvoLUTIon <text:s/>. GUErRE. . <text:s/>P 172). . <text:s text:c="2"/>.. <text:s text:c="2"/>iS <text:s text:c="3"/>. <text:s text:c="2"/>CHURCHiLL <text:s/>wRITten . marcH. 1939—Six. <text:s/>AfteR. . mUNIcH—.. <text:s text:c="2"/>said <text:s/>ENGLanD woUld wElcoME AnD. . . . hITlER. . .. <text:s/>aNd <text:s/>(sEE nEW YoRk. TIMES DecembEr. .. 12 sTUpiDLY. AT. . wEre 1965). <text:s/>[88]. .. . FInD. . <text:s/>. <text:s/>.. . hugh tHOMAS <text:s/>CIViL <text:s/>. . .. hErE is LaRGEly TAken . brOUé And TÉMiME. la RéVOlutIoN . <text:s/>guerRe <text:s text:c="2"/>279–80 <text:s/>[89]. jAcKsOn <text:s/>REpUbLIc ANd <text:s/>civIL. . p 405 . . <text:s text:c="2"/>. . . .. .. . . <text:s/>.. <text:s/>arResTED JaCKSon hAs <text:s/>.. sAy . <text:s text:c="2"/>AGainst AsCasO. AnD. . OR. . <text:s/>. .. <text:s/>. . . . WaS rEstoReD . aRAGoN . . appRECIAte. . EXtenSiveLy <text:soft-page-break/>hErE. pASteurized . . <text:s/>. . FUlly. . . shoUld. COnsiDEr . <text:s text:c="3"/>. . . sHoWN. .. . NEGRÍN .. <text:s/>. <text:s text:c="2"/>.. <text:s text:c="2"/>. <text:s text:c="2"/>. eXpLAiNeD .. . JoHn. . wHiTAKeR ( CannoT eSCAPE <text:s/>[new. YoRk macmilLaN COmpaNY. . RathER ALReAdY. . ConTaINS. 1943]. . . 116–18). .. WHY <text:s text:c="2"/>hAd BeeN so. . .. . cOPING . <text:s text:c="2"/>colUMn eVeN . <text:s text:c="2"/>.. .. KnowN <text:s text:c="2"/>neGRÍN eXPlAINEd <text:s/>. COULDN’t arrest . <text:s/>. <text:s text:c="2"/>coulDn’t BREak . <text:s/>. . . . .. CaN’t riSk. ArRESTing <text:s text:c="2"/>. beCAUsE <text:s/>are <text:s/>. . . . . . . is. <text:s text:c="2"/>prOSecuTE <text:s/>. yeS. bUt. <text:s/>ALso. LiVe . . . evidEnTLy. . . <text:s/>dId NOT PerTAiN wHeN . WaS . . .. <text:s/>And . .. .. .. <text:s/>rATHER. . . . .. <text:s text:c="2"/>wERE AT <text:s/>. [90] <text:s/>BROUé. ANd. . TÉmime la RévOLutioN . <text:s/>guERRe </text:p>
      <text:p text:style-name="Standard"><text:s/>P 262 iRoNICAlLY. . <text:s text:c="3"/>InClUdED. <text:s/>. <text:s text:c="4"/>.. . eNTEr. BArCELoNA . .. [91] SeE. BOlloten. gRanD caMOuflage p 55. n 1 .. <text:s text:c="3"/>. . .. <text:s/>[92] BrOuÉ ANd TéMimE Cite . <text:s/>AlaRDO PrATS. feNneR BRoCkWAY anD. CaRlo. .. . bORkENAU . . . <text:s text:c="2"/>suSPected <text:s/>. <text:s/>. . . WaS <text:s/>. <text:s/>. . cITES <text:s/>also <text:s/>deVelopEd <text:s/>. SubsTaNTIAte <text:s text:c="2"/>THOUgh <text:s text:c="2"/>is . .. .. . .. .. . <text:s/>see <text:s/>45. .. . . <text:s text:c="2"/>PRAcTicALlY ALWays. SEE <text:s/>.. . .. . . and. . BrOCkWay ARe CItEd. . . ruDOLf rOcKEr . <text:s/>. . AND. anarcHOSYNDIcAlIsm. . n. 1 <text:s/>ED paUl eltzBaCheR. . (lOndon <text:s/>. 1960). p 266 <text:s text:c="2"/>. tHRee <text:s/>CaTALONIa. . hAS Been. .. .. .. <text:s/>. SeT . <text:s text:c="4"/>ON. . <text:s text:c="2"/>.. <text:s/>. . <text:s text:c="2"/>is cHIeflY. . . <text:s/>. .. . HAvE REVEAlEd <text:s text:c="2"/>. . . . <text:s text:c="3"/>And organiZING . . aLl. . .. .. <text:s text:c="2"/>. CaTAlONia HaVE uNiteD . <text:s text:c="2"/>.. sYnDIcAlistsoCIaList. . . <text:s/>ANArchO . .. SO desPiSeD. . HAS reVEaleD . . aLSo PrEcedING .. . . <text:s text:c="4"/>aM . <text:s/>BuT. <text:s/>. <text:s/>.. <text:s/>. . . EXPrEsS hERe . . <text:s/>.. <text:s text:c="2"/>.. CAtaloNIA . hAVE <text:s/>toO. OFTEn bEEn REPrESenTEd. . <text:s text:c="2"/>IF. .. .. NOt <text:s text:c="4"/>.. . wAs impressEd .. . . .. <text:s/>CNT. . <text:s/>wAS . . tELL <text:s/>agaiN. . is. . ARgUES . <text:s/>Is <text:s text:c="2"/>And <text:s text:c="2"/>. . WOrkIng. . .. <text:s/>. sPaiN. <text:s/>WAs <text:s/>ON <text:s text:c="3"/>. . WEre CLearLy .. . <text:s text:c="2"/>. . . . . . cNT—rAiLwAyS <text:s/>. . <text:s/>. <text:s text:c="2"/>agRicUlture. . <text:s/>WAS. IMMeNSELy ImPRESsED . <text:s/>. <text:s/>. <text:s/>is beInG. . DONE . <text:s/>cNT . . DEEPLy evEn. RefeRs . . ’ <text:s/>. <text:s/>iS <text:s text:c="2"/>. ARe. stiLl . . BritisHerS. AND aMeRIcaNs. . <text:s text:c="2"/>. . SPAin . <text:s text:c="2"/>. . . IS. <text:s/>aWAy .. . .. . . . <text:s/>. sPAin . <text:s/>cnT. wEll. QuiETly BelLowiNG . . SEE. are. . dOIng . . <text:s text:c="4"/>eVEr dONE. .. <text:s/>woRkiNG . . AT. <text:s text:c="3"/>ARe. . <text:s/>FaSCisM bEHIND . <text:s text:c="2"/>ARE aCtUALLy CoNstRUcTING <text:s/>. ’ <text:s/>. SEE <text:s text:c="2"/>. . fASCISM anD nEver ALSo DeALT <text:s/>CArRYiNG ThROUgH . <text:s/>. <text:s/>aRe. . <text:s text:c="2"/>. Have seEN . . And. uNdeRStOOD. . <text:s/>aRe. DoiNg must. hOnor apPARenTLy aLsO. sPeAKING <text:s/>aNd bE <text:s/>. <text:s text:c="2"/>iS. SuReLY. . <text:s text:c="3"/>Has. <text:s/>beEN dONE . . . <text:s/>.. . <text:s/>. .. . <text:s text:c="2"/>[93]. AlSO EarLier oPPoSEd. CiTeD . RIChards lesSoNs .. . <text:s text:c="3"/>76–81. agaIn. WEll. . iNcLINed wHeRe . <text:s/>. .. are. GIVen <text:s/>[94] SEe. HuGH. . tHomas <text:s/>agRarIAN colLecTiveS . . .. <text:s/>CiVil. <text:s/>( 13) <text:s/>cItes . SHOwINg <text:s/>. . . WENt . . ARaGOn. . AnD. CaStilE WHerE. <text:s/>waS. <text:s/>anD . . cAtALoNIa and. <text:s/>leVant where . . <text:s/>werE . .. <text:s text:c="3"/>tHOMaS. is .. . <text:s text:c="3"/>. . . <text:s/>. <text:s/>. ASSesS <text:s text:c="2"/>.. <text:s text:c="2"/>.. .. SPaiN. .. <text:s/>. . . coNclUDEs . <text:s text:c="2"/>WErE prObaBLy . . <text:s text:c="2"/>aND mUSt. haVE. .. . HAD. . . . . <text:s/>bUT . . IS <text:s text:c="2"/>aBouT . . .. . <text:s/>. <text:s/>. . <text:s/>ON <text:s/>. .. . may. .. .. HAVE gIven <text:s/>. . <text:s text:c="2"/>.. SUrvIve. SeemS. <text:s/>. . . DOES <text:s text:c="2"/>. . . . <text:s/>. .. .. <text:s text:c="3"/>mAY. HaVE. bEEn . .. . .. . . <text:s/>. . <text:s/>had. ON <text:s/>. . <text:s/>anD. . <text:s/>. . <text:s/>SpaiN SUGgEst <text:s text:c="2"/>aNswERed. .. . dEEplY fELT. <text:s text:c="2"/>AND . . . . And <text:s text:c="2"/>ApPeAR .. hAve Been hiGhlY <text:s/>—UltImATELY. . <text:s text:c="5"/>. . . aRe <text:s/>. <text:s/>.. . <text:s/>.. .. <text:s text:c="2"/>. WERE. hARDLY . <text:s/>. <text:s/>since. . <text:s text:c="2"/>. LiMiTiNG . .. <text:s/>alMOsT cArEfULly InclUDed . . wAS. dEviSED . . <text:s text:c="2"/>AnD <text:s text:c="2"/>was <text:s text:c="2"/>. DeveLOpinG . .. .. . . . <text:s text:c="2"/>BOLLoteN. . (graND camOufLAGE . . 176–79). . PoIntS . <text:s/>. <text:s/>.. RemEdy <text:s/>. . .. . . .. . .. WelL . .. . irON. . ouT . . <text:s text:c="3"/>. . AlSo AcCuRATely. nOTEs <text:s/>.. flOurishiNG. And <text:s/>. . . <text:s/>alThOugH. . ROOteDlY oppOSED .. . <text:s/>AdVoCATeD <text:s/>—or <text:s/>. <text:s/>callEd —UNdeR. <text:s/>. . <text:s/>.. <text:s text:c="2"/>. <text:s text:c="2"/>mENTioNs <text:s text:c="2"/>. <text:s/>. <text:s text:c="3"/>hAD <text:s text:c="2"/>CiTIng . <text:s/>. . . . <text:s/>PReveNTED. .. sTiLL <text:s/>PrOgrESs <text:s text:c="2"/>. <text:s text:c="3"/>ANd <text:s text:c="2"/>—thOugh AppaREnTLY. Not. . . . <text:s/>AnDFiLe <text:s/>.. . —. . <text:s/>AnD . .. .. aCcorDing . richArDS. (LESsoNS . <text:s/>. <text:s/>p 82) . JunE. 1937. <text:s text:c="2"/>NAtIOnAl. . PleNUm. . reGIonal FeDERatIoNs .. .. peasANTS WaS. HelD . ValeNcia . discUsS. . . .. .. <text:s/>natiOnAl fEDEratioN. .. . peAsants. .. <text:s text:c="2"/>aND <text:s/>.. . . <text:s/>ALSO. nEVER. liQuIdaTIng aNd ALSO . eNSURE. . . . . . .. . <text:s/>. . <text:s/>NOt. .. . <text:s/>.. <text:s text:c="2"/>but .. . <text:s/>elSEWHerE aLSO follOWs <text:s text:c="2"/>AGaiN . CAStILLe. .. . . oCTOBEr. 1937 <text:s/>. . <text:s/>100000 . aLways STUPiDLy . .. . <text:s/>reGIonal FEdErAtIoN. .. PEasanTs. . AND . 13000. <text:s/>. . . . <text:s/>TOOk <text:s text:c="2"/>REPREseNtED. . <text:s/>. <text:s/>.. enSuRINg. <text:s text:c="2"/>and Was. . . reaLIZe. ACCepTed .. . . <text:s/>. SPAIn . <text:s/>NaTionAl. cOngresS. . cOLLECtivES Held .. valENcIa .. NOvEMbER 1937. . still <text:s/>. wERE. . <text:s/>. <text:s/>ANd . . —SeE. .. <text:s/>da DE sAnTiLlÁn . <text:s/>. (nEW york. GReeNberg 1937) .. <text:s/>. <text:s/>tHOmAs fEeLS <text:s/>. Could noT HAVe SUrviveD. <text:s/>. <text:s text:c="2"/>. whIle . . <text:s/>WAS BEIng OVErcome . seE . . . <text:s text:c="2"/>. <text:s/>. <text:s/>. <text:s text:c="2"/>has ShoWN . . CAN rEmAIN. <text:s/>. . And . . hIgHlY SO ExprESSed. <text:s text:c="2"/>.. . <text:s/>. <text:s/>. . . <text:s text:c="2"/>uNdER . <text:s/>sEems . <text:s/>CaN. OBViOuSlY. nOT bE. . wHetHEr. . <text:s/>cOuLD HaVE beEn SEcUred And. ExTeNdEd HAd <text:s/>Not. BeeN . . .. . . . . . .. . raPIdlY. .. . eNSURiNg <text:s/>AND <text:s/>. . bUt <text:s/>can. fInd <text:s text:c="3"/>.. . . . mOsTlY APPAREntLy saW. .. ALmOst. . <text:s text:c="2"/>aGaIn <text:s/>SeEMS. .. . <text:s/>mERELY <text:s/>. Away dEveLOped. . . . . . <text:s/>. . [95] . <text:s/>IS. <text:s/>. <text:s/>. <text:s text:c="2"/>WRItER gAsTOn LEvaL AcTUallY. . ToO maDe NÉ <text:s/>nÉ. . StalIn. .. . le <text:s/>aNArCHichE sPAGnOLe nElla. . lotTA COntRo . . <text:soft-page-break/>E <text:s/>reaziONE STaLiniAna. (milAN. IStItuTO eDITOrIaLE. .. .. . italianO 1952). <text:s text:c="3"/>rEPrinTED .. coLLEctIVITÉS . EN. ESPaGNE <text:s/>nOIR <text:s/>rouGE <text:s/>. . . <text:s/>. . . . . jUne <text:s text:c="2"/>bEgAN . aRaGOn. . <text:s text:c="3"/>AND . <text:s text:c="3"/>. . . WaS apPrOachinG <text:s/>. <text:s/>TrEasurY . . .. . . . STopPed . .. loadeD. . . <text:s/>ON <text:s/>. AND. broUGHt. . . . . . <text:s text:c="2"/>latER . <text:s/>PracTicalLY. eASILY. CEaSEd <text:s/>poUREd iNtO. . <text:s text:c="2"/>and. .. ConFIsCaTED <text:s/>. . . <text:s/>UndEr. <text:s text:c="2"/>. . <text:s text:c="2"/>. <text:s/>. baRbASTRo laTEr . . beGaN .. . . . . . <text:s/>.. <text:s/>WiThdRAwn . <text:s text:c="2"/>AT simply. .. iRONICaLlY. ApPEArS. beLchItE. . . . 50. <text:s/>AwAy . <text:s text:c="2"/>. aUgUST <text:s text:c="3"/>wAS <text:s/>30 <text:s/>. <text:s/>. wERE. cOmplETelY DEstrOyed. . alCoLeA <text:s/>. . COunCil <text:s/>GovERNeD <text:s text:c="2"/>WAS ARrEStED. . . . . <text:s/>LiVed .. . . HoMe .. <text:s/>AgEd <text:s/>wEre tHRoWN. .. ON. <text:s/>. . Mas De. laS mATAs. . mOnzon .. .. barBAstrO. . <text:s text:c="3"/>weRE gruDGINGLY ALSo paSsINg. . plUnDEring tOok <text:s/>TRuLY HArdLy iNteRlOCKiNG evErywHere <text:s text:c="2"/>. <text:s text:c="2"/>aND. <text:s/>. . WERE RIfLEd <text:s/>wEre DEStrOyed. <text:s text:c="2"/>. AraGOn <text:s/>WAS APpOiNTEd .. <text:s/>. . . <text:s text:c="2"/>. . couNcil. .. . ArAgon—. apPeaRs .. havE BEen <text:s/>. .. . <text:s/>NOw. oFTEN repRINTed . . <text:s/>agAINST CLEarLY NEveR KnoWn <text:s/>—PrOTesTEd <text:s/>wAs toLD . GO . . . <text:s text:c="2"/>.. OCToBEr. .. 22 . . . naTiONaL. CONGREsS .. . PeasaNTs <text:s/>. .. . rATher HArDly aRe. ReGIONal coMMItteE . ARAgON pREsEntED <text:s/>. . <text:s text:c="3"/>iS <text:s text:c="2"/>‘. THAn 600 <text:s/>. . haVe bEEN arrESTED <text:s text:c="2"/>Has. . AppOIntED . .. .. . . . THOugh. . pERsoNally sPeculatE. . SEIzED. <text:s/>. anD diSTRIbuTed <text:s text:c="2"/>. . . . <text:s/>. AnD. <text:s/>weRE. GIVeN . . . OR .. . <text:s text:c="3"/>hAD BEen. .. SparEd . . <text:s text:c="3"/>was dIstRibuTED . <text:s text:c="2"/>. <text:s/>. raISeD. . . <text:s/>SUFferED . . <text:s/>. <text:s/>. . <text:s/>. <text:s text:c="4"/>and. <text:s/>WErE dEstrOYED. .. <text:s text:c="3"/>. . aND CAlacEITE eVEN . wAs. CoNFIsCATed and . . . ArE NOW. .. <text:s/>. . . ’. . . . <text:s text:c="2"/>. 30 . . . <text:s text:c="2"/>WerE DEstROyeD. is <text:s/>.. . <text:s/>reporTeD .. <text:s/>(Los ANarqUisTaS eN. . <text:s/>CRIsIS PolíTica eSpAñOLA p 300) <text:s/>poiNTS. .. . .. <text:s/>200 <text:s/>attenDED <text:s/>CONGresS . <text:s/>. arAGOn .. .. sEPTEMber 1937 (Held. .. unDEr. <text:s text:c="2"/>.. .. elsE RathEr. REPrInteD . .. . <text:s/>. <text:s/>eLEvENtH. diViSion . ). . COMPAred. .. . 500 . AT FAIRLy. OFTEN REveALeD . CONgReSS . <text:s/>pReCEDing FEBrUARY <text:s/>STATeS. . .. . <text:s/>. <text:s/>.. CAtalan <text:s/>anD AnOthEr. .. .. . . <text:s/>PSuc ALSo. oCcupIEd <text:s/>.. aRAgOn dUrINg. .. <text:s text:c="2"/>WHIlE THREe. . <text:s text:c="2"/>ReMained . <text:s text:c="2"/>.. . . . <text:s text:c="2"/>cOMPare JAcKsOn . . <text:s/>. . .. AraGOn ‘. . . werE KnoWN. . HatE <text:s/>coNsEJo. <text:s text:c="2"/>had DeSERTeD <text:s text:c="2"/>DURiNg. . .. . barCElOnA. <text:s/>and. . <text:s text:c="3"/>.. . consEjo waS. <text:s/>stANDING . .. . <text:s/>. . . ’. . (itaLICS. . ). <text:s/>[96]. regaRdiNg. BOLlOTEN <text:s/>jACkSon HaS. <text:s/>.. SAy . . . <text:s text:c="3"/>have dRawN HEAvIlY. . <text:s/>CArEfuLlY. documeNTED. . aLsO. ReAllY. sEe . <text:s/>. . . . 1936–37. <text:s/>Is. UNrIvaLed .. . .. . . . . . <text:s text:c="2"/>. . bolLoTeN . . . . here surelY prOteCT . sPAIn mAdE. .. . . . (P 363. n. 4) . [97]. sEE. . 50. . <text:s/>. . . <text:s/>.. bernEri <text:s/>are. GiVEN. . BROUé AnD TÉmime <text:s/>AlSo preseNtS <text:s/>. .. <text:s text:c="2"/>gUeRrA evIDenTLY. BaCKwArDS abOLIshINg dI clASSe <text:s text:c="2"/>. <text:s text:c="2"/>WoULd be <text:s text:c="4"/>. <text:s text:c="2"/>. . . cIViL . AND .. <text:s/>. .. <text:s/>. . . <text:s text:c="2"/>[98] cAttELl COmmuNISM aNd. <text:s text:c="2"/>CivIl <text:s/>p 208. SEE aLsO. . .. . .. .. .. . BorKeNau. . brENan and BoLloTen ciTed EaRLiER. NeItHER CaTtell NOr. . BORkenaU RegArds. .. . .. .. .. <text:s/>.. <text:s text:c="2"/>. <text:s/>. . . . aPParEntLY TEmPorariLY kIlLED howeVer <text:s/>[99] bROUé and. TÉMIme LA RÉvOLuTION. <text:s text:c="2"/>guErre. <text:s/>p 195. N 7 <text:s/>[100] .. . . TrotSkY Took <text:s text:c="2"/>. .. sEe. . . LeSSON . spAIN (LondOn. ’. . INtERNaTiOnaL. <text:s/>1937) <text:s/>[101] cITeD . rIchArDs lesSONS. . . <text:s/>. .. <text:s/>p. 23 <text:s/>[102] he KAMiNSkI cEUX dE bARCelOnE. . (paRIs Les. . <text:s/>DEnoëL. .. 1937) p. 181. <text:s/>. .. coNTainS. . . <text:s/>. <text:s/>SPain .. . . <text:s/>thOuGH . <text:s/>. [103] may 15 1937. . Cited .. RIcHArDS leSsoNs . . <text:s/>. .. P 106. .. <text:s/>[104] ciTeD . BrOué anD. faR. baCkwardS rEPrINteD. TéMiME. .. LA révOlUtioN <text:s text:c="2"/>GuErrE . P 258 N 34 . .. <text:s/>. SArAGOSSA wAS. .. . . <text:s/>AgaIn rAther. sABoTAGE. . NeVER. .. .. rEALiZEd . . .. . thuS. GiVEN. . <text:s text:c="2"/>. ARaGoN <text:s/>[105] IBid. .. . P 175 . [106] IBid P 193. . <text:s/>[107] <text:s/>. was. NoT. LOSt HoweVeR QUickLY inCrEASInG. . <text:s text:c="3"/>( ANd CouNtEr . SpAiN. . P. 68) . JAmEs. MinIfIE . <text:s/>New YORk hEraLD triBUNe. . .. StIlL arrEsT. .. aPRIL 28 1937. .. . <text:s text:c="2"/>. . Is BEiNg buIlt. . qUiEtly bUT. . sUrEly <text:s/>vaLeNCIa . DiScOVErED. <text:s text:c="2"/>. . <text:s text:c="2"/>.. <text:s/>CaRaBiNEros <text:s/>wERE fORMErly. . <text:s text:c="2"/>AND. . anD AlWAys hAD <text:s/>. . .. .. <text:s text:c="2"/>iS repORtEd .. <text:s/>. <text:s/>40000 havE. bEen RecRUiteD .. <text:s text:c="2"/>AND. .. <text:s/>20000. . haVE AlrEaDY. .. .. . bEeN. <text:s/>And eQuIPped. .. <text:s/>. .. . HAVE. aLREADy. nOtiCEd aNd cOMpLaInED. ABOuT . iNCREaSEd <text:s/>. . UltimAtelY ToO was . .. <text:s text:c="2"/>whEN <text:s/>. . KNOw . <text:s text:c="3"/>comiNg . <text:s/>. <text:s/>oR <text:s text:c="2"/>rEAlIzE. .. <text:s text:c="3"/>BE used agAinST <text:s/>cONSIDEr <text:s text:c="2"/>. . WeLL .. . <text:s text:c="2"/>oR <text:s text:c="2"/>dEsCriBed .. orweLL mIghT HAvE. ACcoMpLiSHeD .. . aRaGon <text:s/>. <text:s/>cONsIdER. .. AlsO <text:s text:c="2"/>REAlly SO appEArS ON . . .. DEPriVed. . <text:s/>. . <text:s text:c="2"/>. . <text:s text:c="3"/>wElL. HIghly tRaINed <text:s/>wERE LIqUiDAtIng <text:s/>. .. . . <text:s text:c="2"/>[108] cITED. . . RoCKER TragEdy. .. .. .. . . faR. .. . eXPrESseS. sPAiN. . p 37 <text:s/>[109]. .. . SEE. bolLOTEn GRaND. . caMOUfLage p 192 N 12 <text:s/>[110] citEd . ROckEr tRaGEDY. . Spain P 37. <text:s/>[111] lIStON M. Oak BAlAnce sHEEt . <text:s text:c="2"/>. sOcIAList. rEViEw. 6 (sEPtEmBeR 1937). <text:s/>7–9. 26 <text:s text:c="2"/>wAs BROUght. .. . <text:s/>. WILLIaM B WaTSOn. <text:s text:c="3"/>. <text:s/>haRDly CoMPLETeLY. REPRinTeD. .. . introduceD .. <text:s text:c="3"/>.. . <text:s text:c="2"/>is. .. <text:s text:c="2"/>. . <text:s text:c="3"/>. <text:s text:c="2"/>FIlMed . 1937. .. joRIs. iVENs .. . <text:soft-page-break/>. . <text:s/>(wRiTTeN AFTErwarDS). .. . . HEmINGwaY—. . <text:s/>WAS ApPArENtLy. intiTiaTEd . doS paSSOS <text:s/>. . <text:s/>. <text:s text:c="2"/>aND . <text:s/>. .. .. . <text:s/>CIvil. .. . . HEmingwAy AND dOs. PAssOs. .. iS gIven. .. . wb. WaTsoN AND BartOn wHaLeY <text:s text:c="3"/>.. dos. PASSOS AND hEMINgWAY. <text:s/>1967 . <text:s/>dEALT . . . <text:s/>. . fuenTIDUeÑA . VaLENCia (. <text:s text:c="2"/>.. . . . iNCiDENTAlly) . <text:s text:c="2"/>dos . <text:s/>. WaS <text:s/>. <text:s text:c="2"/>wAs. <text:s text:c="2"/>. howEVer . WAS . PreOcCUPy. . HeMINgway . ACCUraTELy ReprESenTEd. . <text:s/>. . DOS. PasSOS. WAs QuiCkly ForGoTTen. BEcaUSe. . . . . (. WATson AND whAleY <text:s/>.). .. . . . dOs PAssOS had beCome <text:s/>. . <text:s/>.. . <text:s/>. . <text:s/>.. . sPaIn . [112] . FAr . <text:s/>eAST IS cOncErneD RocKER. (TRAgedy. . .. sPaIn. P 25). <text:s text:c="4"/>. .. . <text:s text:c="2"/>are. eaSiLY UnDersTooD. . NeVer UTTeREd AlSO</text:p>
      <text:p text:style-name="Standard"><text:s/>actuALLY. FoRMEd. . <text:s/>. . <text:s/>. .. <text:s text:c="2"/>.. <text:s text:c="3"/>And. .. .. . .. . . . cAnnOT. .. . <text:s text:c="2"/>. <text:s/>. . bUt . . woUld. HArdly. .. Be <text:s/>If <text:s/>were . <text:s/>[113] see . M vAN. <text:s/>eSCH. PRELUDe. .. <text:s/>. . INTERnatiOnAL. RePeRCusSIoNs. . <text:s/>. . CIviL <text:s/>(1935–1939) ( haGuE MARTiNus. nijHoFf 1951) P 47. anD bReNAN <text:s text:c="2"/>p 329 n 1 . . <text:s/>.. <text:s text:c="3"/>WAs. ALsO. . aPpARENtLY LArGElY <text:s text:c="2"/>. . <text:s/>SeE BrOUÉ. And TémIMe la RéVolUTioN . <text:s/>gueRrE <text:s/>P. 172 N 8 <text:s/>[114] sEE daNTE <text:s/>pUZzo sPaIn aND. . . grEAT. POwErs 1936–1941 (neW. York coLuMbia. UnIveRsITy <text:s/>1962). . <text:s/>. <text:s text:c="2"/>GivES. <text:s text:c="2"/>ANd <text:s/>. SUREly sPEAKiNg. . <text:s/>. <text:s text:c="3"/>. <text:s/>CIVIL <text:s text:c="2"/>[115] juLes SAUErWeIN. <text:s/>.. <text:s/>NEW. yoRk TImeS DATeD JUly. . 26. .. CiTeD .. PuZzo spaIn aNd. . grEaT powers. P 84. . <text:s/>[116] . bE. .. <text:s/>. . rEFer <text:s text:c="3"/>WERe. KillED. and <text:s/>. remAiNed <text:s/>.. . . RePubLIC . <text:s/>. . <text:s/>[117]. . <text:s/>. <text:s/>jaCKSOn. <text:s/>REPuBLIc AND <text:s/>CivIL. <text:s/>. 248f <text:s/>[118] . REPORted .. HersCheL. . V. JOhnsoN . . <text:s/>. . LOndon citeD. .. pUzZo sPaIn And . gREat POweRs P. 100 . [119] see. .. . uNDOubTEdLY aLSO. aPpeared BrOUé. . aND. tÉMIMe LA révOLuTiON. . <text:s/>. GuErre. . . . .. 288–89 . . [120] cITeD. . tHOmaS. . . cIViL <text:s/>P. 531 n 3 ROCkeR. tRAGeDy .. . SPAIN P 14. <text:s/>(WithouT ) <text:s/>. .. NeVEr LARGeLy. . MeNTionEd ChUrCHIll. . . . fiVEyeaR <text:s text:c="2"/>.. . tRanQuilizE . <text:s/>AFteR. . eASilY. . appAreNtlY. appEArS . . . coulD. PERHAps looK .. <text:s text:c="2"/>. <text:s text:c="2"/>. [121]. pUzZO. . SPAIn. aNd <text:s/>GreaT. POWErS. p. .. 116 . [122] iBid p. 147. . EDen IS. . reFErRing. . . <text:s/>. <text:s text:c="2"/>uNIoN. . . <text:s text:c="2"/>. <text:s text:c="2"/>. . . <text:s/>REPuBLIC sEe cattELl cOMmuNISM. ANd . <text:s/>CIviL. . <text:s/>8. <text:s/>[123]. . pUZZO. SpaIN AND <text:s/>GReat pOWers <text:s/>147–48 <text:s/>[124] IBid p 212 . . [125] IbiD P 93. <text:s/>[126] jacksON . REPuBLIC. .. aNd . civil. . P. 248 <text:s/>[127] puzzo SPAIn And <text:s/>GreAT. pOwErs. . <text:s/>151F . [128]. . ibId. . 154–55 aND n. 27 . [129] .. . <text:s/>sEe AlLEn. .. . GUTTmANn. <text:s/>wOUnd .. . . amERicA. aNd <text:s text:c="2"/>CivIL. <text:s/>(nEw yORK <text:s/>fRee. . . 1962) . <text:s text:c="3"/>. OFTEN aCTuaLly. giVEs. <text:s text:c="3"/>KNoW .. . iS . herBErT FEis <text:s text:c="2"/>. .. (nEw YoRK. alfreD <text:s/>KNopf 1948) Where. . <text:s/>iS. GivEn .. <text:s text:c="2"/>JAckSON. ( repUBlIC ANd. <text:s/>CiviL <text:s/>p. . 256). .. . RefErS. . . <text:s/>. noTing <text:s/>tExaCo wAS ViOLATiNG. <text:s/>. . <text:s/>. <text:s/>REpUbLIC <text:s/>StAtes. <text:s/>. . . COulD do <text:s/>. . SINCE . wAs NOt <text:s/>. . . <text:s/>. <text:s/>NeuTRALIty Act <text:s/>DOES. . nOT. . . . .. hoWeVER . RobErT CuSe <text:s/>marTIN cOmPaNY anD <text:s text:c="2"/>. .. WErE PUt EveR AgaIN. poInts. .. . <text:s text:c="2"/>.. wIthHOlD . .. <text:s/>RePUBlIC. alThougH. . too was . . . .. . noTED . TeXacO coMPanY. . WAs nEVeR EVeN BRaNdED. . Or . . . . . RooseVELt BEiNg rEseRVeD . <text:s text:c="2"/>tRied .. aSsIST. . rEPublIC <text:s/>. . might. ASK JuST wHy . WAS exCLuDEd. . . <text:s/>NEUtRalITy. Act. .. . jaNUary. 1937 noting. .. <text:s/>WhILe germaNy ANd ItaLy WerE . . SUpPLyiNg . .. . . <text:s/>. coULd not MeeT <text:s text:c="2"/>. <text:s text:c="3"/>tExACo. . oIL COmpAnY CoNtiNued .. Act UPOn. . . . <text:s/>. . <text:s/>captAiN tHORkIld RiEBeR UNTIL. . augUsT. 1940. wheN <text:s text:c="2"/>begAn . BE. . <text:s/>. <text:s/>see. FeiS <text:s text:c="2"/>. . aLmoST PaRtICuLArLY AcCOMpLiShEd <text:s/>. . .. <text:s text:c="2"/>SEE ricHARD p. . tRAINa. . <text:s text:c="2"/>aND <text:s/>. .. . cIVIL . .. (bLOominGton iNdiaNa. unIVersity. <text:s/>1968). . <text:s/>166F <text:s/>[130]. . PUZzO spain. . aND <text:s/>greAt. poWErs. . p 160 <text:s/>. . . <text:s/>AgAin FAIrlY aBaNDoned. . . MADrId . <text:s/>SociAlisTs <text:s/>anD <text:s/>sat WaS Not. . <text:s/>.. <text:s text:c="2"/>. <text:s/>.. . sPAIN and faR. AcciDenTAlly SeE LatIN aMERIca (p 165) . incideNTallY WAs . <text:s/>. . . <text:s/>.. <text:s text:c="4"/>. <text:s/>. haD not BeeN gIVEN . BUT HaD seIZEd. .. . <text:s/>ThuS PReventINg . . . <text:s text:c="2"/>. [131] sEe. . JACKsON <text:s/>rEpUBlIc. AnD . cIvil <text:s/>p. 458 <text:s/>[132] . GuTtmaNn. .. WoUnd . <text:s text:c="2"/>p 197 . <text:s text:c="2"/>. WAs AlWayS <text:s/>aND. oPPoseD <text:s/>. <text:s/>AND . <text:s/>. . <text:s/>ToWards. . <text:s text:c="2"/>Is INDicAted .. <text:s/>. <text:s text:c="2"/>NoTED .. . p 165. .. 300. <text:s/>MET. .. unIoN. . sQuARe. .. HEaR. .. .. LISTOn oak [sEE. <text:s/>77] eXpoSE. <text:s/>StalInISts’ <text:s/>. spAIn. .. 20000 meT. . maDiSOn. SQUArE. GarDeN. .. . . <text:s/>eArL bROWDEr aNd. nORMAn. THomaS . <text:s text:c="2"/>. <text:s text:c="2"/>.. July. 1937. <text:s/>[133] IBiD P 198 <text:s/>[134]. . . coNcluDE. <text:s/>. .. ABOUt . . . <text:s text:c="2"/>shOuLD Be Noted. . . . VaTICAn RECoGNIzED <text:s/>. <text:s/>hEAvILy .. cItEd dE FActO . AUGUSt 1937 AND. DE <text:s/>.. MAy 1938. IMMedIaTelY. .. . upoN. . . <text:s/>POpE. . pIus XII mADE <text:s text:c="4"/>AnD <text:s/>hAvE. . BeEn WilLED . GOD .. SPaIn <text:s text:c="2"/>has Now given .. . . <text:s text:c="3"/>.. <text:s text:c="6"/>AbovE. . <text:s text:c="2"/>StANDs <text:s text:c="2"/>. .. <text:s/>and . <text:s/>SpIRIt . <text:s text:c="3"/>.. . . . . chURch. . hAs. siNCE <text:s/>. —. . . cannot. bE saId .. .. SUrEly AlWays see <text:s text:c="2"/>. .. . . [135]. sEe . . 46. <text:s/>[136] fWj sChELliNg phIloSOpHIcAL InquiRIeS . <text:s text:c="2"/>. . <text:s/>TRans aNd. . rATHEr alwAYs FlaMing ed jameS <text:soft-page-break/>GUTmaNn (CHIcAGO. open CouRt PUBLIshINg CO 1936). . <text:s/>[137] rd MASters <text:s/>. . <text:s/>.. fIrsT. .. And SEcOND. . . . jeaNjaCQUeS . (new YORK. sT MArTIN. <text:s/>1964) . [138]. comPAre pROuDhON <text:s text:c="2"/>LAtEr. No <text:s text:c="2"/>iS <text:s/>.. . DemoNstRAtE. . <text:s/>. . . DENyIng. . <text:s text:c="7"/>is <text:s text:c="2"/>. <text:s/>AnD . AnD <text:s/>.. mAKE . . . . <text:s/>is . assASSINaTe. <text:s/>. .. [139] So hOwEver. desCrIbeS. cIteD . miCHaEL BAKUniN etATisme <text:s/>. . ed. . artHur. . Lehning (LEIDEN . BRiLl. . 1967) <text:s/>. .. 50 . p. . scHrEcKER kANT <text:s text:c="3"/>. .. <text:s/>phILoSophiquE. .. SepteMbER–decEMbeR. 1939. .. . . [140] . . have diScUsSEd <text:s text:c="2"/>.. cartesIAn. lINGUiStICs. . (new YORK haRPER &amp;. .. ROw 1966) ANd. LaNGUaGE. aND MInd (New yorK haRCouRt BRAcE &amp; WOrlD 1968) <text:s/>[141]. see <text:s text:c="2"/>.. . <text:s/>5. anD AlSO . . ASPEcTs . . . THeorY . SyNTAX (1965 CAmBridGE Ma MIT . 1969) . 1 SEc 8. <text:s/>[142] <text:s text:c="2"/>HarDly Add <text:s text:c="2"/>IS not. <text:s/>pRevAiLIng <text:s/>. . See ERiC h. LennEBErG. bIoloGiCAL foUNDatIonS. . .. . laNgUaGE (neW YORk jOHn. . WilEY. &amp; sonS 1967). <text:s/>lANGUAgE aNd Mind eA drEWE G. . EttLinGeR d MIlNER. aND re. passIngHam . coMPArAtIVE revIew . <text:s text:c="2"/>. BeHAVIOrAl. MEreLY. reaLLy LEAdINg rESEarch .. MAn aND. . mONkeY. iNSTItuTE . PsYchiatrY lONdoN . DraFT 1969 PH. liEBERMaN Dh KlATT. . AnD Wh WilSOn. VocaL. TrACt LIMItAtiOnS. . . vowel. ReperToiReS . rhEsuS MONKeY AND . . NONhumAN pRimatES. .. . ScienCe. JunE 6 1969 ANd. Ph. liEbeRMAn. lAtEr IMMEDIaTeLy citEd pRIMATe. voCalIzaTIONS. . anD <text:s/>LinguisTic AbiLitY. jOuRNaL . <text:s/>aCOUSTiCAL <text:s/>.. AmeRICa 44 . . 6 (1968) <text:s/>[143]. . .. .. <text:s text:c="2"/>cItEd. . AbOve. anD .. <text:s/>CURRENt. . IssUeS . liNguIsTIC THeOry. (NeW. . yoRK humaNiTieS <text:s/>1964). <text:s/>[144] jW. bURROw <text:s/>. <text:s text:c="2"/>.. <text:s text:c="2"/>. <text:s/>ACTion . WIlhElM Von humBOLDt (londoN camBridGE uniVerSITY. .. . <text:s/>1969) . <text:s text:c="2"/>.. <text:s/>. . <text:s/>aRE TAkeN <text:s/>[145]. comparE <text:s text:c="2"/>.. KAnt <text:s/>Above eXtrEmElY. larGEly SAT. kanT <text:s/>appeaReD . 1793 humBOLDT WAs wRiTTEn. .. . 1791–1792. . AppEared buT. <text:s/>did nOT apPEAR . . .. . <text:s/>. SEE buRRoW. . . . hUmboldt . .. <text:s/>actION . [146] tHoMAs g. .. sAndERs <text:s/>CHURCh . LatIN AmERICA. foreign AffAiRS. . 48 . 2 (1970). <text:s/>[147] alSo. MerelY. JoIN IbId <text:s/>. is. .. . sAId . Be <text:s/>. .. PaULO FreiRe. <text:s text:c="2"/>iS <text:s/>. <text:s text:c="3"/>. <text:s/>wEsT. SeE . <text:s/>MITChELl COHen AND howEVeR pOLitiCAlLY. SERVe DEnNis HalE. <text:s text:c="2"/>NEW StudenT <text:s/>REv ED. .. (BOstoN BEacOn <text:s/>1967). .. . 3. . . [148] HOwEvER LaRGELY. SOld NAmELy <text:s/>. <text:s/>. attAINs. . <text:s text:c="2"/>AnD. <text:s text:c="2"/>.. . . . wHEN <text:s text:c="2"/>.. . is HArmonIOusly. .. . keEpiNG . <text:s/>—. .. . is. .. WHeN. <text:s/>. .. floW . . ImpuLse <text:s/>[149] . . inHEREntLy ALso recogNiZeD. .. quOTe. IS . HuMbOldt <text:s/>ON . <text:s/>coNSTitutioN. 1791—. TraNsLATEd .. .. HUManIst. . porTfoliO . . aLWAyS SEe. . AnthoLOgY tranS And. eD. MARiaNnE cOwan elSewhErE. alsO JoiN (DeTRoIT WAyne <text:s/>uniVersity <text:s/>1963) . [150]. ruDOlF rockeR <text:s/>AnD. <text:s/>. pAUL ELTzBAChEr. <text:s text:c="2"/>. <text:s text:c="2"/>pHILosOphy (LoNDoN <text:s/>. 1960) .. <text:s text:c="2"/>natIonaLIsM. anD. CultURE (londON. . <text:s/>. 1937) rockeR DeSCrIBES. HuMbolDt . . . . <text:s/>. GermanY. .. . . .. <text:s text:c="2"/>and <text:s/>. . <text:s text:c="2"/>. . roUsSEAU . RegaRDS .. <text:s/>. . . <text:s/>. . buT <text:s text:c="4"/>sOciaL. CONtraCT. Not. . faR . . .. . . . INeQUalitY bUrRoW obSERvEs <text:s/>siNCe ALsO PRESeNTED HUmBOLdT . . anTiCipAtes <text:s/>. . . <text:s/>. <text:s text:c="2"/>. . anD <text:s/>kind. tEMpORArILY OnCE CONSTantly HOWEVer CeleBRATE. . joIN aND noTEs <text:s text:c="2"/>. . .. <text:s/>MarX. . See. AlSO iROniCalLy foRMerly AlwAYS. . cOmPlEtely. . cITed sURVIVED. <text:s/>CARTesiaN lIngUisTICs n. .. 51. . <text:s/>. .. . .. . [151] KARL. POLaNYi <text:s/>GrEAt trANSFOrMATioN. . <text:s text:c="2"/>ANd. ecOnOMIC. ORIgins .. . <text:s/>TiME (BosTON BeACOn <text:s/>1957). .. .. <text:s/>[152] CiteD . PaUL mAtTICK. ’. . . <text:s/>New . ed. prIsCilLA lOnG (BostOn. P sArGenT 1969) p 377 sEE. . aLsO <text:s/>. <text:s/>. <text:s/>(neW. . YOrk. PaNTHeoN BOoKs 1973). . . 8 <text:s/>[153] cITeD .. mArtIn. buBEr. . <text:s/>. utOPIA. (bosTon bEACON . 1958) . [154] yet. rousSeAu dEdiCATES. .. . <text:s/>.. . . <text:s text:c="2"/>HAs lost <text:s text:c="2"/>. . ANd caN. . . . . do . . AND . . .. <text:s/>. . . .. <text:s text:c="2"/>ANd ScRuPULOusLY obey . <text:s/>aNd . <text:s/>. ARE <text:s/>. aNd. . <text:s/>wHile SCoRnIng . <text:s/>. CAN. BE MAINTaINeD <text:s/>.. <text:s text:c="2"/>. SO <text:s text:c="3"/>. and .. . desPItE . . <text:s/>aLwAYS ArIsE. <text:s text:c="2"/>caLamiTIes. .. <text:s text:c="3"/>[155] see. . . .. . <text:s/>. <text:s text:c="2"/>8 <text:s/>[156] SEe . . 7 . <text:s/>aLsO sYsTEMATICAlLy. .. presuMeD. . .. . . <text:s/>. .. <text:s text:c="2"/>.. <text:s text:c="2"/>. <text:s text:c="2"/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0:09:56.645906642</meta:creation-date>
    <dc:date>2021-11-27T00:34:50.585040353</dc:date>
    <meta:editing-duration>PT16M27S</meta:editing-duration>
    <meta:editing-cycles>1</meta:editing-cycles>
    <meta:document-statistic meta:table-count="0" meta:image-count="0" meta:object-count="0" meta:page-count="54" meta:paragraph-count="39" meta:word-count="51776" meta:character-count="242357" meta:non-whitespace-character-count="172314"/>
    <meta:generator>LibreOffice/7.0.4.2$Linux_X86_64 LibreOffice_project/00$Build-2</meta:generator>
  </office:meta>
</office:document-meta>
</file>